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TimesNewRomanPSMT" svg:font-family="TimesNewRomanPSMT" style:font-family-generic="roman"/>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075in" fo:margin-left="0in" table:align="left"/>
    </style:style>
    <style:style style:name="Table1.A" style:family="table-column">
      <style:table-column-properties style:column-width="1.275in"/>
    </style:style>
    <style:style style:name="Table1.B" style:family="table-column">
      <style:table-column-properties style:column-width="1.2in"/>
    </style:style>
    <style:style style:name="Table1.A1" style:family="table-cell">
      <style:table-cell-properties style:vertical-align="top" fo:padding-left="0.075in" fo:padding-right="0.0694in" fo:padding-top="0.0694in" fo:padding-bottom="0in" fo:border="0.5pt solid #b0b0b0" fo:wrap-option="wrap"/>
    </style:style>
    <style:style style:name="Table1.D1" style:family="table-cell">
      <style:table-cell-properties style:vertical-align="middle" fo:padding-left="0.075in" fo:padding-right="0.0694in" fo:padding-top="0.0694in" fo:padding-bottom="0in" fo:border="0.5pt solid #b0b0b0" fo:wrap-option="wrap"/>
    </style:style>
    <style:style style:name="P1" style:family="paragraph" style:parent-style-name="Normal">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Normal">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P3" style:family="paragraph" style:parent-style-name="Normal">
      <style:paragraph-properties fo:margin-left="0in" fo:margin-right="0in" fo:line-height="200%" fo:text-indent="0.496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 style:family="paragraph" style:parent-style-name="Normal">
      <style:paragraph-properties fo:margin-left="0in" fo:margin-right="0in" fo:line-height="200%" fo:text-indent="0.5008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5" style:family="paragraph" style:parent-style-name="Normal">
      <style:paragraph-properties fo:margin-top="0.3335in" fo:margin-bottom="0.1665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6" style:family="paragraph" style:parent-style-name="Normal">
      <style:paragraph-properties fo:margin-top="0.3335in" fo:margin-bottom="0.028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7" style:family="paragraph" style:parent-style-name="Normal">
      <style:paragraph-properties fo:margin-left="0in" fo:margin-right="0in" fo:margin-top="0.3335in" fo:margin-bottom="0.1665in" loext:contextual-spacing="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8" style:family="paragraph" style:parent-style-name="Normal">
      <style:paragraph-properties fo:margin-left="0in" fo:margin-right="0in" fo:line-height="200%" fo:text-indent="0.5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9" style:family="paragraph" style:parent-style-name="Normal" style:master-page-name="Standard">
      <style:paragraph-properties fo:text-align="center" style:justify-single-word="false" style:page-number="auto"/>
      <style:text-properties style:font-name="TimesNewRomanPSMT" fo:font-size="12pt" style:font-name-asian="TimesNewRomanPSMT" style:font-size-asian="12pt" style:font-name-complex="TimesNewRomanPSMT" style:font-size-complex="12pt"/>
    </style:style>
    <style:style style:name="P10" style:family="paragraph" style:parent-style-name="Normal">
      <style:paragraph-properties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P11" style:family="paragraph" style:parent-style-name="Normal">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P12" style:family="paragraph" style:parent-style-name="Normal">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style="normal" style:text-underline-style="none" fo:font-weight="bold" style:font-size-asian="12pt" style:font-style-asian="normal" style:font-weight-asian="bold" style:font-size-complex="12pt"/>
    </style:style>
    <style:style style:name="P13" style:family="paragraph" style:parent-style-name="Normal">
      <style:text-properties officeooo:paragraph-rsid="000bcc39"/>
    </style:style>
    <style:style style:name="P14" style:family="paragraph" style:parent-style-name="Normal" style:master-page-name="Standard">
      <style:paragraph-properties fo:margin-top="0.8335in" fo:margin-bottom="0.5in" loext:contextual-spacing="false" fo:text-align="center" style:justify-single-word="false" style:page-number="1"/>
    </style:style>
    <style:style style:name="P15" style:family="paragraph" style:parent-style-name="Normal">
      <style:paragraph-properties fo:margin-left="0in" fo:margin-right="0in" fo:line-height="200%" fo:text-indent="0.5008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font-name="TimesNewRomanPSMT" fo:font-size="12pt" fo:font-style="normal" style:text-underline-style="none" fo:font-weight="normal" style:font-size-asian="12pt" style:font-style-asian="normal" style:font-weight-asian="normal" style:font-size-complex="12pt"/>
    </style:style>
    <style:style style:name="P16" style:family="paragraph" style:parent-style-name="Normal">
      <style:paragraph-properties fo:margin-left="0in" fo:margin-right="0in" fo:line-height="200%" fo:text-indent="0.5008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P17" style:family="paragraph" style:parent-style-name="Normal">
      <style:paragraph-properties fo:margin-left="0in" fo:margin-right="0in" fo:line-height="200%" fo:text-indent="0.496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P18" style:family="paragraph" style:parent-style-name="Normal">
      <style:paragraph-properties fo:margin-top="0.3335in" fo:margin-bottom="0.1665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4pt" fo:letter-spacing="normal" fo:font-style="normal" style:text-underline-style="none" fo:font-weight="bold" style:font-size-asian="14pt" style:font-style-asian="normal" style:font-weight-asian="bold" style:font-size-complex="12pt"/>
    </style:style>
    <style:style style:name="T1" style:family="text">
      <style:text-properties fo:color="#000000" style:font-name="TimesNewRomanPSMT" fo:font-size="12pt" fo:font-weight="bold" style:font-size-asian="12pt" style:font-weight-asian="bold" style:font-size-complex="12pt"/>
    </style:style>
    <style:style style:name="T2" style:family="text">
      <style:text-properties fo:color="#000000" style:font-name="TimesNewRomanPSMT" fo:font-size="12pt" fo:font-weight="normal" style:font-size-asian="12pt" style:font-weight-asian="normal" style:font-size-complex="12pt"/>
    </style:style>
    <style:style style:name="T3" style:family="text">
      <style:text-properties fo:color="#000000" style:font-name="TimesNewRomanPSMT" fo:font-size="12pt" fo:font-style="italic" fo:font-weight="normal" style:font-size-asian="12pt" style:font-style-asian="italic" style:font-weight-asian="normal" style:font-size-complex="12pt"/>
    </style:style>
    <style:style style:name="T4" style:family="text">
      <style:text-properties fo:color="#000000" style:font-name="TimesNewRomanPSMT" fo:font-size="12pt" fo:font-style="italic" style:text-underline-style="none" fo:font-weight="normal" style:font-size-asian="12pt" style:font-style-asian="italic" style:font-weight-asian="normal" style:font-size-complex="12pt"/>
    </style:style>
    <style:style style:name="T5" style:family="text">
      <style:text-properties fo:color="#000000" style:font-name="TimesNewRomanPSMT" fo:font-size="12pt" fo:font-style="normal" fo:font-weight="normal" style:font-size-asian="12pt" style:font-style-asian="normal" style:font-weight-asian="normal" style:font-size-complex="12pt"/>
    </style:style>
    <style:style style:name="T6" style:family="text">
      <style:text-properties fo:color="#000000" style:font-name="TimesNewRomanPSMT" fo:font-size="12pt" fo:font-style="normal" style:text-underline-style="none" fo:font-weight="normal" style:font-size-asian="12pt" style:font-style-asian="normal" style:font-weight-asian="normal" style:font-size-complex="12pt"/>
    </style:style>
    <style:style style:name="T7" style:family="text">
      <style:text-properties fo:color="#000000" style:font-name="TimesNewRomanPSMT" fo:font-size="12pt" fo:font-style="normal" style:text-underline-style="none" fo:font-weight="bold" style:font-size-asian="12pt" style:font-style-asian="normal" style:font-weight-asian="bold" style:font-size-complex="12pt"/>
    </style:style>
    <style:style style:name="T8" style:family="text">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T9" style:family="text">
      <style:text-properties fo:color="#000000" style:font-name="TimesNewRomanPSMT" fo:font-size="12pt" fo:letter-spacing="normal" fo:font-style="normal" style:text-underline-style="none" fo:font-weight="normal" officeooo:rsid="000bcc39" style:font-size-asian="12pt" style:font-style-asian="normal" style:font-weight-asian="normal" style:font-size-complex="12pt"/>
    </style:style>
    <style:style style:name="T10" style:family="text">
      <style:text-properties fo:color="#000000" style:font-name="TimesNewRomanPSMT" fo:font-size="12pt" fo:letter-spacing="normal" fo:font-style="normal" style:text-underline-style="none" fo:font-weight="bold" style:font-size-asian="12pt" style:font-style-asian="normal" style:font-weight-asian="bold" style:font-size-complex="12pt"/>
    </style:style>
    <style:style style:name="T11" style:family="text">
      <style:text-properties fo:color="#000000" style:font-name="TimesNewRomanPSMT" fo:font-size="12pt" fo:letter-spacing="normal" fo:font-style="italic" style:text-underline-style="none" fo:font-weight="normal" style:font-size-asian="12pt" style:font-style-asian="italic" style:font-weight-asian="normal" style:font-size-complex="12pt"/>
    </style:style>
    <style:style style:name="T12" style:family="text">
      <style:text-properties fo:color="#000000" style:font-name="TimesNewRomanPSMT" fo:font-size="14pt" fo:font-style="normal" style:text-underline-style="none" fo:font-weight="bold" style:font-size-asian="14pt" style:font-style-asian="normal" style:font-weight-asian="bold" style:font-size-complex="12pt"/>
    </style:style>
    <style:style style:name="T13" style:family="text">
      <style:text-properties fo:color="#000000" style:font-name="TimesNewRomanPSMT" fo:font-size="14pt" fo:letter-spacing="normal" fo:font-style="normal" style:text-underline-style="none" fo:font-weight="bold" style:font-size-asian="14pt" style:font-style-asian="normal" style:font-weight-asian="bold" style:font-size-complex="12pt"/>
    </style:style>
    <style:style style:name="T14" style:family="text">
      <style:text-properties fo:color="#000000" style:text-position="super 58%" style:font-name="TimesNewRomanPSMT" fo:font-size="12pt" fo:font-style="normal" fo:font-weight="normal" style:font-size-asian="12pt" style:font-style-asian="normal" style:font-weight-asian="normal" style:font-size-complex="12pt"/>
    </style:style>
    <style:style style:name="T15" style:family="text">
      <style:text-properties fo:color="#000000" style:text-position="super 58%" style:font-name="TimesNewRomanPSMT" fo:font-size="12pt" fo:font-style="normal" style:text-underline-style="none" fo:font-weight="normal" style:font-size-asian="12pt" style:font-style-asian="normal" style:font-weight-asian="normal" style:font-size-complex="12pt"/>
    </style:style>
    <style:style style:name="T16" style:family="text">
      <style:text-properties fo:color="#000000" style:text-position="super 58%" style:font-name="TimesNewRomanPSMT" fo:font-size="12pt" fo:letter-spacing="normal" fo:font-style="normal" style:text-underline-style="none" fo:font-weight="normal" style:font-size-asian="12pt" style:font-style-asian="normal" style:font-weight-asian="normal" style:font-size-complex="12pt"/>
    </style:style>
    <style:style style:name="T17" style:family="text">
      <style:text-properties style:font-name-asian="TimesNewRomanPSMT" style:font-name-complex="TimesNewRomanPSMT" style:font-size-complex="12pt"/>
    </style:style>
    <style:style style:name="T18" style:family="text">
      <style:text-properties style:font-name-asian="TimesNewRomanPSMT" style:font-style-asian="normal" style:font-weight-asian="normal" style:font-name-complex="TimesNewRomanPSMT" style:font-size-complex="12pt"/>
    </style:style>
    <style:style style:name="T19" style:family="text">
      <style:text-properties fo:font-style="normal" style:text-underline-style="none" fo:font-weight="normal" style:font-name-asian="TimesNewRomanPSMT" style:font-style-asian="normal" style:font-weight-asian="normal" style:font-name-complex="TimesNewRomanPSMT" style:font-size-complex="12pt"/>
    </style:style>
    <style:style style:name="T20" style:family="text">
      <style:text-properties fo:letter-spacing="normal" fo:font-style="normal" style:text-underline-style="none" fo:font-weight="normal" style:font-name-asian="TimesNewRomanPSMT" style:font-style-asian="normal" style:font-weight-asian="normal" style:font-name-complex="TimesNewRomanPSMT" style:font-size-complex="12pt"/>
    </style:style>
    <style:style style:name="T21" style:family="text">
      <style:text-properties fo:font-variant="normal" fo:text-transform="none" style:text-position="0% 100%" fo:font-style="normal" style:text-underline-style="none" fo:font-weight="normal"/>
    </style:style>
    <style:style style:name="T22" style:family="text">
      <style:text-properties fo:font-variant="normal" fo:text-transform="none" style:text-position="0% 100%" fo:font-style="normal" style:text-underline-style="none" fo:font-weight="normal" style:font-name-asian="TimesNewRomanPSMT" style:font-name-complex="TimesNewRomanPSMT" style:font-size-complex="12pt"/>
    </style:style>
    <style:style style:name="T23" style:family="text">
      <style:text-properties fo:font-variant="normal" fo:text-transform="none" style:text-position="0% 100%" fo:font-style="normal" style:text-underline-style="none" fo:font-weight="normal" style:font-name-asian="TimesNewRomanPSMT" style:font-style-asian="normal" style:font-weight-asian="normal" style:font-name-complex="TimesNewRomanPSMT" style:font-size-complex="12pt"/>
    </style:style>
    <style:style style:name="T24" style:family="text">
      <style:text-properties fo:font-variant="normal" fo:text-transform="none" style:text-position="0% 100%" style:text-underline-style="none" fo:font-weight="normal"/>
    </style:style>
    <style:style style:name="T25" style:family="text">
      <style:text-properties fo:font-variant="normal" fo:text-transform="none" style:text-position="0% 100%" style:text-underline-style="none" fo:font-weight="normal" style:font-name-asian="TimesNewRomanPSMT" style:font-style-asian="normal" style:font-weight-asian="normal" style:font-name-complex="TimesNewRomanPSMT" style:font-size-complex="12pt"/>
    </style:style>
    <style:style style:name="T26" style:family="text">
      <style:text-properties fo:font-variant="normal" fo:text-transform="none" style:text-position="0% 100%" style:text-underline-style="none" fo:font-weight="normal" style:font-name-asian="TimesNewRomanPSMT" style:font-name-complex="TimesNewRomanPSMT" style:font-size-complex="12pt"/>
    </style:style>
    <style:style style:name="T27" style:family="text">
      <style:text-properties fo:font-variant="normal" fo:text-transform="none" style:text-position="0% 100%" fo:font-style="italic" style:text-underline-style="none" fo:font-weight="normal" style:font-style-asian="italic"/>
    </style:style>
    <style:style style:name="T28" style:family="text">
      <style:text-properties fo:font-variant="normal" fo:text-transform="none" style:text-position="0% 100%" fo:letter-spacing="normal" style:text-underline-style="none" fo:font-weight="normal" style:font-name-asian="TimesNewRomanPSMT" style:font-style-asian="normal" style:font-weight-asian="normal" style:font-name-complex="TimesNewRomanPSMT" style:font-size-complex="12pt"/>
    </style:style>
    <style:style style:name="T29" style:family="text">
      <style:text-properties fo:font-variant="normal" fo:text-transform="none" style:text-position="0% 100%" fo:letter-spacing="normal" fo:font-style="normal" style:text-underline-style="none" fo:font-weight="normal" style:font-name-asian="TimesNewRomanPSMT" style:font-style-asian="normal" style:font-weight-asian="normal" style:font-name-complex="TimesNewRomanPSMT" style:font-size-complex="12pt"/>
    </style:style>
    <style:style style:name="T30" style:family="text">
      <style:text-properties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start text:name="Chapter_1_SS_Economy_Labor_His"/><text:span text:style-name="T1">Chapter</text:span><text:bookmark-end text:name="Chapter_1_SS_Economy_Labor_His"/><text:span text:style-name="T1"> 1: SS, Economy, Labor</text:span></text:p>
      <text:p text:style-name="P3"><text:span text:style-name="T2">In August 1944, Heinrich Himmler, Chief of the German Police and Reichsführer of the </text:span><text:span text:style-name="T3">Schutzstaffel</text:span><text:span text:style-name="T5"> (SS), wrote to Oswald Pohl, who was head of the SS-WVHA (SS Main Office for Economy and Administration) and in charge of organizing all concentration camps for the SS, about a recent discovery that “we as people of the twentieth Century can hardly fathom.”</text:span><text:span text:style-name="T14"><text:note text:id="ftn1" text:note-class="footnote"><text:note-citation>1</text:note-citation><text:note-body><text:p text:style-name="P13"><text:span text:style-name="T17"><text:s/></text:span><text:reference-mark-start text:name="ZOTERO_ITEM CSL_CITATION {&quot;citationID&quot;:&quot;VPpSLi0T&quot;,&quot;properties&quot;:{&quot;formattedCitation&quot;:&quot;{\\rtf Heinrich Himmler, \\uc0\\u8220{}38/111/44g Letter from Himmler to Pohl,\\uc0\\u8221{} August 31, 1944, T175, Roll 50, National Archives Microfilm Publication.}&quot;,&quot;plainCitation&quot;:&quot;Heinrich Himmler, “38/111/44g Letter from Himmler to Pohl,” August 31, 1944, T175, Roll 50, National Archives Microfilm Publication.&quot;},&quot;citationItems&quot;:[{&quot;id&quot;:1518,&quot;uris&quot;:[&quot;http://zotero.org/users/312/items/TQP34WJT&quot;],&quot;uri&quot;:[&quot;http://zotero.org/users/312/items/TQP34WJT&quot;],&quot;itemData&quot;:{&quot;id&quot;:1518,&quot;type&quot;:&quot;article&quot;,&quot;title&quot;:&quot;38/111/44g Letter from Himmler to Pohl&quot;,&quot;archive&quot;:&quot;National Archives Microfilm Publication&quot;,&quot;archive_location&quot;:&quot;T175, Roll 50&quot;,&quot;abstract&quot;:&quot;Die Kämpfe in u.um Warschau zeigen uns, daß unter dieser Stadt zum Teil, ohne daß wir es in den 5 Jahren gemerkt haben, ein System von Gängen und Katakomben besteht, wie wir es uns als Menschen des 20. Jahrhunderts kaum verstellen können.... Ich bin überzeugt, daß wir in vielen Städten, die von altersher Festung waren, derartige unterirdische Höhlen haben, die man m.E. ohne weiteres als Fabrikationsräume ausnützen könnte.&quot;,&quot;language&quot;:&quot;German&quot;,&quot;author&quot;:[{&quot;family&quot;:&quot;Himmler&quot;,&quot;given&quot;:&quot;Heinrich&quot;}],&quot;issued&quot;:{&quot;date-parts&quot;:[[&quot;1944&quot;,8,31]]}}}],&quot;schema&quot;:&quot;https://github.com/citation-style-language/schema/raw/master/csl-citation.json&quot;} RNDUR8daOtWmg"/><text:span text:style-name="T22">Heinrich Himmler, </text:span><text:span text:style-name="T21">“38/111/44g Letter from Himmler to Pohl,” August 31, 1944, T175, Roll 50, National Archives Microfilm Publication.</text:span><text:reference-mark-end text:name="ZOTERO_ITEM CSL_CITATION {&quot;citationID&quot;:&quot;VPpSLi0T&quot;,&quot;properties&quot;:{&quot;formattedCitation&quot;:&quot;{\\rtf Heinrich Himmler, \\uc0\\u8220{}38/111/44g Letter from Himmler to Pohl,\\uc0\\u8221{} August 31, 1944, T175, Roll 50, National Archives Microfilm Publication.}&quot;,&quot;plainCitation&quot;:&quot;Heinrich Himmler, “38/111/44g Letter from Himmler to Pohl,” August 31, 1944, T175, Roll 50, National Archives Microfilm Publication.&quot;},&quot;citationItems&quot;:[{&quot;id&quot;:1518,&quot;uris&quot;:[&quot;http://zotero.org/users/312/items/TQP34WJT&quot;],&quot;uri&quot;:[&quot;http://zotero.org/users/312/items/TQP34WJT&quot;],&quot;itemData&quot;:{&quot;id&quot;:1518,&quot;type&quot;:&quot;article&quot;,&quot;title&quot;:&quot;38/111/44g Letter from Himmler to Pohl&quot;,&quot;archive&quot;:&quot;National Archives Microfilm Publication&quot;,&quot;archive_location&quot;:&quot;T175, Roll 50&quot;,&quot;abstract&quot;:&quot;Die Kämpfe in u.um Warschau zeigen uns, daß unter dieser Stadt zum Teil, ohne daß wir es in den 5 Jahren gemerkt haben, ein System von Gängen und Katakomben besteht, wie wir es uns als Menschen des 20. Jahrhunderts kaum verstellen können.... Ich bin überzeugt, daß wir in vielen Städten, die von altersher Festung waren, derartige unterirdische Höhlen haben, die man m.E. ohne weiteres als Fabrikationsräume ausnützen könnte.&quot;,&quot;language&quot;:&quot;German&quot;,&quot;author&quot;:[{&quot;family&quot;:&quot;Himmler&quot;,&quot;given&quot;:&quot;Heinrich&quot;}],&quot;issued&quot;:{&quot;date-parts&quot;:[[&quot;1944&quot;,8,31]]}}}],&quot;schema&quot;:&quot;https://github.com/citation-style-language/schema/raw/master/csl-citation.json&quot;} RNDUR8daOtWmg"/></text:p></text:note-body></text:note></text:span><text:span text:style-name="T6"> Himmler’s letter referred to the discovery of a massive tunnel system underneath Nazi occupied Warsaw, Poland. Five years of war in and around Warsaw led to the discovery of a substantial tunnel system underneath part of the city. An excited Himmler noted that after speaking with the mayor of Vienna, he learned that this Austrian city also had extensive subterranean galleries, some consisting of two or three levels. “I am convinced,” wrote Himmler, “that we have many cities… with such caverns, which can be used, in my opinion, without any further changes as manufacturing facilities.”</text:span><text:span text:style-name="T15"><text:note text:id="ftn2" text:note-class="footnote"><text:note-citation>2</text:note-citation><text:note-body><text:p text:style-name="Normal"><text:span text:style-name="T17"><text:s/></text:span><text:reference-mark-start text:name="ZOTERO_ITEM CSL_CITATION {&quot;citationID&quot;:&quot;q4CEB5Li&quot;,&quot;properties&quot;:{&quot;formattedCitation&quot;:&quot;Ibid.&quot;,&quot;plainCitation&quot;:&quot;Ibid.&quot;},&quot;citationItems&quot;:[{&quot;id&quot;:1518,&quot;uris&quot;:[&quot;http://zotero.org/users/312/items/TQP34WJT&quot;],&quot;uri&quot;:[&quot;http://zotero.org/users/312/items/TQP34WJT&quot;],&quot;itemData&quot;:{&quot;id&quot;:1518,&quot;type&quot;:&quot;article&quot;,&quot;title&quot;:&quot;38/111/44g Letter from Himmler to Pohl&quot;,&quot;archive&quot;:&quot;National Archives Microfilm Publication&quot;,&quot;archive_location&quot;:&quot;T175, Roll 50&quot;,&quot;abstract&quot;:&quot;Die Kämpfe in u.um Warschau zeigen uns, daß unter dieser Stadt zum Teil, ohne daß wir es in den 5 Jahren gemerkt haben, ein System von Gängen und Katakomben besteht, wie wir es uns als Menschen des 20. Jahrhunderts kaum verstellen können.... Ich bin überzeugt, daß wir in vielen Städten, die von altersher Festung waren, derartige unterirdische Höhlen haben, die man m.E. ohne weiteres als Fabrikationsräume ausnützen könnte.&quot;,&quot;language&quot;:&quot;German&quot;,&quot;author&quot;:[{&quot;family&quot;:&quot;Himmler&quot;,&quot;given&quot;:&quot;Heinrich&quot;}],&quot;issued&quot;:{&quot;date-parts&quot;:[[&quot;1944&quot;,8,31]]}}}],&quot;schema&quot;:&quot;https://github.com/citation-style-language/schema/raw/master/csl-citation.json&quot;} RNDDNzQryfUqp"/><text:span text:style-name="T17">Ibid.</text:span><text:reference-mark-end text:name="ZOTERO_ITEM CSL_CITATION {&quot;citationID&quot;:&quot;q4CEB5Li&quot;,&quot;properties&quot;:{&quot;formattedCitation&quot;:&quot;Ibid.&quot;,&quot;plainCitation&quot;:&quot;Ibid.&quot;},&quot;citationItems&quot;:[{&quot;id&quot;:1518,&quot;uris&quot;:[&quot;http://zotero.org/users/312/items/TQP34WJT&quot;],&quot;uri&quot;:[&quot;http://zotero.org/users/312/items/TQP34WJT&quot;],&quot;itemData&quot;:{&quot;id&quot;:1518,&quot;type&quot;:&quot;article&quot;,&quot;title&quot;:&quot;38/111/44g Letter from Himmler to Pohl&quot;,&quot;archive&quot;:&quot;National Archives Microfilm Publication&quot;,&quot;archive_location&quot;:&quot;T175, Roll 50&quot;,&quot;abstract&quot;:&quot;Die Kämpfe in u.um Warschau zeigen uns, daß unter dieser Stadt zum Teil, ohne daß wir es in den 5 Jahren gemerkt haben, ein System von Gängen und Katakomben besteht, wie wir es uns als Menschen des 20. Jahrhunderts kaum verstellen können.... Ich bin überzeugt, daß wir in vielen Städten, die von altersher Festung waren, derartige unterirdische Höhlen haben, die man m.E. ohne weiteres als Fabrikationsräume ausnützen könnte.&quot;,&quot;language&quot;:&quot;German&quot;,&quot;author&quot;:[{&quot;family&quot;:&quot;Himmler&quot;,&quot;given&quot;:&quot;Heinrich&quot;}],&quot;issued&quot;:{&quot;date-parts&quot;:[[&quot;1944&quot;,8,31]]}}}],&quot;schema&quot;:&quot;https://github.com/citation-style-language/schema/raw/master/csl-citation.json&quot;} RNDDNzQryfUqp"/></text:p></text:note-body></text:note></text:span><text:span text:style-name="T6"> </text:span><text:bookmark-start text:name="Himmler_quote_on_underground_s"/><text:span text:style-name="T6">He</text:span><text:bookmark-end text:name="Himmler_quote_on_underground_s"/><text:span text:style-name="T6"> then instructed Pohl to investigate other cities including Prague, Wroclaw, Schweid, and Hohentwiel for similar subterranean spaces. Himmler’s excitement over these ready-made underground factory spaces was perhaps understandable considering the widespread destruction of vital factories throughout that </text:span><text:soft-page-break/><text:span text:style-name="T6">year caused by Allied bombing raids. Hundreds of building projects to shelter critical aircraft facilities in large existing tunnels, caves and mines throughout Germany were already underway in 1944, and the prospect of expanding the underground factories with minimal effort was enticing.</text:span></text:p>
      <text:p text:style-name="P15">The focus of building in Nazi Germany changed during the Third Reich from public works to monumental projects to armaments protection. During that same period the labor force changed from German citizens to a mix of German citizens, foreign laborers and forced and slave laborers. Throughout the Third Reich the purpose of concentration camps also evolved; from centers of punishment and reform to a system of camps with a mixture of purposes ranging from punishment to economic exploitation to systematic genocide, among others. The labor camps and projects at Porta Westfalica stand as examples of armaments production, slave labor, and three purposes of concentration camps: punishment, economic exploitation, and genocide.</text:p>
      <text:p text:style-name="P15">By the end of the war, the SS transformed some concentration camps, originally created as rehabilitation camps for political enemies, into systematic killing centers. Inmates who survived the camps found that their role fluctuated over time, between prisoner, laborer and other roles. The responsibility of the SS also changed throughout the Third Reich, from a specialized paramilitary group protecting NSDAP leaders to become one of the most powerful organizations in Germany. Nazi ideology required the SS to exterminate all Jews, and to rehabilitate the asocial and their political enemies. This group of people also made up the labor force the SS hoped to exploit for economic gain.</text:p>
      <text:p text:style-name="P4"><text:soft-page-break/><text:span text:style-name="T6">This chapter provides historical context for the use of slave labor at Porta Westfalica through a general summary of the changing purpose of concentration camps throughout World War II. One cannot separate the overall trajectory of the SS and their use of inmates for labor, but this chapter separates the evolution of the SS as an organization and the use of forced labor in order to provide space for arguing each unique contribution to the existence of concentration camps at Porta Westfalica. Highlighting the changing nature of the SS and the concentration camps sets the context for the establishment of the camps and underground projects at Porta Westfalica and the political and economic atmosphere in which they existed. This chapter also maps out the historiographical discussion surrounding the intent and influence of Nazi ideology on SS leaders and their use of concentration camp inmates as laborers. The history of the SS, biographies of its leaders, collaboration between the SS and businesses, and the SS role in concentration camps and labor have been adequately researched elsewhere.</text:span><text:span text:style-name="T15"><text:note text:id="ftn3" text:note-class="footnote"><text:note-citation>3</text:note-citation><text:note-body><text:p text:style-name="P13"><text:span text:style-name="T17"><text:s/></text:span><text:span text:style-name="T19">An incomplete sampling of such works include </text:span><text:reference-mark-start text:name="ZOTERO_ITEM CSL_CITATION {&quot;citationID&quot;:&quot;FhtA5oXq&quot;,&quot;properties&quot;:{&quot;formattedCitation&quot;:&quot;{\\rtf Martin Allen and Mazal Holocaust Collection, {\\i{}Himmler\\uc0\\u8217{}s Secret War: The Covert Peace Negotiations of Heinrich Himmler} (New York: Carrol &amp; Graf Publishers, 2006).}&quot;,&quot;plainCitation&quot;:&quot;Martin Allen and Mazal Holocaust Collection, Himmler’s Secret War: The Covert Peace Negotiations of Heinrich Himmler (New York: Carrol &amp; Graf Publishers, 2006).&quot;},&quot;citationItems&quot;:[{&quot;id&quot;:5134,&quot;uris&quot;:[&quot;http://zotero.org/users/312/items/WFSD2VDT&quot;],&quot;uri&quot;:[&quot;http://zotero.org/users/312/items/WFSD2VDT&quot;],&quot;itemData&quot;:{&quot;id&quot;:5134,&quot;type&quot;:&quot;book&quot;,&quot;title&quot;:&quot;Himmler's secret war: the covert peace negotiations of Heinrich Himmler&quot;,&quot;publisher&quot;:&quot;Carrol &amp; Graf Publishers&quot;,&quot;publisher-place&quot;:&quot;New York&quot;,&quot;source&quot;:&quot;Open WorldCat&quot;,&quot;event-place&quot;:&quot;New York&quot;,&quot;abstract&quot;:&quot;\&quot;Martin Allen has achieved pre-eminence as a researcher and writer specializing in the Second World War. In this, his third major book, Heinrich Himmler, Head of the SS, emerges as a man with a huge personal agenda. Having secured for himself an unassailable position by manipulating Hitler into wiping out the SS's left-wing rivals, the SA, in The night of the long knives, he continued to nurture political supremacy for himself while Hitler fought his military war. At the heart of the book is the turning point of the war when, following the German defeat at Stalingrad, Himmler recognized that Germany would lose. Through his trusted envoy, Walter Schellenberg, he devoted much energy to negotiating his intended post-war role as the man who would lead Germany. He believed his intermediary, the British Ambassador in Sweden, Victor Mallet, was in direct contact with Winston Churchill. In fact, he was the victim of a highly effective sting by the [Political Warfare Executive (PWE)]\&quot;--Jacket.&quot;,&quot;ISBN&quot;:&quot;978-0-7867-1708-8&quot;,&quot;note&quot;:&quot;OCLC: 62889290&quot;,&quot;shortTitle&quot;:&quot;Himmler's secret war&quot;,&quot;language&quot;:&quot;English&quot;,&quot;author&quot;:[{&quot;family&quot;:&quot;Allen&quot;,&quot;given&quot;:&quot;Martin&quot;},{&quot;literal&quot;:&quot;Mazal Holocaust Collection&quot;}],&quot;issued&quot;:{&quot;date-parts&quot;:[[&quot;2006&quot;]]}}}],&quot;schema&quot;:&quot;https://github.com/citation-style-language/schema/raw/master/csl-citation.json&quot;} RNDoDA8oiWopK"/><text:span text:style-name="T25">Martin Allen and Mazal Holocaust Collection, </text:span><text:span text:style-name="T27">Himmler’s Secret War: The Covert Peace Negotiations of Heinrich Himmler</text:span><text:span text:style-name="T24"> (New York: Carrol &amp; Graf Publishers, 2006).</text:span><text:reference-mark-end text:name="ZOTERO_ITEM CSL_CITATION {&quot;citationID&quot;:&quot;FhtA5oXq&quot;,&quot;properties&quot;:{&quot;formattedCitation&quot;:&quot;{\\rtf Martin Allen and Mazal Holocaust Collection, {\\i{}Himmler\\uc0\\u8217{}s Secret War: The Covert Peace Negotiations of Heinrich Himmler} (New York: Carrol &amp; Graf Publishers, 2006).}&quot;,&quot;plainCitation&quot;:&quot;Martin Allen and Mazal Holocaust Collection, Himmler’s Secret War: The Covert Peace Negotiations of Heinrich Himmler (New York: Carrol &amp; Graf Publishers, 2006).&quot;},&quot;citationItems&quot;:[{&quot;id&quot;:5134,&quot;uris&quot;:[&quot;http://zotero.org/users/312/items/WFSD2VDT&quot;],&quot;uri&quot;:[&quot;http://zotero.org/users/312/items/WFSD2VDT&quot;],&quot;itemData&quot;:{&quot;id&quot;:5134,&quot;type&quot;:&quot;book&quot;,&quot;title&quot;:&quot;Himmler's secret war: the covert peace negotiations of Heinrich Himmler&quot;,&quot;publisher&quot;:&quot;Carrol &amp; Graf Publishers&quot;,&quot;publisher-place&quot;:&quot;New York&quot;,&quot;source&quot;:&quot;Open WorldCat&quot;,&quot;event-place&quot;:&quot;New York&quot;,&quot;abstract&quot;:&quot;\&quot;Martin Allen has achieved pre-eminence as a researcher and writer specializing in the Second World War. In this, his third major book, Heinrich Himmler, Head of the SS, emerges as a man with a huge personal agenda. Having secured for himself an unassailable position by manipulating Hitler into wiping out the SS's left-wing rivals, the SA, in The night of the long knives, he continued to nurture political supremacy for himself while Hitler fought his military war. At the heart of the book is the turning point of the war when, following the German defeat at Stalingrad, Himmler recognized that Germany would lose. Through his trusted envoy, Walter Schellenberg, he devoted much energy to negotiating his intended post-war role as the man who would lead Germany. He believed his intermediary, the British Ambassador in Sweden, Victor Mallet, was in direct contact with Winston Churchill. In fact, he was the victim of a highly effective sting by the [Political Warfare Executive (PWE)]\&quot;--Jacket.&quot;,&quot;ISBN&quot;:&quot;978-0-7867-1708-8&quot;,&quot;note&quot;:&quot;OCLC: 62889290&quot;,&quot;shortTitle&quot;:&quot;Himmler's secret war&quot;,&quot;language&quot;:&quot;English&quot;,&quot;author&quot;:[{&quot;family&quot;:&quot;Allen&quot;,&quot;given&quot;:&quot;Martin&quot;},{&quot;literal&quot;:&quot;Mazal Holocaust Collection&quot;}],&quot;issued&quot;:{&quot;date-parts&quot;:[[&quot;2006&quot;]]}}}],&quot;schema&quot;:&quot;https://github.com/citation-style-language/schema/raw/master/csl-citation.json&quot;} RNDoDA8oiWopK"/><text:span text:style-name="T19">,@ </text:span><text:reference-mark-start text:name="ZOTERO_ITEM CSL_CITATION {&quot;citationID&quot;:&quot;T3j3FOqC&quot;,&quot;properties&quot;:{&quot;formattedCitation&quot;:&quot;{\\rtf Michael Thad Allen, \\uc0\\u8220{}The Banality of Evil Reconsidered: SS Mid-Level Managers of Extermination through Work,\\uc0\\u8221{} {\\i{}Central European History} 30, no. 2 (1997): 253\\uc0\\u8211{}294.}&quot;,&quot;plainCitation&quot;:&quot;Michael Thad Allen, “The Banality of Evil Reconsidered: SS Mid-Level Managers of Extermination through Work,” Central European History 30, no. 2 (1997): 253–294.&quot;},&quot;citationItems&quot;:[{&quot;id&quot;:294,&quot;uris&quot;:[&quot;http://zotero.org/users/312/items/4P6IRXST&quot;],&quot;uri&quot;:[&quot;http://zotero.org/users/312/items/4P6IRXST&quot;],&quot;itemData&quot;:{&quot;id&quot;:294,&quot;type&quot;:&quot;article-journal&quot;,&quot;title&quot;:&quot;The Banality of Evil Reconsidered: SS Mid-Level Managers of Extermination through Work&quot;,&quot;container-title&quot;:&quot;Central European History&quot;,&quot;page&quot;:&quot;253-294&quot;,&quot;volume&quot;:&quot;30&quot;,&quot;issue&quot;:&quot;2&quot;,&quot;source&quot;:&quot;JSTOR&quot;,&quot;ISSN&quot;:&quot;00089389&quot;,&quot;note&quot;:&quot;ArticleType: primary_article / Full publication date: 1997 / Copyright © 1997 Conference Group for Central European History of the American Historical Association&quot;,&quot;shortTitle&quot;:&quot;The Banality of Evil Reconsidered&quot;,&quot;author&quot;:[{&quot;family&quot;:&quot;Allen&quot;,&quot;given&quot;:&quot;Michael Thad&quot;}],&quot;issued&quot;:{&quot;date-parts&quot;:[[&quot;1997&quot;]]}}}],&quot;schema&quot;:&quot;https://github.com/citation-style-language/schema/raw/master/csl-citation.json&quot;} RNDFW6WwRGtaa"/><text:span text:style-name="T25">Michael Thad Allen, </text:span><text:span text:style-name="T24">“The Banality of Evil Reconsidered: SS Mid-Level Managers of Extermination through Work,” </text:span><text:span text:style-name="T27">Central European History</text:span><text:span text:style-name="T24"> 30, no. 2 (1997): 253–294.</text:span><text:reference-mark-end text:name="ZOTERO_ITEM CSL_CITATION {&quot;citationID&quot;:&quot;T3j3FOqC&quot;,&quot;properties&quot;:{&quot;formattedCitation&quot;:&quot;{\\rtf Michael Thad Allen, \\uc0\\u8220{}The Banality of Evil Reconsidered: SS Mid-Level Managers of Extermination through Work,\\uc0\\u8221{} {\\i{}Central European History} 30, no. 2 (1997): 253\\uc0\\u8211{}294.}&quot;,&quot;plainCitation&quot;:&quot;Michael Thad Allen, “The Banality of Evil Reconsidered: SS Mid-Level Managers of Extermination through Work,” Central European History 30, no. 2 (1997): 253–294.&quot;},&quot;citationItems&quot;:[{&quot;id&quot;:294,&quot;uris&quot;:[&quot;http://zotero.org/users/312/items/4P6IRXST&quot;],&quot;uri&quot;:[&quot;http://zotero.org/users/312/items/4P6IRXST&quot;],&quot;itemData&quot;:{&quot;id&quot;:294,&quot;type&quot;:&quot;article-journal&quot;,&quot;title&quot;:&quot;The Banality of Evil Reconsidered: SS Mid-Level Managers of Extermination through Work&quot;,&quot;container-title&quot;:&quot;Central European History&quot;,&quot;page&quot;:&quot;253-294&quot;,&quot;volume&quot;:&quot;30&quot;,&quot;issue&quot;:&quot;2&quot;,&quot;source&quot;:&quot;JSTOR&quot;,&quot;ISSN&quot;:&quot;00089389&quot;,&quot;note&quot;:&quot;ArticleType: primary_article / Full publication date: 1997 / Copyright © 1997 Conference Group for Central European History of the American Historical Association&quot;,&quot;shortTitle&quot;:&quot;The Banality of Evil Reconsidered&quot;,&quot;author&quot;:[{&quot;family&quot;:&quot;Allen&quot;,&quot;given&quot;:&quot;Michael Thad&quot;}],&quot;issued&quot;:{&quot;date-parts&quot;:[[&quot;1997&quot;]]}}}],&quot;schema&quot;:&quot;https://github.com/citation-style-language/schema/raw/master/csl-citation.json&quot;} RNDFW6WwRGtaa"/><text:span text:style-name="T19">,@ </text:span><text:reference-mark-start text:name="ZOTERO_ITEM CSL_CITATION {&quot;citationID&quot;:&quot;TjgSmgWy&quot;,&quot;properties&quot;:{&quot;formattedCitation&quot;:&quot;{\\rtf Michael Thad Allen, {\\i{}The Business of Genocide: The SS, Slave Labor, and the Concentration Camps} (Chapel Hill, N.C: University of North Carolina Press, 2002).}&quot;,&quot;plainCitation&quot;:&quot;Michael Thad Allen, The Business of Genocide: The SS, Slave Labor, and the Concentration Camps (Chapel Hill, N.C: University of North Carolina Press, 2002).&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schema&quot;:&quot;https://github.com/citation-style-language/schema/raw/master/csl-citation.json&quot;} RNDdCMZrk31sN"/><text:span text:style-name="T25">Michael Thad Allen, </text:span><text:span text:style-name="T27">The Business of Genocide: The SS, Slave Labor, and the Concentration Camps</text:span><text:span text:style-name="T24"> (Chapel Hill, N.C: University of North Carolina Press, 2002).</text:span><text:reference-mark-end text:name="ZOTERO_ITEM CSL_CITATION {&quot;citationID&quot;:&quot;TjgSmgWy&quot;,&quot;properties&quot;:{&quot;formattedCitation&quot;:&quot;{\\rtf Michael Thad Allen, {\\i{}The Business of Genocide: The SS, Slave Labor, and the Concentration Camps} (Chapel Hill, N.C: University of North Carolina Press, 2002).}&quot;,&quot;plainCitation&quot;:&quot;Michael Thad Allen, The Business of Genocide: The SS, Slave Labor, and the Concentration Camps (Chapel Hill, N.C: University of North Carolina Press, 2002).&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schema&quot;:&quot;https://github.com/citation-style-language/schema/raw/master/csl-citation.json&quot;} RNDdCMZrk31sN"/><text:span text:style-name="T19">,@ </text:span><text:reference-mark-start text:name="ZOTERO_ITEM CSL_CITATION {&quot;citationID&quot;:&quot;ldzcc8WE&quot;,&quot;properties&quot;:{&quot;formattedCitation&quot;:&quot;{\\rtf Richard Bessel and Mazal Holocaust Collection, {\\i{}Political Violence and the Rise of Nazism: The Storm Troopers in Eastern Germany, 1925-1934} (New Haven: Yale University Press, 1984).}&quot;,&quot;plainCitation&quot;:&quot;Richard Bessel and Mazal Holocaust Collection, Political Violence and the Rise of Nazism: The Storm Troopers in Eastern Germany, 1925-1934 (New Haven: Yale University Press, 1984).&quot;},&quot;citationItems&quot;:[{&quot;id&quot;:5351,&quot;uris&quot;:[&quot;http://zotero.org/users/312/items/HIIJN3QB&quot;],&quot;uri&quot;:[&quot;http://zotero.org/users/312/items/HIIJN3QB&quot;],&quot;itemData&quot;:{&quot;id&quot;:5351,&quot;type&quot;:&quot;book&quot;,&quot;title&quot;:&quot;Political violence and the rise of nazism: the storm troopers in eastern Germany, 1925-1934&quot;,&quot;publisher&quot;:&quot;Yale University Press&quot;,&quot;publisher-place&quot;:&quot;New Haven&quot;,&quot;source&quot;:&quot;Open WorldCat&quot;,&quot;event-place&quot;:&quot;New Haven&quot;,&quot;ISBN&quot;:&quot;978-0-300-03171-3&quot;,&quot;note&quot;:&quot;OCLC: 10207132&quot;,&quot;shortTitle&quot;:&quot;Political violence and the rise of nazism&quot;,&quot;language&quot;:&quot;English&quot;,&quot;author&quot;:[{&quot;family&quot;:&quot;Bessel&quot;,&quot;given&quot;:&quot;Richard&quot;},{&quot;literal&quot;:&quot;Mazal Holocaust Collection&quot;}],&quot;issued&quot;:{&quot;date-parts&quot;:[[&quot;1984&quot;]]}}}],&quot;schema&quot;:&quot;https://github.com/citation-style-language/schema/raw/master/csl-citation.json&quot;} RNDWlT9WHXxSu"/><text:span text:style-name="T25">Richard Bessel and Mazal Holocaust Collection, </text:span><text:span text:style-name="T27">Political Violence and the Rise of Nazism: The Storm Troopers in Eastern Germany, 1925-1934</text:span><text:span text:style-name="T24"> (New Haven: Yale University Press, 1984).</text:span><text:reference-mark-end text:name="ZOTERO_ITEM CSL_CITATION {&quot;citationID&quot;:&quot;ldzcc8WE&quot;,&quot;properties&quot;:{&quot;formattedCitation&quot;:&quot;{\\rtf Richard Bessel and Mazal Holocaust Collection, {\\i{}Political Violence and the Rise of Nazism: The Storm Troopers in Eastern Germany, 1925-1934} (New Haven: Yale University Press, 1984).}&quot;,&quot;plainCitation&quot;:&quot;Richard Bessel and Mazal Holocaust Collection, Political Violence and the Rise of Nazism: The Storm Troopers in Eastern Germany, 1925-1934 (New Haven: Yale University Press, 1984).&quot;},&quot;citationItems&quot;:[{&quot;id&quot;:5351,&quot;uris&quot;:[&quot;http://zotero.org/users/312/items/HIIJN3QB&quot;],&quot;uri&quot;:[&quot;http://zotero.org/users/312/items/HIIJN3QB&quot;],&quot;itemData&quot;:{&quot;id&quot;:5351,&quot;type&quot;:&quot;book&quot;,&quot;title&quot;:&quot;Political violence and the rise of nazism: the storm troopers in eastern Germany, 1925-1934&quot;,&quot;publisher&quot;:&quot;Yale University Press&quot;,&quot;publisher-place&quot;:&quot;New Haven&quot;,&quot;source&quot;:&quot;Open WorldCat&quot;,&quot;event-place&quot;:&quot;New Haven&quot;,&quot;ISBN&quot;:&quot;978-0-300-03171-3&quot;,&quot;note&quot;:&quot;OCLC: 10207132&quot;,&quot;shortTitle&quot;:&quot;Political violence and the rise of nazism&quot;,&quot;language&quot;:&quot;English&quot;,&quot;author&quot;:[{&quot;family&quot;:&quot;Bessel&quot;,&quot;given&quot;:&quot;Richard&quot;},{&quot;literal&quot;:&quot;Mazal Holocaust Collection&quot;}],&quot;issued&quot;:{&quot;date-parts&quot;:[[&quot;1984&quot;]]}}}],&quot;schema&quot;:&quot;https://github.com/citation-style-language/schema/raw/master/csl-citation.json&quot;} RNDWlT9WHXxSu"/><text:span text:style-name="T19">,@ </text:span><text:reference-mark-start text:name="ZOTERO_ITEM CSL_CITATION {&quot;citationID&quot;:&quot;Y9Flw4DG&quot;,&quot;properties&quot;:{&quot;formattedCitation&quot;:&quot;{\\rtf George Browder, {\\i{}Foundations of the Nazi Police State\\uc0\\u8239{}: The Formation of Sipo and SD} (Lexington  Ky.: University Press of Kentucky, 1990).}&quot;,&quot;plainCitation&quot;:&quot;George Browder, Foundations of the Nazi Police State : The Formation of Sipo and SD (Lexington  Ky.: University Press of Kentucky, 1990).&quot;},&quot;citationItems&quot;:[{&quot;id&quot;:1366,&quot;uris&quot;:[&quot;http://zotero.org/users/312/items/RH5TI2JT&quot;],&quot;uri&quot;:[&quot;http://zotero.org/users/312/items/RH5TI2JT&quot;],&quot;itemData&quot;:{&quot;id&quot;:1366,&quot;type&quot;:&quot;book&quot;,&quot;title&quot;:&quot;Foundations of the Nazi police state : the formation of Sipo and SD&quot;,&quot;publisher&quot;:&quot;University Press of Kentucky&quot;,&quot;publisher-place&quot;:&quot;Lexington  Ky.&quot;,&quot;source&quot;:&quot;Open WorldCat&quot;,&quot;event-place&quot;:&quot;Lexington  Ky.&quot;,&quot;ISBN&quot;:&quot;978-0-8131-1697-6&quot;,&quot;shortTitle&quot;:&quot;Foundations of the Nazi police state&quot;,&quot;author&quot;:[{&quot;family&quot;:&quot;Browder&quot;,&quot;given&quot;:&quot;George&quot;}],&quot;issued&quot;:{&quot;date-parts&quot;:[[&quot;1990&quot;]]}}}],&quot;schema&quot;:&quot;https://github.com/citation-style-language/schema/raw/master/csl-citation.json&quot;} RNDqikg9FkJK7"/><text:span text:style-name="T25">George Browder, </text:span><text:span text:style-name="T27">Foundations of the Nazi Police State : The Formation of Sipo and SD</text:span><text:span text:style-name="T24"> (Lexington <text:s/>Ky.: University Press of Kentucky, 1990).</text:span><text:reference-mark-end text:name="ZOTERO_ITEM CSL_CITATION {&quot;citationID&quot;:&quot;Y9Flw4DG&quot;,&quot;properties&quot;:{&quot;formattedCitation&quot;:&quot;{\\rtf George Browder, {\\i{}Foundations of the Nazi Police State\\uc0\\u8239{}: The Formation of Sipo and SD} (Lexington  Ky.: University Press of Kentucky, 1990).}&quot;,&quot;plainCitation&quot;:&quot;George Browder, Foundations of the Nazi Police State : The Formation of Sipo and SD (Lexington  Ky.: University Press of Kentucky, 1990).&quot;},&quot;citationItems&quot;:[{&quot;id&quot;:1366,&quot;uris&quot;:[&quot;http://zotero.org/users/312/items/RH5TI2JT&quot;],&quot;uri&quot;:[&quot;http://zotero.org/users/312/items/RH5TI2JT&quot;],&quot;itemData&quot;:{&quot;id&quot;:1366,&quot;type&quot;:&quot;book&quot;,&quot;title&quot;:&quot;Foundations of the Nazi police state : the formation of Sipo and SD&quot;,&quot;publisher&quot;:&quot;University Press of Kentucky&quot;,&quot;publisher-place&quot;:&quot;Lexington  Ky.&quot;,&quot;source&quot;:&quot;Open WorldCat&quot;,&quot;event-place&quot;:&quot;Lexington  Ky.&quot;,&quot;ISBN&quot;:&quot;978-0-8131-1697-6&quot;,&quot;shortTitle&quot;:&quot;Foundations of the Nazi police state&quot;,&quot;author&quot;:[{&quot;family&quot;:&quot;Browder&quot;,&quot;given&quot;:&quot;George&quot;}],&quot;issued&quot;:{&quot;date-parts&quot;:[[&quot;1990&quot;]]}}}],&quot;schema&quot;:&quot;https://github.com/citation-style-language/schema/raw/master/csl-citation.json&quot;} RNDqikg9FkJK7"/><text:span text:style-name="T19">,@ </text:span><text:reference-mark-start text:name="ZOTERO_ITEM CSL_CITATION {&quot;citationID&quot;:&quot;TlaWkDx8&quot;,&quot;properties&quot;:{&quot;formattedCitation&quot;:&quot;{\\rtf George C Browder and Mazal Holocaust Collection, {\\i{}Hitler\\uc0\\u8217{}s Enforcers: The Gestapo and the SS Security Service in the Nazi Revolution} (New York: Oxford University Press, 1996).}&quot;,&quot;plainCitation&quot;:&quot;George C Browder and Mazal Holocaust Collection, Hitler’s Enforcers: The Gestapo and the SS Security Service in the Nazi Revolution (New York: Oxford University Press, 1996).&quot;},&quot;citationItems&quot;:[{&quot;id&quot;:5340,&quot;uris&quot;:[&quot;http://zotero.org/users/312/items/NSIMXQ26&quot;],&quot;uri&quot;:[&quot;http://zotero.org/users/312/items/NSIMXQ26&quot;],&quot;itemData&quot;:{&quot;id&quot;:5340,&quot;type&quot;:&quot;book&quot;,&quot;title&quot;:&quot;Hitler's enforcers: the Gestapo and the SS security service in the Nazi revolution&quot;,&quot;publisher&quot;:&quot;Oxford University Press&quot;,&quot;publisher-place&quot;:&quot;New York&quot;,&quot;source&quot;:&quot;Open WorldCat&quot;,&quot;event-place&quot;:&quot;New York&quot;,&quot;abstract&quot;:&quot;In Hitler's Enforcers: The Gestapo and the SS Security Service in the Nazi Revolution, George C. Browder offers the first examination of the combination of police culture and SS social engineers out of which arose the Nazi police state. Beginning in the Weimar Republic, Browder's work carefully reconstructs the lives of the men, from the homicide detective to the diverse recruits of the SS Security Service who participated in the birth of the Nazi police state, and gives a vivid account of the origins of Nazi atrocities and the logic that legitimated them. Since they acquired responsibility for the Final Solution and other Nazi racial programs, including the elimination of all sources of \&quot;degeneracy,\&quot; these men contributed to the development of programs of mass murder which they then executed. As the keystone of police state terror, these organizations earned a reputation for all-seeing efficiency and sadistic inhumanity. Such reputations are tested against available evidence and the growing body of scholarship. Some do not survive the test, while others are redefined. These new insights into Gestapo, Kripo, and SD grew from research at 34 archives in Germany and the United States, including the personnel files of over 1,000 former members. This is also the first such study to benefit from the German documents captured by the Soviets and Poles and kept secret until recently. Hitler's Enforcers sheds new light on the early decisive steps that carried Germany to programs of ethnic cleansing and to total war. It will be invaluable to scholars and students of German history, along with anyone interested in the origins of Nazism.&quot;,&quot;ISBN&quot;:&quot;978-0-19-510479-0&quot;,&quot;note&quot;:&quot;OCLC: 32924466&quot;,&quot;shortTitle&quot;:&quot;Hitler's enforcers&quot;,&quot;language&quot;:&quot;English&quot;,&quot;author&quot;:[{&quot;family&quot;:&quot;Browder&quot;,&quot;given&quot;:&quot;George C&quot;},{&quot;literal&quot;:&quot;Mazal Holocaust Collection&quot;}],&quot;issued&quot;:{&quot;date-parts&quot;:[[&quot;1996&quot;]]}}}],&quot;schema&quot;:&quot;https://github.com/citation-style-language/schema/raw/master/csl-citation.json&quot;} RNDOOSH9JCxv2"/><text:span text:style-name="T25">George C Browder and Mazal Holocaust Collection, </text:span><text:span text:style-name="T27">Hitler’s Enforcers: The Gestapo and the SS Security Service in the Nazi Revolution</text:span><text:span text:style-name="T24"> (New York: Oxford University Press, 1996).</text:span><text:reference-mark-end text:name="ZOTERO_ITEM CSL_CITATION {&quot;citationID&quot;:&quot;TlaWkDx8&quot;,&quot;properties&quot;:{&quot;formattedCitation&quot;:&quot;{\\rtf George C Browder and Mazal Holocaust Collection, {\\i{}Hitler\\uc0\\u8217{}s Enforcers: The Gestapo and the SS Security Service in the Nazi Revolution} (New York: Oxford University Press, 1996).}&quot;,&quot;plainCitation&quot;:&quot;George C Browder and Mazal Holocaust Collection, Hitler’s Enforcers: The Gestapo and the SS Security Service in the Nazi Revolution (New York: Oxford University Press, 1996).&quot;},&quot;citationItems&quot;:[{&quot;id&quot;:5340,&quot;uris&quot;:[&quot;http://zotero.org/users/312/items/NSIMXQ26&quot;],&quot;uri&quot;:[&quot;http://zotero.org/users/312/items/NSIMXQ26&quot;],&quot;itemData&quot;:{&quot;id&quot;:5340,&quot;type&quot;:&quot;book&quot;,&quot;title&quot;:&quot;Hitler's enforcers: the Gestapo and the SS security service in the Nazi revolution&quot;,&quot;publisher&quot;:&quot;Oxford University Press&quot;,&quot;publisher-place&quot;:&quot;New York&quot;,&quot;source&quot;:&quot;Open WorldCat&quot;,&quot;event-place&quot;:&quot;New York&quot;,&quot;abstract&quot;:&quot;In Hitler's Enforcers: The Gestapo and the SS Security Service in the Nazi Revolution, George C. Browder offers the first examination of the combination of police culture and SS social engineers out of which arose the Nazi police state. Beginning in the Weimar Republic, Browder's work carefully reconstructs the lives of the men, from the homicide detective to the diverse recruits of the SS Security Service who participated in the birth of the Nazi police state, and gives a vivid account of the origins of Nazi atrocities and the logic that legitimated them. Since they acquired responsibility for the Final Solution and other Nazi racial programs, including the elimination of all sources of \&quot;degeneracy,\&quot; these men contributed to the development of programs of mass murder which they then executed. As the keystone of police state terror, these organizations earned a reputation for all-seeing efficiency and sadistic inhumanity. Such reputations are tested against available evidence and the growing body of scholarship. Some do not survive the test, while others are redefined. These new insights into Gestapo, Kripo, and SD grew from research at 34 archives in Germany and the United States, including the personnel files of over 1,000 former members. This is also the first such study to benefit from the German documents captured by the Soviets and Poles and kept secret until recently. Hitler's Enforcers sheds new light on the early decisive steps that carried Germany to programs of ethnic cleansing and to total war. It will be invaluable to scholars and students of German history, along with anyone interested in the origins of Nazism.&quot;,&quot;ISBN&quot;:&quot;978-0-19-510479-0&quot;,&quot;note&quot;:&quot;OCLC: 32924466&quot;,&quot;shortTitle&quot;:&quot;Hitler's enforcers&quot;,&quot;language&quot;:&quot;English&quot;,&quot;author&quot;:[{&quot;family&quot;:&quot;Browder&quot;,&quot;given&quot;:&quot;George C&quot;},{&quot;literal&quot;:&quot;Mazal Holocaust Collection&quot;}],&quot;issued&quot;:{&quot;date-parts&quot;:[[&quot;1996&quot;]]}}}],&quot;schema&quot;:&quot;https://github.com/citation-style-language/schema/raw/master/csl-citation.json&quot;} RNDOOSH9JCxv2"/><text:span text:style-name="T19">,@ </text:span><text:reference-mark-start text:name="ZOTERO_ITEM CSL_CITATION {&quot;citationID&quot;:&quot;YAqHlyxm&quot;,&quot;properties&quot;:{&quot;formattedCitation&quot;:&quot;{\\rtf Bruce Campbell and Mazal Holocaust Collection, {\\i{}The SA Generals and the Rise of Nazism} (Lexington, Ky.: University Press of Kentucky, 1998).}&quot;,&quot;plainCitation&quot;:&quot;Bruce Campbell and Mazal Holocaust Collection, The SA Generals and the Rise of Nazism (Lexington, Ky.: University Press of Kentucky, 1998).&quot;},&quot;citationItems&quot;:[{&quot;id&quot;:5350,&quot;uris&quot;:[&quot;http://zotero.org/users/312/items/H5KCQACW&quot;],&quot;uri&quot;:[&quot;http://zotero.org/users/312/items/H5KCQACW&quot;],&quot;itemData&quot;:{&quot;id&quot;:5350,&quot;type&quot;:&quot;book&quot;,&quot;title&quot;:&quot;The SA generals and the rise of Nazism&quot;,&quot;publisher&quot;:&quot;University Press of Kentucky&quot;,&quot;publisher-place&quot;:&quot;Lexington, Ky.&quot;,&quot;source&quot;:&quot;Open WorldCat&quot;,&quot;event-place&quot;:&quot;Lexington, Ky.&quot;,&quot;abstract&quot;:&quot;No part of the Nazi movement contributed more to Hitler's success than the Sturmabteilung (SA) - the notorious Brown Shirts. Bruce Campbell offers the first in-depth study in English of the men who held the three highest ranks in the SA. Organized on military lines and fired by radical nationalism, the Brown Shirts saw themselves as Germany's paramilitary saviors. By tracing the activities, both individual and collective, of these men's adult lives through 1945, Campbell shows where members acquired the experience necessary to build, lead, and administer the SA. These men were instrumental in creating the Nazi concept of \&quot;political soldiering,\&quot; combining military organization with political activism.&quot;,&quot;ISBN&quot;:&quot;978-0-8131-2047-8&quot;,&quot;note&quot;:&quot;OCLC: 38304332&quot;,&quot;language&quot;:&quot;English&quot;,&quot;author&quot;:[{&quot;family&quot;:&quot;Campbell&quot;,&quot;given&quot;:&quot;Bruce&quot;},{&quot;literal&quot;:&quot;Mazal Holocaust Collection&quot;}],&quot;issued&quot;:{&quot;date-parts&quot;:[[&quot;1998&quot;]]}}}],&quot;schema&quot;:&quot;https://github.com/citation-style-language/schema/raw/master/csl-citation.json&quot;} RND2vFQmyqjSP"/><text:span text:style-name="T25">Bruce Campbell and Mazal Holocaust Collection, </text:span><text:span text:style-name="T27">The SA Generals and the Rise of Nazism</text:span><text:span text:style-name="T24"> (Lexington, Ky.: University Press of Kentucky, 1998).</text:span><text:reference-mark-end text:name="ZOTERO_ITEM CSL_CITATION {&quot;citationID&quot;:&quot;YAqHlyxm&quot;,&quot;properties&quot;:{&quot;formattedCitation&quot;:&quot;{\\rtf Bruce Campbell and Mazal Holocaust Collection, {\\i{}The SA Generals and the Rise of Nazism} (Lexington, Ky.: University Press of Kentucky, 1998).}&quot;,&quot;plainCitation&quot;:&quot;Bruce Campbell and Mazal Holocaust Collection, The SA Generals and the Rise of Nazism (Lexington, Ky.: University Press of Kentucky, 1998).&quot;},&quot;citationItems&quot;:[{&quot;id&quot;:5350,&quot;uris&quot;:[&quot;http://zotero.org/users/312/items/H5KCQACW&quot;],&quot;uri&quot;:[&quot;http://zotero.org/users/312/items/H5KCQACW&quot;],&quot;itemData&quot;:{&quot;id&quot;:5350,&quot;type&quot;:&quot;book&quot;,&quot;title&quot;:&quot;The SA generals and the rise of Nazism&quot;,&quot;publisher&quot;:&quot;University Press of Kentucky&quot;,&quot;publisher-place&quot;:&quot;Lexington, Ky.&quot;,&quot;source&quot;:&quot;Open WorldCat&quot;,&quot;event-place&quot;:&quot;Lexington, Ky.&quot;,&quot;abstract&quot;:&quot;No part of the Nazi movement contributed more to Hitler's success than the Sturmabteilung (SA) - the notorious Brown Shirts. Bruce Campbell offers the first in-depth study in English of the men who held the three highest ranks in the SA. Organized on military lines and fired by radical nationalism, the Brown Shirts saw themselves as Germany's paramilitary saviors. By tracing the activities, both individual and collective, of these men's adult lives through 1945, Campbell shows where members acquired the experience necessary to build, lead, and administer the SA. These men were instrumental in creating the Nazi concept of \&quot;political soldiering,\&quot; combining military organization with political activism.&quot;,&quot;ISBN&quot;:&quot;978-0-8131-2047-8&quot;,&quot;note&quot;:&quot;OCLC: 38304332&quot;,&quot;language&quot;:&quot;English&quot;,&quot;author&quot;:[{&quot;family&quot;:&quot;Campbell&quot;,&quot;given&quot;:&quot;Bruce&quot;},{&quot;literal&quot;:&quot;Mazal Holocaust Collection&quot;}],&quot;issued&quot;:{&quot;date-parts&quot;:[[&quot;1998&quot;]]}}}],&quot;schema&quot;:&quot;https://github.com/citation-style-language/schema/raw/master/csl-citation.json&quot;} RND2vFQmyqjSP"/><text:span text:style-name="T19">,@ </text:span><text:reference-mark-start text:name="ZOTERO_ITEM CSL_CITATION {&quot;citationID&quot;:&quot;Yha5mRvX&quot;,&quot;properties&quot;:{&quot;formattedCitation&quot;:&quot;{\\rtf Robert Conroy, {\\i{}Himmler\\uc0\\u8217{}s War} (Riverdale, NY; New York: Baen Books\\uc0\\u8239{}; Distributed by Simon &amp; Schuster, 2011).}&quot;,&quot;plainCitation&quot;:&quot;Robert Conroy, Himmler’s War (Riverdale, NY; New York: Baen Books ; Distributed by Simon &amp; Schuster, 2011).&quot;},&quot;citationItems&quot;:[{&quot;id&quot;:5335,&quot;uris&quot;:[&quot;http://zotero.org/users/312/items/B67FNQIP&quot;],&quot;uri&quot;:[&quot;http://zotero.org/users/312/items/B67FNQIP&quot;],&quot;itemData&quot;:{&quot;id&quot;:5335,&quot;type&quot;:&quot;book&quot;,&quot;title&quot;:&quot;Himmler's war&quot;,&quot;publisher&quot;:&quot;Baen Books ; Distributed by Simon &amp; Schuster&quot;,&quot;publisher-place&quot;:&quot;Riverdale, NY; New York&quot;,&quot;source&quot;:&quot;Open WorldCat&quot;,&quot;event-place&quot;:&quot;Riverdale, NY; New York&quot;,&quot;abstract&quot;:&quot;\&quot;With the specter of a German super-weapon moving closer to completion and the German generals finally allowed to fight the kind of war at which they are masters, the Allies are pushed toward a course of accommodation o r even defeat. Will the soldiers of the Grand Alliance find the courage and conviction to fight on in the face of such daunting odds?\&quot;--Jacket flap.&quot;,&quot;ISBN&quot;:&quot;978-1-4516-3761-8&quot;,&quot;note&quot;:&quot;OCLC: 709673106&quot;,&quot;language&quot;:&quot;English&quot;,&quot;author&quot;:[{&quot;family&quot;:&quot;Conroy&quot;,&quot;given&quot;:&quot;Robert&quot;}],&quot;issued&quot;:{&quot;date-parts&quot;:[[&quot;2011&quot;]]}}}],&quot;schema&quot;:&quot;https://github.com/citation-style-language/schema/raw/master/csl-citation.json&quot;} RND5KtpXyUciP"/><text:span text:style-name="T25">Robert Conroy, </text:span><text:span text:style-name="T27">Himmler’s War</text:span><text:span text:style-name="T24"> (Riverdale, NY; New York: Baen Books ; Distributed by Simon &amp; Schuster, 2011).</text:span><text:reference-mark-end text:name="ZOTERO_ITEM CSL_CITATION {&quot;citationID&quot;:&quot;Yha5mRvX&quot;,&quot;properties&quot;:{&quot;formattedCitation&quot;:&quot;{\\rtf Robert Conroy, {\\i{}Himmler\\uc0\\u8217{}s War} (Riverdale, NY; New York: Baen Books\\uc0\\u8239{}; Distributed by Simon &amp; Schuster, 2011).}&quot;,&quot;plainCitation&quot;:&quot;Robert Conroy, Himmler’s War (Riverdale, NY; New York: Baen Books ; Distributed by Simon &amp; Schuster, 2011).&quot;},&quot;citationItems&quot;:[{&quot;id&quot;:5335,&quot;uris&quot;:[&quot;http://zotero.org/users/312/items/B67FNQIP&quot;],&quot;uri&quot;:[&quot;http://zotero.org/users/312/items/B67FNQIP&quot;],&quot;itemData&quot;:{&quot;id&quot;:5335,&quot;type&quot;:&quot;book&quot;,&quot;title&quot;:&quot;Himmler's war&quot;,&quot;publisher&quot;:&quot;Baen Books ; Distributed by Simon &amp; Schuster&quot;,&quot;publisher-place&quot;:&quot;Riverdale, NY; New York&quot;,&quot;source&quot;:&quot;Open WorldCat&quot;,&quot;event-place&quot;:&quot;Riverdale, NY; New York&quot;,&quot;abstract&quot;:&quot;\&quot;With the specter of a German super-weapon moving closer to completion and the German generals finally allowed to fight the kind of war at which they are masters, the Allies are pushed toward a course of accommodation o r even defeat. Will the soldiers of the Grand Alliance find the courage and conviction to fight on in the face of such daunting odds?\&quot;--Jacket flap.&quot;,&quot;ISBN&quot;:&quot;978-1-4516-3761-8&quot;,&quot;note&quot;:&quot;OCLC: 709673106&quot;,&quot;language&quot;:&quot;English&quot;,&quot;author&quot;:[{&quot;family&quot;:&quot;Conroy&quot;,&quot;given&quot;:&quot;Robert&quot;}],&quot;issued&quot;:{&quot;date-parts&quot;:[[&quot;2011&quot;]]}}}],&quot;schema&quot;:&quot;https://github.com/citation-style-language/schema/raw/master/csl-citation.json&quot;} RND5KtpXyUciP"/><text:span text:style-name="T19">,@ </text:span><text:reference-mark-start text:name="ZOTERO_ITEM CSL_CITATION {&quot;citationID&quot;:&quot;SzMm6sWe&quot;,&quot;properties&quot;:{&quot;formattedCitation&quot;:&quot;{\\rtf Conan Fischer, {\\i{}Stormtroopers A Social, Economic and Ideological Analysis 1929-35.} (London: Routledge, 2014), accessed June 24, 2016, http://public.eblib.com/choice/PublicFullRecord.aspx?p=1779198.}&quot;,&quot;plainCitation&quot;:&quot;Conan Fischer, Stormtroopers A Social, Economic and Ideological Analysis 1929-35. (London: Routledge, 2014), accessed June 24, 2016, http://public.eblib.com/choice/PublicFullRecord.aspx?p=1779198.&quot;},&quot;citationItems&quot;:[{&quot;id&quot;:5347,&quot;uris&quot;:[&quot;http://zotero.org/users/312/items/UKIDJHW3&quot;],&quot;uri&quot;:[&quot;http://zotero.org/users/312/items/UKIDJHW3&quot;],&quot;itemData&quot;:{&quot;id&quot;:5347,&quot;type&quot;:&quot;book&quot;,&quot;title&quot;:&quot;Stormtroopers A Social, Economic and Ideological Analysis 1929-35.&quot;,&quot;publisher&quot;:&quot;Routledge&quot;,&quot;publisher-place&quot;:&quot;London&quot;,&quot;source&quot;:&quot;Open WorldCat&quot;,&quot;event-place&quot;:&quot;London&quot;,&quot;abstract&quot;:&quot;This examination of Hitler's stormtroopers provides vital insights into the collapse of the Weimar Republic and the establishment of the Nazi state. Drawing on a wide range of archival sources and extensive biographical material left by the stormtroopers themselves, the author challenges the belief that Hitler's SA was predominantly lower-middle class. This revealing study of street politics during an era of economic and political dislocation and is an important contribution to the history of inter-war Germany which will appeal to the advanced undergraduate and postgraduate reader alike.&quot;,&quot;URL&quot;:&quot;http://public.eblib.com/choice/PublicFullRecord.aspx?p=1779198&quot;,&quot;ISBN&quot;:&quot;978-1-317-63844-5&quot;,&quot;note&quot;:&quot;OCLC: 890090439&quot;,&quot;language&quot;:&quot;English&quot;,&quot;author&quot;:[{&quot;family&quot;:&quot;Fischer&quot;,&quot;given&quot;:&quot;Conan&quot;}],&quot;issued&quot;:{&quot;date-parts&quot;:[[&quot;2014&quot;]]},&quot;accessed&quot;:{&quot;date-parts&quot;:[[&quot;2016&quot;,6,24]]}}}],&quot;schema&quot;:&quot;https://github.com/citation-style-language/schema/raw/master/csl-citation.json&quot;} RNDcEAQQc16Ri"/><text:span text:style-name="T25">Conan Fischer, </text:span><text:span text:style-name="T27">Stormtroopers A Social, Economic and Ideological Analysis 1929-35.</text:span><text:span text:style-name="T24"> (London: Routledge, 2014), accessed June 24, 2016, http://public.eblib.com/choice/PublicFullRecord.aspx?p=1779198.</text:span><text:reference-mark-end text:name="ZOTERO_ITEM CSL_CITATION {&quot;citationID&quot;:&quot;SzMm6sWe&quot;,&quot;properties&quot;:{&quot;formattedCitation&quot;:&quot;{\\rtf Conan Fischer, {\\i{}Stormtroopers A Social, Economic and Ideological Analysis 1929-35.} (London: Routledge, 2014), accessed June 24, 2016, http://public.eblib.com/choice/PublicFullRecord.aspx?p=1779198.}&quot;,&quot;plainCitation&quot;:&quot;Conan Fischer, Stormtroopers A Social, Economic and Ideological Analysis 1929-35. (London: Routledge, 2014), accessed June 24, 2016, http://public.eblib.com/choice/PublicFullRecord.aspx?p=1779198.&quot;},&quot;citationItems&quot;:[{&quot;id&quot;:5347,&quot;uris&quot;:[&quot;http://zotero.org/users/312/items/UKIDJHW3&quot;],&quot;uri&quot;:[&quot;http://zotero.org/users/312/items/UKIDJHW3&quot;],&quot;itemData&quot;:{&quot;id&quot;:5347,&quot;type&quot;:&quot;book&quot;,&quot;title&quot;:&quot;Stormtroopers A Social, Economic and Ideological Analysis 1929-35.&quot;,&quot;publisher&quot;:&quot;Routledge&quot;,&quot;publisher-place&quot;:&quot;London&quot;,&quot;source&quot;:&quot;Open WorldCat&quot;,&quot;event-place&quot;:&quot;London&quot;,&quot;abstract&quot;:&quot;This examination of Hitler's stormtroopers provides vital insights into the collapse of the Weimar Republic and the establishment of the Nazi state. Drawing on a wide range of archival sources and extensive biographical material left by the stormtroopers themselves, the author challenges the belief that Hitler's SA was predominantly lower-middle class. This revealing study of street politics during an era of economic and political dislocation and is an important contribution to the history of inter-war Germany which will appeal to the advanced undergraduate and postgraduate reader alike.&quot;,&quot;URL&quot;:&quot;http://public.eblib.com/choice/PublicFullRecord.aspx?p=1779198&quot;,&quot;ISBN&quot;:&quot;978-1-317-63844-5&quot;,&quot;note&quot;:&quot;OCLC: 890090439&quot;,&quot;language&quot;:&quot;English&quot;,&quot;author&quot;:[{&quot;family&quot;:&quot;Fischer&quot;,&quot;given&quot;:&quot;Conan&quot;}],&quot;issued&quot;:{&quot;date-parts&quot;:[[&quot;2014&quot;]]},&quot;accessed&quot;:{&quot;date-parts&quot;:[[&quot;2016&quot;,6,24]]}}}],&quot;schema&quot;:&quot;https://github.com/citation-style-language/schema/raw/master/csl-citation.json&quot;} RNDcEAQQc16Ri"/><text:span text:style-name="T19">,@ </text:span><text:reference-mark-start text:name="ZOTERO_ITEM CSL_CITATION {&quot;citationID&quot;:&quot;A9JXmLO4&quot;,&quot;properties&quot;:{&quot;formattedCitation&quot;:&quot;{\\rtf Max Gallo and Mazal Holocaust Collection, {\\i{}The Night of Long Knives}, 1972.}&quot;,&quot;plainCitation&quot;:&quot;Max Gallo and Mazal Holocaust Collection, The Night of Long Knives, 1972.&quot;},&quot;citationItems&quot;:[{&quot;id&quot;:5329,&quot;uris&quot;:[&quot;http://zotero.org/users/312/items/TBMDAJEG&quot;],&quot;uri&quot;:[&quot;http://zotero.org/users/312/items/TBMDAJEG&quot;],&quot;itemData&quot;:{&quot;id&quot;:5329,&quot;type&quot;:&quot;book&quot;,&quot;title&quot;:&quot;The night of long knives&quot;,&quot;source&quot;:&quot;Open WorldCat&quot;,&quot;abstract&quot;:&quot;Reconstructs the events surrounding Hitler's 1934 purge of the Storm Troopers.&quot;,&quot;ISBN&quot;:&quot;978-0-06-011397-1&quot;,&quot;note&quot;:&quot;OCLC: 392354&quot;,&quot;language&quot;:&quot;English&quot;,&quot;author&quot;:[{&quot;family&quot;:&quot;Gallo&quot;,&quot;given&quot;:&quot;Max&quot;},{&quot;literal&quot;:&quot;Mazal Holocaust Collection&quot;}],&quot;issued&quot;:{&quot;date-parts&quot;:[[&quot;1972&quot;]]}}}],&quot;schema&quot;:&quot;https://github.com/citation-style-language/schema/raw/master/csl-citation.json&quot;} RND6PnNHDGJeE"/><text:span text:style-name="T25">Max Gallo and Mazal Holocaust Collection, </text:span><text:span text:style-name="T27">The Night of Long Knives</text:span><text:span text:style-name="T24">, 1972.</text:span><text:reference-mark-end text:name="ZOTERO_ITEM CSL_CITATION {&quot;citationID&quot;:&quot;A9JXmLO4&quot;,&quot;properties&quot;:{&quot;formattedCitation&quot;:&quot;{\\rtf Max Gallo and Mazal Holocaust Collection, {\\i{}The Night of Long Knives}, 1972.}&quot;,&quot;plainCitation&quot;:&quot;Max Gallo and Mazal Holocaust Collection, The Night of Long Knives, 1972.&quot;},&quot;citationItems&quot;:[{&quot;id&quot;:5329,&quot;uris&quot;:[&quot;http://zotero.org/users/312/items/TBMDAJEG&quot;],&quot;uri&quot;:[&quot;http://zotero.org/users/312/items/TBMDAJEG&quot;],&quot;itemData&quot;:{&quot;id&quot;:5329,&quot;type&quot;:&quot;book&quot;,&quot;title&quot;:&quot;The night of long knives&quot;,&quot;source&quot;:&quot;Open WorldCat&quot;,&quot;abstract&quot;:&quot;Reconstructs the events surrounding Hitler's 1934 purge of the Storm Troopers.&quot;,&quot;ISBN&quot;:&quot;978-0-06-011397-1&quot;,&quot;note&quot;:&quot;OCLC: 392354&quot;,&quot;language&quot;:&quot;English&quot;,&quot;author&quot;:[{&quot;family&quot;:&quot;Gallo&quot;,&quot;given&quot;:&quot;Max&quot;},{&quot;literal&quot;:&quot;Mazal Holocaust Collection&quot;}],&quot;issued&quot;:{&quot;date-parts&quot;:[[&quot;1972&quot;]]}}}],&quot;schema&quot;:&quot;https://github.com/citation-style-language/schema/raw/master/csl-citation.json&quot;} RND6PnNHDGJeE"/><text:span text:style-name="T19">,@ </text:span><text:reference-mark-start text:name="ZOTERO_ITEM CSL_CITATION {&quot;citationID&quot;:&quot;nWEjeiQn&quot;,&quot;properties&quot;:{&quot;formattedCitation&quot;:&quot;{\\rtf Enno Georg, {\\i{}Die Wirtschaftlichen Unternehmungen Der SS} (Stuttgart: Deutsche Verlags-Anstalt, 1963).}&quot;,&quot;plainCitation&quot;:&quot;Enno Georg, Die Wirtschaftlichen Unternehmungen Der SS (Stuttgart: Deutsche Verlags-Anstalt, 1963).&quot;},&quot;citationItems&quot;:[{&quot;id&quot;:898,&quot;uris&quot;:[&quot;http://zotero.org/users/312/items/GD36X4AS&quot;],&quot;uri&quot;:[&quot;http://zotero.org/users/312/items/GD36X4AS&quot;],&quot;itemData&quot;:{&quot;id&quot;:898,&quot;type&quot;:&quot;book&quot;,&quot;title&quot;:&quot;Die Wirtschaftlichen Unternehmungen Der SS&quot;,&quot;publisher&quot;:&quot;Deutsche Verlags-Anstalt&quot;,&quot;publisher-place&quot;:&quot;Stuttgart&quot;,&quot;number-of-pages&quot;:&quot;154&quot;,&quot;source&quot;:&quot;catalog.wrlc.org Library Catalog&quot;,&quot;event-place&quot;:&quot;Stuttgart&quot;,&quot;call-number&quot;:&quot;D805.G3 G46 1963&quot;,&quot;author&quot;:[{&quot;family&quot;:&quot;Georg&quot;,&quot;given&quot;:&quot;Enno&quot;}],&quot;issued&quot;:{&quot;date-parts&quot;:[[&quot;1963&quot;]]}}}],&quot;schema&quot;:&quot;https://github.com/citation-style-language/schema/raw/master/csl-citation.json&quot;} RNDxzUp4c6Asg"/><text:span text:style-name="T25">Enno Georg, </text:span><text:span text:style-name="T27">Die Wirtschaftlichen Unternehmungen Der SS</text:span><text:span text:style-name="T24"> (Stuttgart: Deutsche Verlags-Anstalt, 1963).</text:span><text:reference-mark-end text:name="ZOTERO_ITEM CSL_CITATION {&quot;citationID&quot;:&quot;nWEjeiQn&quot;,&quot;properties&quot;:{&quot;formattedCitation&quot;:&quot;{\\rtf Enno Georg, {\\i{}Die Wirtschaftlichen Unternehmungen Der SS} (Stuttgart: Deutsche Verlags-Anstalt, 1963).}&quot;,&quot;plainCitation&quot;:&quot;Enno Georg, Die Wirtschaftlichen Unternehmungen Der SS (Stuttgart: Deutsche Verlags-Anstalt, 1963).&quot;},&quot;citationItems&quot;:[{&quot;id&quot;:898,&quot;uris&quot;:[&quot;http://zotero.org/users/312/items/GD36X4AS&quot;],&quot;uri&quot;:[&quot;http://zotero.org/users/312/items/GD36X4AS&quot;],&quot;itemData&quot;:{&quot;id&quot;:898,&quot;type&quot;:&quot;book&quot;,&quot;title&quot;:&quot;Die Wirtschaftlichen Unternehmungen Der SS&quot;,&quot;publisher&quot;:&quot;Deutsche Verlags-Anstalt&quot;,&quot;publisher-place&quot;:&quot;Stuttgart&quot;,&quot;number-of-pages&quot;:&quot;154&quot;,&quot;source&quot;:&quot;catalog.wrlc.org Library Catalog&quot;,&quot;event-place&quot;:&quot;Stuttgart&quot;,&quot;call-number&quot;:&quot;D805.G3 G46 1963&quot;,&quot;author&quot;:[{&quot;family&quot;:&quot;Georg&quot;,&quot;given&quot;:&quot;Enno&quot;}],&quot;issued&quot;:{&quot;date-parts&quot;:[[&quot;1963&quot;]]}}}],&quot;schema&quot;:&quot;https://github.com/citation-style-language/schema/raw/master/csl-citation.json&quot;} RNDxzUp4c6Asg"/><text:span text:style-name="T19">, </text:span><text:reference-mark-start text:name="ZOTERO_ITEM CSL_CITATION {&quot;citationID&quot;:&quot;TCjzQ3cW&quot;,&quot;properties&quot;:{&quot;formattedCitation&quot;:&quot;{\\rtf G Graber, {\\i{}History of the SS} (New York: D. McKay, 1978).}&quot;,&quot;plainCitation&quot;:&quot;G Graber, History of the SS (New York: D. McKay, 1978).&quot;},&quot;citationItems&quot;:[{&quot;id&quot;:542,&quot;uris&quot;:[&quot;http://zotero.org/users/312/items/9FTUIWPK&quot;],&quot;uri&quot;:[&quot;http://zotero.org/users/312/items/9FTUIWPK&quot;],&quot;itemData&quot;:{&quot;id&quot;:542,&quot;type&quot;:&quot;book&quot;,&quot;title&quot;:&quot;History of the SS&quot;,&quot;publisher&quot;:&quot;D. McKay&quot;,&quot;publisher-place&quot;:&quot;New York&quot;,&quot;source&quot;:&quot;Open WorldCat&quot;,&quot;event-place&quot;:&quot;New York&quot;,&quot;ISBN&quot;:&quot;978-0-679-50754-3&quot;,&quot;author&quot;:[{&quot;family&quot;:&quot;Graber&quot;,&quot;given&quot;:&quot;G&quot;}],&quot;issued&quot;:{&quot;date-parts&quot;:[[&quot;1978&quot;]]}}}],&quot;schema&quot;:&quot;https://github.com/citation-style-language/schema/raw/master/csl-citation.json&quot;} RNDhwngMIxabW"/><text:span text:style-name="T25">G Graber, </text:span><text:span text:style-name="T27">History of the SS</text:span><text:span text:style-name="T24"> (New York: D. McKay, 1978).</text:span><text:reference-mark-end text:name="ZOTERO_ITEM CSL_CITATION {&quot;citationID&quot;:&quot;TCjzQ3cW&quot;,&quot;properties&quot;:{&quot;formattedCitation&quot;:&quot;{\\rtf G Graber, {\\i{}History of the SS} (New York: D. McKay, 1978).}&quot;,&quot;plainCitation&quot;:&quot;G Graber, History of the SS (New York: D. McKay, 1978).&quot;},&quot;citationItems&quot;:[{&quot;id&quot;:542,&quot;uris&quot;:[&quot;http://zotero.org/users/312/items/9FTUIWPK&quot;],&quot;uri&quot;:[&quot;http://zotero.org/users/312/items/9FTUIWPK&quot;],&quot;itemData&quot;:{&quot;id&quot;:542,&quot;type&quot;:&quot;book&quot;,&quot;title&quot;:&quot;History of the SS&quot;,&quot;publisher&quot;:&quot;D. McKay&quot;,&quot;publisher-place&quot;:&quot;New York&quot;,&quot;source&quot;:&quot;Open WorldCat&quot;,&quot;event-place&quot;:&quot;New York&quot;,&quot;ISBN&quot;:&quot;978-0-679-50754-3&quot;,&quot;author&quot;:[{&quot;family&quot;:&quot;Graber&quot;,&quot;given&quot;:&quot;G&quot;}],&quot;issued&quot;:{&quot;date-parts&quot;:[[&quot;1978&quot;]]}}}],&quot;schema&quot;:&quot;https://github.com/citation-style-language/schema/raw/master/csl-citation.json&quot;} RNDhwngMIxabW"/><text:span text:style-name="T19">,@ </text:span><text:reference-mark-start text:name="ZOTERO_ITEM CSL_CITATION {&quot;citationID&quot;:&quot;8nuibMWE&quot;,&quot;properties&quot;:{&quot;formattedCitation&quot;:&quot;{\\rtf Heinrich Himmler et al., {\\i{}The Private Heinrich Himmler: Letters of a Mass Murderer}, 2016.}&quot;,&quot;plainCitation&quot;:&quot;Heinrich Himmler et al., The Private Heinrich Himmler: Letters of a Mass Murderer, 2016.&quot;},&quot;citationItems&quot;:[{&quot;id&quot;:5334,&quot;uris&quot;:[&quot;http://zotero.org/users/312/items/4QNZDHPD&quot;],&quot;uri&quot;:[&quot;http://zotero.org/users/312/items/4QNZDHPD&quot;],&quot;itemData&quot;:{&quot;id&quot;:5334,&quot;type&quot;:&quot;book&quot;,&quot;title&quot;:&quot;The private Heinrich Himmler: letters of a mass murderer&quot;,&quot;source&quot;:&quot;Open WorldCat&quot;,&quot;abstract&quot;:&quot;\&quot;The English translation of the letters of Heinrich Himmler and his wife, recently authenticated by the Bundesarchiv and serialized in Die Welt\&quot;-- \&quot;At the end of World War II, it was assumed that the letters of Heinrich Himmler were lost. Yet sixty years after Himmler's capture by British troops and subsequent suicide, the letters mysteriously turned up in Tel Aviv and, in early 2014, excerpts were published for the first time by the Israeli newspaper Yediot Aharonot providing a rare, if jarring, glimpse into the family life of one of Hitler's top lieutenants while he was busy organizing the mass extermination of the Jews. It was generally held that Himmler, once appointed head of the SS, blended seamlessly into the Nazi hierarchy. The image that emerges, however, is more subtle. Himmler is seen here as a man whose observations can often be characterized by their unpleasant banality; a man whose obsession with family life ran alongside a brutal detachment from all things human, a serial killer who oversaw the persecution and extermination of all Jews and other non-Aryans, and those opposed to the regime. His letters remove any doubt that he was the architect of the Final Solution, and a man who was much closer to Hitler than many historians previously thought. The letters in this edition were arranged by Katrin Himmler, the great-niece of Heinrich and Marga Himmler while Michael Wildt, a renowned expert on the Nazi regime, provides historical context to the letters and their author. The entire work was translated by Thomas S. Hansen and Abby J. Hansen\&quot;--&quot;,&quot;ISBN&quot;:&quot;978-1-250-06465-3&quot;,&quot;note&quot;:&quot;OCLC: 907965785&quot;,&quot;shortTitle&quot;:&quot;The private Heinrich Himmler&quot;,&quot;language&quot;:&quot;English&quot;,&quot;author&quot;:[{&quot;family&quot;:&quot;Himmler&quot;,&quot;given&quot;:&quot;Heinrich&quot;},{&quot;family&quot;:&quot;Himmler&quot;,&quot;given&quot;:&quot;Katrin&quot;},{&quot;family&quot;:&quot;Wildt&quot;,&quot;given&quot;:&quot;Michael&quot;},{&quot;family&quot;:&quot;Hansen&quot;,&quot;given&quot;:&quot;Thomas S&quot;},{&quot;family&quot;:&quot;Hansen&quot;,&quot;given&quot;:&quot;Abby J&quot;}],&quot;issued&quot;:{&quot;date-parts&quot;:[[&quot;2016&quot;]]}}}],&quot;schema&quot;:&quot;https://github.com/citation-style-language/schema/raw/master/csl-citation.json&quot;} RNDl1YwIHYXmY"/><text:span text:style-name="T25">Heinrich Himmler et al., </text:span><text:span text:style-name="T27">The Private Heinrich Himmler: Letters of a Mass Murderer</text:span><text:span text:style-name="T24">, 2016.</text:span><text:reference-mark-end text:name="ZOTERO_ITEM CSL_CITATION {&quot;citationID&quot;:&quot;8nuibMWE&quot;,&quot;properties&quot;:{&quot;formattedCitation&quot;:&quot;{\\rtf Heinrich Himmler et al., {\\i{}The Private Heinrich Himmler: Letters of a Mass Murderer}, 2016.}&quot;,&quot;plainCitation&quot;:&quot;Heinrich Himmler et al., The Private Heinrich Himmler: Letters of a Mass Murderer, 2016.&quot;},&quot;citationItems&quot;:[{&quot;id&quot;:5334,&quot;uris&quot;:[&quot;http://zotero.org/users/312/items/4QNZDHPD&quot;],&quot;uri&quot;:[&quot;http://zotero.org/users/312/items/4QNZDHPD&quot;],&quot;itemData&quot;:{&quot;id&quot;:5334,&quot;type&quot;:&quot;book&quot;,&quot;title&quot;:&quot;The private Heinrich Himmler: letters of a mass murderer&quot;,&quot;source&quot;:&quot;Open WorldCat&quot;,&quot;abstract&quot;:&quot;\&quot;The English translation of the letters of Heinrich Himmler and his wife, recently authenticated by the Bundesarchiv and serialized in Die Welt\&quot;-- \&quot;At the end of World War II, it was assumed that the letters of Heinrich Himmler were lost. Yet sixty years after Himmler's capture by British troops and subsequent suicide, the letters mysteriously turned up in Tel Aviv and, in early 2014, excerpts were published for the first time by the Israeli newspaper Yediot Aharonot providing a rare, if jarring, glimpse into the family life of one of Hitler's top lieutenants while he was busy organizing the mass extermination of the Jews. It was generally held that Himmler, once appointed head of the SS, blended seamlessly into the Nazi hierarchy. The image that emerges, however, is more subtle. Himmler is seen here as a man whose observations can often be characterized by their unpleasant banality; a man whose obsession with family life ran alongside a brutal detachment from all things human, a serial killer who oversaw the persecution and extermination of all Jews and other non-Aryans, and those opposed to the regime. His letters remove any doubt that he was the architect of the Final Solution, and a man who was much closer to Hitler than many historians previously thought. The letters in this edition were arranged by Katrin Himmler, the great-niece of Heinrich and Marga Himmler while Michael Wildt, a renowned expert on the Nazi regime, provides historical context to the letters and their author. The entire work was translated by Thomas S. Hansen and Abby J. Hansen\&quot;--&quot;,&quot;ISBN&quot;:&quot;978-1-250-06465-3&quot;,&quot;note&quot;:&quot;OCLC: 907965785&quot;,&quot;shortTitle&quot;:&quot;The private Heinrich Himmler&quot;,&quot;language&quot;:&quot;English&quot;,&quot;author&quot;:[{&quot;family&quot;:&quot;Himmler&quot;,&quot;given&quot;:&quot;Heinrich&quot;},{&quot;family&quot;:&quot;Himmler&quot;,&quot;given&quot;:&quot;Katrin&quot;},{&quot;family&quot;:&quot;Wildt&quot;,&quot;given&quot;:&quot;Michael&quot;},{&quot;family&quot;:&quot;Hansen&quot;,&quot;given&quot;:&quot;Thomas S&quot;},{&quot;family&quot;:&quot;Hansen&quot;,&quot;given&quot;:&quot;Abby J&quot;}],&quot;issued&quot;:{&quot;date-parts&quot;:[[&quot;2016&quot;]]}}}],&quot;schema&quot;:&quot;https://github.com/citation-style-language/schema/raw/master/csl-citation.json&quot;} RNDl1YwIHYXmY"/><text:span text:style-name="T19">,@ </text:span><text:reference-mark-start text:name="ZOTERO_ITEM CSL_CITATION {&quot;citationID&quot;:&quot;kyriQu45&quot;,&quot;properties&quot;:{&quot;formattedCitation&quot;:&quot;{\\rtf Katrin Himmler and Mike Mitchell, {\\i{}The Himmler Brothers: A German Family History} (London: Macmillan, 2007).}&quot;,&quot;plainCitation&quot;:&quot;Katrin Himmler and Mike Mitchell, The Himmler Brothers: A German Family History (London: Macmillan, 2007).&quot;},&quot;citationItems&quot;:[{&quot;id&quot;:5333,&quot;uris&quot;:[&quot;http://zotero.org/users/312/items/99G3G7BM&quot;],&quot;uri&quot;:[&quot;http://zotero.org/users/312/items/99G3G7BM&quot;],&quot;itemData&quot;:{&quot;id&quot;:5333,&quot;type&quot;:&quot;book&quot;,&quot;title&quot;:&quot;The Himmler Brothers: a German family history&quot;,&quot;publisher&quot;:&quot;Macmillan&quot;,&quot;publisher-place&quot;:&quot;London&quot;,&quot;source&quot;:&quot;Open WorldCat&quot;,&quot;event-place&quot;:&quot;London&quot;,&quot;ISBN&quot;:&quot;978-0-230-52907-6&quot;,&quot;note&quot;:&quot;OCLC: 123113560&quot;,&quot;shortTitle&quot;:&quot;The Himmler Brothers&quot;,&quot;language&quot;:&quot;English&quot;,&quot;author&quot;:[{&quot;family&quot;:&quot;Himmler&quot;,&quot;given&quot;:&quot;Katrin&quot;},{&quot;family&quot;:&quot;Mitchell&quot;,&quot;given&quot;:&quot;Mike&quot;}],&quot;issued&quot;:{&quot;date-parts&quot;:[[&quot;2007&quot;]]}}}],&quot;schema&quot;:&quot;https://github.com/citation-style-language/schema/raw/master/csl-citation.json&quot;} RNDvKUL8UFmEK"/><text:span text:style-name="T25">Katrin Himmler and Mike Mitchell, </text:span><text:span text:style-name="T27">The Himmler Brothers: A German Family History</text:span><text:span text:style-name="T24"> (London: Macmillan, 2007).</text:span><text:reference-mark-end text:name="ZOTERO_ITEM CSL_CITATION {&quot;citationID&quot;:&quot;kyriQu45&quot;,&quot;properties&quot;:{&quot;formattedCitation&quot;:&quot;{\\rtf Katrin Himmler and Mike Mitchell, {\\i{}The Himmler Brothers: A German Family History} (London: Macmillan, 2007).}&quot;,&quot;plainCitation&quot;:&quot;Katrin Himmler and Mike Mitchell, The Himmler Brothers: A German Family History (London: Macmillan, 2007).&quot;},&quot;citationItems&quot;:[{&quot;id&quot;:5333,&quot;uris&quot;:[&quot;http://zotero.org/users/312/items/99G3G7BM&quot;],&quot;uri&quot;:[&quot;http://zotero.org/users/312/items/99G3G7BM&quot;],&quot;itemData&quot;:{&quot;id&quot;:5333,&quot;type&quot;:&quot;book&quot;,&quot;title&quot;:&quot;The Himmler Brothers: a German family history&quot;,&quot;publisher&quot;:&quot;Macmillan&quot;,&quot;publisher-place&quot;:&quot;London&quot;,&quot;source&quot;:&quot;Open WorldCat&quot;,&quot;event-place&quot;:&quot;London&quot;,&quot;ISBN&quot;:&quot;978-0-230-52907-6&quot;,&quot;note&quot;:&quot;OCLC: 123113560&quot;,&quot;shortTitle&quot;:&quot;The Himmler Brothers&quot;,&quot;language&quot;:&quot;English&quot;,&quot;author&quot;:[{&quot;family&quot;:&quot;Himmler&quot;,&quot;given&quot;:&quot;Katrin&quot;},{&quot;family&quot;:&quot;Mitchell&quot;,&quot;given&quot;:&quot;Mike&quot;}],&quot;issued&quot;:{&quot;date-parts&quot;:[[&quot;2007&quot;]]}}}],&quot;schema&quot;:&quot;https://github.com/citation-style-language/schema/raw/master/csl-citation.json&quot;} RNDvKUL8UFmEK"/><text:span text:style-name="T19">,@ </text:span><text:reference-mark-start text:name="ZOTERO_ITEM CSL_CITATION {&quot;citationID&quot;:&quot;HnoKcvfk&quot;,&quot;properties&quot;:{&quot;formattedCitation&quot;:&quot;{\\rtf Heinz Ho\\uc0\\u776{}hne and Mazal Holocaust Collection, {\\i{}The Order of the Death\\uc0\\u8217{}s Head; the Story of Hitler\\uc0\\u8217{}s S.S.} (New York: Coward-McCann, 1970).}&quot;,&quot;plainCitation&quot;:&quot;Heinz Höhne and Mazal Holocaust Collection, The Order of the Death’s Head; the Story of Hitler’s S.S. (New York: Coward-McCann, 1970).&quot;},&quot;citationItems&quot;:[{&quot;id&quot;:5346,&quot;uris&quot;:[&quot;http://zotero.org/users/312/items/8RRMEJKC&quot;],&quot;uri&quot;:[&quot;http://zotero.org/users/312/items/8RRMEJKC&quot;],&quot;itemData&quot;:{&quot;id&quot;:5346,&quot;type&quot;:&quot;book&quot;,&quot;title&quot;:&quot;The Order of the Death's Head; the story of Hitler's S.S.&quot;,&quot;publisher&quot;:&quot;Coward-McCann&quot;,&quot;publisher-place&quot;:&quot;New York&quot;,&quot;source&quot;:&quot;Open WorldCat&quot;,&quot;event-place&quot;:&quot;New York&quot;,&quot;note&quot;:&quot;OCLC: 58436&quot;,&quot;language&quot;:&quot;English&quot;,&quot;author&quot;:[{&quot;family&quot;:&quot;Höhne&quot;,&quot;given&quot;:&quot;Heinz&quot;},{&quot;literal&quot;:&quot;Mazal Holocaust Collection&quot;}],&quot;issued&quot;:{&quot;date-parts&quot;:[[&quot;1970&quot;]]}}}],&quot;schema&quot;:&quot;https://github.com/citation-style-language/schema/raw/master/csl-citation.json&quot;} RNDsd8Wv2u8Oz"/><text:span text:style-name="T25">Heinz Ho</text:span><text:span text:style-name="T24">̈hne and Mazal Holocaust Collection, </text:span><text:span text:style-name="T27">The Order of the Death’s Head; the Story of Hitler’s S.S.</text:span><text:span text:style-name="T24"> (New York: Coward-McCann, 1970).</text:span><text:reference-mark-end text:name="ZOTERO_ITEM CSL_CITATION {&quot;citationID&quot;:&quot;HnoKcvfk&quot;,&quot;properties&quot;:{&quot;formattedCitation&quot;:&quot;{\\rtf Heinz Ho\\uc0\\u776{}hne and Mazal Holocaust Collection, {\\i{}The Order of the Death\\uc0\\u8217{}s Head; the Story of Hitler\\uc0\\u8217{}s S.S.} (New York: Coward-McCann, 1970).}&quot;,&quot;plainCitation&quot;:&quot;Heinz Höhne and Mazal Holocaust Collection, The Order of the Death’s Head; the Story of Hitler’s S.S. (New York: Coward-McCann, 1970).&quot;},&quot;citationItems&quot;:[{&quot;id&quot;:5346,&quot;uris&quot;:[&quot;http://zotero.org/users/312/items/8RRMEJKC&quot;],&quot;uri&quot;:[&quot;http://zotero.org/users/312/items/8RRMEJKC&quot;],&quot;itemData&quot;:{&quot;id&quot;:5346,&quot;type&quot;:&quot;book&quot;,&quot;title&quot;:&quot;The Order of the Death's Head; the story of Hitler's S.S.&quot;,&quot;publisher&quot;:&quot;Coward-McCann&quot;,&quot;publisher-place&quot;:&quot;New York&quot;,&quot;source&quot;:&quot;Open WorldCat&quot;,&quot;event-place&quot;:&quot;New York&quot;,&quot;note&quot;:&quot;OCLC: 58436&quot;,&quot;language&quot;:&quot;English&quot;,&quot;author&quot;:[{&quot;family&quot;:&quot;Höhne&quot;,&quot;given&quot;:&quot;Heinz&quot;},{&quot;literal&quot;:&quot;Mazal Holocaust Collection&quot;}],&quot;issued&quot;:{&quot;date-parts&quot;:[[&quot;1970&quot;]]}}}],&quot;schema&quot;:&quot;https://github.com/citation-style-language/schema/raw/master/csl-citation.json&quot;} RNDsd8Wv2u8Oz"/><text:span text:style-name="T19">,@ </text:span><text:reference-mark-start text:name="ZOTERO_ITEM CSL_CITATION {&quot;citationID&quot;:&quot;43mPP7Ly&quot;,&quot;properties&quot;:{&quot;formattedCitation&quot;:&quot;{\\rtf Germany) Institut f\\uc0\\u252{}r Zeitgeschichte (Munich and Helmut Krausnick, {\\i{}Anatomy of the SS State} (New York: Walker, 1968).}&quot;,&quot;plainCitation&quot;:&quot;Germany) Institut für Zeitgeschichte (Munich and Helmut Krausnick, Anatomy of the SS State (New York: Walker, 1968).&quot;},&quot;citationItems&quot;:[{&quot;id&quot;:5345,&quot;uris&quot;:[&quot;http://zotero.org/users/312/items/UQUI6VQG&quot;],&quot;uri&quot;:[&quot;http://zotero.org/users/312/items/UQUI6VQG&quot;],&quot;itemData&quot;:{&quot;id&quot;:5345,&quot;type&quot;:&quot;book&quot;,&quot;title&quot;:&quot;Anatomy of the SS state&quot;,&quot;publisher&quot;:&quot;Walker&quot;,&quot;publisher-place&quot;:&quot;New York&quot;,&quot;source&quot;:&quot;Open WorldCat&quot;,&quot;event-place&quot;:&quot;New York&quot;,&quot;note&quot;:&quot;OCLC: 1084&quot;,&quot;language&quot;:&quot;English&quot;,&quot;author&quot;:[{&quot;family&quot;:&quot;Institut für Zeitgeschichte (Munich&quot;,&quot;given&quot;:&quot;Germany)&quot;},{&quot;family&quot;:&quot;Krausnick&quot;,&quot;given&quot;:&quot;Helmut&quot;}],&quot;issued&quot;:{&quot;date-parts&quot;:[[&quot;1968&quot;]]}}}],&quot;schema&quot;:&quot;https://github.com/citation-style-language/schema/raw/master/csl-citation.json&quot;} RNDpkaCe48bbX"/><text:span text:style-name="T25">Germany) Institut f</text:span><text:span text:style-name="T24">ür Zeitgeschichte (Munich and Helmut Krausnick, </text:span><text:span text:style-name="T27">Anatomy of the SS State</text:span><text:span text:style-name="T24"> (New York: Walker, 1968).</text:span><text:reference-mark-end text:name="ZOTERO_ITEM CSL_CITATION {&quot;citationID&quot;:&quot;43mPP7Ly&quot;,&quot;properties&quot;:{&quot;formattedCitation&quot;:&quot;{\\rtf Germany) Institut f\\uc0\\u252{}r Zeitgeschichte (Munich and Helmut Krausnick, {\\i{}Anatomy of the SS State} (New York: Walker, 1968).}&quot;,&quot;plainCitation&quot;:&quot;Germany) Institut für Zeitgeschichte (Munich and Helmut Krausnick, Anatomy of the SS State (New York: Walker, 1968).&quot;},&quot;citationItems&quot;:[{&quot;id&quot;:5345,&quot;uris&quot;:[&quot;http://zotero.org/users/312/items/UQUI6VQG&quot;],&quot;uri&quot;:[&quot;http://zotero.org/users/312/items/UQUI6VQG&quot;],&quot;itemData&quot;:{&quot;id&quot;:5345,&quot;type&quot;:&quot;book&quot;,&quot;title&quot;:&quot;Anatomy of the SS state&quot;,&quot;publisher&quot;:&quot;Walker&quot;,&quot;publisher-place&quot;:&quot;New York&quot;,&quot;source&quot;:&quot;Open WorldCat&quot;,&quot;event-place&quot;:&quot;New York&quot;,&quot;note&quot;:&quot;OCLC: 1084&quot;,&quot;language&quot;:&quot;English&quot;,&quot;author&quot;:[{&quot;family&quot;:&quot;Institut für Zeitgeschichte (Munich&quot;,&quot;given&quot;:&quot;Germany)&quot;},{&quot;family&quot;:&quot;Krausnick&quot;,&quot;given&quot;:&quot;Helmut&quot;}],&quot;issued&quot;:{&quot;date-parts&quot;:[[&quot;1968&quot;]]}}}],&quot;schema&quot;:&quot;https://github.com/citation-style-language/schema/raw/master/csl-citation.json&quot;} RNDpkaCe48bbX"/><text:span text:style-name="T19">,@ </text:span><text:reference-mark-start text:name="ZOTERO_ITEM CSL_CITATION {&quot;citationID&quot;:&quot;Lv0BBTi8&quot;,&quot;properties&quot;:{&quot;formattedCitation&quot;:&quot;{\\rtf Paul Jaskot, {\\i{}The Architecture of Oppression: The SS, Forced Labor and the Nazi Monumental Building Economy} (London; New York: Routledge, 2000).}&quot;,&quot;plainCitation&quot;:&quot;Paul Jaskot, The Architecture of Oppression: The SS, Forced Labor and the Nazi Monumental Building Economy (London; New York: Routledge, 2000).&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schema&quot;:&quot;https://github.com/citation-style-language/schema/raw/master/csl-citation.json&quot;} RND0LAzZo8Yio"/><text:span text:style-name="T25">Paul Jaskot, </text:span><text:span text:style-name="T27">The Architecture of Oppression: The SS, Forced Labor and the Nazi Monumental Building Economy</text:span><text:span text:style-name="T24"> (London; New York: Routledge, 2000).</text:span><text:reference-mark-end text:name="ZOTERO_ITEM CSL_CITATION {&quot;citationID&quot;:&quot;Lv0BBTi8&quot;,&quot;properties&quot;:{&quot;formattedCitation&quot;:&quot;{\\rtf Paul Jaskot, {\\i{}The Architecture of Oppression: The SS, Forced Labor and the Nazi Monumental Building Economy} (London; New York: Routledge, 2000).}&quot;,&quot;plainCitation&quot;:&quot;Paul Jaskot, The Architecture of Oppression: The SS, Forced Labor and the Nazi Monumental Building Economy (London; New York: Routledge, 2000).&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schema&quot;:&quot;https://github.com/citation-style-language/schema/raw/master/csl-citation.json&quot;} RND0LAzZo8Yio"/><text:span text:style-name="T19">,@ </text:span><text:reference-mark-start text:name="ZOTERO_ITEM CSL_CITATION {&quot;citationID&quot;:&quot;NkcXcBuw&quot;,&quot;properties&quot;:{&quot;formattedCitation&quot;:&quot;{\\rtf Robert Koehl, {\\i{}The SS\\uc0\\u8239{}: A History, 1919-45} (Stroud: Tempus, 2000).}&quot;,&quot;plainCitation&quot;:&quot;Robert Koehl, The SS : A History, 1919-45 (Stroud: Tempus, 2000).&quot;},&quot;citationItems&quot;:[{&quot;id&quot;:1038,&quot;uris&quot;:[&quot;http://zotero.org/users/312/items/JEEFQCE7&quot;],&quot;uri&quot;:[&quot;http://zotero.org/users/312/items/JEEFQCE7&quot;],&quot;itemData&quot;:{&quot;id&quot;:1038,&quot;type&quot;:&quot;book&quot;,&quot;title&quot;:&quot;The SS : a history, 1919-45&quot;,&quot;publisher&quot;:&quot;Tempus&quot;,&quot;publisher-place&quot;:&quot;Stroud&quot;,&quot;source&quot;:&quot;Open WorldCat&quot;,&quot;event-place&quot;:&quot;Stroud&quot;,&quot;ISBN&quot;:&quot;978-0-7524-1782-0&quot;,&quot;shortTitle&quot;:&quot;The SS&quot;,&quot;author&quot;:[{&quot;family&quot;:&quot;Koehl&quot;,&quot;given&quot;:&quot;Robert&quot;}],&quot;issued&quot;:{&quot;date-parts&quot;:[[&quot;2000&quot;]]}}}],&quot;schema&quot;:&quot;https://github.com/citation-style-language/schema/raw/master/csl-citation.json&quot;} RNDUqiv6Ar3CO"/><text:span text:style-name="T25">Robert Koehl, </text:span><text:span text:style-name="T27">The SS : A History, 1919-45</text:span><text:span text:style-name="T24"> (Stroud: Tempus, 2000).</text:span><text:reference-mark-end text:name="ZOTERO_ITEM CSL_CITATION {&quot;citationID&quot;:&quot;NkcXcBuw&quot;,&quot;properties&quot;:{&quot;formattedCitation&quot;:&quot;{\\rtf Robert Koehl, {\\i{}The SS\\uc0\\u8239{}: A History, 1919-45} (Stroud: Tempus, 2000).}&quot;,&quot;plainCitation&quot;:&quot;Robert Koehl, The SS : A History, 1919-45 (Stroud: Tempus, 2000).&quot;},&quot;citationItems&quot;:[{&quot;id&quot;:1038,&quot;uris&quot;:[&quot;http://zotero.org/users/312/items/JEEFQCE7&quot;],&quot;uri&quot;:[&quot;http://zotero.org/users/312/items/JEEFQCE7&quot;],&quot;itemData&quot;:{&quot;id&quot;:1038,&quot;type&quot;:&quot;book&quot;,&quot;title&quot;:&quot;The SS : a history, 1919-45&quot;,&quot;publisher&quot;:&quot;Tempus&quot;,&quot;publisher-place&quot;:&quot;Stroud&quot;,&quot;source&quot;:&quot;Open WorldCat&quot;,&quot;event-place&quot;:&quot;Stroud&quot;,&quot;ISBN&quot;:&quot;978-0-7524-1782-0&quot;,&quot;shortTitle&quot;:&quot;The SS&quot;,&quot;author&quot;:[{&quot;family&quot;:&quot;Koehl&quot;,&quot;given&quot;:&quot;Robert&quot;}],&quot;issued&quot;:{&quot;date-parts&quot;:[[&quot;2000&quot;]]}}}],&quot;schema&quot;:&quot;https://github.com/citation-style-language/schema/raw/master/csl-citation.json&quot;} RNDUqiv6Ar3CO"/><text:span text:style-name="T19">,@ </text:span><text:reference-mark-start text:name="ZOTERO_ITEM CSL_CITATION {&quot;citationID&quot;:&quot;DkCUFgYf&quot;,&quot;properties&quot;:{&quot;formattedCitation&quot;:&quot;{\\rtf Robert Lewis Koehl, {\\i{}The Black Corps: The Structure and Power Struggles of the Nazi SS} (Madison, Wis: University of Wisconsin Press, 1983).}&quot;,&quot;plainCitation&quot;:&quot;Robert Lewis Koehl, The Black Corps: The Structure and Power Struggles of the Nazi SS (Madison, Wis: University of Wisconsin Press, 1983).&quot;},&quot;citationItems&quot;:[{&quot;id&quot;:841,&quot;uris&quot;:[&quot;http://zotero.org/users/312/items/F82WSRVT&quot;],&quot;uri&quot;:[&quot;http://zotero.org/users/312/items/F82WSRVT&quot;],&quot;itemData&quot;:{&quot;id&quot;:841,&quot;type&quot;:&quot;book&quot;,&quot;title&quot;:&quot;The Black Corps: The Structure and Power Struggles of the Nazi SS&quot;,&quot;publisher&quot;:&quot;University of Wisconsin Press&quot;,&quot;publisher-place&quot;:&quot;Madison, Wis&quot;,&quot;number-of-pages&quot;:&quot;437&quot;,&quot;source&quot;:&quot;magik.gmu.edu Library Catalog&quot;,&quot;event-place&quot;:&quot;Madison, Wis&quot;,&quot;ISBN&quot;:&quot;0-299-09190-2&quot;,&quot;call-number&quot;:&quot;DD253.6 .K63 1983&quot;,&quot;shortTitle&quot;:&quot;The Black Corps&quot;,&quot;author&quot;:[{&quot;family&quot;:&quot;Koehl&quot;,&quot;given&quot;:&quot;Robert Lewis&quot;}],&quot;issued&quot;:{&quot;date-parts&quot;:[[&quot;1983&quot;]]}}}],&quot;schema&quot;:&quot;https://github.com/citation-style-language/schema/raw/master/csl-citation.json&quot;} RNDw1Y28Oa8Hy"/><text:span text:style-name="T25">Robert Lewis Koehl, </text:span><text:span text:style-name="T27">The Black Corps: The Structure and Power Struggles of the Nazi SS</text:span><text:span text:style-name="T24"> (Madison, Wis: University of Wisconsin Press, 1983).</text:span><text:reference-mark-end text:name="ZOTERO_ITEM CSL_CITATION {&quot;citationID&quot;:&quot;DkCUFgYf&quot;,&quot;properties&quot;:{&quot;formattedCitation&quot;:&quot;{\\rtf Robert Lewis Koehl, {\\i{}The Black Corps: The Structure and Power Struggles of the Nazi SS} (Madison, Wis: University of Wisconsin Press, 1983).}&quot;,&quot;plainCitation&quot;:&quot;Robert Lewis Koehl, The Black Corps: The Structure and Power Struggles of the Nazi SS (Madison, Wis: University of Wisconsin Press, 1983).&quot;},&quot;citationItems&quot;:[{&quot;id&quot;:841,&quot;uris&quot;:[&quot;http://zotero.org/users/312/items/F82WSRVT&quot;],&quot;uri&quot;:[&quot;http://zotero.org/users/312/items/F82WSRVT&quot;],&quot;itemData&quot;:{&quot;id&quot;:841,&quot;type&quot;:&quot;book&quot;,&quot;title&quot;:&quot;The Black Corps: The Structure and Power Struggles of the Nazi SS&quot;,&quot;publisher&quot;:&quot;University of Wisconsin Press&quot;,&quot;publisher-place&quot;:&quot;Madison, Wis&quot;,&quot;number-of-pages&quot;:&quot;437&quot;,&quot;source&quot;:&quot;magik.gmu.edu Library Catalog&quot;,&quot;event-place&quot;:&quot;Madison, Wis&quot;,&quot;ISBN&quot;:&quot;0-299-09190-2&quot;,&quot;call-number&quot;:&quot;DD253.6 .K63 1983&quot;,&quot;shortTitle&quot;:&quot;The Black Corps&quot;,&quot;author&quot;:[{&quot;family&quot;:&quot;Koehl&quot;,&quot;given&quot;:&quot;Robert Lewis&quot;}],&quot;issued&quot;:{&quot;date-parts&quot;:[[&quot;1983&quot;]]}}}],&quot;schema&quot;:&quot;https://github.com/citation-style-language/schema/raw/master/csl-citation.json&quot;} RNDw1Y28Oa8Hy"/><text:span text:style-name="T19">,@ </text:span><text:reference-mark-start text:name="ZOTERO_ITEM CSL_CITATION {&quot;citationID&quot;:&quot;AyBlxJuP&quot;,&quot;properties&quot;:{&quot;formattedCitation&quot;:&quot;{\\rtf Helmut Langerbein, {\\i{}Hitler\\uc0\\u8217{}s Death Squads: The Logic of Mass Murder} (College Station: Texas A &amp; M University Press, 2004).}&quot;,&quot;plainCitation&quot;:&quot;Helmut Langerbein, Hitler’s Death Squads: The Logic of Mass Murder (College Station: Texas A &amp; M University Press, 2004).&quot;},&quot;citationItems&quot;:[{&quot;id&quot;:5343,&quot;uris&quot;:[&quot;http://zotero.org/users/312/items/MMA8FZZ6&quot;],&quot;uri&quot;:[&quot;http://zotero.org/users/312/items/MMA8FZZ6&quot;],&quot;itemData&quot;:{&quot;id&quot;:5343,&quot;type&quot;:&quot;book&quot;,&quot;title&quot;:&quot;Hitler's death squads: the logic of mass murder&quot;,&quot;publisher&quot;:&quot;Texas A &amp; M University Press&quot;,&quot;publisher-place&quot;:&quot;College Station&quot;,&quot;source&quot;:&quot;Open WorldCat&quot;,&quot;event-place&quot;:&quot;College Station&quot;,&quot;abstract&quot;:&quot;\&quot;In the preparations for the German invasion of the Soviet Union, special units known as the Einsatzgruppen were formed with the special charge of executing Jews, communists, and members of other targeted groups. Drawn from the SS, the SD, and the Gestapo, members of the Einsatzgruppen had the reputation of being the most cold-blooded of all Nazi killers.\&quot; \&quot;After the war, the German government investigated 1,770 former Einsatzgruppen members and brought 136 of these men to trial. Helmut Langerbein has systematically examined the trial evidence in search of characteristics shared by these mass murderers. Using a much broader data base than earlier studies, Langerbein identifies a number of factors that could explain their actions, illustrating each with a particular person or group of officers.\&quot; \&quot;Given the extent of its data, its detailed analysis and its careful conclusions, Hitler's Death Squads: The Logic of Mass Murder will push historians and psychologists toward a reappraisal of the Nazi killing machine, the behavior of the men behind the battle lines, and the overwhelming power of circumstances.\&quot;--Jacket.&quot;,&quot;ISBN&quot;:&quot;978-1-58544-285-0&quot;,&quot;note&quot;:&quot;OCLC: 52203434&quot;,&quot;shortTitle&quot;:&quot;Hitler's death squads&quot;,&quot;language&quot;:&quot;English&quot;,&quot;author&quot;:[{&quot;family&quot;:&quot;Langerbein&quot;,&quot;given&quot;:&quot;Helmut&quot;}],&quot;issued&quot;:{&quot;date-parts&quot;:[[&quot;2004&quot;]]}}}],&quot;schema&quot;:&quot;https://github.com/citation-style-language/schema/raw/master/csl-citation.json&quot;} RNDzSlX7HLLoW"/><text:span text:style-name="T25">Helmut Langerbein, </text:span><text:span text:style-name="T27">Hitler’s Death Squads: The Logic of Mass Murder</text:span><text:span text:style-name="T24"> (College Station: Texas A &amp; M University Press, 2004).</text:span><text:reference-mark-end text:name="ZOTERO_ITEM CSL_CITATION {&quot;citationID&quot;:&quot;AyBlxJuP&quot;,&quot;properties&quot;:{&quot;formattedCitation&quot;:&quot;{\\rtf Helmut Langerbein, {\\i{}Hitler\\uc0\\u8217{}s Death Squads: The Logic of Mass Murder} (College Station: Texas A &amp; M University Press, 2004).}&quot;,&quot;plainCitation&quot;:&quot;Helmut Langerbein, Hitler’s Death Squads: The Logic of Mass Murder (College Station: Texas A &amp; M University Press, 2004).&quot;},&quot;citationItems&quot;:[{&quot;id&quot;:5343,&quot;uris&quot;:[&quot;http://zotero.org/users/312/items/MMA8FZZ6&quot;],&quot;uri&quot;:[&quot;http://zotero.org/users/312/items/MMA8FZZ6&quot;],&quot;itemData&quot;:{&quot;id&quot;:5343,&quot;type&quot;:&quot;book&quot;,&quot;title&quot;:&quot;Hitler's death squads: the logic of mass murder&quot;,&quot;publisher&quot;:&quot;Texas A &amp; M University Press&quot;,&quot;publisher-place&quot;:&quot;College Station&quot;,&quot;source&quot;:&quot;Open WorldCat&quot;,&quot;event-place&quot;:&quot;College Station&quot;,&quot;abstract&quot;:&quot;\&quot;In the preparations for the German invasion of the Soviet Union, special units known as the Einsatzgruppen were formed with the special charge of executing Jews, communists, and members of other targeted groups. Drawn from the SS, the SD, and the Gestapo, members of the Einsatzgruppen had the reputation of being the most cold-blooded of all Nazi killers.\&quot; \&quot;After the war, the German government investigated 1,770 former Einsatzgruppen members and brought 136 of these men to trial. Helmut Langerbein has systematically examined the trial evidence in search of characteristics shared by these mass murderers. Using a much broader data base than earlier studies, Langerbein identifies a number of factors that could explain their actions, illustrating each with a particular person or group of officers.\&quot; \&quot;Given the extent of its data, its detailed analysis and its careful conclusions, Hitler's Death Squads: The Logic of Mass Murder will push historians and psychologists toward a reappraisal of the Nazi killing machine, the behavior of the men behind the battle lines, and the overwhelming power of circumstances.\&quot;--Jacket.&quot;,&quot;ISBN&quot;:&quot;978-1-58544-285-0&quot;,&quot;note&quot;:&quot;OCLC: 52203434&quot;,&quot;shortTitle&quot;:&quot;Hitler's death squads&quot;,&quot;language&quot;:&quot;English&quot;,&quot;author&quot;:[{&quot;family&quot;:&quot;Langerbein&quot;,&quot;given&quot;:&quot;Helmut&quot;}],&quot;issued&quot;:{&quot;date-parts&quot;:[[&quot;2004&quot;]]}}}],&quot;schema&quot;:&quot;https://github.com/citation-style-language/schema/raw/master/csl-citation.json&quot;} RNDzSlX7HLLoW"/><text:span text:style-name="T19">,@ </text:span><text:reference-mark-start text:name="ZOTERO_ITEM CSL_CITATION {&quot;citationID&quot;:&quot;GfVlRnLN&quot;,&quot;properties&quot;:{&quot;formattedCitation&quot;:&quot;{\\rtf Hans-Friedrich Lenz, {\\i{}\\uc0\\u8220{}Sagen Sie, Herr Pfarrer, wie kommen Sie zur SS?\\uc0\\u8221{}: Berichte eines Pfarrers der Bekennenden Kirche \\uc0\\u252{}ber seine Erlebnisse im Kirchenkampf und als SS-Oberscharf\\uc0\\u252{}hrer im Konzentrationslager Hersbruck} (Giessen: Brunnen Verlag, 1982).}&quot;,&quot;plainCitation&quot;:&quot;Hans-Friedrich Lenz, “Sagen Sie, Herr Pfarrer, wie kommen Sie zur SS?”: Berichte eines Pfarrers der Bekennenden Kirche über seine Erlebnisse im Kirchenkampf und als SS-Oberscharführer im Konzentrationslager Hersbruck (Giessen: Brunnen Verlag, 1982).&quot;},&quot;citationItems&quot;:[{&quot;id&quot;:491,&quot;uris&quot;:[&quot;http://zotero.org/users/312/items/8GJEDUCS&quot;],&quot;uri&quot;:[&quot;http://zotero.org/users/312/items/8GJEDUCS&quot;],&quot;itemData&quot;:{&quot;id&quot;:491,&quot;type&quot;:&quot;book&quot;,&quot;title&quot;:&quot;\&quot;Sagen Sie, Herr Pfarrer, wie kommen Sie zur SS?\&quot;: Berichte eines Pfarrers der Bekennenden Kirche über seine Erlebnisse im Kirchenkampf und als SS-Oberscharführer im Konzentrationslager Hersbruck&quot;,&quot;publisher&quot;:&quot;Brunnen Verlag&quot;,&quot;publisher-place&quot;:&quot;Giessen&quot;,&quot;source&quot;:&quot;Open WorldCat&quot;,&quot;event-place&quot;:&quot;Giessen&quot;,&quot;ISBN&quot;:&quot;3-7655-2276-7&quot;,&quot;shortTitle&quot;:&quot;\&quot;Sagen Sie, Herr Pfarrer, wie kommen Sie zur SS?&quot;,&quot;language&quot;:&quot;German&quot;,&quot;author&quot;:[{&quot;family&quot;:&quot;Lenz&quot;,&quot;given&quot;:&quot;Hans-Friedrich&quot;}],&quot;issued&quot;:{&quot;date-parts&quot;:[[&quot;1982&quot;]]}}}],&quot;schema&quot;:&quot;https://github.com/citation-style-language/schema/raw/master/csl-citation.json&quot;} RNDRQZllePUy9"/><text:span text:style-name="T25">Hans-Friedrich Lenz, </text:span><text:span text:style-name="T27">“Sagen Sie, Herr Pfarrer, wie kommen Sie zur SS?”: Berichte eines Pfarrers der Bekennenden Kirche über seine Erlebnisse im Kirchenkampf und als SS-Oberscharführer im Konzentrationslager Hersbruck</text:span><text:span text:style-name="T24"> (Giessen: Brunnen Verlag, 1982).</text:span><text:reference-mark-end text:name="ZOTERO_ITEM CSL_CITATION {&quot;citationID&quot;:&quot;GfVlRnLN&quot;,&quot;properties&quot;:{&quot;formattedCitation&quot;:&quot;{\\rtf Hans-Friedrich Lenz, {\\i{}\\uc0\\u8220{}Sagen Sie, Herr Pfarrer, wie kommen Sie zur SS?\\uc0\\u8221{}: Berichte eines Pfarrers der Bekennenden Kirche \\uc0\\u252{}ber seine Erlebnisse im Kirchenkampf und als SS-Oberscharf\\uc0\\u252{}hrer im Konzentrationslager Hersbruck} (Giessen: Brunnen Verlag, 1982).}&quot;,&quot;plainCitation&quot;:&quot;Hans-Friedrich Lenz, “Sagen Sie, Herr Pfarrer, wie kommen Sie zur SS?”: Berichte eines Pfarrers der Bekennenden Kirche über seine Erlebnisse im Kirchenkampf und als SS-Oberscharführer im Konzentrationslager Hersbruck (Giessen: Brunnen Verlag, 1982).&quot;},&quot;citationItems&quot;:[{&quot;id&quot;:491,&quot;uris&quot;:[&quot;http://zotero.org/users/312/items/8GJEDUCS&quot;],&quot;uri&quot;:[&quot;http://zotero.org/users/312/items/8GJEDUCS&quot;],&quot;itemData&quot;:{&quot;id&quot;:491,&quot;type&quot;:&quot;book&quot;,&quot;title&quot;:&quot;\&quot;Sagen Sie, Herr Pfarrer, wie kommen Sie zur SS?\&quot;: Berichte eines Pfarrers der Bekennenden Kirche über seine Erlebnisse im Kirchenkampf und als SS-Oberscharführer im Konzentrationslager Hersbruck&quot;,&quot;publisher&quot;:&quot;Brunnen Verlag&quot;,&quot;publisher-place&quot;:&quot;Giessen&quot;,&quot;source&quot;:&quot;Open WorldCat&quot;,&quot;event-place&quot;:&quot;Giessen&quot;,&quot;ISBN&quot;:&quot;3-7655-2276-7&quot;,&quot;shortTitle&quot;:&quot;\&quot;Sagen Sie, Herr Pfarrer, wie kommen Sie zur SS?&quot;,&quot;language&quot;:&quot;German&quot;,&quot;author&quot;:[{&quot;family&quot;:&quot;Lenz&quot;,&quot;given&quot;:&quot;Hans-Friedrich&quot;}],&quot;issued&quot;:{&quot;date-parts&quot;:[[&quot;1982&quot;]]}}}],&quot;schema&quot;:&quot;https://github.com/citation-style-language/schema/raw/master/csl-citation.json&quot;} RNDRQZllePUy9"/><text:span text:style-name="T19">,@ </text:span><text:reference-mark-start text:name="ZOTERO_ITEM CSL_CITATION {&quot;citationID&quot;:&quot;a7XV1fmL&quot;,&quot;properties&quot;:{&quot;formattedCitation&quot;:&quot;{\\rtf Peter Longerich, Jeremy Noakes, and Lesley Sharpe, {\\i{}Heinrich Himmler} (Oxford [England]; New York: Oxford University Press, 2012).}&quot;,&quot;plainCitation&quot;:&quot;Peter Longerich, Jeremy Noakes, and Lesley Sharpe, Heinrich Himmler (Oxford [England]; New York: Oxford University Press, 2012).&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family&quot;:&quot;Noakes&quot;,&quot;given&quot;:&quot;Jeremy&quot;},{&quot;family&quot;:&quot;Sharpe&quot;,&quot;given&quot;:&quot;Lesley&quot;}],&quot;issued&quot;:{&quot;date-parts&quot;:[[&quot;2012&quot;]]}}}],&quot;schema&quot;:&quot;https://github.com/citation-style-language/schema/raw/master/csl-citation.json&quot;} RNDzIFe9JhkZo"/><text:span text:style-name="T25">Peter Longerich, Jeremy Noakes, and Lesley Sharpe, </text:span><text:span text:style-name="T27">Heinrich Himmler</text:span><text:span text:style-name="T24"> (Oxford [England]; New York: Oxford University Press, 2012).</text:span><text:reference-mark-end text:name="ZOTERO_ITEM CSL_CITATION {&quot;citationID&quot;:&quot;a7XV1fmL&quot;,&quot;properties&quot;:{&quot;formattedCitation&quot;:&quot;{\\rtf Peter Longerich, Jeremy Noakes, and Lesley Sharpe, {\\i{}Heinrich Himmler} (Oxford [England]; New York: Oxford University Press, 2012).}&quot;,&quot;plainCitation&quot;:&quot;Peter Longerich, Jeremy Noakes, and Lesley Sharpe, Heinrich Himmler (Oxford [England]; New York: Oxford University Press, 2012).&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family&quot;:&quot;Noakes&quot;,&quot;given&quot;:&quot;Jeremy&quot;},{&quot;family&quot;:&quot;Sharpe&quot;,&quot;given&quot;:&quot;Lesley&quot;}],&quot;issued&quot;:{&quot;date-parts&quot;:[[&quot;2012&quot;]]}}}],&quot;schema&quot;:&quot;https://github.com/citation-style-language/schema/raw/master/csl-citation.json&quot;} RNDzIFe9JhkZo"/><text:span text:style-name="T19">,@ </text:span><text:reference-mark-start text:name="ZOTERO_ITEM CSL_CITATION {&quot;citationID&quot;:&quot;Eaa1HY0P&quot;,&quot;properties&quot;:{&quot;formattedCitation&quot;:&quot;{\\rtf Kurt Georg Wilhelm Ludecke and Bob Carruthers, {\\i{}I Knew Hitler: The Lost Testimony by a Survivor from the Night of the Long Knives}, 2013.}&quot;,&quot;plainCitation&quot;:&quot;Kurt Georg Wilhelm Ludecke and Bob Carruthers, I Knew Hitler: The Lost Testimony by a Survivor from the Night of the Long Knives, 2013.&quot;},&quot;citationItems&quot;:[{&quot;id&quot;:5332,&quot;uris&quot;:[&quot;http://zotero.org/users/312/items/TSX829WD&quot;],&quot;uri&quot;:[&quot;http://zotero.org/users/312/items/TSX829WD&quot;],&quot;itemData&quot;:{&quot;id&quot;:5332,&quot;type&quot;:&quot;book&quot;,&quot;title&quot;:&quot;I knew Hitler: the lost testimony by a survivor from the Night of the Long Knives&quot;,&quot;source&quot;:&quot;Open WorldCat&quot;,&quot;ISBN&quot;:&quot;978-1-78159-223-6&quot;,&quot;note&quot;:&quot;OCLC: 873234587&quot;,&quot;shortTitle&quot;:&quot;I knew Hitler&quot;,&quot;language&quot;:&quot;English&quot;,&quot;author&quot;:[{&quot;family&quot;:&quot;Ludecke&quot;,&quot;given&quot;:&quot;Kurt Georg Wilhelm&quot;},{&quot;family&quot;:&quot;Carruthers&quot;,&quot;given&quot;:&quot;Bob&quot;}],&quot;issued&quot;:{&quot;date-parts&quot;:[[&quot;2013&quot;]]}}}],&quot;schema&quot;:&quot;https://github.com/citation-style-language/schema/raw/master/csl-citation.json&quot;} RNDFT6hM84Glq"/><text:span text:style-name="T25">Kurt Georg Wilhelm Ludecke and Bob Carruthers, </text:span><text:span text:style-name="T27">I Knew Hitler: The Lost Testimony by a Survivor from the Night of the Long Knives</text:span><text:span text:style-name="T24">, 2013.</text:span><text:reference-mark-end text:name="ZOTERO_ITEM CSL_CITATION {&quot;citationID&quot;:&quot;Eaa1HY0P&quot;,&quot;properties&quot;:{&quot;formattedCitation&quot;:&quot;{\\rtf Kurt Georg Wilhelm Ludecke and Bob Carruthers, {\\i{}I Knew Hitler: The Lost Testimony by a Survivor from the Night of the Long Knives}, 2013.}&quot;,&quot;plainCitation&quot;:&quot;Kurt Georg Wilhelm Ludecke and Bob Carruthers, I Knew Hitler: The Lost Testimony by a Survivor from the Night of the Long Knives, 2013.&quot;},&quot;citationItems&quot;:[{&quot;id&quot;:5332,&quot;uris&quot;:[&quot;http://zotero.org/users/312/items/TSX829WD&quot;],&quot;uri&quot;:[&quot;http://zotero.org/users/312/items/TSX829WD&quot;],&quot;itemData&quot;:{&quot;id&quot;:5332,&quot;type&quot;:&quot;book&quot;,&quot;title&quot;:&quot;I knew Hitler: the lost testimony by a survivor from the Night of the Long Knives&quot;,&quot;source&quot;:&quot;Open WorldCat&quot;,&quot;ISBN&quot;:&quot;978-1-78159-223-6&quot;,&quot;note&quot;:&quot;OCLC: 873234587&quot;,&quot;shortTitle&quot;:&quot;I knew Hitler&quot;,&quot;language&quot;:&quot;English&quot;,&quot;author&quot;:[{&quot;family&quot;:&quot;Ludecke&quot;,&quot;given&quot;:&quot;Kurt Georg Wilhelm&quot;},{&quot;family&quot;:&quot;Carruthers&quot;,&quot;given&quot;:&quot;Bob&quot;}],&quot;issued&quot;:{&quot;date-parts&quot;:[[&quot;2013&quot;]]}}}],&quot;schema&quot;:&quot;https://github.com/citation-style-language/schema/raw/master/csl-citation.json&quot;} RNDFT6hM84Glq"/><text:span text:style-name="T19">,@ </text:span><text:reference-mark-start text:name="ZOTERO_ITEM CSL_CITATION {&quot;citationID&quot;:&quot;2UFUHass&quot;,&quot;properties&quot;:{&quot;formattedCitation&quot;:&quot;{\\rtf Robin Lumsden, {\\i{}Himmler\\uc0\\u8217{}s Black Order: A History of the SS, 1923-45} (Stroud: Sutton, 1997).}&quot;,&quot;plainCitation&quot;:&quot;Robin Lumsden, Himmler’s Black Order: A History of the SS, 1923-45 (Stroud: Sutton, 1997).&quot;},&quot;citationItems&quot;:[{&quot;id&quot;:821,&quot;uris&quot;:[&quot;http://zotero.org/users/312/items/ETT52DHP&quot;],&quot;uri&quot;:[&quot;http://zotero.org/users/312/items/ETT52DHP&quot;],&quot;itemData&quot;:{&quot;id&quot;:821,&quot;type&quot;:&quot;book&quot;,&quot;title&quot;:&quot;Himmler's Black Order: A History of the SS, 1923-45&quot;,&quot;publisher&quot;:&quot;Sutton&quot;,&quot;publisher-place&quot;:&quot;Stroud&quot;,&quot;number-of-pages&quot;:&quot;288&quot;,&quot;source&quot;:&quot;catalog.wrlc.org Library Catalog&quot;,&quot;event-place&quot;:&quot;Stroud&quot;,&quot;ISBN&quot;:&quot;0-7509-1396-7&quot;,&quot;shortTitle&quot;:&quot;Himmler's Black Order&quot;,&quot;author&quot;:[{&quot;family&quot;:&quot;Lumsden&quot;,&quot;given&quot;:&quot;Robin&quot;}],&quot;issued&quot;:{&quot;date-parts&quot;:[[&quot;1997&quot;]]}}}],&quot;schema&quot;:&quot;https://github.com/citation-style-language/schema/raw/master/csl-citation.json&quot;} RNDjNi0ReuCeR"/><text:span text:style-name="T25">Robin Lumsden, </text:span><text:span text:style-name="T27">Himmler’s Black Order: A History of the SS, 1923-45</text:span><text:span text:style-name="T24"> (Stroud: Sutton, 1997).</text:span><text:reference-mark-end text:name="ZOTERO_ITEM CSL_CITATION {&quot;citationID&quot;:&quot;2UFUHass&quot;,&quot;properties&quot;:{&quot;formattedCitation&quot;:&quot;{\\rtf Robin Lumsden, {\\i{}Himmler\\uc0\\u8217{}s Black Order: A History of the SS, 1923-45} (Stroud: Sutton, 1997).}&quot;,&quot;plainCitation&quot;:&quot;Robin Lumsden, Himmler’s Black Order: A History of the SS, 1923-45 (Stroud: Sutton, 1997).&quot;},&quot;citationItems&quot;:[{&quot;id&quot;:821,&quot;uris&quot;:[&quot;http://zotero.org/users/312/items/ETT52DHP&quot;],&quot;uri&quot;:[&quot;http://zotero.org/users/312/items/ETT52DHP&quot;],&quot;itemData&quot;:{&quot;id&quot;:821,&quot;type&quot;:&quot;book&quot;,&quot;title&quot;:&quot;Himmler's Black Order: A History of the SS, 1923-45&quot;,&quot;publisher&quot;:&quot;Sutton&quot;,&quot;publisher-place&quot;:&quot;Stroud&quot;,&quot;number-of-pages&quot;:&quot;288&quot;,&quot;source&quot;:&quot;catalog.wrlc.org Library Catalog&quot;,&quot;event-place&quot;:&quot;Stroud&quot;,&quot;ISBN&quot;:&quot;0-7509-1396-7&quot;,&quot;shortTitle&quot;:&quot;Himmler's Black Order&quot;,&quot;author&quot;:[{&quot;family&quot;:&quot;Lumsden&quot;,&quot;given&quot;:&quot;Robin&quot;}],&quot;issued&quot;:{&quot;date-parts&quot;:[[&quot;1997&quot;]]}}}],&quot;schema&quot;:&quot;https://github.com/citation-style-language/schema/raw/master/csl-citation.json&quot;} RNDjNi0ReuCeR"/><text:span text:style-name="T19">,@ </text:span><text:reference-mark-start text:name="ZOTERO_ITEM CSL_CITATION {&quot;citationID&quot;:&quot;QdW9EVm8&quot;,&quot;properties&quot;:{&quot;formattedCitation&quot;:&quot;{\\rtf Paul R Maracin, {\\i{}The Night of the Long Knives: Forty-Eight Hours That Changed the History of the World} (Guilford, Conn.: Lyons Press, 2004).}&quot;,&quot;plainCitation&quot;:&quot;Paul R Maracin, The Night of the Long Knives: Forty-Eight Hours That Changed the History of the World (Guilford, Conn.: Lyons Press, 2004).&quot;},&quot;citationItems&quot;:[{&quot;id&quot;:5330,&quot;uris&quot;:[&quot;http://zotero.org/users/312/items/B22SPKV4&quot;],&quot;uri&quot;:[&quot;http://zotero.org/users/312/items/B22SPKV4&quot;],&quot;itemData&quot;:{&quot;id&quot;:5330,&quot;type&quot;:&quot;book&quot;,&quot;title&quot;:&quot;The night of the long knives: forty-eight hours that changed the history of the world&quot;,&quot;publisher&quot;:&quot;Lyons Press&quot;,&quot;publisher-place&quot;:&quot;Guilford, Conn.&quot;,&quot;source&quot;:&quot;Open WorldCat&quot;,&quot;event-place&quot;:&quot;Guilford, Conn.&quot;,&quot;abstract&quot;:&quot;Many wonder how an entire nation could allow Adolf Hitler--a mediocre army corporal &amp; a failed landscape painter--to become the architect of the most calamitous events of the 20th century. But few know that Hitler's fateful transition from ambitious demagogue to Europe's most vicious tyrant occurred on an ordinary Saturday--June 30, 1934--through a little-known event that would become known as 'The Night of the Long Knives.\&quot;&quot;,&quot;ISBN&quot;:&quot;978-1-59228-342-2&quot;,&quot;note&quot;:&quot;OCLC: 54989277&quot;,&quot;shortTitle&quot;:&quot;The night of the long knives&quot;,&quot;language&quot;:&quot;English&quot;,&quot;author&quot;:[{&quot;family&quot;:&quot;Maracin&quot;,&quot;given&quot;:&quot;Paul R&quot;}],&quot;issued&quot;:{&quot;date-parts&quot;:[[&quot;2004&quot;]]}}}],&quot;schema&quot;:&quot;https://github.com/citation-style-language/schema/raw/master/csl-citation.json&quot;} RNDj28oEXShbq"/><text:span text:style-name="T25">Paul R Maracin, </text:span><text:span text:style-name="T27">The Night of the Long Knives: Forty-Eight Hours That Changed the History of the World</text:span><text:span text:style-name="T24"> (Guilford, Conn.: Lyons Press, 2004).</text:span><text:reference-mark-end text:name="ZOTERO_ITEM CSL_CITATION {&quot;citationID&quot;:&quot;QdW9EVm8&quot;,&quot;properties&quot;:{&quot;formattedCitation&quot;:&quot;{\\rtf Paul R Maracin, {\\i{}The Night of the Long Knives: Forty-Eight Hours That Changed the History of the World} (Guilford, Conn.: Lyons Press, 2004).}&quot;,&quot;plainCitation&quot;:&quot;Paul R Maracin, The Night of the Long Knives: Forty-Eight Hours That Changed the History of the World (Guilford, Conn.: Lyons Press, 2004).&quot;},&quot;citationItems&quot;:[{&quot;id&quot;:5330,&quot;uris&quot;:[&quot;http://zotero.org/users/312/items/B22SPKV4&quot;],&quot;uri&quot;:[&quot;http://zotero.org/users/312/items/B22SPKV4&quot;],&quot;itemData&quot;:{&quot;id&quot;:5330,&quot;type&quot;:&quot;book&quot;,&quot;title&quot;:&quot;The night of the long knives: forty-eight hours that changed the history of the world&quot;,&quot;publisher&quot;:&quot;Lyons Press&quot;,&quot;publisher-place&quot;:&quot;Guilford, Conn.&quot;,&quot;source&quot;:&quot;Open WorldCat&quot;,&quot;event-place&quot;:&quot;Guilford, Conn.&quot;,&quot;abstract&quot;:&quot;Many wonder how an entire nation could allow Adolf Hitler--a mediocre army corporal &amp; a failed landscape painter--to become the architect of the most calamitous events of the 20th century. But few know that Hitler's fateful transition from ambitious demagogue to Europe's most vicious tyrant occurred on an ordinary Saturday--June 30, 1934--through a little-known event that would become known as 'The Night of the Long Knives.\&quot;&quot;,&quot;ISBN&quot;:&quot;978-1-59228-342-2&quot;,&quot;note&quot;:&quot;OCLC: 54989277&quot;,&quot;shortTitle&quot;:&quot;The night of the long knives&quot;,&quot;language&quot;:&quot;English&quot;,&quot;author&quot;:[{&quot;family&quot;:&quot;Maracin&quot;,&quot;given&quot;:&quot;Paul R&quot;}],&quot;issued&quot;:{&quot;date-parts&quot;:[[&quot;2004&quot;]]}}}],&quot;schema&quot;:&quot;https://github.com/citation-style-language/schema/raw/master/csl-citation.json&quot;} RNDj28oEXShbq"/><text:span text:style-name="T19">,@ </text:span><text:reference-mark-start text:name="ZOTERO_ITEM CSL_CITATION {&quot;citationID&quot;:&quot;DeXWJVtV&quot;,&quot;properties&quot;:{&quot;formattedCitation&quot;:&quot;{\\rtf Michael D Miller and Andreas Schulz, {\\i{}Leaders of the Storm Troops}, 2015.}&quot;,&quot;plainCitation&quot;:&quot;Michael D Miller and Andreas Schulz, Leaders of the Storm Troops, 2015.&quot;},&quot;citationItems&quot;:[{&quot;id&quot;:5348,&quot;uris&quot;:[&quot;http://zotero.org/users/312/items/E8CVZ75J&quot;],&quot;uri&quot;:[&quot;http://zotero.org/users/312/items/E8CVZ75J&quot;],&quot;itemData&quot;:{&quot;id&quot;:5348,&quot;type&quot;:&quot;book&quot;,&quot;title&quot;:&quot;Leaders of the storm troops&quot;,&quot;source&quot;:&quot;Open WorldCat&quot;,&quot;ISBN&quot;:&quot;978-1-909982-87-1&quot;,&quot;note&quot;:&quot;OCLC: 929615135&quot;,&quot;language&quot;:&quot;English&quot;,&quot;author&quot;:[{&quot;family&quot;:&quot;Miller&quot;,&quot;given&quot;:&quot;Michael D&quot;},{&quot;family&quot;:&quot;Schulz&quot;,&quot;given&quot;:&quot;Andreas&quot;}],&quot;issued&quot;:{&quot;date-parts&quot;:[[&quot;2015&quot;]]}}}],&quot;schema&quot;:&quot;https://github.com/citation-style-language/schema/raw/master/csl-citation.json&quot;} RND1ZuIvhh6rE"/><text:span text:style-name="T25">Michael D Miller and Andreas Schulz, </text:span><text:span text:style-name="T27">Leaders of the Storm Troops</text:span><text:span text:style-name="T24">, 2015.</text:span><text:reference-mark-end text:name="ZOTERO_ITEM CSL_CITATION {&quot;citationID&quot;:&quot;DeXWJVtV&quot;,&quot;properties&quot;:{&quot;formattedCitation&quot;:&quot;{\\rtf Michael D Miller and Andreas Schulz, {\\i{}Leaders of the Storm Troops}, 2015.}&quot;,&quot;plainCitation&quot;:&quot;Michael D Miller and Andreas Schulz, Leaders of the Storm Troops, 2015.&quot;},&quot;citationItems&quot;:[{&quot;id&quot;:5348,&quot;uris&quot;:[&quot;http://zotero.org/users/312/items/E8CVZ75J&quot;],&quot;uri&quot;:[&quot;http://zotero.org/users/312/items/E8CVZ75J&quot;],&quot;itemData&quot;:{&quot;id&quot;:5348,&quot;type&quot;:&quot;book&quot;,&quot;title&quot;:&quot;Leaders of the storm troops&quot;,&quot;source&quot;:&quot;Open WorldCat&quot;,&quot;ISBN&quot;:&quot;978-1-909982-87-1&quot;,&quot;note&quot;:&quot;OCLC: 929615135&quot;,&quot;language&quot;:&quot;English&quot;,&quot;author&quot;:[{&quot;family&quot;:&quot;Miller&quot;,&quot;given&quot;:&quot;Michael D&quot;},{&quot;family&quot;:&quot;Schulz&quot;,&quot;given&quot;:&quot;Andreas&quot;}],&quot;issued&quot;:{&quot;date-parts&quot;:[[&quot;2015&quot;]]}}}],&quot;schema&quot;:&quot;https://github.com/citation-style-language/schema/raw/master/csl-citation.json&quot;} RND1ZuIvhh6rE"/><text:span text:style-name="T19">,@ </text:span><text:reference-mark-start text:name="ZOTERO_ITEM CSL_CITATION {&quot;citationID&quot;:&quot;4y1mbD3W&quot;,&quot;properties&quot;:{&quot;formattedCitation&quot;:&quot;{\\rtf Wilfred von Oven and Eleanor Hancock, {\\i{}Hitler\\uc0\\u8217{}s storm troopers: a history of the SA\\uc0\\u8239{}: the memoirs of Wilfred von Oven} (Barnsley: Frontline, 2010).}&quot;,&quot;plainCitation&quot;:&quot;Wilfred von Oven and Eleanor Hancock, Hitler’s storm troopers: a history of the SA : the memoirs of Wilfred von Oven (Barnsley: Frontline, 2010).&quot;},&quot;citationItems&quot;:[{&quot;id&quot;:5349,&quot;uris&quot;:[&quot;http://zotero.org/users/312/items/XWR4X9VX&quot;],&quot;uri&quot;:[&quot;http://zotero.org/users/312/items/XWR4X9VX&quot;],&quot;itemData&quot;:{&quot;id&quot;:5349,&quot;type&quot;:&quot;book&quot;,&quot;title&quot;:&quot;Hitler's storm troopers: a history of the SA : the memoirs of Wilfred von Oven&quot;,&quot;publisher&quot;:&quot;Frontline&quot;,&quot;publisher-place&quot;:&quot;Barnsley&quot;,&quot;source&quot;:&quot;Open WorldCat&quot;,&quot;event-place&quot;:&quot;Barnsley&quot;,&quot;ISBN&quot;:&quot;978-1-84832-576-0&quot;,&quot;note&quot;:&quot;OCLC: 659244554&quot;,&quot;shortTitle&quot;:&quot;Hitler's storm troopers&quot;,&quot;language&quot;:&quot;Translated from the German: Mit ruhig festem Schritt: aus der Geschichte der SA.&quot;,&quot;author&quot;:[{&quot;family&quot;:&quot;Oven&quot;,&quot;given&quot;:&quot;Wilfred&quot;,&quot;dropping-particle&quot;:&quot;von&quot;},{&quot;family&quot;:&quot;Hancock&quot;,&quot;given&quot;:&quot;Eleanor&quot;}],&quot;issued&quot;:{&quot;date-parts&quot;:[[&quot;2010&quot;]]}}}],&quot;schema&quot;:&quot;https://github.com/citation-style-language/schema/raw/master/csl-citation.json&quot;} RNDbKUeGX1llb"/><text:span text:style-name="T25">Wilfred von Oven and Eleanor Hancock, </text:span><text:span text:style-name="T27">Hitler’s storm troopers: a history of the SA : the memoirs of Wilfred von Oven</text:span><text:span text:style-name="T24"> (Barnsley: Frontline, 2010).</text:span><text:reference-mark-end text:name="ZOTERO_ITEM CSL_CITATION {&quot;citationID&quot;:&quot;4y1mbD3W&quot;,&quot;properties&quot;:{&quot;formattedCitation&quot;:&quot;{\\rtf Wilfred von Oven and Eleanor Hancock, {\\i{}Hitler\\uc0\\u8217{}s storm troopers: a history of the SA\\uc0\\u8239{}: the memoirs of Wilfred von Oven} (Barnsley: Frontline, 2010).}&quot;,&quot;plainCitation&quot;:&quot;Wilfred von Oven and Eleanor Hancock, Hitler’s storm troopers: a history of the SA : the memoirs of Wilfred von Oven (Barnsley: Frontline, 2010).&quot;},&quot;citationItems&quot;:[{&quot;id&quot;:5349,&quot;uris&quot;:[&quot;http://zotero.org/users/312/items/XWR4X9VX&quot;],&quot;uri&quot;:[&quot;http://zotero.org/users/312/items/XWR4X9VX&quot;],&quot;itemData&quot;:{&quot;id&quot;:5349,&quot;type&quot;:&quot;book&quot;,&quot;title&quot;:&quot;Hitler's storm troopers: a history of the SA : the memoirs of Wilfred von Oven&quot;,&quot;publisher&quot;:&quot;Frontline&quot;,&quot;publisher-place&quot;:&quot;Barnsley&quot;,&quot;source&quot;:&quot;Open WorldCat&quot;,&quot;event-place&quot;:&quot;Barnsley&quot;,&quot;ISBN&quot;:&quot;978-1-84832-576-0&quot;,&quot;note&quot;:&quot;OCLC: 659244554&quot;,&quot;shortTitle&quot;:&quot;Hitler's storm troopers&quot;,&quot;language&quot;:&quot;Translated from the German: Mit ruhig festem Schritt: aus der Geschichte der SA.&quot;,&quot;author&quot;:[{&quot;family&quot;:&quot;Oven&quot;,&quot;given&quot;:&quot;Wilfred&quot;,&quot;dropping-particle&quot;:&quot;von&quot;},{&quot;family&quot;:&quot;Hancock&quot;,&quot;given&quot;:&quot;Eleanor&quot;}],&quot;issued&quot;:{&quot;date-parts&quot;:[[&quot;2010&quot;]]}}}],&quot;schema&quot;:&quot;https://github.com/citation-style-language/schema/raw/master/csl-citation.json&quot;} RNDbKUeGX1llb"/><text:span text:style-name="T19">,@ </text:span><text:reference-mark-start text:name="ZOTERO_ITEM CSL_CITATION {&quot;citationID&quot;:&quot;nN97L5SB&quot;,&quot;properties&quot;:{&quot;formattedCitation&quot;:&quot;{\\rtf Peter Padfield, {\\i{}Himmler: Reichsf\\uc0\\u252{}hrer-SS} (New York: Holt, 1990).}&quot;,&quot;plainCitation&quot;:&quot;Peter Padfield, Himmler: Reichsführer-SS (New York: Holt, 1990).&quot;},&quot;citationItems&quot;:[{&quot;id&quot;:5331,&quot;uris&quot;:[&quot;http://zotero.org/users/312/items/TGE7BUWS&quot;],&quot;uri&quot;:[&quot;http://zotero.org/users/312/items/TGE7BUWS&quot;],&quot;itemData&quot;:{&quot;id&quot;:5331,&quot;type&quot;:&quot;book&quot;,&quot;title&quot;:&quot;Himmler: Reichsführer-SS&quot;,&quot;publisher&quot;:&quot;Holt&quot;,&quot;publisher-place&quot;:&quot;New York&quot;,&quot;source&quot;:&quot;Open WorldCat&quot;,&quot;event-place&quot;:&quot;New York&quot;,&quot;ISBN&quot;:&quot;978-0-8050-2699-3&quot;,&quot;note&quot;:&quot;OCLC: 27830740&quot;,&quot;shortTitle&quot;:&quot;Himmler&quot;,&quot;language&quot;:&quot;English&quot;,&quot;author&quot;:[{&quot;family&quot;:&quot;Padfield&quot;,&quot;given&quot;:&quot;Peter&quot;}],&quot;issued&quot;:{&quot;date-parts&quot;:[[&quot;1990&quot;]]}}}],&quot;schema&quot;:&quot;https://github.com/citation-style-language/schema/raw/master/csl-citation.json&quot;} RNDeYp9ysQ9gL"/><text:span text:style-name="T25">Peter Padfield, </text:span><text:span text:style-name="T27">Himmler: Reichsführer-SS</text:span><text:span text:style-name="T24"> (New York: Holt, 1990).</text:span><text:reference-mark-end text:name="ZOTERO_ITEM CSL_CITATION {&quot;citationID&quot;:&quot;nN97L5SB&quot;,&quot;properties&quot;:{&quot;formattedCitation&quot;:&quot;{\\rtf Peter Padfield, {\\i{}Himmler: Reichsf\\uc0\\u252{}hrer-SS} (New York: Holt, 1990).}&quot;,&quot;plainCitation&quot;:&quot;Peter Padfield, Himmler: Reichsführer-SS (New York: Holt, 1990).&quot;},&quot;citationItems&quot;:[{&quot;id&quot;:5331,&quot;uris&quot;:[&quot;http://zotero.org/users/312/items/TGE7BUWS&quot;],&quot;uri&quot;:[&quot;http://zotero.org/users/312/items/TGE7BUWS&quot;],&quot;itemData&quot;:{&quot;id&quot;:5331,&quot;type&quot;:&quot;book&quot;,&quot;title&quot;:&quot;Himmler: Reichsführer-SS&quot;,&quot;publisher&quot;:&quot;Holt&quot;,&quot;publisher-place&quot;:&quot;New York&quot;,&quot;source&quot;:&quot;Open WorldCat&quot;,&quot;event-place&quot;:&quot;New York&quot;,&quot;ISBN&quot;:&quot;978-0-8050-2699-3&quot;,&quot;note&quot;:&quot;OCLC: 27830740&quot;,&quot;shortTitle&quot;:&quot;Himmler&quot;,&quot;language&quot;:&quot;English&quot;,&quot;author&quot;:[{&quot;family&quot;:&quot;Padfield&quot;,&quot;given&quot;:&quot;Peter&quot;}],&quot;issued&quot;:{&quot;date-parts&quot;:[[&quot;1990&quot;]]}}}],&quot;schema&quot;:&quot;https://github.com/citation-style-language/schema/raw/master/csl-citation.json&quot;} RNDeYp9ysQ9gL"/><text:span text:style-name="T19">,@ </text:span><text:reference-mark-start text:name="ZOTERO_ITEM CSL_CITATION {&quot;citationID&quot;:&quot;xPMMJlJ9&quot;,&quot;properties&quot;:{&quot;formattedCitation&quot;:&quot;{\\rtf Heather Anne Pringle, {\\i{}The Master Plan: Himmler\\uc0\\u8217{}s Scholars and the Holocaust} (New York: Hyperion, 2006).}&quot;,&quot;plainCitation&quot;:&quot;Heather Anne Pringle, The Master Plan: Himmler’s Scholars and the Holocaust (New York: Hyperion, 2006).&quot;},&quot;citationItems&quot;:[{&quot;id&quot;:5337,&quot;uris&quot;:[&quot;http://zotero.org/users/312/items/SSJ23EXF&quot;],&quot;uri&quot;:[&quot;http://zotero.org/users/312/items/SSJ23EXF&quot;],&quot;itemData&quot;:{&quot;id&quot;:5337,&quot;type&quot;:&quot;book&quot;,&quot;title&quot;:&quot;The master plan: Himmler's scholars and the Holocaust&quot;,&quot;publisher&quot;:&quot;Hyperion&quot;,&quot;publisher-place&quot;:&quot;New York&quot;,&quot;source&quot;:&quot;Open WorldCat&quot;,&quot;event-place&quot;:&quot;New York&quot;,&quot;abstract&quot;:&quot;In 1935, Heinrich Himmler established a Nazi research institute called The Ahnenerbe, whose mission was to search around the world for proof of ancient Aryan conquests. But history was not their most important focus--rather, the Ahnenerbe was an essential part of the plan for the Final Solution. The findings were used to convince armies of SS men that they were entitled to slaughter Jews and other groups. Himmler also hoped to use the research as a blueprint for the breeding of a new Europe in a racially purer mold. This book, based on original research, including previously ignored archival material and interviews with living members of the institute, is an exposé of the work of German scientists and scholars who allowed their research to be warped to justify extermination, and who directly participated in the slaughter--many of whom resumed their academic positions at war's end.--From publisher description.&quot;,&quot;ISBN&quot;:&quot;978-0-7868-6886-5&quot;,&quot;note&quot;:&quot;OCLC: 60671887&quot;,&quot;shortTitle&quot;:&quot;The master plan&quot;,&quot;language&quot;:&quot;English&quot;,&quot;author&quot;:[{&quot;family&quot;:&quot;Pringle&quot;,&quot;given&quot;:&quot;Heather Anne&quot;}],&quot;issued&quot;:{&quot;date-parts&quot;:[[&quot;2006&quot;]]}}}],&quot;schema&quot;:&quot;https://github.com/citation-style-language/schema/raw/master/csl-citation.json&quot;} RNDpe6UxgbH5m"/><text:span text:style-name="T25">Heather Anne Pringle, </text:span><text:span text:style-name="T27">The Master Plan: Himmler’s Scholars and the Holocaust</text:span><text:span text:style-name="T24"> (New York: Hyperion, 2006).</text:span><text:reference-mark-end text:name="ZOTERO_ITEM CSL_CITATION {&quot;citationID&quot;:&quot;xPMMJlJ9&quot;,&quot;properties&quot;:{&quot;formattedCitation&quot;:&quot;{\\rtf Heather Anne Pringle, {\\i{}The Master Plan: Himmler\\uc0\\u8217{}s Scholars and the Holocaust} (New York: Hyperion, 2006).}&quot;,&quot;plainCitation&quot;:&quot;Heather Anne Pringle, The Master Plan: Himmler’s Scholars and the Holocaust (New York: Hyperion, 2006).&quot;},&quot;citationItems&quot;:[{&quot;id&quot;:5337,&quot;uris&quot;:[&quot;http://zotero.org/users/312/items/SSJ23EXF&quot;],&quot;uri&quot;:[&quot;http://zotero.org/users/312/items/SSJ23EXF&quot;],&quot;itemData&quot;:{&quot;id&quot;:5337,&quot;type&quot;:&quot;book&quot;,&quot;title&quot;:&quot;The master plan: Himmler's scholars and the Holocaust&quot;,&quot;publisher&quot;:&quot;Hyperion&quot;,&quot;publisher-place&quot;:&quot;New York&quot;,&quot;source&quot;:&quot;Open WorldCat&quot;,&quot;event-place&quot;:&quot;New York&quot;,&quot;abstract&quot;:&quot;In 1935, Heinrich Himmler established a Nazi research institute called The Ahnenerbe, whose mission was to search around the world for proof of ancient Aryan conquests. But history was not their most important focus--rather, the Ahnenerbe was an essential part of the plan for the Final Solution. The findings were used to convince armies of SS men that they were entitled to slaughter Jews and other groups. Himmler also hoped to use the research as a blueprint for the breeding of a new Europe in a racially purer mold. This book, based on original research, including previously ignored archival material and interviews with living members of the institute, is an exposé of the work of German scientists and scholars who allowed their research to be warped to justify extermination, and who directly participated in the slaughter--many of whom resumed their academic positions at war's end.--From publisher description.&quot;,&quot;ISBN&quot;:&quot;978-0-7868-6886-5&quot;,&quot;note&quot;:&quot;OCLC: 60671887&quot;,&quot;shortTitle&quot;:&quot;The master plan&quot;,&quot;language&quot;:&quot;English&quot;,&quot;author&quot;:[{&quot;family&quot;:&quot;Pringle&quot;,&quot;given&quot;:&quot;Heather Anne&quot;}],&quot;issued&quot;:{&quot;date-parts&quot;:[[&quot;2006&quot;]]}}}],&quot;schema&quot;:&quot;https://github.com/citation-style-language/schema/raw/master/csl-citation.json&quot;} RNDpe6UxgbH5m"/><text:span text:style-name="T19">,@ </text:span><text:reference-mark-start text:name="ZOTERO_ITEM CSL_CITATION {&quot;citationID&quot;:&quot;Nc6VcwHw&quot;,&quot;properties&quot;:{&quot;formattedCitation&quot;:&quot;{\\rtf Eric G Reiche, {\\i{}The Development of the SA in N\\uc0\\u252{}rnberg, 1922-1934} (Cambridge [Cambridgeshire]; New York: Cambridge University Press, 1986).}&quot;,&quot;plainCitation&quot;:&quot;Eric G Reiche, The Development of the SA in Nürnberg, 1922-1934 (Cambridge [Cambridgeshire]; New York: Cambridge University Press, 1986).&quot;},&quot;citationItems&quot;:[{&quot;id&quot;:5352,&quot;uris&quot;:[&quot;http://zotero.org/users/312/items/I73VZ5NM&quot;],&quot;uri&quot;:[&quot;http://zotero.org/users/312/items/I73VZ5NM&quot;],&quot;itemData&quot;:{&quot;id&quot;:5352,&quot;type&quot;:&quot;book&quot;,&quot;title&quot;:&quot;The development of the SA in Nürnberg, 1922-1934&quot;,&quot;publisher&quot;:&quot;Cambridge University Press&quot;,&quot;publisher-place&quot;:&quot;Cambridge [Cambridgeshire]; New York&quot;,&quot;source&quot;:&quot;Open WorldCat&quot;,&quot;event-place&quot;:&quot;Cambridge [Cambridgeshire]; New York&quot;,&quot;ISBN&quot;:&quot;978-0-521-30638-6&quot;,&quot;note&quot;:&quot;OCLC: 11813107&quot;,&quot;language&quot;:&quot;English&quot;,&quot;author&quot;:[{&quot;family&quot;:&quot;Reiche&quot;,&quot;given&quot;:&quot;Eric G&quot;}],&quot;issued&quot;:{&quot;date-parts&quot;:[[&quot;1986&quot;]]}}}],&quot;schema&quot;:&quot;https://github.com/citation-style-language/schema/raw/master/csl-citation.json&quot;} RNDcF1VT2zW0d"/><text:span text:style-name="T25">Eric G Reiche, </text:span><text:span text:style-name="T27">The Development of the SA in Nürnberg, 1922-1934</text:span><text:span text:style-name="T24"> (Cambridge [Cambridgeshire]; New York: Cambridge University Press, 1986).</text:span><text:reference-mark-end text:name="ZOTERO_ITEM CSL_CITATION {&quot;citationID&quot;:&quot;Nc6VcwHw&quot;,&quot;properties&quot;:{&quot;formattedCitation&quot;:&quot;{\\rtf Eric G Reiche, {\\i{}The Development of the SA in N\\uc0\\u252{}rnberg, 1922-1934} (Cambridge [Cambridgeshire]; New York: Cambridge University Press, 1986).}&quot;,&quot;plainCitation&quot;:&quot;Eric G Reiche, The Development of the SA in Nürnberg, 1922-1934 (Cambridge [Cambridgeshire]; New York: Cambridge University Press, 1986).&quot;},&quot;citationItems&quot;:[{&quot;id&quot;:5352,&quot;uris&quot;:[&quot;http://zotero.org/users/312/items/I73VZ5NM&quot;],&quot;uri&quot;:[&quot;http://zotero.org/users/312/items/I73VZ5NM&quot;],&quot;itemData&quot;:{&quot;id&quot;:5352,&quot;type&quot;:&quot;book&quot;,&quot;title&quot;:&quot;The development of the SA in Nürnberg, 1922-1934&quot;,&quot;publisher&quot;:&quot;Cambridge University Press&quot;,&quot;publisher-place&quot;:&quot;Cambridge [Cambridgeshire]; New York&quot;,&quot;source&quot;:&quot;Open WorldCat&quot;,&quot;event-place&quot;:&quot;Cambridge [Cambridgeshire]; New York&quot;,&quot;ISBN&quot;:&quot;978-0-521-30638-6&quot;,&quot;note&quot;:&quot;OCLC: 11813107&quot;,&quot;language&quot;:&quot;English&quot;,&quot;author&quot;:[{&quot;family&quot;:&quot;Reiche&quot;,&quot;given&quot;:&quot;Eric G&quot;}],&quot;issued&quot;:{&quot;date-parts&quot;:[[&quot;1986&quot;]]}}}],&quot;schema&quot;:&quot;https://github.com/citation-style-language/schema/raw/master/csl-citation.json&quot;} RNDcF1VT2zW0d"/><text:span text:style-name="T19">,@ </text:span><text:reference-mark-start text:name="ZOTERO_ITEM CSL_CITATION {&quot;citationID&quot;:&quot;OJleYLDP&quot;,&quot;properties&quot;:{&quot;formattedCitation&quot;:&quot;{\\rtf Gerald Reitlinger, {\\i{}The SS, Alibi of a Nation, 1922-1945} (Englewood Cliffs, N.J.: Prentice-Hall, 1981).}&quot;,&quot;plainCitation&quot;:&quot;Gerald Reitlinger, The SS, Alibi of a Nation, 1922-1945 (Englewood Cliffs, N.J.: Prentice-Hall, 1981).&quot;},&quot;citationItems&quot;:[{&quot;id&quot;:5342,&quot;uris&quot;:[&quot;http://zotero.org/users/312/items/JBKXXD95&quot;],&quot;uri&quot;:[&quot;http://zotero.org/users/312/items/JBKXXD95&quot;],&quot;itemData&quot;:{&quot;id&quot;:5342,&quot;type&quot;:&quot;book&quot;,&quot;title&quot;:&quot;The SS, alibi of a nation, 1922-1945&quot;,&quot;publisher&quot;:&quot;Prentice-Hall&quot;,&quot;publisher-place&quot;:&quot;Englewood Cliffs, N.J.&quot;,&quot;source&quot;:&quot;Open WorldCat&quot;,&quot;event-place&quot;:&quot;Englewood Cliffs, N.J.&quot;,&quot;ISBN&quot;:&quot;978-0-13-839936-8&quot;,&quot;note&quot;:&quot;OCLC: 7543459&quot;,&quot;language&quot;:&quot;English&quot;,&quot;author&quot;:[{&quot;family&quot;:&quot;Reitlinger&quot;,&quot;given&quot;:&quot;Gerald&quot;}],&quot;issued&quot;:{&quot;date-parts&quot;:[[&quot;1981&quot;]]}}}],&quot;schema&quot;:&quot;https://github.com/citation-style-language/schema/raw/master/csl-citation.json&quot;} RNDdWZakeFUkV"/><text:span text:style-name="T25">Gerald Reitlinger, </text:span><text:span text:style-name="T27">The SS, Alibi of a Nation, 1922-1945</text:span><text:span text:style-name="T24"> (Englewood Cliffs, N.J.: Prentice-Hall, 1981).</text:span><text:reference-mark-end text:name="ZOTERO_ITEM CSL_CITATION {&quot;citationID&quot;:&quot;OJleYLDP&quot;,&quot;properties&quot;:{&quot;formattedCitation&quot;:&quot;{\\rtf Gerald Reitlinger, {\\i{}The SS, Alibi of a Nation, 1922-1945} (Englewood Cliffs, N.J.: Prentice-Hall, 1981).}&quot;,&quot;plainCitation&quot;:&quot;Gerald Reitlinger, The SS, Alibi of a Nation, 1922-1945 (Englewood Cliffs, N.J.: Prentice-Hall, 1981).&quot;},&quot;citationItems&quot;:[{&quot;id&quot;:5342,&quot;uris&quot;:[&quot;http://zotero.org/users/312/items/JBKXXD95&quot;],&quot;uri&quot;:[&quot;http://zotero.org/users/312/items/JBKXXD95&quot;],&quot;itemData&quot;:{&quot;id&quot;:5342,&quot;type&quot;:&quot;book&quot;,&quot;title&quot;:&quot;The SS, alibi of a nation, 1922-1945&quot;,&quot;publisher&quot;:&quot;Prentice-Hall&quot;,&quot;publisher-place&quot;:&quot;Englewood Cliffs, N.J.&quot;,&quot;source&quot;:&quot;Open WorldCat&quot;,&quot;event-place&quot;:&quot;Englewood Cliffs, N.J.&quot;,&quot;ISBN&quot;:&quot;978-0-13-839936-8&quot;,&quot;note&quot;:&quot;OCLC: 7543459&quot;,&quot;language&quot;:&quot;English&quot;,&quot;author&quot;:[{&quot;family&quot;:&quot;Reitlinger&quot;,&quot;given&quot;:&quot;Gerald&quot;}],&quot;issued&quot;:{&quot;date-parts&quot;:[[&quot;1981&quot;]]}}}],&quot;schema&quot;:&quot;https://github.com/citation-style-language/schema/raw/master/csl-citation.json&quot;} RNDdWZakeFUkV"/><text:span text:style-name="T19">,@ </text:span><text:reference-mark-start text:name="ZOTERO_ITEM CSL_CITATION {&quot;citationID&quot;:&quot;81AR5RfI&quot;,&quot;properties&quot;:{&quot;formattedCitation&quot;:&quot;{\\rtf Richard Rhodes, {\\i{}Masters of Death: The SS-Einsatzgruppen and the Invention of the Holocaust} (New York: A.A. Knopf, 2002).}&quot;,&quot;plainCitation&quot;:&quot;Richard Rhodes, Masters of Death: The SS-Einsatzgruppen and the Invention of the Holocaust (New York: A.A. Knopf, 2002).&quot;},&quot;citationItems&quot;:[{&quot;id&quot;:5341,&quot;uris&quot;:[&quot;http://zotero.org/users/312/items/BQCAUK2B&quot;],&quot;uri&quot;:[&quot;http://zotero.org/users/312/items/BQCAUK2B&quot;],&quot;itemData&quot;:{&quot;id&quot;:5341,&quot;type&quot;:&quot;book&quot;,&quot;title&quot;:&quot;Masters of death: the SS-Einsatzgruppen and the invention of the Holocaust&quot;,&quot;publisher&quot;:&quot;A.A. Knopf&quot;,&quot;publisher-place&quot;:&quot;New York&quot;,&quot;source&quot;:&quot;Open WorldCat&quot;,&quot;event-place&quot;:&quot;New York&quot;,&quot;abstract&quot;:&quot;In this narrative history of the Einsatzgruppen--killer task forces deployed in Poland and the Soviet Union early in World War II by Himmler's SS--Richard Rhodes argues that Hitler made two separate decisions to murder the Jews of Europe. The first, in July 1941, condemned the eastern European Jews to slaughter by the Einsatzgruppen, who would execute 1.5 million victims between 1941 and 1943 by shooting them into killing pits, as at Babi Yar--crimes against humanity that have largely been overlooked or underemphasized by Holocaust historians. The second decision, in December 1941, condemned the Jews of western Europe. By then, Rhodes shows, direct killing had so brutalized the SS perpetrators that a shocked Himmler had ordered the development of less personal means of murder--the notorious gas chambers and crematoriums of the Holocaust's second wave. Rhodes demonstrates further that Hitler and Himmler intended the Jews to be only their first victims; their plan was to open up Russia to German colonization, and to destroy more than 30 million Slavs and members of other ethnic groups. Drawing on newly available material, this is a book that is certain to generate debate, and expand the understanding of the Holocaust.&quot;,&quot;ISBN&quot;:&quot;978-0-375-40900-4&quot;,&quot;note&quot;:&quot;OCLC: 47915986&quot;,&quot;shortTitle&quot;:&quot;Masters of death&quot;,&quot;language&quot;:&quot;English&quot;,&quot;author&quot;:[{&quot;family&quot;:&quot;Rhodes&quot;,&quot;given&quot;:&quot;Richard&quot;}],&quot;issued&quot;:{&quot;date-parts&quot;:[[&quot;2002&quot;]]}}}],&quot;schema&quot;:&quot;https://github.com/citation-style-language/schema/raw/master/csl-citation.json&quot;} RND4yfyhvpCzu"/><text:span text:style-name="T25">Richard Rhodes, </text:span><text:span text:style-name="T27">Masters of Death: The SS-Einsatzgruppen and the Invention of the Holocaust</text:span><text:span text:style-name="T24"> (New York: A.A. Knopf, 2002).</text:span><text:reference-mark-end text:name="ZOTERO_ITEM CSL_CITATION {&quot;citationID&quot;:&quot;81AR5RfI&quot;,&quot;properties&quot;:{&quot;formattedCitation&quot;:&quot;{\\rtf Richard Rhodes, {\\i{}Masters of Death: The SS-Einsatzgruppen and the Invention of the Holocaust} (New York: A.A. Knopf, 2002).}&quot;,&quot;plainCitation&quot;:&quot;Richard Rhodes, Masters of Death: The SS-Einsatzgruppen and the Invention of the Holocaust (New York: A.A. Knopf, 2002).&quot;},&quot;citationItems&quot;:[{&quot;id&quot;:5341,&quot;uris&quot;:[&quot;http://zotero.org/users/312/items/BQCAUK2B&quot;],&quot;uri&quot;:[&quot;http://zotero.org/users/312/items/BQCAUK2B&quot;],&quot;itemData&quot;:{&quot;id&quot;:5341,&quot;type&quot;:&quot;book&quot;,&quot;title&quot;:&quot;Masters of death: the SS-Einsatzgruppen and the invention of the Holocaust&quot;,&quot;publisher&quot;:&quot;A.A. Knopf&quot;,&quot;publisher-place&quot;:&quot;New York&quot;,&quot;source&quot;:&quot;Open WorldCat&quot;,&quot;event-place&quot;:&quot;New York&quot;,&quot;abstract&quot;:&quot;In this narrative history of the Einsatzgruppen--killer task forces deployed in Poland and the Soviet Union early in World War II by Himmler's SS--Richard Rhodes argues that Hitler made two separate decisions to murder the Jews of Europe. The first, in July 1941, condemned the eastern European Jews to slaughter by the Einsatzgruppen, who would execute 1.5 million victims between 1941 and 1943 by shooting them into killing pits, as at Babi Yar--crimes against humanity that have largely been overlooked or underemphasized by Holocaust historians. The second decision, in December 1941, condemned the Jews of western Europe. By then, Rhodes shows, direct killing had so brutalized the SS perpetrators that a shocked Himmler had ordered the development of less personal means of murder--the notorious gas chambers and crematoriums of the Holocaust's second wave. Rhodes demonstrates further that Hitler and Himmler intended the Jews to be only their first victims; their plan was to open up Russia to German colonization, and to destroy more than 30 million Slavs and members of other ethnic groups. Drawing on newly available material, this is a book that is certain to generate debate, and expand the understanding of the Holocaust.&quot;,&quot;ISBN&quot;:&quot;978-0-375-40900-4&quot;,&quot;note&quot;:&quot;OCLC: 47915986&quot;,&quot;shortTitle&quot;:&quot;Masters of death&quot;,&quot;language&quot;:&quot;English&quot;,&quot;author&quot;:[{&quot;family&quot;:&quot;Rhodes&quot;,&quot;given&quot;:&quot;Richard&quot;}],&quot;issued&quot;:{&quot;date-parts&quot;:[[&quot;2002&quot;]]}}}],&quot;schema&quot;:&quot;https://github.com/citation-style-language/schema/raw/master/csl-citation.json&quot;} RND4yfyhvpCzu"/><text:span text:style-name="T19">,@ </text:span><text:reference-mark-start text:name="ZOTERO_ITEM CSL_CITATION {&quot;citationID&quot;:&quot;7JRPD53W&quot;,&quot;properties&quot;:{&quot;formattedCitation&quot;:&quot;{\\rtf Albert Speer, {\\i{}The slave state: Heinrich Himmler\\uc0\\u8217{}s masterplan for SS supremacy} (London: Weidenfeld and Nicolson, 1981).}&quot;,&quot;plainCitation&quot;:&quot;Albert Speer, The slave state: Heinrich Himmler’s masterplan for SS supremacy (London: Weidenfeld and Nicolson, 1981).&quot;},&quot;citationItems&quot;:[{&quot;id&quot;:5336,&quot;uris&quot;:[&quot;http://zotero.org/users/312/items/VGEFA5R7&quot;],&quot;uri&quot;:[&quot;http://zotero.org/users/312/items/VGEFA5R7&quot;],&quot;itemData&quot;:{&quot;id&quot;:5336,&quot;type&quot;:&quot;book&quot;,&quot;title&quot;:&quot;The slave state: Heinrich Himmler's masterplan for SS supremacy&quot;,&quot;publisher&quot;:&quot;Weidenfeld and Nicolson&quot;,&quot;publisher-place&quot;:&quot;London&quot;,&quot;source&quot;:&quot;Open WorldCat&quot;,&quot;event-place&quot;:&quot;London&quot;,&quot;ISBN&quot;:&quot;978-0-297-78013-7&quot;,&quot;note&quot;:&quot;OCLC: 8589478&quot;,&quot;shortTitle&quot;:&quot;The slave state&quot;,&quot;language&quot;:&quot;Translated from the German.&quot;,&quot;author&quot;:[{&quot;family&quot;:&quot;Speer&quot;,&quot;given&quot;:&quot;Albert&quot;}],&quot;issued&quot;:{&quot;date-parts&quot;:[[&quot;1981&quot;]]}}}],&quot;schema&quot;:&quot;https://github.com/citation-style-language/schema/raw/master/csl-citation.json&quot;} RNDInipiZXBvP"/><text:span text:style-name="T25">Albert Speer, </text:span><text:span text:style-name="T27">The slave state: Heinrich Himmler’s masterplan for SS supremacy</text:span><text:span text:style-name="T24"> (London: Weidenfeld and Nicolson, 1981).</text:span><text:reference-mark-end text:name="ZOTERO_ITEM CSL_CITATION {&quot;citationID&quot;:&quot;7JRPD53W&quot;,&quot;properties&quot;:{&quot;formattedCitation&quot;:&quot;{\\rtf Albert Speer, {\\i{}The slave state: Heinrich Himmler\\uc0\\u8217{}s masterplan for SS supremacy} (London: Weidenfeld and Nicolson, 1981).}&quot;,&quot;plainCitation&quot;:&quot;Albert Speer, The slave state: Heinrich Himmler’s masterplan for SS supremacy (London: Weidenfeld and Nicolson, 1981).&quot;},&quot;citationItems&quot;:[{&quot;id&quot;:5336,&quot;uris&quot;:[&quot;http://zotero.org/users/312/items/VGEFA5R7&quot;],&quot;uri&quot;:[&quot;http://zotero.org/users/312/items/VGEFA5R7&quot;],&quot;itemData&quot;:{&quot;id&quot;:5336,&quot;type&quot;:&quot;book&quot;,&quot;title&quot;:&quot;The slave state: Heinrich Himmler's masterplan for SS supremacy&quot;,&quot;publisher&quot;:&quot;Weidenfeld and Nicolson&quot;,&quot;publisher-place&quot;:&quot;London&quot;,&quot;source&quot;:&quot;Open WorldCat&quot;,&quot;event-place&quot;:&quot;London&quot;,&quot;ISBN&quot;:&quot;978-0-297-78013-7&quot;,&quot;note&quot;:&quot;OCLC: 8589478&quot;,&quot;shortTitle&quot;:&quot;The slave state&quot;,&quot;language&quot;:&quot;Translated from the German.&quot;,&quot;author&quot;:[{&quot;family&quot;:&quot;Speer&quot;,&quot;given&quot;:&quot;Albert&quot;}],&quot;issued&quot;:{&quot;date-parts&quot;:[[&quot;1981&quot;]]}}}],&quot;schema&quot;:&quot;https://github.com/citation-style-language/schema/raw/master/csl-citation.json&quot;} RNDInipiZXBvP"/><text:span text:style-name="T19">,@ </text:span><text:reference-mark-start text:name="ZOTERO_ITEM CSL_CITATION {&quot;citationID&quot;:&quot;mKBKAIXT&quot;,&quot;properties&quot;:{&quot;formattedCitation&quot;:&quot;{\\rtf Nikolaus Wachsmann, {\\i{}KL: A History of the Nazi Concentration Camps}, 2015.}&quot;,&quot;plainCitation&quot;:&quot;Nikolaus Wachsmann, KL: A History of the Nazi Concentration Camps, 2015.&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schema&quot;:&quot;https://github.com/citation-style-language/schema/raw/master/csl-citation.json&quot;} RNDAoHwURJl50"/><text:span text:style-name="T25">Nikolaus Wachsmann, </text:span><text:span text:style-name="T27">KL: A History of the Nazi Concentration Camps</text:span><text:span text:style-name="T24">, 2015.</text:span><text:reference-mark-end text:name="ZOTERO_ITEM CSL_CITATION {&quot;citationID&quot;:&quot;mKBKAIXT&quot;,&quot;properties&quot;:{&quot;formattedCitation&quot;:&quot;{\\rtf Nikolaus Wachsmann, {\\i{}KL: A History of the Nazi Concentration Camps}, 2015.}&quot;,&quot;plainCitation&quot;:&quot;Nikolaus Wachsmann, KL: A History of the Nazi Concentration Camps, 2015.&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schema&quot;:&quot;https://github.com/citation-style-language/schema/raw/master/csl-citation.json&quot;} RNDAoHwURJl50"/><text:span text:style-name="T19">,@ </text:span><text:reference-mark-start text:name="ZOTERO_ITEM CSL_CITATION {&quot;citationID&quot;:&quot;vD2hOp3c&quot;,&quot;properties&quot;:{&quot;formattedCitation&quot;:&quot;{\\rtf Adrian Weale, {\\i{}Army of Evil: A History of the SS} (New York: NAL Caliber, 2010).}&quot;,&quot;plainCitation&quot;:&quot;Adrian Weale, Army of Evil: A History of the SS (New York: NAL Caliber, 2010).&quot;},&quot;citationItems&quot;:[{&quot;id&quot;:5339,&quot;uris&quot;:[&quot;http://zotero.org/users/312/items/2W52NHR6&quot;],&quot;uri&quot;:[&quot;http://zotero.org/users/312/items/2W52NHR6&quot;],&quot;itemData&quot;:{&quot;id&quot;:5339,&quot;type&quot;:&quot;book&quot;,&quot;title&quot;:&quot;Army of evil: a history of the SS&quot;,&quot;publisher&quot;:&quot;NAL Caliber&quot;,&quot;publisher-place&quot;:&quot;New York&quot;,&quot;source&quot;:&quot;Open WorldCat&quot;,&quot;event-place&quot;:&quot;New York&quot;,&quot;abstract&quot;:&quot;The most loyal and ruthless enforcers of the Third Reich began as a small squad of political thugs. Yet by the end of 1935, the SS had taken control of all police and internal security duties in Germany--ranging from local village \&quot;gendarmes\&quot; all the way up to the secret political police and the Gestapo. And by 1944, the militarized Waffen-SS had more than eight hundred thousand men serving in the field, rivaling even Germany's regular armed forces, the Wehrmacht. Here, author Adrian Weale delves into materials not previously available, including recently released intelligence files and never-before published photographs. Going beyond the myths and characterizations, this comprehensive account reveals the reality of the SS as a cadre of unwavering political fanatics and power-seeking opportunists who slavishly followed an ideology that disdained traditional morality--an ideology that they were prepared to implement to the utmost murderous extreme, which ultimately resulted in the Holocaust.--From publisher description.&quot;,&quot;ISBN&quot;:&quot;978-0-451-23791-0&quot;,&quot;note&quot;:&quot;OCLC: 775418793&quot;,&quot;shortTitle&quot;:&quot;Army of evil&quot;,&quot;language&quot;:&quot;English&quot;,&quot;author&quot;:[{&quot;family&quot;:&quot;Weale&quot;,&quot;given&quot;:&quot;Adrian&quot;}],&quot;issued&quot;:{&quot;date-parts&quot;:[[&quot;2010&quot;]]}}}],&quot;schema&quot;:&quot;https://github.com/citation-style-language/schema/raw/master/csl-citation.json&quot;} RNDf94zdN6V46"/><text:span text:style-name="T25">Adrian Weale, </text:span><text:span text:style-name="T27">Army of Evil: A History of the SS</text:span><text:span text:style-name="T24"> (New York: NAL Caliber, 2010).</text:span><text:reference-mark-end text:name="ZOTERO_ITEM CSL_CITATION {&quot;citationID&quot;:&quot;vD2hOp3c&quot;,&quot;properties&quot;:{&quot;formattedCitation&quot;:&quot;{\\rtf Adrian Weale, {\\i{}Army of Evil: A History of the SS} (New York: NAL Caliber, 2010).}&quot;,&quot;plainCitation&quot;:&quot;Adrian Weale, Army of Evil: A History of the SS (New York: NAL Caliber, 2010).&quot;},&quot;citationItems&quot;:[{&quot;id&quot;:5339,&quot;uris&quot;:[&quot;http://zotero.org/users/312/items/2W52NHR6&quot;],&quot;uri&quot;:[&quot;http://zotero.org/users/312/items/2W52NHR6&quot;],&quot;itemData&quot;:{&quot;id&quot;:5339,&quot;type&quot;:&quot;book&quot;,&quot;title&quot;:&quot;Army of evil: a history of the SS&quot;,&quot;publisher&quot;:&quot;NAL Caliber&quot;,&quot;publisher-place&quot;:&quot;New York&quot;,&quot;source&quot;:&quot;Open WorldCat&quot;,&quot;event-place&quot;:&quot;New York&quot;,&quot;abstract&quot;:&quot;The most loyal and ruthless enforcers of the Third Reich began as a small squad of political thugs. Yet by the end of 1935, the SS had taken control of all police and internal security duties in Germany--ranging from local village \&quot;gendarmes\&quot; all the way up to the secret political police and the Gestapo. And by 1944, the militarized Waffen-SS had more than eight hundred thousand men serving in the field, rivaling even Germany's regular armed forces, the Wehrmacht. Here, author Adrian Weale delves into materials not previously available, including recently released intelligence files and never-before published photographs. Going beyond the myths and characterizations, this comprehensive account reveals the reality of the SS as a cadre of unwavering political fanatics and power-seeking opportunists who slavishly followed an ideology that disdained traditional morality--an ideology that they were prepared to implement to the utmost murderous extreme, which ultimately resulted in the Holocaust.--From publisher description.&quot;,&quot;ISBN&quot;:&quot;978-0-451-23791-0&quot;,&quot;note&quot;:&quot;OCLC: 775418793&quot;,&quot;shortTitle&quot;:&quot;Army of evil&quot;,&quot;language&quot;:&quot;English&quot;,&quot;author&quot;:[{&quot;family&quot;:&quot;Weale&quot;,&quot;given&quot;:&quot;Adrian&quot;}],&quot;issued&quot;:{&quot;date-parts&quot;:[[&quot;2010&quot;]]}}}],&quot;schema&quot;:&quot;https://github.com/citation-style-language/schema/raw/master/csl-citation.json&quot;} RNDf94zdN6V46"/><text:span text:style-name="T19">,@ </text:span><text:reference-mark-start text:name="ZOTERO_ITEM CSL_CITATION {&quot;citationID&quot;:&quot;CSCAcBk1&quot;,&quot;properties&quot;:{&quot;formattedCitation&quot;:&quot;{\\rtf Richard Worth, {\\i{}Heinrich Himmler: Murderous Architect of the Holocaust} (Berkeley Heights, NJ: Enslow Pub., 2005).}&quot;,&quot;plainCitation&quot;:&quot;Richard Worth, Heinrich Himmler: Murderous Architect of the Holocaust (Berkeley Heights, NJ: Enslow Pub., 2005).&quot;},&quot;citationItems&quot;:[{&quot;id&quot;:5338,&quot;uris&quot;:[&quot;http://zotero.org/users/312/items/W8V49JTA&quot;],&quot;uri&quot;:[&quot;http://zotero.org/users/312/items/W8V49JTA&quot;],&quot;itemData&quot;:{&quot;id&quot;:5338,&quot;type&quot;:&quot;book&quot;,&quot;title&quot;:&quot;Heinrich Himmler: murderous architect of the Holocaust&quot;,&quot;publisher&quot;:&quot;Enslow Pub.&quot;,&quot;publisher-place&quot;:&quot;Berkeley Heights, NJ&quot;,&quot;source&quot;:&quot;Open WorldCat&quot;,&quot;event-place&quot;:&quot;Berkeley Heights, NJ&quot;,&quot;abstract&quot;:&quot;Provides a detailed look at the Nazi German secret police chief who ordered massacres and oversaw the concentration and death camps of the Holocaust.&quot;,&quot;ISBN&quot;:&quot;978-0-7660-2532-5&quot;,&quot;note&quot;:&quot;OCLC: 57123816&quot;,&quot;shortTitle&quot;:&quot;Heinrich Himmler&quot;,&quot;language&quot;:&quot;English&quot;,&quot;author&quot;:[{&quot;family&quot;:&quot;Worth&quot;,&quot;given&quot;:&quot;Richard&quot;}],&quot;issued&quot;:{&quot;date-parts&quot;:[[&quot;2005&quot;]]}}}],&quot;schema&quot;:&quot;https://github.com/citation-style-language/schema/raw/master/csl-citation.json&quot;} RNDsV7dBn8jjs"/><text:span text:style-name="T25">Richard Worth, </text:span><text:span text:style-name="T27">Heinrich Himmler: Murderous Architect of the Holocaust</text:span><text:span text:style-name="T24"> (Berkeley Heights, NJ: Enslow Pub., 2005).</text:span><text:reference-mark-end text:name="ZOTERO_ITEM CSL_CITATION {&quot;citationID&quot;:&quot;CSCAcBk1&quot;,&quot;properties&quot;:{&quot;formattedCitation&quot;:&quot;{\\rtf Richard Worth, {\\i{}Heinrich Himmler: Murderous Architect of the Holocaust} (Berkeley Heights, NJ: Enslow Pub., 2005).}&quot;,&quot;plainCitation&quot;:&quot;Richard Worth, Heinrich Himmler: Murderous Architect of the Holocaust (Berkeley Heights, NJ: Enslow Pub., 2005).&quot;},&quot;citationItems&quot;:[{&quot;id&quot;:5338,&quot;uris&quot;:[&quot;http://zotero.org/users/312/items/W8V49JTA&quot;],&quot;uri&quot;:[&quot;http://zotero.org/users/312/items/W8V49JTA&quot;],&quot;itemData&quot;:{&quot;id&quot;:5338,&quot;type&quot;:&quot;book&quot;,&quot;title&quot;:&quot;Heinrich Himmler: murderous architect of the Holocaust&quot;,&quot;publisher&quot;:&quot;Enslow Pub.&quot;,&quot;publisher-place&quot;:&quot;Berkeley Heights, NJ&quot;,&quot;source&quot;:&quot;Open WorldCat&quot;,&quot;event-place&quot;:&quot;Berkeley Heights, NJ&quot;,&quot;abstract&quot;:&quot;Provides a detailed look at the Nazi German secret police chief who ordered massacres and oversaw the concentration and death camps of the Holocaust.&quot;,&quot;ISBN&quot;:&quot;978-0-7660-2532-5&quot;,&quot;note&quot;:&quot;OCLC: 57123816&quot;,&quot;shortTitle&quot;:&quot;Heinrich Himmler&quot;,&quot;language&quot;:&quot;English&quot;,&quot;author&quot;:[{&quot;family&quot;:&quot;Worth&quot;,&quot;given&quot;:&quot;Richard&quot;}],&quot;issued&quot;:{&quot;date-parts&quot;:[[&quot;2005&quot;]]}}}],&quot;schema&quot;:&quot;https://github.com/citation-style-language/schema/raw/master/csl-citation.json&quot;} RNDsV7dBn8jjs"/><text:span text:style-name="T19">,@ </text:span><text:reference-mark-start text:name="ZOTERO_ITEM CSL_CITATION {&quot;citationID&quot;:&quot;zfk6QHEf&quot;,&quot;properties&quot;:{&quot;formattedCitation&quot;:&quot;{\\rtf Herbert F Ziegler and Mazal Holocaust Collection, {\\i{}Nazi Germany\\uc0\\u8217{}s New Aristocracy: The SS Leadership, 1925-1939} (Princeton, N.J.: Princeton University Press, 1989).}&quot;,&quot;plainCitation&quot;:&quot;Herbert F Ziegler and Mazal Holocaust Collection, Nazi Germany’s New Aristocracy: The SS Leadership, 1925-1939 (Princeton, N.J.: Princeton University Press, 1989).&quot;},&quot;citationItems&quot;:[{&quot;id&quot;:5344,&quot;uris&quot;:[&quot;http://zotero.org/users/312/items/4HGNDJS2&quot;],&quot;uri&quot;:[&quot;http://zotero.org/users/312/items/4HGNDJS2&quot;],&quot;itemData&quot;:{&quot;id&quot;:5344,&quot;type&quot;:&quot;book&quot;,&quot;title&quot;:&quot;Nazi Germany's new aristocracy: the SS leadership, 1925-1939&quot;,&quot;publisher&quot;:&quot;Princeton University Press&quot;,&quot;publisher-place&quot;:&quot;Princeton, N.J.&quot;,&quot;source&quot;:&quot;Open WorldCat&quot;,&quot;event-place&quot;:&quot;Princeton, N.J.&quot;,&quot;abstract&quot;:&quot;Publisher description: The first book-length presentation on the social origins of the prewar SS leadership, this volume offers a complete picture of the men who, between 1925 and 1939, joined the vanguard of National Socialism and rose to the rank of SS-Fhrer. Herbert Ziegler reveals that the Black Order was composed of people from all walks of life. Young Gymnasium and university graduates rubbed elbows with former gardeners, mechanics, and office clerks, while \&quot;old fighters\&quot; of the pre-1933 Nazi movement climbed the ladder of SS ranks alongside those who did not find their enthusiasm for Hitler's new order until after the Nazi seizure of power. Within the confines of Heinrich Himmler's new knighthood was created a people's community in microcosm, furnishing many a recruit a vehicle for upward social mobility. Moving beyond earlier explanations of who provided the support for National Socialism, Ziegler describes practices within the SS that were akin to a democracy of personnel selection and that resulted, by 1939, in a leadership corps characterized by social heterogeneity rather than homogeneity. Taking advantage of the detailed information contained in the thousands of SS personnel files located at the Berlin Document Center, and using the tools of statistical analysis, he also probes the connections between social reality and the ideological credos and promises of the Third Reich.&quot;,&quot;ISBN&quot;:&quot;978-0-691-05577-0&quot;,&quot;note&quot;:&quot;OCLC: 19388568&quot;,&quot;shortTitle&quot;:&quot;Nazi Germany's new aristocracy&quot;,&quot;language&quot;:&quot;English&quot;,&quot;author&quot;:[{&quot;family&quot;:&quot;Ziegler&quot;,&quot;given&quot;:&quot;Herbert F&quot;},{&quot;literal&quot;:&quot;Mazal Holocaust Collection&quot;}],&quot;issued&quot;:{&quot;date-parts&quot;:[[&quot;1989&quot;]]}}}],&quot;schema&quot;:&quot;https://github.com/citation-style-language/schema/raw/master/csl-citation.json&quot;} RND6kPTS4szQV"/><text:span text:style-name="T25">Herbert F Ziegler and Mazal Holocaust Collection, </text:span><text:span text:style-name="T27">Nazi Germany’s New Aristocracy: The SS Leadership, 1925-1939</text:span><text:span text:style-name="T24"> (Princeton, N.J.: Princeton University Press, 1989).</text:span><text:reference-mark-end text:name="ZOTERO_ITEM CSL_CITATION {&quot;citationID&quot;:&quot;zfk6QHEf&quot;,&quot;properties&quot;:{&quot;formattedCitation&quot;:&quot;{\\rtf Herbert F Ziegler and Mazal Holocaust Collection, {\\i{}Nazi Germany\\uc0\\u8217{}s New Aristocracy: The SS Leadership, 1925-1939} (Princeton, N.J.: Princeton University Press, 1989).}&quot;,&quot;plainCitation&quot;:&quot;Herbert F Ziegler and Mazal Holocaust Collection, Nazi Germany’s New Aristocracy: The SS Leadership, 1925-1939 (Princeton, N.J.: Princeton University Press, 1989).&quot;},&quot;citationItems&quot;:[{&quot;id&quot;:5344,&quot;uris&quot;:[&quot;http://zotero.org/users/312/items/4HGNDJS2&quot;],&quot;uri&quot;:[&quot;http://zotero.org/users/312/items/4HGNDJS2&quot;],&quot;itemData&quot;:{&quot;id&quot;:5344,&quot;type&quot;:&quot;book&quot;,&quot;title&quot;:&quot;Nazi Germany's new aristocracy: the SS leadership, 1925-1939&quot;,&quot;publisher&quot;:&quot;Princeton University Press&quot;,&quot;publisher-place&quot;:&quot;Princeton, N.J.&quot;,&quot;source&quot;:&quot;Open WorldCat&quot;,&quot;event-place&quot;:&quot;Princeton, N.J.&quot;,&quot;abstract&quot;:&quot;Publisher description: The first book-length presentation on the social origins of the prewar SS leadership, this volume offers a complete picture of the men who, between 1925 and 1939, joined the vanguard of National Socialism and rose to the rank of SS-Fhrer. Herbert Ziegler reveals that the Black Order was composed of people from all walks of life. Young Gymnasium and university graduates rubbed elbows with former gardeners, mechanics, and office clerks, while \&quot;old fighters\&quot; of the pre-1933 Nazi movement climbed the ladder of SS ranks alongside those who did not find their enthusiasm for Hitler's new order until after the Nazi seizure of power. Within the confines of Heinrich Himmler's new knighthood was created a people's community in microcosm, furnishing many a recruit a vehicle for upward social mobility. Moving beyond earlier explanations of who provided the support for National Socialism, Ziegler describes practices within the SS that were akin to a democracy of personnel selection and that resulted, by 1939, in a leadership corps characterized by social heterogeneity rather than homogeneity. Taking advantage of the detailed information contained in the thousands of SS personnel files located at the Berlin Document Center, and using the tools of statistical analysis, he also probes the connections between social reality and the ideological credos and promises of the Third Reich.&quot;,&quot;ISBN&quot;:&quot;978-0-691-05577-0&quot;,&quot;note&quot;:&quot;OCLC: 19388568&quot;,&quot;shortTitle&quot;:&quot;Nazi Germany's new aristocracy&quot;,&quot;language&quot;:&quot;English&quot;,&quot;author&quot;:[{&quot;family&quot;:&quot;Ziegler&quot;,&quot;given&quot;:&quot;Herbert F&quot;},{&quot;literal&quot;:&quot;Mazal Holocaust Collection&quot;}],&quot;issued&quot;:{&quot;date-parts&quot;:[[&quot;1989&quot;]]}}}],&quot;schema&quot;:&quot;https://github.com/citation-style-language/schema/raw/master/csl-citation.json&quot;} RND6kPTS4szQV"/></text:p></text:note-body></text:note></text:span><text:span text:style-name="T6"> Academic </text:span><text:soft-page-break/><text:span text:style-name="T6">debate on the SS use of inmates for labor is also available.</text:span><text:span text:style-name="T15"><text:note text:id="ftn4" text:note-class="footnote"><text:note-citation>4</text:note-citation><text:note-body><text:p text:style-name="P13"><text:span text:style-name="T17"><text:s/></text:span><text:span text:style-name="T19">A similarly incomplete, and somewhat overlapping, list of works include: </text:span><text:reference-mark-start text:name="ZOTERO_ITEM CSL_CITATION {&quot;citationID&quot;:&quot;KTLtM0za&quot;,&quot;properties&quot;:{&quot;formattedCitation&quot;:&quot;{\\rtf Allen, {\\i{}The Business of Genocide}; Marc Bartuschka, {\\i{}Unter Zur\\uc0\\u252{}ckstellung aller m\\uc0\\u246{}glichen Bedenken\\uc0\\u8239{}: Die NS-Betriebsgruppe \\uc0\\u8220{}Reichsmarschall Hermann G\\uc0\\u246{}ring\\uc0\\u8221{}; (REIMAHG) und der Zwangsarbeitereinsatz 1944/1945} (G\\uc0\\u246{}ttingen, Niedersachs: Wallstein, 2011).}&quot;,&quot;plainCitation&quot;:&quot;Allen, The Business of Genocide; Marc Bartuschka, Unter Zurückstellung aller möglichen Bedenken : Die NS-Betriebsgruppe “Reichsmarschall Hermann Göring”; (REIMAHG) und der Zwangsarbeitereinsatz 1944/1945 (Göttingen, Niedersachs: Wallstein, 2011).&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id&quot;:1613,&quot;uris&quot;:[&quot;http://zotero.org/users/312/items/V6ACU74E&quot;],&quot;uri&quot;:[&quot;http://zotero.org/users/312/items/V6ACU74E&quot;],&quot;itemData&quot;:{&quot;id&quot;:1613,&quot;type&quot;:&quot;book&quot;,&quot;title&quot;:&quot;Unter Zurückstellung aller möglichen Bedenken : Die NS-Betriebsgruppe \&quot;Reichsmarschall Hermann Göring\&quot;; (REIMAHG) und der Zwangsarbeitereinsatz 1944/1945&quot;,&quot;publisher&quot;:&quot;Wallstein&quot;,&quot;publisher-place&quot;:&quot;Göttingen, Niedersachs&quot;,&quot;source&quot;:&quot;Open WorldCat&quot;,&quot;event-place&quot;:&quot;Göttingen, Niedersachs&quot;,&quot;ISBN&quot;:&quot;978-3-8353-0928-9&quot;,&quot;shortTitle&quot;:&quot;Unter Zurückstellung aller möglichen Bedenken&quot;,&quot;language&quot;:&quot;Undetermined&quot;,&quot;author&quot;:[{&quot;family&quot;:&quot;Bartuschka&quot;,&quot;given&quot;:&quot;Marc&quot;}],&quot;issued&quot;:{&quot;date-parts&quot;:[[&quot;2011&quot;]]}}}],&quot;schema&quot;:&quot;https://github.com/citation-style-language/schema/raw/master/csl-citation.json&quot;} RNDgBjfF4Zi58"/><text:span text:style-name="T25">Allen, </text:span><text:span text:style-name="T27">The Business of Genocide</text:span><text:span text:style-name="T24">; Marc Bartuschka, </text:span><text:span text:style-name="T27">Unter Zurückstellung aller möglichen Bedenken : Die NS-Betriebsgruppe “Reichsmarschall Hermann Göring”; (REIMAHG) und der Zwangsarbeitereinsatz 1944/1945</text:span><text:span text:style-name="T24"> (Göttingen, Niedersachs: Wallstein, 2011).</text:span><text:reference-mark-end text:name="ZOTERO_ITEM CSL_CITATION {&quot;citationID&quot;:&quot;KTLtM0za&quot;,&quot;properties&quot;:{&quot;formattedCitation&quot;:&quot;{\\rtf Allen, {\\i{}The Business of Genocide}; Marc Bartuschka, {\\i{}Unter Zur\\uc0\\u252{}ckstellung aller m\\uc0\\u246{}glichen Bedenken\\uc0\\u8239{}: Die NS-Betriebsgruppe \\uc0\\u8220{}Reichsmarschall Hermann G\\uc0\\u246{}ring\\uc0\\u8221{}; (REIMAHG) und der Zwangsarbeitereinsatz 1944/1945} (G\\uc0\\u246{}ttingen, Niedersachs: Wallstein, 2011).}&quot;,&quot;plainCitation&quot;:&quot;Allen, The Business of Genocide; Marc Bartuschka, Unter Zurückstellung aller möglichen Bedenken : Die NS-Betriebsgruppe “Reichsmarschall Hermann Göring”; (REIMAHG) und der Zwangsarbeitereinsatz 1944/1945 (Göttingen, Niedersachs: Wallstein, 2011).&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id&quot;:1613,&quot;uris&quot;:[&quot;http://zotero.org/users/312/items/V6ACU74E&quot;],&quot;uri&quot;:[&quot;http://zotero.org/users/312/items/V6ACU74E&quot;],&quot;itemData&quot;:{&quot;id&quot;:1613,&quot;type&quot;:&quot;book&quot;,&quot;title&quot;:&quot;Unter Zurückstellung aller möglichen Bedenken : Die NS-Betriebsgruppe \&quot;Reichsmarschall Hermann Göring\&quot;; (REIMAHG) und der Zwangsarbeitereinsatz 1944/1945&quot;,&quot;publisher&quot;:&quot;Wallstein&quot;,&quot;publisher-place&quot;:&quot;Göttingen, Niedersachs&quot;,&quot;source&quot;:&quot;Open WorldCat&quot;,&quot;event-place&quot;:&quot;Göttingen, Niedersachs&quot;,&quot;ISBN&quot;:&quot;978-3-8353-0928-9&quot;,&quot;shortTitle&quot;:&quot;Unter Zurückstellung aller möglichen Bedenken&quot;,&quot;language&quot;:&quot;Undetermined&quot;,&quot;author&quot;:[{&quot;family&quot;:&quot;Bartuschka&quot;,&quot;given&quot;:&quot;Marc&quot;}],&quot;issued&quot;:{&quot;date-parts&quot;:[[&quot;2011&quot;]]}}}],&quot;schema&quot;:&quot;https://github.com/citation-style-language/schema/raw/master/csl-citation.json&quot;} RNDgBjfF4Zi58"/><text:span text:style-name="T19">,@ </text:span><text:reference-mark-start text:name="ZOTERO_ITEM CSL_CITATION {&quot;citationID&quot;:&quot;rEvh963T&quot;,&quot;properties&quot;:{&quot;formattedCitation&quot;:&quot;{\\rtf Reinhold Billstein et al., {\\i{}Working for the Enemy: Ford, General Motors, and Forced Labor in Germany During the Second World War} (New York: Berghahn Books, 2000).}&quot;,&quot;plainCitation&quot;:&quot;Reinhold Billstein et al., Working for the Enemy: Ford, General Motors, and Forced Labor in Germany During the Second World War (New York: Berghahn Books, 2000).&quot;},&quot;citationItems&quot;:[{&quot;id&quot;:1566,&quot;uris&quot;:[&quot;http://zotero.org/users/312/items/U8GTUVB3&quot;],&quot;uri&quot;:[&quot;http://zotero.org/users/312/items/U8GTUVB3&quot;],&quot;itemData&quot;:{&quot;id&quot;:1566,&quot;type&quot;:&quot;book&quot;,&quot;title&quot;:&quot;Working for the Enemy: Ford, General Motors, and Forced Labor in Germany During the Second World War&quot;,&quot;publisher&quot;:&quot;Berghahn Books&quot;,&quot;publisher-place&quot;:&quot;New York&quot;,&quot;number-of-pages&quot;:&quot;309&quot;,&quot;source&quot;:&quot;magik.gmu.edu Library Catalog&quot;,&quot;event-place&quot;:&quot;New York&quot;,&quot;ISBN&quot;:&quot;1-57181-224-5&quot;,&quot;call-number&quot;:&quot;HD4875.G4 W67 2000&quot;,&quot;shortTitle&quot;:&quot;Working for the Enemy&quot;,&quot;author&quot;:[{&quot;family&quot;:&quot;Billstein&quot;,&quot;given&quot;:&quot;Reinhold&quot;},{&quot;family&quot;:&quot;Levis&quot;,&quot;given&quot;:&quot;Nicholas&quot;},{&quot;family&quot;:&quot;Fings&quot;,&quot;given&quot;:&quot;Karola&quot;},{&quot;family&quot;:&quot;Kugler&quot;,&quot;given&quot;:&quot;Anita&quot;}],&quot;issued&quot;:{&quot;date-parts&quot;:[[&quot;2000&quot;]]}}}],&quot;schema&quot;:&quot;https://github.com/citation-style-language/schema/raw/master/csl-citation.json&quot;} RNDckw0tqkkqU"/><text:span text:style-name="T25">Reinhold Billstein et al., </text:span><text:span text:style-name="T27">Working for the Enemy: Ford, General Motors, and Forced Labor in Germany During the Second World War</text:span><text:span text:style-name="T24"> (New York: Berghahn Books, 2000).</text:span><text:reference-mark-end text:name="ZOTERO_ITEM CSL_CITATION {&quot;citationID&quot;:&quot;rEvh963T&quot;,&quot;properties&quot;:{&quot;formattedCitation&quot;:&quot;{\\rtf Reinhold Billstein et al., {\\i{}Working for the Enemy: Ford, General Motors, and Forced Labor in Germany During the Second World War} (New York: Berghahn Books, 2000).}&quot;,&quot;plainCitation&quot;:&quot;Reinhold Billstein et al., Working for the Enemy: Ford, General Motors, and Forced Labor in Germany During the Second World War (New York: Berghahn Books, 2000).&quot;},&quot;citationItems&quot;:[{&quot;id&quot;:1566,&quot;uris&quot;:[&quot;http://zotero.org/users/312/items/U8GTUVB3&quot;],&quot;uri&quot;:[&quot;http://zotero.org/users/312/items/U8GTUVB3&quot;],&quot;itemData&quot;:{&quot;id&quot;:1566,&quot;type&quot;:&quot;book&quot;,&quot;title&quot;:&quot;Working for the Enemy: Ford, General Motors, and Forced Labor in Germany During the Second World War&quot;,&quot;publisher&quot;:&quot;Berghahn Books&quot;,&quot;publisher-place&quot;:&quot;New York&quot;,&quot;number-of-pages&quot;:&quot;309&quot;,&quot;source&quot;:&quot;magik.gmu.edu Library Catalog&quot;,&quot;event-place&quot;:&quot;New York&quot;,&quot;ISBN&quot;:&quot;1-57181-224-5&quot;,&quot;call-number&quot;:&quot;HD4875.G4 W67 2000&quot;,&quot;shortTitle&quot;:&quot;Working for the Enemy&quot;,&quot;author&quot;:[{&quot;family&quot;:&quot;Billstein&quot;,&quot;given&quot;:&quot;Reinhold&quot;},{&quot;family&quot;:&quot;Levis&quot;,&quot;given&quot;:&quot;Nicholas&quot;},{&quot;family&quot;:&quot;Fings&quot;,&quot;given&quot;:&quot;Karola&quot;},{&quot;family&quot;:&quot;Kugler&quot;,&quot;given&quot;:&quot;Anita&quot;}],&quot;issued&quot;:{&quot;date-parts&quot;:[[&quot;2000&quot;]]}}}],&quot;schema&quot;:&quot;https://github.com/citation-style-language/schema/raw/master/csl-citation.json&quot;} RNDckw0tqkkqU"/><text:span text:style-name="T19">,@ </text:span><text:reference-mark-start text:name="ZOTERO_ITEM CSL_CITATION {&quot;citationID&quot;:&quot;nDYWpQsu&quot;,&quot;properties&quot;:{&quot;formattedCitation&quot;:&quot;{\\rtf Christopher R Browning and Mazal Holocaust Collection, {\\i{}Remembering Survival: Inside a Nazi Slave-Labor Camp} (New York: W.W. Norton &amp; Co., 2010).}&quot;,&quot;plainCitation&quot;:&quot;Christopher R Browning and Mazal Holocaust Collection, Remembering Survival: Inside a Nazi Slave-Labor Camp (New York: W.W. Norton &amp; Co., 2010).&quot;},&quot;citationItems&quot;:[{&quot;id&quot;:5143,&quot;uris&quot;:[&quot;http://zotero.org/users/312/items/NNCFKR4D&quot;],&quot;uri&quot;:[&quot;http://zotero.org/users/312/items/NNCFKR4D&quot;],&quot;itemData&quot;:{&quot;id&quot;:5143,&quot;type&quot;:&quot;book&quot;,&quot;title&quot;:&quot;Remembering survival: inside a Nazi slave-labor camp&quot;,&quot;publisher&quot;:&quot;W.W. Norton &amp; Co.&quot;,&quot;publisher-place&quot;:&quot;New York&quot;,&quot;source&quot;:&quot;Open WorldCat&quot;,&quot;event-place&quot;:&quot;New York&quot;,&quot;abstract&quot;:&quot;Draws on the testimony of survivors of the Holocaust-era Starachowice slave-labor camps to examine the Jewish prisoners' fight for survival through a succession of brutal Nazi camp regimes.&quot;,&quot;ISBN&quot;:&quot;978-0-393-07019-4&quot;,&quot;shortTitle&quot;:&quot;Remembering survival&quot;,&quot;language&quot;:&quot;English&quot;,&quot;author&quot;:[{&quot;family&quot;:&quot;Browning&quot;,&quot;given&quot;:&quot;Christopher R&quot;},{&quot;literal&quot;:&quot;Mazal Holocaust Collection&quot;}],&quot;issued&quot;:{&quot;date-parts&quot;:[[&quot;2010&quot;]]}}}],&quot;schema&quot;:&quot;https://github.com/citation-style-language/schema/raw/master/csl-citation.json&quot;} RNDrZMGxmNa5b"/><text:span text:style-name="T25">Christopher R Browning and Mazal Holocaust Collection, </text:span><text:span text:style-name="T27">Remembering Survival: Inside a Nazi Slave-Labor Camp</text:span><text:span text:style-name="T24"> (New York: W.W. Norton &amp; Co., 2010).</text:span><text:reference-mark-end text:name="ZOTERO_ITEM CSL_CITATION {&quot;citationID&quot;:&quot;nDYWpQsu&quot;,&quot;properties&quot;:{&quot;formattedCitation&quot;:&quot;{\\rtf Christopher R Browning and Mazal Holocaust Collection, {\\i{}Remembering Survival: Inside a Nazi Slave-Labor Camp} (New York: W.W. Norton &amp; Co., 2010).}&quot;,&quot;plainCitation&quot;:&quot;Christopher R Browning and Mazal Holocaust Collection, Remembering Survival: Inside a Nazi Slave-Labor Camp (New York: W.W. Norton &amp; Co., 2010).&quot;},&quot;citationItems&quot;:[{&quot;id&quot;:5143,&quot;uris&quot;:[&quot;http://zotero.org/users/312/items/NNCFKR4D&quot;],&quot;uri&quot;:[&quot;http://zotero.org/users/312/items/NNCFKR4D&quot;],&quot;itemData&quot;:{&quot;id&quot;:5143,&quot;type&quot;:&quot;book&quot;,&quot;title&quot;:&quot;Remembering survival: inside a Nazi slave-labor camp&quot;,&quot;publisher&quot;:&quot;W.W. Norton &amp; Co.&quot;,&quot;publisher-place&quot;:&quot;New York&quot;,&quot;source&quot;:&quot;Open WorldCat&quot;,&quot;event-place&quot;:&quot;New York&quot;,&quot;abstract&quot;:&quot;Draws on the testimony of survivors of the Holocaust-era Starachowice slave-labor camps to examine the Jewish prisoners' fight for survival through a succession of brutal Nazi camp regimes.&quot;,&quot;ISBN&quot;:&quot;978-0-393-07019-4&quot;,&quot;shortTitle&quot;:&quot;Remembering survival&quot;,&quot;language&quot;:&quot;English&quot;,&quot;author&quot;:[{&quot;family&quot;:&quot;Browning&quot;,&quot;given&quot;:&quot;Christopher R&quot;},{&quot;literal&quot;:&quot;Mazal Holocaust Collection&quot;}],&quot;issued&quot;:{&quot;date-parts&quot;:[[&quot;2010&quot;]]}}}],&quot;schema&quot;:&quot;https://github.com/citation-style-language/schema/raw/master/csl-citation.json&quot;} RNDrZMGxmNa5b"/><text:span text:style-name="T19">,@ </text:span><text:reference-mark-start text:name="ZOTERO_ITEM CSL_CITATION {&quot;citationID&quot;:&quot;Q3I2kMdX&quot;,&quot;properties&quot;:{&quot;formattedCitation&quot;:&quot;{\\rtf Marc Buggeln, {\\i{}Slave Labor in Nazi Concentration Camps}, trans. Paul Cohen (Oxford University Press, 2015).}&quot;,&quot;plainCitation&quot;:&quot;Marc Buggeln, Slave Labor in Nazi Concentration Camps, trans. Paul Cohen (Oxford University Press, 2015).&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schema&quot;:&quot;https://github.com/citation-style-language/schema/raw/master/csl-citation.json&quot;} RNDlZCNjb6PGn"/><text:span text:style-name="T25">Marc Buggeln, </text:span><text:span text:style-name="T27">Slave Labor in Nazi Concentration Camps</text:span><text:span text:style-name="T24">, trans. Paul Cohen (Oxford University Press, 2015).</text:span><text:reference-mark-end text:name="ZOTERO_ITEM CSL_CITATION {&quot;citationID&quot;:&quot;Q3I2kMdX&quot;,&quot;properties&quot;:{&quot;formattedCitation&quot;:&quot;{\\rtf Marc Buggeln, {\\i{}Slave Labor in Nazi Concentration Camps}, trans. Paul Cohen (Oxford University Press, 2015).}&quot;,&quot;plainCitation&quot;:&quot;Marc Buggeln, Slave Labor in Nazi Concentration Camps, trans. Paul Cohen (Oxford University Press, 2015).&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schema&quot;:&quot;https://github.com/citation-style-language/schema/raw/master/csl-citation.json&quot;} RNDlZCNjb6PGn"/><text:span text:style-name="T19">,@ </text:span><text:reference-mark-start text:name="ZOTERO_ITEM CSL_CITATION {&quot;citationID&quot;:&quot;on6Ysupx&quot;,&quot;properties&quot;:{&quot;formattedCitation&quot;:&quot;{\\rtf Jane Caplan, Nikolaus Wachsmann, and Mazal Holocaust Collection, {\\i{}Concentration Camps in Nazi Germany: The New Histories} (London; New York, NY: Routledge, 2010).}&quot;,&quot;plainCitation&quot;:&quot;Jane Caplan, Nikolaus Wachsmann, and Mazal Holocaust Collection, Concentration Camps in Nazi Germany: The New Histories (London; New York, NY: Routledge, 2010).&quot;},&quot;citationItems&quot;:[{&quot;id&quot;:5264,&quot;uris&quot;:[&quot;http://zotero.org/users/312/items/8E84CKBG&quot;],&quot;uri&quot;:[&quot;http://zotero.org/users/312/items/8E84CKBG&quot;],&quot;itemData&quot;:{&quot;id&quot;:5264,&quot;type&quot;:&quot;book&quot;,&quot;title&quot;:&quot;Concentration camps in Nazi Germany: the new histories&quot;,&quot;publisher&quot;:&quot;Routledge&quot;,&quot;publisher-place&quot;:&quot;London; New York, NY&quot;,&quot;source&quot;:&quot;Open WorldCat&quot;,&quot;event-place&quot;:&quot;London; New York, NY&quot;,&quot;abstract&quot;:&quot;\&quot;The notorious concentration camp system was a central pillar of the Third Reich, supporting the Nazi war against political, racial and social outsiders whilst also intimidating the population at large. Established during the first months of the Nazi dictatorship in 1933, several million men, women and children of many nationalities had been incarcerated in the camps by the end of the Second World War. At least two million lost their lives. This volume offers the first overview of the recent scholarship that has changed the way the camps are studied over the last two decades. Written by an international team of experts, the book covers such topics as the earliest camps; social life, work and personnel in the camps; the public face of the camps; issues of gender and commemoration; and the relationship between concentration camps and the Final Solution. The book provides a comprehensive introduction to the current historiography of the camps, highlighting the key conclusions that have been made, commenting on continuing areas of debate, and suggesting possible directions for future research\&quot;--Publisher's description.&quot;,&quot;ISBN&quot;:&quot;978-0-415-42650-3&quot;,&quot;shortTitle&quot;:&quot;Concentration camps in Nazi Germany&quot;,&quot;language&quot;:&quot;English&quot;,&quot;author&quot;:[{&quot;family&quot;:&quot;Caplan&quot;,&quot;given&quot;:&quot;Jane&quot;},{&quot;family&quot;:&quot;Wachsmann&quot;,&quot;given&quot;:&quot;Nikolaus&quot;},{&quot;literal&quot;:&quot;Mazal Holocaust Collection&quot;}],&quot;issued&quot;:{&quot;date-parts&quot;:[[&quot;2010&quot;]]}}}],&quot;schema&quot;:&quot;https://github.com/citation-style-language/schema/raw/master/csl-citation.json&quot;} RNDUI2nxY9ZTQ"/><text:span text:style-name="T25">Jane Caplan, Nikolaus Wachsmann, and Mazal Holocaust Collection, </text:span><text:span text:style-name="T27">Concentration Camps in Nazi Germany: The New Histories</text:span><text:span text:style-name="T24"> (London; New York, NY: Routledge, 2010).</text:span><text:reference-mark-end text:name="ZOTERO_ITEM CSL_CITATION {&quot;citationID&quot;:&quot;on6Ysupx&quot;,&quot;properties&quot;:{&quot;formattedCitation&quot;:&quot;{\\rtf Jane Caplan, Nikolaus Wachsmann, and Mazal Holocaust Collection, {\\i{}Concentration Camps in Nazi Germany: The New Histories} (London; New York, NY: Routledge, 2010).}&quot;,&quot;plainCitation&quot;:&quot;Jane Caplan, Nikolaus Wachsmann, and Mazal Holocaust Collection, Concentration Camps in Nazi Germany: The New Histories (London; New York, NY: Routledge, 2010).&quot;},&quot;citationItems&quot;:[{&quot;id&quot;:5264,&quot;uris&quot;:[&quot;http://zotero.org/users/312/items/8E84CKBG&quot;],&quot;uri&quot;:[&quot;http://zotero.org/users/312/items/8E84CKBG&quot;],&quot;itemData&quot;:{&quot;id&quot;:5264,&quot;type&quot;:&quot;book&quot;,&quot;title&quot;:&quot;Concentration camps in Nazi Germany: the new histories&quot;,&quot;publisher&quot;:&quot;Routledge&quot;,&quot;publisher-place&quot;:&quot;London; New York, NY&quot;,&quot;source&quot;:&quot;Open WorldCat&quot;,&quot;event-place&quot;:&quot;London; New York, NY&quot;,&quot;abstract&quot;:&quot;\&quot;The notorious concentration camp system was a central pillar of the Third Reich, supporting the Nazi war against political, racial and social outsiders whilst also intimidating the population at large. Established during the first months of the Nazi dictatorship in 1933, several million men, women and children of many nationalities had been incarcerated in the camps by the end of the Second World War. At least two million lost their lives. This volume offers the first overview of the recent scholarship that has changed the way the camps are studied over the last two decades. Written by an international team of experts, the book covers such topics as the earliest camps; social life, work and personnel in the camps; the public face of the camps; issues of gender and commemoration; and the relationship between concentration camps and the Final Solution. The book provides a comprehensive introduction to the current historiography of the camps, highlighting the key conclusions that have been made, commenting on continuing areas of debate, and suggesting possible directions for future research\&quot;--Publisher's description.&quot;,&quot;ISBN&quot;:&quot;978-0-415-42650-3&quot;,&quot;shortTitle&quot;:&quot;Concentration camps in Nazi Germany&quot;,&quot;language&quot;:&quot;English&quot;,&quot;author&quot;:[{&quot;family&quot;:&quot;Caplan&quot;,&quot;given&quot;:&quot;Jane&quot;},{&quot;family&quot;:&quot;Wachsmann&quot;,&quot;given&quot;:&quot;Nikolaus&quot;},{&quot;literal&quot;:&quot;Mazal Holocaust Collection&quot;}],&quot;issued&quot;:{&quot;date-parts&quot;:[[&quot;2010&quot;]]}}}],&quot;schema&quot;:&quot;https://github.com/citation-style-language/schema/raw/master/csl-citation.json&quot;} RNDUI2nxY9ZTQ"/><text:span text:style-name="T19">,@ </text:span><text:reference-mark-start text:name="ZOTERO_ITEM CSL_CITATION {&quot;citationID&quot;:&quot;Muckcqjw&quot;,&quot;properties&quot;:{&quot;formattedCitation&quot;:&quot;{\\rtf Center for Advanced Holocaust Studies, {\\i{}Forced and Slave Labor in Nazi-Dominated Europe: Symposium Presentations} (Washington, D.C: Center for Advanced Holocaust Studies, United States Holocaust Memorial Museum, 2004).}&quot;,&quot;plainCitation&quot;:&quot;Center for Advanced Holocaust Studies, Forced and Slave Labor in Nazi-Dominated Europe: Symposium Presentations (Washington, D.C: Center for Advanced Holocaust Studies, United States Holocaust Memorial Museum, 2004).&quot;},&quot;citationItems&quot;:[{&quot;id&quot;:1526,&quot;uris&quot;:[&quot;http://zotero.org/users/312/items/TSNRMNQX&quot;],&quot;uri&quot;:[&quot;http://zotero.org/users/312/items/TSNRMNQX&quot;],&quot;itemData&quot;:{&quot;id&quot;:1526,&quot;type&quot;:&quot;book&quot;,&quot;title&quot;:&quot;Forced and Slave Labor in Nazi-Dominated Europe: Symposium Presentations&quot;,&quot;publisher&quot;:&quot;Center for Advanced Holocaust Studies, United States Holocaust Memorial Museum&quot;,&quot;publisher-place&quot;:&quot;Washington, D.C&quot;,&quot;number-of-pages&quot;:&quot;128&quot;,&quot;source&quot;:&quot;catalog.wrlc.org Library Catalog&quot;,&quot;event-place&quot;:&quot;Washington, D.C&quot;,&quot;call-number&quot;:&quot;HD4875.E85 F67 2004&quot;,&quot;shortTitle&quot;:&quot;Forced and Slave Labor in Nazi-Dominated Europe&quot;,&quot;author&quot;:[{&quot;literal&quot;:&quot;Center for Advanced Holocaust Studies&quot;}],&quot;issued&quot;:{&quot;date-parts&quot;:[[&quot;2004&quot;]]}}}],&quot;schema&quot;:&quot;https://github.com/citation-style-language/schema/raw/master/csl-citation.json&quot;} RND3bCB8TiEjq"/><text:span text:style-name="T25">Center for Advanced Holocaust Studies, </text:span><text:span text:style-name="T27">Forced and Slave Labor in Nazi-Dominated Europe: Symposium Presentations</text:span><text:span text:style-name="T24"> (Washington, D.C: Center for Advanced Holocaust Studies, United States Holocaust Memorial Museum, 2004).</text:span><text:reference-mark-end text:name="ZOTERO_ITEM CSL_CITATION {&quot;citationID&quot;:&quot;Muckcqjw&quot;,&quot;properties&quot;:{&quot;formattedCitation&quot;:&quot;{\\rtf Center for Advanced Holocaust Studies, {\\i{}Forced and Slave Labor in Nazi-Dominated Europe: Symposium Presentations} (Washington, D.C: Center for Advanced Holocaust Studies, United States Holocaust Memorial Museum, 2004).}&quot;,&quot;plainCitation&quot;:&quot;Center for Advanced Holocaust Studies, Forced and Slave Labor in Nazi-Dominated Europe: Symposium Presentations (Washington, D.C: Center for Advanced Holocaust Studies, United States Holocaust Memorial Museum, 2004).&quot;},&quot;citationItems&quot;:[{&quot;id&quot;:1526,&quot;uris&quot;:[&quot;http://zotero.org/users/312/items/TSNRMNQX&quot;],&quot;uri&quot;:[&quot;http://zotero.org/users/312/items/TSNRMNQX&quot;],&quot;itemData&quot;:{&quot;id&quot;:1526,&quot;type&quot;:&quot;book&quot;,&quot;title&quot;:&quot;Forced and Slave Labor in Nazi-Dominated Europe: Symposium Presentations&quot;,&quot;publisher&quot;:&quot;Center for Advanced Holocaust Studies, United States Holocaust Memorial Museum&quot;,&quot;publisher-place&quot;:&quot;Washington, D.C&quot;,&quot;number-of-pages&quot;:&quot;128&quot;,&quot;source&quot;:&quot;catalog.wrlc.org Library Catalog&quot;,&quot;event-place&quot;:&quot;Washington, D.C&quot;,&quot;call-number&quot;:&quot;HD4875.E85 F67 2004&quot;,&quot;shortTitle&quot;:&quot;Forced and Slave Labor in Nazi-Dominated Europe&quot;,&quot;author&quot;:[{&quot;literal&quot;:&quot;Center for Advanced Holocaust Studies&quot;}],&quot;issued&quot;:{&quot;date-parts&quot;:[[&quot;2004&quot;]]}}}],&quot;schema&quot;:&quot;https://github.com/citation-style-language/schema/raw/master/csl-citation.json&quot;} RND3bCB8TiEjq"/><text:span text:style-name="T19">,@ </text:span><text:reference-mark-start text:name="ZOTERO_ITEM CSL_CITATION {&quot;citationID&quot;:&quot;llrNIvxP&quot;,&quot;properties&quot;:{&quot;formattedCitation&quot;:&quot;{\\rtf Georg, {\\i{}Die Wirtschaftlichen Unternehmungen Der SS}.}&quot;,&quot;plainCitation&quot;:&quot;Georg, Die Wirtschaftlichen Unternehmungen Der SS.&quot;},&quot;citationItems&quot;:[{&quot;id&quot;:898,&quot;uris&quot;:[&quot;http://zotero.org/users/312/items/GD36X4AS&quot;],&quot;uri&quot;:[&quot;http://zotero.org/users/312/items/GD36X4AS&quot;],&quot;itemData&quot;:{&quot;id&quot;:898,&quot;type&quot;:&quot;book&quot;,&quot;title&quot;:&quot;Die Wirtschaftlichen Unternehmungen Der SS&quot;,&quot;publisher&quot;:&quot;Deutsche Verlags-Anstalt&quot;,&quot;publisher-place&quot;:&quot;Stuttgart&quot;,&quot;number-of-pages&quot;:&quot;154&quot;,&quot;source&quot;:&quot;catalog.wrlc.org Library Catalog&quot;,&quot;event-place&quot;:&quot;Stuttgart&quot;,&quot;call-number&quot;:&quot;D805.G3 G46 1963&quot;,&quot;author&quot;:[{&quot;family&quot;:&quot;Georg&quot;,&quot;given&quot;:&quot;Enno&quot;}],&quot;issued&quot;:{&quot;date-parts&quot;:[[&quot;1963&quot;]]}}}],&quot;schema&quot;:&quot;https://github.com/citation-style-language/schema/raw/master/csl-citation.json&quot;} RND24rpAl1bLS"/><text:span text:style-name="T25">Georg, </text:span><text:span text:style-name="T27">Die Wirtschaftlichen Unternehmungen Der SS</text:span><text:span text:style-name="T24">.</text:span><text:reference-mark-end text:name="ZOTERO_ITEM CSL_CITATION {&quot;citationID&quot;:&quot;llrNIvxP&quot;,&quot;properties&quot;:{&quot;formattedCitation&quot;:&quot;{\\rtf Georg, {\\i{}Die Wirtschaftlichen Unternehmungen Der SS}.}&quot;,&quot;plainCitation&quot;:&quot;Georg, Die Wirtschaftlichen Unternehmungen Der SS.&quot;},&quot;citationItems&quot;:[{&quot;id&quot;:898,&quot;uris&quot;:[&quot;http://zotero.org/users/312/items/GD36X4AS&quot;],&quot;uri&quot;:[&quot;http://zotero.org/users/312/items/GD36X4AS&quot;],&quot;itemData&quot;:{&quot;id&quot;:898,&quot;type&quot;:&quot;book&quot;,&quot;title&quot;:&quot;Die Wirtschaftlichen Unternehmungen Der SS&quot;,&quot;publisher&quot;:&quot;Deutsche Verlags-Anstalt&quot;,&quot;publisher-place&quot;:&quot;Stuttgart&quot;,&quot;number-of-pages&quot;:&quot;154&quot;,&quot;source&quot;:&quot;catalog.wrlc.org Library Catalog&quot;,&quot;event-place&quot;:&quot;Stuttgart&quot;,&quot;call-number&quot;:&quot;D805.G3 G46 1963&quot;,&quot;author&quot;:[{&quot;family&quot;:&quot;Georg&quot;,&quot;given&quot;:&quot;Enno&quot;}],&quot;issued&quot;:{&quot;date-parts&quot;:[[&quot;1963&quot;]]}}}],&quot;schema&quot;:&quot;https://github.com/citation-style-language/schema/raw/master/csl-citation.json&quot;} RND24rpAl1bLS"/><text:span text:style-name="T19">,@ </text:span><text:reference-mark-start text:name="ZOTERO_ITEM CSL_CITATION {&quot;citationID&quot;:&quot;Rz16zsJ8&quot;,&quot;properties&quot;:{&quot;formattedCitation&quot;:&quot;{\\rtf Wolf Gruner, {\\i{}Jewish Forced Labor Under the Nazis: Economic Needs and Racial Aims, 1938-1944}, trans. Kathleen Dell\\uc0\\u8217{}Orto (New York: Cambridge University Press, 2006).}&quot;,&quot;plainCitation&quot;:&quot;Wolf Gruner, Jewish Forced Labor Under the Nazis: Economic Needs and Racial Aims, 1938-1944, trans. Kathleen Dell’Orto (New York: Cambridge University Press, 2006).&quot;},&quot;citationItems&quot;:[{&quot;id&quot;:1075,&quot;uris&quot;:[&quot;http://zotero.org/users/312/items/K8KATHAN&quot;],&quot;uri&quot;:[&quot;http://zotero.org/users/312/items/K8KATHAN&quot;],&quot;itemData&quot;:{&quot;id&quot;:1075,&quot;type&quot;:&quot;book&quot;,&quot;title&quot;:&quot;Jewish Forced Labor Under the Nazis: Economic Needs and Racial Aims, 1938-1944&quot;,&quot;publisher&quot;:&quot;Cambridge University Press&quot;,&quot;publisher-place&quot;:&quot;New York&quot;,&quot;number-of-pages&quot;:&quot;322&quot;,&quot;source&quot;:&quot;magik.gmu.edu Library Catalog&quot;,&quot;event-place&quot;:&quot;New York&quot;,&quot;ISBN&quot;:&quot;0-521-83875-4&quot;,&quot;call-number&quot;:&quot;DS135.G3315 G7813 2006&quot;,&quot;shortTitle&quot;:&quot;Jewish Forced Labor Under the Nazis&quot;,&quot;author&quot;:[{&quot;family&quot;:&quot;Gruner&quot;,&quot;given&quot;:&quot;Wolf&quot;}],&quot;translator&quot;:[{&quot;family&quot;:&quot;Dell'Orto&quot;,&quot;given&quot;:&quot;Kathleen&quot;}],&quot;issued&quot;:{&quot;date-parts&quot;:[[&quot;2006&quot;]]}}}],&quot;schema&quot;:&quot;https://github.com/citation-style-language/schema/raw/master/csl-citation.json&quot;} RNDsqWC0iEbbG"/><text:span text:style-name="T25">Wolf Gruner, </text:span><text:span text:style-name="T27">Jewish Forced Labor Under the Nazis: Economic Needs and Racial Aims, 1938-1944</text:span><text:span text:style-name="T24">, trans. Kathleen Dell’Orto (New York: Cambridge University Press, 2006).</text:span><text:reference-mark-end text:name="ZOTERO_ITEM CSL_CITATION {&quot;citationID&quot;:&quot;Rz16zsJ8&quot;,&quot;properties&quot;:{&quot;formattedCitation&quot;:&quot;{\\rtf Wolf Gruner, {\\i{}Jewish Forced Labor Under the Nazis: Economic Needs and Racial Aims, 1938-1944}, trans. Kathleen Dell\\uc0\\u8217{}Orto (New York: Cambridge University Press, 2006).}&quot;,&quot;plainCitation&quot;:&quot;Wolf Gruner, Jewish Forced Labor Under the Nazis: Economic Needs and Racial Aims, 1938-1944, trans. Kathleen Dell’Orto (New York: Cambridge University Press, 2006).&quot;},&quot;citationItems&quot;:[{&quot;id&quot;:1075,&quot;uris&quot;:[&quot;http://zotero.org/users/312/items/K8KATHAN&quot;],&quot;uri&quot;:[&quot;http://zotero.org/users/312/items/K8KATHAN&quot;],&quot;itemData&quot;:{&quot;id&quot;:1075,&quot;type&quot;:&quot;book&quot;,&quot;title&quot;:&quot;Jewish Forced Labor Under the Nazis: Economic Needs and Racial Aims, 1938-1944&quot;,&quot;publisher&quot;:&quot;Cambridge University Press&quot;,&quot;publisher-place&quot;:&quot;New York&quot;,&quot;number-of-pages&quot;:&quot;322&quot;,&quot;source&quot;:&quot;magik.gmu.edu Library Catalog&quot;,&quot;event-place&quot;:&quot;New York&quot;,&quot;ISBN&quot;:&quot;0-521-83875-4&quot;,&quot;call-number&quot;:&quot;DS135.G3315 G7813 2006&quot;,&quot;shortTitle&quot;:&quot;Jewish Forced Labor Under the Nazis&quot;,&quot;author&quot;:[{&quot;family&quot;:&quot;Gruner&quot;,&quot;given&quot;:&quot;Wolf&quot;}],&quot;translator&quot;:[{&quot;family&quot;:&quot;Dell'Orto&quot;,&quot;given&quot;:&quot;Kathleen&quot;}],&quot;issued&quot;:{&quot;date-parts&quot;:[[&quot;2006&quot;]]}}}],&quot;schema&quot;:&quot;https://github.com/citation-style-language/schema/raw/master/csl-citation.json&quot;} RNDsqWC0iEbbG"/><text:span text:style-name="T19">,@ </text:span><text:reference-mark-start text:name="ZOTERO_ITEM CSL_CITATION {&quot;citationID&quot;:&quot;58Ym9ukC&quot;,&quot;properties&quot;:{&quot;formattedCitation&quot;:&quot;{\\rtf Hamburger Stiftung zur F\\uc0\\u246{}rderung von Wissenschaft und Kultur (Germany), ed., {\\i{}Deutsche Wirtschaft: Zwangsarbeit von KZ-H\\uc0\\u228{}ftlingen f\\uc0\\u252{}r Industrie und Beh\\uc0\\u246{}rden\\uc0\\u8239{}: Symposium \\uc0\\u8220{}Wirtschaft und Konzentrationslager\\uc0\\u8221{}} (Hamburg: VSA-Verlag, 1991).}&quot;,&quot;plainCitation&quot;:&quot;Hamburger Stiftung zur Förderung von Wissenschaft und Kultur (Germany), ed., Deutsche Wirtschaft: Zwangsarbeit von KZ-Häftlingen für Industrie und Behörden : Symposium “Wirtschaft und Konzentrationslager” (Hamburg: VSA-Verlag, 1991).&quot;},&quot;citationItems&quot;:[{&quot;id&quot;:5323,&quot;uris&quot;:[&quot;http://zotero.org/users/312/items/RDJMHJ4I&quot;],&quot;uri&quot;:[&quot;http://zotero.org/users/312/items/RDJMHJ4I&quot;],&quot;itemData&quot;:{&quot;id&quot;:5323,&quot;type&quot;:&quot;book&quot;,&quot;title&quot;:&quot;Deutsche Wirtschaft: Zwangsarbeit von KZ-Häftlingen für Industrie und Behörden : Symposium \&quot;Wirtschaft und Konzentrationslager\&quot;&quot;,&quot;publisher&quot;:&quot;VSA-Verlag&quot;,&quot;publisher-place&quot;:&quot;Hamburg&quot;,&quot;source&quot;:&quot;Open WorldCat&quot;,&quot;event-place&quot;:&quot;Hamburg&quot;,&quot;ISBN&quot;:&quot;978-3-87975-585-1&quot;,&quot;shortTitle&quot;:&quot;Deutsche Wirtschaft&quot;,&quot;language&quot;:&quot;German&quot;,&quot;editor&quot;:[{&quot;literal&quot;:&quot;Hamburger Stiftung zur Förderung von Wissenschaft und Kultur (Germany)&quot;}],&quot;issued&quot;:{&quot;date-parts&quot;:[[&quot;1991&quot;]]}}}],&quot;schema&quot;:&quot;https://github.com/citation-style-language/schema/raw/master/csl-citation.json&quot;} RNDMKJQx8Y17r"/><text:span text:style-name="T25">Hamburger Stiftung zur F</text:span><text:span text:style-name="T24">örderung von Wissenschaft und Kultur (Germany), ed., </text:span><text:span text:style-name="T27">Deutsche Wirtschaft: Zwangsarbeit von KZ-Häftlingen für Industrie und Behörden : Symposium “Wirtschaft und Konzentrationslager”</text:span><text:span text:style-name="T24"> (Hamburg: VSA-Verlag, 1991).</text:span><text:reference-mark-end text:name="ZOTERO_ITEM CSL_CITATION {&quot;citationID&quot;:&quot;58Ym9ukC&quot;,&quot;properties&quot;:{&quot;formattedCitation&quot;:&quot;{\\rtf Hamburger Stiftung zur F\\uc0\\u246{}rderung von Wissenschaft und Kultur (Germany), ed., {\\i{}Deutsche Wirtschaft: Zwangsarbeit von KZ-H\\uc0\\u228{}ftlingen f\\uc0\\u252{}r Industrie und Beh\\uc0\\u246{}rden\\uc0\\u8239{}: Symposium \\uc0\\u8220{}Wirtschaft und Konzentrationslager\\uc0\\u8221{}} (Hamburg: VSA-Verlag, 1991).}&quot;,&quot;plainCitation&quot;:&quot;Hamburger Stiftung zur Förderung von Wissenschaft und Kultur (Germany), ed., Deutsche Wirtschaft: Zwangsarbeit von KZ-Häftlingen für Industrie und Behörden : Symposium “Wirtschaft und Konzentrationslager” (Hamburg: VSA-Verlag, 1991).&quot;},&quot;citationItems&quot;:[{&quot;id&quot;:5323,&quot;uris&quot;:[&quot;http://zotero.org/users/312/items/RDJMHJ4I&quot;],&quot;uri&quot;:[&quot;http://zotero.org/users/312/items/RDJMHJ4I&quot;],&quot;itemData&quot;:{&quot;id&quot;:5323,&quot;type&quot;:&quot;book&quot;,&quot;title&quot;:&quot;Deutsche Wirtschaft: Zwangsarbeit von KZ-Häftlingen für Industrie und Behörden : Symposium \&quot;Wirtschaft und Konzentrationslager\&quot;&quot;,&quot;publisher&quot;:&quot;VSA-Verlag&quot;,&quot;publisher-place&quot;:&quot;Hamburg&quot;,&quot;source&quot;:&quot;Open WorldCat&quot;,&quot;event-place&quot;:&quot;Hamburg&quot;,&quot;ISBN&quot;:&quot;978-3-87975-585-1&quot;,&quot;shortTitle&quot;:&quot;Deutsche Wirtschaft&quot;,&quot;language&quot;:&quot;German&quot;,&quot;editor&quot;:[{&quot;literal&quot;:&quot;Hamburger Stiftung zur Förderung von Wissenschaft und Kultur (Germany)&quot;}],&quot;issued&quot;:{&quot;date-parts&quot;:[[&quot;1991&quot;]]}}}],&quot;schema&quot;:&quot;https://github.com/citation-style-language/schema/raw/master/csl-citation.json&quot;} RNDMKJQx8Y17r"/><text:span text:style-name="T19">,@ </text:span><text:reference-mark-start text:name="ZOTERO_ITEM CSL_CITATION {&quot;citationID&quot;:&quot;XxnIYtwj&quot;,&quot;properties&quot;:{&quot;formattedCitation&quot;:&quot;{\\rtf Ulrich Herbert, \\uc0\\u8220{}Labour and Extermination: Economic Interest and the Primacy of Weltanschauung in National Socialism,\\uc0\\u8221{} {\\i{}Past &amp; Present}, no. 138 (1993): 144\\uc0\\u8211{}195.}&quot;,&quot;plainCitation&quot;:&quot;Ulrich Herbert, “Labour and Extermination: Economic Interest and the Primacy of Weltanschauung in National Socialism,” Past &amp; Present, no. 138 (1993): 144–195.&quot;},&quot;citationItems&quot;:[{&quot;id&quot;:5378,&quot;uris&quot;:[&quot;http://zotero.org/users/312/items/JKA7KXZD&quot;],&quot;uri&quot;:[&quot;http://zotero.org/users/312/items/JKA7KXZD&quot;],&quot;itemData&quot;:{&quot;id&quot;:5378,&quot;type&quot;:&quot;article-journal&quot;,&quot;title&quot;:&quot;Labour and Extermination: Economic Interest and the Primacy of Weltanschauung in National Socialism&quot;,&quot;container-title&quot;:&quot;Past &amp; Present&quot;,&quot;page&quot;:&quot;144-195&quot;,&quot;issue&quot;:&quot;138&quot;,&quot;source&quot;:&quot;JSTOR&quot;,&quot;ISSN&quot;:&quot;0031-2746&quot;,&quot;shortTitle&quot;:&quot;Labour and Extermination&quot;,&quot;journalAbbreviation&quot;:&quot;Past &amp; Present&quot;,&quot;author&quot;:[{&quot;family&quot;:&quot;Herbert&quot;,&quot;given&quot;:&quot;Ulrich&quot;}],&quot;issued&quot;:{&quot;date-parts&quot;:[[&quot;1993&quot;]]}}}],&quot;schema&quot;:&quot;https://github.com/citation-style-language/schema/raw/master/csl-citation.json&quot;} RNDrr2rwt3RTF"/><text:span text:style-name="T25">Ulrich Herbert, </text:span><text:span text:style-name="T24">“Labour and Extermination: Economic Interest and the Primacy of Weltanschauung in National Socialism,” </text:span><text:span text:style-name="T27">Past &amp; Present</text:span><text:span text:style-name="T24">, no. 138 (1993): 144–195.</text:span><text:reference-mark-end text:name="ZOTERO_ITEM CSL_CITATION {&quot;citationID&quot;:&quot;XxnIYtwj&quot;,&quot;properties&quot;:{&quot;formattedCitation&quot;:&quot;{\\rtf Ulrich Herbert, \\uc0\\u8220{}Labour and Extermination: Economic Interest and the Primacy of Weltanschauung in National Socialism,\\uc0\\u8221{} {\\i{}Past &amp; Present}, no. 138 (1993): 144\\uc0\\u8211{}195.}&quot;,&quot;plainCitation&quot;:&quot;Ulrich Herbert, “Labour and Extermination: Economic Interest and the Primacy of Weltanschauung in National Socialism,” Past &amp; Present, no. 138 (1993): 144–195.&quot;},&quot;citationItems&quot;:[{&quot;id&quot;:5378,&quot;uris&quot;:[&quot;http://zotero.org/users/312/items/JKA7KXZD&quot;],&quot;uri&quot;:[&quot;http://zotero.org/users/312/items/JKA7KXZD&quot;],&quot;itemData&quot;:{&quot;id&quot;:5378,&quot;type&quot;:&quot;article-journal&quot;,&quot;title&quot;:&quot;Labour and Extermination: Economic Interest and the Primacy of Weltanschauung in National Socialism&quot;,&quot;container-title&quot;:&quot;Past &amp; Present&quot;,&quot;page&quot;:&quot;144-195&quot;,&quot;issue&quot;:&quot;138&quot;,&quot;source&quot;:&quot;JSTOR&quot;,&quot;ISSN&quot;:&quot;0031-2746&quot;,&quot;shortTitle&quot;:&quot;Labour and Extermination&quot;,&quot;journalAbbreviation&quot;:&quot;Past &amp; Present&quot;,&quot;author&quot;:[{&quot;family&quot;:&quot;Herbert&quot;,&quot;given&quot;:&quot;Ulrich&quot;}],&quot;issued&quot;:{&quot;date-parts&quot;:[[&quot;1993&quot;]]}}}],&quot;schema&quot;:&quot;https://github.com/citation-style-language/schema/raw/master/csl-citation.json&quot;} RNDrr2rwt3RTF"/><text:span text:style-name="T19">,@ </text:span><text:reference-mark-start text:name="ZOTERO_ITEM CSL_CITATION {&quot;citationID&quot;:&quot;l4SVJDsL&quot;,&quot;properties&quot;:{&quot;formattedCitation&quot;:&quot;{\\rtf Ulrich Herbert, {\\i{}Hitler\\uc0\\u8217{}s Foreign Workers: Enforced Foreign Labor in Germany under the Third Reich} (Cambridge; New York, NY: Cambridge University Press, 1997).}&quot;,&quot;plainCitation&quot;:&quot;Ulrich Herbert, Hitler’s Foreign Workers: Enforced Foreign Labor in Germany under the Third Reich (Cambridge; New York, NY: Cambridge University Press, 1997).&quot;},&quot;citationItems&quot;:[{&quot;id&quot;:5142,&quot;uris&quot;:[&quot;http://zotero.org/users/312/items/MH5ZKCU2&quot;],&quot;uri&quot;:[&quot;http://zotero.org/users/312/items/MH5ZKCU2&quot;],&quot;itemData&quot;:{&quot;id&quot;:5142,&quot;type&quot;:&quot;book&quot;,&quot;title&quot;:&quot;Hitler's foreign workers: enforced foreign labor in Germany under the Third Reich&quot;,&quot;publisher&quot;:&quot;Cambridge University Press&quot;,&quot;publisher-place&quot;:&quot;Cambridge; New York, NY&quot;,&quot;source&quot;:&quot;Open WorldCat&quot;,&quot;event-place&quot;:&quot;Cambridge; New York, NY&quot;,&quot;abstract&quot;:&quot;\&quot;This is an account of the most important instance of forced labor by foreign workers outside their own country in the twentieth century, when millions of workers from the USSR, Poland, France, Czechoslovakia, Italy and elsewhere toiled in the service of the Nazi regime. The workers are examined first from the viewpoint of the Nazi leadership, the entrepreneurs and the authorities, and second through the eyes of the workers themselves.\&quot; \&quot;The Nazis could pursue World War II only by replacing the skilled German workers who had been sent off as soldiers by a foreign work force brought to Germany and employed in agriculture and industry. After this scheme had failed to work on a voluntary basis, from the spring of 1940 huge numbers of foreign workers were brought to Germany by force. By 1944 one in three members of the German work force was a foreign forced laborer. In total, more than 12 million such laborers were put to work, for varying periods. The monthly peak was reached in August 1944 when 7.8 million were working, of whom 5 million were civilians and 2.8 million prisoners of war.\&quot; \&quot;This is the first major study of what in effect was slave labor on a massive scale, whose reverberations are still felt today in current debates about work compensation and the legacy of the Third Reich.\&quot;--Jacket.&quot;,&quot;ISBN&quot;:&quot;0-521-47000-5&quot;,&quot;shortTitle&quot;:&quot;Hitler's foreign workers&quot;,&quot;language&quot;:&quot;English&quot;,&quot;author&quot;:[{&quot;family&quot;:&quot;Herbert&quot;,&quot;given&quot;:&quot;Ulrich&quot;}],&quot;issued&quot;:{&quot;date-parts&quot;:[[&quot;1997&quot;]]}}}],&quot;schema&quot;:&quot;https://github.com/citation-style-language/schema/raw/master/csl-citation.json&quot;} RNDzHxC5Sp7WG"/><text:span text:style-name="T25">Ulrich Herbert, </text:span><text:span text:style-name="T27">Hitler’s Foreign Workers: Enforced Foreign Labor in Germany under the Third Reich</text:span><text:span text:style-name="T24"> (Cambridge; New York, NY: Cambridge University Press, 1997).</text:span><text:reference-mark-end text:name="ZOTERO_ITEM CSL_CITATION {&quot;citationID&quot;:&quot;l4SVJDsL&quot;,&quot;properties&quot;:{&quot;formattedCitation&quot;:&quot;{\\rtf Ulrich Herbert, {\\i{}Hitler\\uc0\\u8217{}s Foreign Workers: Enforced Foreign Labor in Germany under the Third Reich} (Cambridge; New York, NY: Cambridge University Press, 1997).}&quot;,&quot;plainCitation&quot;:&quot;Ulrich Herbert, Hitler’s Foreign Workers: Enforced Foreign Labor in Germany under the Third Reich (Cambridge; New York, NY: Cambridge University Press, 1997).&quot;},&quot;citationItems&quot;:[{&quot;id&quot;:5142,&quot;uris&quot;:[&quot;http://zotero.org/users/312/items/MH5ZKCU2&quot;],&quot;uri&quot;:[&quot;http://zotero.org/users/312/items/MH5ZKCU2&quot;],&quot;itemData&quot;:{&quot;id&quot;:5142,&quot;type&quot;:&quot;book&quot;,&quot;title&quot;:&quot;Hitler's foreign workers: enforced foreign labor in Germany under the Third Reich&quot;,&quot;publisher&quot;:&quot;Cambridge University Press&quot;,&quot;publisher-place&quot;:&quot;Cambridge; New York, NY&quot;,&quot;source&quot;:&quot;Open WorldCat&quot;,&quot;event-place&quot;:&quot;Cambridge; New York, NY&quot;,&quot;abstract&quot;:&quot;\&quot;This is an account of the most important instance of forced labor by foreign workers outside their own country in the twentieth century, when millions of workers from the USSR, Poland, France, Czechoslovakia, Italy and elsewhere toiled in the service of the Nazi regime. The workers are examined first from the viewpoint of the Nazi leadership, the entrepreneurs and the authorities, and second through the eyes of the workers themselves.\&quot; \&quot;The Nazis could pursue World War II only by replacing the skilled German workers who had been sent off as soldiers by a foreign work force brought to Germany and employed in agriculture and industry. After this scheme had failed to work on a voluntary basis, from the spring of 1940 huge numbers of foreign workers were brought to Germany by force. By 1944 one in three members of the German work force was a foreign forced laborer. In total, more than 12 million such laborers were put to work, for varying periods. The monthly peak was reached in August 1944 when 7.8 million were working, of whom 5 million were civilians and 2.8 million prisoners of war.\&quot; \&quot;This is the first major study of what in effect was slave labor on a massive scale, whose reverberations are still felt today in current debates about work compensation and the legacy of the Third Reich.\&quot;--Jacket.&quot;,&quot;ISBN&quot;:&quot;0-521-47000-5&quot;,&quot;shortTitle&quot;:&quot;Hitler's foreign workers&quot;,&quot;language&quot;:&quot;English&quot;,&quot;author&quot;:[{&quot;family&quot;:&quot;Herbert&quot;,&quot;given&quot;:&quot;Ulrich&quot;}],&quot;issued&quot;:{&quot;date-parts&quot;:[[&quot;1997&quot;]]}}}],&quot;schema&quot;:&quot;https://github.com/citation-style-language/schema/raw/master/csl-citation.json&quot;} RNDzHxC5Sp7WG"/><text:span text:style-name="T19">,@ </text:span><text:reference-mark-start text:name="ZOTERO_ITEM CSL_CITATION {&quot;citationID&quot;:&quot;VmopnSbC&quot;,&quot;properties&quot;:{&quot;formattedCitation&quot;:&quot;{\\rtf Ulrich Herbert, \\uc0\\u8220{}Forced Laborers in the Third Reich: An Overview,\\uc0\\u8221{} {\\i{}International Labor and Working-Class History}, no. 58 (Fall 2000): 192\\uc0\\u8211{}218.}&quot;,&quot;plainCitation&quot;:&quot;Ulrich Herbert, “Forced Laborers in the Third Reich: An Overview,” International Labor and Working-Class History, no. 58 (Fall 2000): 192–218.&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schema&quot;:&quot;https://github.com/citation-style-language/schema/raw/master/csl-citation.json&quot;} RNDWJvuTNhrup"/><text:span text:style-name="T25">Ulrich Herbert, </text:span><text:span text:style-name="T24">“Forced Laborers in the Third Reich: An Overview,” </text:span><text:span text:style-name="T27">International Labor and Working-Class History</text:span><text:span text:style-name="T24">, no. 58 (Fall 2000): 192–218.</text:span><text:reference-mark-end text:name="ZOTERO_ITEM CSL_CITATION {&quot;citationID&quot;:&quot;VmopnSbC&quot;,&quot;properties&quot;:{&quot;formattedCitation&quot;:&quot;{\\rtf Ulrich Herbert, \\uc0\\u8220{}Forced Laborers in the Third Reich: An Overview,\\uc0\\u8221{} {\\i{}International Labor and Working-Class History}, no. 58 (Fall 2000): 192\\uc0\\u8211{}218.}&quot;,&quot;plainCitation&quot;:&quot;Ulrich Herbert, “Forced Laborers in the Third Reich: An Overview,” International Labor and Working-Class History, no. 58 (Fall 2000): 192–218.&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schema&quot;:&quot;https://github.com/citation-style-language/schema/raw/master/csl-citation.json&quot;} RNDWJvuTNhrup"/><text:span text:style-name="T19">,@ </text:span><text:reference-mark-start text:name="ZOTERO_ITEM CSL_CITATION {&quot;citationID&quot;:&quot;HUKy7phx&quot;,&quot;properties&quot;:{&quot;formattedCitation&quot;:&quot;{\\rtf Ulrich Herbert, {\\i{}Geschichte der Ausl\\uc0\\u228{}nderpolitik in Deutschland: Saisonarbeiter, Zwangsarbeiter, Gastarbeiter, Fl\\uc0\\u252{}chtlinge} (M\\uc0\\u252{}nchen: Beck, 2001).}&quot;,&quot;plainCitation&quot;:&quot;Ulrich Herbert, Geschichte der Ausländerpolitik in Deutschland: Saisonarbeiter, Zwangsarbeiter, Gastarbeiter, Flüchtlinge (München: Beck, 2001).&quot;},&quot;citationItems&quot;:[{&quot;id&quot;:5324,&quot;uris&quot;:[&quot;http://zotero.org/users/312/items/NX3XF3Z3&quot;],&quot;uri&quot;:[&quot;http://zotero.org/users/312/items/NX3XF3Z3&quot;],&quot;itemData&quot;:{&quot;id&quot;:5324,&quot;type&quot;:&quot;book&quot;,&quot;title&quot;:&quot;Geschichte der Ausländerpolitik in Deutschland: Saisonarbeiter, Zwangsarbeiter, Gastarbeiter, Flüchtlinge&quot;,&quot;publisher&quot;:&quot;Beck&quot;,&quot;publisher-place&quot;:&quot;München&quot;,&quot;source&quot;:&quot;Open WorldCat&quot;,&quot;event-place&quot;:&quot;München&quot;,&quot;ISBN&quot;:&quot;978-3-406-47477-4&quot;,&quot;shortTitle&quot;:&quot;Geschichte der Ausländerpolitik in Deutschland&quot;,&quot;language&quot;:&quot;German&quot;,&quot;author&quot;:[{&quot;family&quot;:&quot;Herbert&quot;,&quot;given&quot;:&quot;Ulrich&quot;}],&quot;issued&quot;:{&quot;date-parts&quot;:[[&quot;2001&quot;]]}}}],&quot;schema&quot;:&quot;https://github.com/citation-style-language/schema/raw/master/csl-citation.json&quot;} RND3JNEXtHKdi"/><text:span text:style-name="T25">Ulrich Herbert, </text:span><text:span text:style-name="T27">Geschichte der Ausländerpolitik in Deutschland: Saisonarbeiter, Zwangsarbeiter, Gastarbeiter, Flüchtlinge</text:span><text:span text:style-name="T24"> (München: Beck, 2001).</text:span><text:reference-mark-end text:name="ZOTERO_ITEM CSL_CITATION {&quot;citationID&quot;:&quot;HUKy7phx&quot;,&quot;properties&quot;:{&quot;formattedCitation&quot;:&quot;{\\rtf Ulrich Herbert, {\\i{}Geschichte der Ausl\\uc0\\u228{}nderpolitik in Deutschland: Saisonarbeiter, Zwangsarbeiter, Gastarbeiter, Fl\\uc0\\u252{}chtlinge} (M\\uc0\\u252{}nchen: Beck, 2001).}&quot;,&quot;plainCitation&quot;:&quot;Ulrich Herbert, Geschichte der Ausländerpolitik in Deutschland: Saisonarbeiter, Zwangsarbeiter, Gastarbeiter, Flüchtlinge (München: Beck, 2001).&quot;},&quot;citationItems&quot;:[{&quot;id&quot;:5324,&quot;uris&quot;:[&quot;http://zotero.org/users/312/items/NX3XF3Z3&quot;],&quot;uri&quot;:[&quot;http://zotero.org/users/312/items/NX3XF3Z3&quot;],&quot;itemData&quot;:{&quot;id&quot;:5324,&quot;type&quot;:&quot;book&quot;,&quot;title&quot;:&quot;Geschichte der Ausländerpolitik in Deutschland: Saisonarbeiter, Zwangsarbeiter, Gastarbeiter, Flüchtlinge&quot;,&quot;publisher&quot;:&quot;Beck&quot;,&quot;publisher-place&quot;:&quot;München&quot;,&quot;source&quot;:&quot;Open WorldCat&quot;,&quot;event-place&quot;:&quot;München&quot;,&quot;ISBN&quot;:&quot;978-3-406-47477-4&quot;,&quot;shortTitle&quot;:&quot;Geschichte der Ausländerpolitik in Deutschland&quot;,&quot;language&quot;:&quot;German&quot;,&quot;author&quot;:[{&quot;family&quot;:&quot;Herbert&quot;,&quot;given&quot;:&quot;Ulrich&quot;}],&quot;issued&quot;:{&quot;date-parts&quot;:[[&quot;2001&quot;]]}}}],&quot;schema&quot;:&quot;https://github.com/citation-style-language/schema/raw/master/csl-citation.json&quot;} RND3JNEXtHKdi"/><text:span text:style-name="T19">,@ </text:span><text:reference-mark-start text:name="ZOTERO_ITEM CSL_CITATION {&quot;citationID&quot;:&quot;WnMIJJVd&quot;,&quot;properties&quot;:{&quot;formattedCitation&quot;:&quot;{\\rtf Jaskot, {\\i{}The Architecture of Oppression}.}&quot;,&quot;plainCitation&quot;:&quot;Jaskot, The Architecture of Oppression.&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schema&quot;:&quot;https://github.com/citation-style-language/schema/raw/master/csl-citation.json&quot;} RNDl6DRZrTLcR"/><text:span text:style-name="T25">Jaskot, </text:span><text:span text:style-name="T27">The Architecture of Oppression</text:span><text:span text:style-name="T24">.</text:span><text:reference-mark-end text:name="ZOTERO_ITEM CSL_CITATION {&quot;citationID&quot;:&quot;WnMIJJVd&quot;,&quot;properties&quot;:{&quot;formattedCitation&quot;:&quot;{\\rtf Jaskot, {\\i{}The Architecture of Oppression}.}&quot;,&quot;plainCitation&quot;:&quot;Jaskot, The Architecture of Oppression.&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schema&quot;:&quot;https://github.com/citation-style-language/schema/raw/master/csl-citation.json&quot;} RNDl6DRZrTLcR"/><text:span text:style-name="T19">,@ </text:span><text:reference-mark-start text:name="ZOTERO_ITEM CSL_CITATION {&quot;citationID&quot;:&quot;4Il0C7vV&quot;,&quot;properties&quot;:{&quot;formattedCitation&quot;:&quot;{\\rtf Hermann Kaienburg, {\\i{}Vernichtung durch Arbeit: der Fall Neuengamme\\uc0\\u8239{}: die Wirtschaftsbestrebungen der SS und ihre Auswirkungen auf die Existenzbedingungen der KZ-Gefangenen} (Bonn: J.H.W. Dietz, 1990).}&quot;,&quot;plainCitation&quot;:&quot;Hermann Kaienburg, Vernichtung durch Arbeit: der Fall Neuengamme : die Wirtschaftsbestrebungen der SS und ihre Auswirkungen auf die Existenzbedingungen der KZ-Gefangenen (Bonn: J.H.W. Dietz, 1990).&quot;},&quot;citationItems&quot;:[{&quot;id&quot;:5357,&quot;uris&quot;:[&quot;http://zotero.org/users/312/items/IA8H2ANB&quot;],&quot;uri&quot;:[&quot;http://zotero.org/users/312/items/IA8H2ANB&quot;],&quot;itemData&quot;:{&quot;id&quot;:5357,&quot;type&quot;:&quot;book&quot;,&quot;title&quot;:&quot;Vernichtung durch Arbeit: der Fall Neuengamme : die Wirtschaftsbestrebungen der SS und ihre Auswirkungen auf die Existenzbedingungen der KZ-Gefangenen&quot;,&quot;publisher&quot;:&quot;J.H.W. Dietz&quot;,&quot;publisher-place&quot;:&quot;Bonn&quot;,&quot;source&quot;:&quot;Open WorldCat&quot;,&quot;event-place&quot;:&quot;Bonn&quot;,&quot;ISBN&quot;:&quot;978-3-8012-5009-6&quot;,&quot;note&quot;:&quot;OCLC: 23731454&quot;,&quot;shortTitle&quot;:&quot;Vernichtung durch Arbeit&quot;,&quot;language&quot;:&quot;German&quot;,&quot;author&quot;:[{&quot;family&quot;:&quot;Kaienburg&quot;,&quot;given&quot;:&quot;Hermann&quot;}],&quot;issued&quot;:{&quot;date-parts&quot;:[[&quot;1990&quot;]]}}}],&quot;schema&quot;:&quot;https://github.com/citation-style-language/schema/raw/master/csl-citation.json&quot;} RNDArckOiog4X"/><text:span text:style-name="T25">Hermann Kaienburg, </text:span><text:span text:style-name="T27">Vernichtung durch Arbeit: der Fall Neuengamme : die Wirtschaftsbestrebungen der SS und ihre Auswirkungen auf die Existenzbedingungen der KZ-Gefangenen</text:span><text:span text:style-name="T24"> (Bonn: J.H.W. Dietz, 1990).</text:span><text:reference-mark-end text:name="ZOTERO_ITEM CSL_CITATION {&quot;citationID&quot;:&quot;4Il0C7vV&quot;,&quot;properties&quot;:{&quot;formattedCitation&quot;:&quot;{\\rtf Hermann Kaienburg, {\\i{}Vernichtung durch Arbeit: der Fall Neuengamme\\uc0\\u8239{}: die Wirtschaftsbestrebungen der SS und ihre Auswirkungen auf die Existenzbedingungen der KZ-Gefangenen} (Bonn: J.H.W. Dietz, 1990).}&quot;,&quot;plainCitation&quot;:&quot;Hermann Kaienburg, Vernichtung durch Arbeit: der Fall Neuengamme : die Wirtschaftsbestrebungen der SS und ihre Auswirkungen auf die Existenzbedingungen der KZ-Gefangenen (Bonn: J.H.W. Dietz, 1990).&quot;},&quot;citationItems&quot;:[{&quot;id&quot;:5357,&quot;uris&quot;:[&quot;http://zotero.org/users/312/items/IA8H2ANB&quot;],&quot;uri&quot;:[&quot;http://zotero.org/users/312/items/IA8H2ANB&quot;],&quot;itemData&quot;:{&quot;id&quot;:5357,&quot;type&quot;:&quot;book&quot;,&quot;title&quot;:&quot;Vernichtung durch Arbeit: der Fall Neuengamme : die Wirtschaftsbestrebungen der SS und ihre Auswirkungen auf die Existenzbedingungen der KZ-Gefangenen&quot;,&quot;publisher&quot;:&quot;J.H.W. Dietz&quot;,&quot;publisher-place&quot;:&quot;Bonn&quot;,&quot;source&quot;:&quot;Open WorldCat&quot;,&quot;event-place&quot;:&quot;Bonn&quot;,&quot;ISBN&quot;:&quot;978-3-8012-5009-6&quot;,&quot;note&quot;:&quot;OCLC: 23731454&quot;,&quot;shortTitle&quot;:&quot;Vernichtung durch Arbeit&quot;,&quot;language&quot;:&quot;German&quot;,&quot;author&quot;:[{&quot;family&quot;:&quot;Kaienburg&quot;,&quot;given&quot;:&quot;Hermann&quot;}],&quot;issued&quot;:{&quot;date-parts&quot;:[[&quot;1990&quot;]]}}}],&quot;schema&quot;:&quot;https://github.com/citation-style-language/schema/raw/master/csl-citation.json&quot;} RNDArckOiog4X"/><text:span text:style-name="T19">,@ </text:span><text:reference-mark-start text:name="ZOTERO_ITEM CSL_CITATION {&quot;citationID&quot;:&quot;SdnQsXIG&quot;,&quot;properties&quot;:{&quot;formattedCitation&quot;:&quot;{\\rtf Alexander von Plato, Almut Leh, and Christoph Thonfeld, {\\i{}Hitler\\uc0\\u8217{}s Slaves: Life Stories of Forced Labourers in Nazi-Occupied Europe} (Berghahn Books, 2010).}&quot;,&quot;plainCitation&quot;:&quot;Alexander von Plato, Almut Leh, and Christoph Thonfeld, Hitler’s Slaves: Life Stories of Forced Labourers in Nazi-Occupied Europe (Berghahn Books, 2010).&quot;},&quot;citationItems&quot;:[{&quot;id&quot;:5170,&quot;uris&quot;:[&quot;http://zotero.org/users/312/items/CW9VTWBJ&quot;],&quot;uri&quot;:[&quot;http://zotero.org/users/312/items/CW9VTWBJ&quot;],&quot;itemData&quot;:{&quot;id&quot;:5170,&quot;type&quot;:&quot;book&quot;,&quot;title&quot;:&quot;Hitler's Slaves: Life Stories of Forced Labourers in Nazi-Occupied Europe&quot;,&quot;publisher&quot;:&quot;Berghahn Books&quot;,&quot;number-of-pages&quot;:&quot;568&quot;,&quot;source&quot;:&quot;Google Books&quot;,&quot;abstract&quot;:&quot;During World War II at least 13.5 million people were employed as forced labourers in Germany and across the territories occupied by the German Reich. Most came from Russia, Ukraine, Belarus, Moldavia, the Baltic countries, France, Poland and Italy. Among them were 8.4 million civilians working for private companies and public agencies in industry, administration and agriculture. In addition, there were 4.6 million prisoners of war and 1.7 million concentration camp prisoners who were either subjected to forced labour in concentration or similar camps or were 'rented out' or sold by the SS. While there are numerous publications on forced labour in National Socialist Germany during World War II, this publication combines a historical account of events with the biographies and memories of former forced labourers from twenty-seven countries, offering a comparative international perspective.&quot;,&quot;ISBN&quot;:&quot;978-1-84545-990-1&quot;,&quot;shortTitle&quot;:&quot;Hitler's Slaves&quot;,&quot;language&quot;:&quot;en&quot;,&quot;author&quot;:[{&quot;family&quot;:&quot;Plato&quot;,&quot;given&quot;:&quot;Alexander&quot;,&quot;dropping-particle&quot;:&quot;von&quot;},{&quot;family&quot;:&quot;Leh&quot;,&quot;given&quot;:&quot;Almut&quot;},{&quot;family&quot;:&quot;Thonfeld&quot;,&quot;given&quot;:&quot;Christoph&quot;}],&quot;issued&quot;:{&quot;date-parts&quot;:[[&quot;2010&quot;,10,15]]}}}],&quot;schema&quot;:&quot;https://github.com/citation-style-language/schema/raw/master/csl-citation.json&quot;} RNDiyyimL0yCv"/><text:span text:style-name="T25">Alexander von Plato, Almut Leh, and Christoph Thonfeld, </text:span><text:span text:style-name="T27">Hitler’s Slaves: Life Stories of Forced Labourers in Nazi-Occupied Europe</text:span><text:span text:style-name="T24"> (Berghahn Books, 2010).</text:span><text:reference-mark-end text:name="ZOTERO_ITEM CSL_CITATION {&quot;citationID&quot;:&quot;SdnQsXIG&quot;,&quot;properties&quot;:{&quot;formattedCitation&quot;:&quot;{\\rtf Alexander von Plato, Almut Leh, and Christoph Thonfeld, {\\i{}Hitler\\uc0\\u8217{}s Slaves: Life Stories of Forced Labourers in Nazi-Occupied Europe} (Berghahn Books, 2010).}&quot;,&quot;plainCitation&quot;:&quot;Alexander von Plato, Almut Leh, and Christoph Thonfeld, Hitler’s Slaves: Life Stories of Forced Labourers in Nazi-Occupied Europe (Berghahn Books, 2010).&quot;},&quot;citationItems&quot;:[{&quot;id&quot;:5170,&quot;uris&quot;:[&quot;http://zotero.org/users/312/items/CW9VTWBJ&quot;],&quot;uri&quot;:[&quot;http://zotero.org/users/312/items/CW9VTWBJ&quot;],&quot;itemData&quot;:{&quot;id&quot;:5170,&quot;type&quot;:&quot;book&quot;,&quot;title&quot;:&quot;Hitler's Slaves: Life Stories of Forced Labourers in Nazi-Occupied Europe&quot;,&quot;publisher&quot;:&quot;Berghahn Books&quot;,&quot;number-of-pages&quot;:&quot;568&quot;,&quot;source&quot;:&quot;Google Books&quot;,&quot;abstract&quot;:&quot;During World War II at least 13.5 million people were employed as forced labourers in Germany and across the territories occupied by the German Reich. Most came from Russia, Ukraine, Belarus, Moldavia, the Baltic countries, France, Poland and Italy. Among them were 8.4 million civilians working for private companies and public agencies in industry, administration and agriculture. In addition, there were 4.6 million prisoners of war and 1.7 million concentration camp prisoners who were either subjected to forced labour in concentration or similar camps or were 'rented out' or sold by the SS. While there are numerous publications on forced labour in National Socialist Germany during World War II, this publication combines a historical account of events with the biographies and memories of former forced labourers from twenty-seven countries, offering a comparative international perspective.&quot;,&quot;ISBN&quot;:&quot;978-1-84545-990-1&quot;,&quot;shortTitle&quot;:&quot;Hitler's Slaves&quot;,&quot;language&quot;:&quot;en&quot;,&quot;author&quot;:[{&quot;family&quot;:&quot;Plato&quot;,&quot;given&quot;:&quot;Alexander&quot;,&quot;dropping-particle&quot;:&quot;von&quot;},{&quot;family&quot;:&quot;Leh&quot;,&quot;given&quot;:&quot;Almut&quot;},{&quot;family&quot;:&quot;Thonfeld&quot;,&quot;given&quot;:&quot;Christoph&quot;}],&quot;issued&quot;:{&quot;date-parts&quot;:[[&quot;2010&quot;,10,15]]}}}],&quot;schema&quot;:&quot;https://github.com/citation-style-language/schema/raw/master/csl-citation.json&quot;} RNDiyyimL0yCv"/><text:span text:style-name="T19">,@ </text:span><text:reference-mark-start text:name="ZOTERO_ITEM CSL_CITATION {&quot;citationID&quot;:&quot;PVegBPwB&quot;,&quot;properties&quot;:{&quot;formattedCitation&quot;:&quot;{\\rtf Jan Erik Schulte, {\\i{}Zwangsarbeit Und Vernichtung: Das Wirtschaftsimperium Der SS: Oswald Pohl Und Das SS-Wirtschafts-Verwaltungshauptamt 1933-1945} (Paderborn: F. Sch\\uc0\\u246{}ningh, 2001).}&quot;,&quot;plainCitation&quot;:&quot;Jan Erik Schulte, Zwangsarbeit Und Vernichtung: Das Wirtschaftsimperium Der SS: Oswald Pohl Und Das SS-Wirtschafts-Verwaltungshauptamt 1933-1945 (Paderborn: F. Schöningh, 2001).&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schema&quot;:&quot;https://github.com/citation-style-language/schema/raw/master/csl-citation.json&quot;} RNDOA9GoVYrXp"/><text:span text:style-name="T25">Jan Erik Schulte, </text:span><text:span text:style-name="T27">Zwangsarbeit Und Vernichtung: Das Wirtschaftsimperium Der SS: Oswald Pohl Und Das SS-Wirtschafts-Verwaltungshauptamt 1933-1945</text:span><text:span text:style-name="T24"> (Paderborn: F. Schöningh, 2001).</text:span><text:reference-mark-end text:name="ZOTERO_ITEM CSL_CITATION {&quot;citationID&quot;:&quot;PVegBPwB&quot;,&quot;properties&quot;:{&quot;formattedCitation&quot;:&quot;{\\rtf Jan Erik Schulte, {\\i{}Zwangsarbeit Und Vernichtung: Das Wirtschaftsimperium Der SS: Oswald Pohl Und Das SS-Wirtschafts-Verwaltungshauptamt 1933-1945} (Paderborn: F. Sch\\uc0\\u246{}ningh, 2001).}&quot;,&quot;plainCitation&quot;:&quot;Jan Erik Schulte, Zwangsarbeit Und Vernichtung: Das Wirtschaftsimperium Der SS: Oswald Pohl Und Das SS-Wirtschafts-Verwaltungshauptamt 1933-1945 (Paderborn: F. Schöningh, 2001).&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schema&quot;:&quot;https://github.com/citation-style-language/schema/raw/master/csl-citation.json&quot;} RNDOA9GoVYrXp"/><text:span text:style-name="T19">,@ </text:span><text:reference-mark-start text:name="ZOTERO_ITEM CSL_CITATION {&quot;citationID&quot;:&quot;mJMeWu5B&quot;,&quot;properties&quot;:{&quot;formattedCitation&quot;:&quot;{\\rtf Mark Spoerer and Jochen Fleischhacker, \\uc0\\u8220{}Forced Laborers in Nazi Germany: Categories, Numbers, and Survivors,\\uc0\\u8221{} {\\i{}The Journal of Interdisciplinary History} 33, no. 2 (2002): 169\\uc0\\u8211{}204.}&quot;,&quot;plainCitation&quot;:&quot;Mark Spoerer and Jochen Fleischhacker, “Forced Laborers in Nazi Germany: Categories, Numbers, and Survivors,” The Journal of Interdisciplinary History 33, no. 2 (2002): 169–204.&quot;},&quot;citationItems&quot;:[{&quot;id&quot;:5370,&quot;uris&quot;:[&quot;http://zotero.org/users/312/items/BQG2KA2C&quot;],&quot;uri&quot;:[&quot;http://zotero.org/users/312/items/BQG2KA2C&quot;],&quot;itemData&quot;:{&quot;id&quot;:5370,&quot;type&quot;:&quot;article-journal&quot;,&quot;title&quot;:&quot;Forced Laborers in Nazi Germany: Categories, Numbers, and Survivors&quot;,&quot;container-title&quot;:&quot;The Journal of Interdisciplinary History&quot;,&quot;page&quot;:&quot;169-204&quot;,&quot;volume&quot;:&quot;33&quot;,&quot;issue&quot;:&quot;2&quot;,&quot;source&quot;:&quot;JSTOR&quot;,&quot;abstract&quot;:&quot;When Germany and Austria discussed the matter of compensating former forced laborers in the German economy during World War II, it became clear that no definitive estimate of how many were still alive was available. Combining Nazi statistics with postwar demographic data for twenty countries reveals that the number of foreigners deployed in the German economy totaled around 13.5 million, of whom approximately 11 million survived the war. Fifty-five years later, about 2.7 million were still alive. This calculation of forced laborers within Germany may well become more precise as scholars compile more and better data, perhaps eventually to be supplemented with statistics about forced laborers outside Germany's borders as well. Nonetheless, the evidence at hand reveals that Nazi Germany's forced-labor program was the largest and most brutal that Europe had seen since at least the Middle Ages.&quot;,&quot;ISSN&quot;:&quot;0022-1953&quot;,&quot;shortTitle&quot;:&quot;Forced Laborers in Nazi Germany&quot;,&quot;journalAbbreviation&quot;:&quot;The Journal of Interdisciplinary History&quot;,&quot;author&quot;:[{&quot;family&quot;:&quot;Spoerer&quot;,&quot;given&quot;:&quot;Mark&quot;},{&quot;family&quot;:&quot;Fleischhacker&quot;,&quot;given&quot;:&quot;Jochen&quot;}],&quot;issued&quot;:{&quot;date-parts&quot;:[[&quot;2002&quot;]]}}}],&quot;schema&quot;:&quot;https://github.com/citation-style-language/schema/raw/master/csl-citation.json&quot;} RNDDEbl3LNt9t"/><text:span text:style-name="T25">Mark Spoerer and Jochen Fleischhacker, </text:span><text:span text:style-name="T24">“Forced Laborers in Nazi Germany: Categories, Numbers, and Survivors,” </text:span><text:span text:style-name="T27">The Journal of Interdisciplinary History</text:span><text:span text:style-name="T24"> 33, no. 2 (2002): 169–204.</text:span><text:reference-mark-end text:name="ZOTERO_ITEM CSL_CITATION {&quot;citationID&quot;:&quot;mJMeWu5B&quot;,&quot;properties&quot;:{&quot;formattedCitation&quot;:&quot;{\\rtf Mark Spoerer and Jochen Fleischhacker, \\uc0\\u8220{}Forced Laborers in Nazi Germany: Categories, Numbers, and Survivors,\\uc0\\u8221{} {\\i{}The Journal of Interdisciplinary History} 33, no. 2 (2002): 169\\uc0\\u8211{}204.}&quot;,&quot;plainCitation&quot;:&quot;Mark Spoerer and Jochen Fleischhacker, “Forced Laborers in Nazi Germany: Categories, Numbers, and Survivors,” The Journal of Interdisciplinary History 33, no. 2 (2002): 169–204.&quot;},&quot;citationItems&quot;:[{&quot;id&quot;:5370,&quot;uris&quot;:[&quot;http://zotero.org/users/312/items/BQG2KA2C&quot;],&quot;uri&quot;:[&quot;http://zotero.org/users/312/items/BQG2KA2C&quot;],&quot;itemData&quot;:{&quot;id&quot;:5370,&quot;type&quot;:&quot;article-journal&quot;,&quot;title&quot;:&quot;Forced Laborers in Nazi Germany: Categories, Numbers, and Survivors&quot;,&quot;container-title&quot;:&quot;The Journal of Interdisciplinary History&quot;,&quot;page&quot;:&quot;169-204&quot;,&quot;volume&quot;:&quot;33&quot;,&quot;issue&quot;:&quot;2&quot;,&quot;source&quot;:&quot;JSTOR&quot;,&quot;abstract&quot;:&quot;When Germany and Austria discussed the matter of compensating former forced laborers in the German economy during World War II, it became clear that no definitive estimate of how many were still alive was available. Combining Nazi statistics with postwar demographic data for twenty countries reveals that the number of foreigners deployed in the German economy totaled around 13.5 million, of whom approximately 11 million survived the war. Fifty-five years later, about 2.7 million were still alive. This calculation of forced laborers within Germany may well become more precise as scholars compile more and better data, perhaps eventually to be supplemented with statistics about forced laborers outside Germany's borders as well. Nonetheless, the evidence at hand reveals that Nazi Germany's forced-labor program was the largest and most brutal that Europe had seen since at least the Middle Ages.&quot;,&quot;ISSN&quot;:&quot;0022-1953&quot;,&quot;shortTitle&quot;:&quot;Forced Laborers in Nazi Germany&quot;,&quot;journalAbbreviation&quot;:&quot;The Journal of Interdisciplinary History&quot;,&quot;author&quot;:[{&quot;family&quot;:&quot;Spoerer&quot;,&quot;given&quot;:&quot;Mark&quot;},{&quot;family&quot;:&quot;Fleischhacker&quot;,&quot;given&quot;:&quot;Jochen&quot;}],&quot;issued&quot;:{&quot;date-parts&quot;:[[&quot;2002&quot;]]}}}],&quot;schema&quot;:&quot;https://github.com/citation-style-language/schema/raw/master/csl-citation.json&quot;} RNDDEbl3LNt9t"/><text:span text:style-name="T19">,@ </text:span><text:reference-mark-start text:name="ZOTERO_ITEM CSL_CITATION {&quot;citationID&quot;:&quot;rz8BuRNd&quot;,&quot;properties&quot;:{&quot;formattedCitation&quot;:&quot;{\\rtf Mark Spoerer, {\\i{}Zwangsarbeit unter dem Hakenkreuz: ausl\\uc0\\u228{}ndische Zivilarbeiter, Kriegsgefangene und H\\uc0\\u228{}ftlinge im Deutschen Reich und im besetzten Europa 1939-1945} (Stuttgart: Deutsche Verlags-Anstalt, 2001).}&quot;,&quot;plainCitation&quot;:&quot;Mark Spoerer, Zwangsarbeit unter dem Hakenkreuz: ausländische Zivilarbeiter, Kriegsgefangene und Häftlinge im Deutschen Reich und im besetzten Europa 1939-1945 (Stuttgart: Deutsche Verlags-Anstalt, 2001).&quot;},&quot;citationItems&quot;:[{&quot;id&quot;:4890,&quot;uris&quot;:[&quot;http://zotero.org/users/312/items/3NENPKGF&quot;],&quot;uri&quot;:[&quot;http://zotero.org/users/312/items/3NENPKGF&quot;],&quot;itemData&quot;:{&quot;id&quot;:4890,&quot;type&quot;:&quot;book&quot;,&quot;title&quot;:&quot;Zwangsarbeit unter dem Hakenkreuz: ausländische Zivilarbeiter, Kriegsgefangene und Häftlinge im Deutschen Reich und im besetzten Europa 1939-1945&quot;,&quot;publisher&quot;:&quot;Deutsche Verlags-Anstalt&quot;,&quot;publisher-place&quot;:&quot;Stuttgart&quot;,&quot;source&quot;:&quot;Open WorldCat&quot;,&quot;event-place&quot;:&quot;Stuttgart&quot;,&quot;ISBN&quot;:&quot;978-3-421-05464-7&quot;,&quot;note&quot;:&quot;OCLC: 47824503&quot;,&quot;shortTitle&quot;:&quot;Zwangsarbeit unter dem Hakenkreuz&quot;,&quot;language&quot;:&quot;German&quot;,&quot;author&quot;:[{&quot;family&quot;:&quot;Spoerer&quot;,&quot;given&quot;:&quot;Mark&quot;}],&quot;issued&quot;:{&quot;date-parts&quot;:[[&quot;2001&quot;]]}}}],&quot;schema&quot;:&quot;https://github.com/citation-style-language/schema/raw/master/csl-citation.json&quot;} RNDuBOChgrA02"/><text:span text:style-name="T25">Mark Spoerer, </text:span><text:span text:style-name="T27">Zwangsarbeit unter dem Hakenkreuz: ausländische Zivilarbeiter, Kriegsgefangene und Häftlinge im Deutschen Reich und im besetzten Europa 1939-1945</text:span><text:span text:style-name="T24"> (Stuttgart: Deutsche Verlags-Anstalt, 2001).</text:span><text:reference-mark-end text:name="ZOTERO_ITEM CSL_CITATION {&quot;citationID&quot;:&quot;rz8BuRNd&quot;,&quot;properties&quot;:{&quot;formattedCitation&quot;:&quot;{\\rtf Mark Spoerer, {\\i{}Zwangsarbeit unter dem Hakenkreuz: ausl\\uc0\\u228{}ndische Zivilarbeiter, Kriegsgefangene und H\\uc0\\u228{}ftlinge im Deutschen Reich und im besetzten Europa 1939-1945} (Stuttgart: Deutsche Verlags-Anstalt, 2001).}&quot;,&quot;plainCitation&quot;:&quot;Mark Spoerer, Zwangsarbeit unter dem Hakenkreuz: ausländische Zivilarbeiter, Kriegsgefangene und Häftlinge im Deutschen Reich und im besetzten Europa 1939-1945 (Stuttgart: Deutsche Verlags-Anstalt, 2001).&quot;},&quot;citationItems&quot;:[{&quot;id&quot;:4890,&quot;uris&quot;:[&quot;http://zotero.org/users/312/items/3NENPKGF&quot;],&quot;uri&quot;:[&quot;http://zotero.org/users/312/items/3NENPKGF&quot;],&quot;itemData&quot;:{&quot;id&quot;:4890,&quot;type&quot;:&quot;book&quot;,&quot;title&quot;:&quot;Zwangsarbeit unter dem Hakenkreuz: ausländische Zivilarbeiter, Kriegsgefangene und Häftlinge im Deutschen Reich und im besetzten Europa 1939-1945&quot;,&quot;publisher&quot;:&quot;Deutsche Verlags-Anstalt&quot;,&quot;publisher-place&quot;:&quot;Stuttgart&quot;,&quot;source&quot;:&quot;Open WorldCat&quot;,&quot;event-place&quot;:&quot;Stuttgart&quot;,&quot;ISBN&quot;:&quot;978-3-421-05464-7&quot;,&quot;note&quot;:&quot;OCLC: 47824503&quot;,&quot;shortTitle&quot;:&quot;Zwangsarbeit unter dem Hakenkreuz&quot;,&quot;language&quot;:&quot;German&quot;,&quot;author&quot;:[{&quot;family&quot;:&quot;Spoerer&quot;,&quot;given&quot;:&quot;Mark&quot;}],&quot;issued&quot;:{&quot;date-parts&quot;:[[&quot;2001&quot;]]}}}],&quot;schema&quot;:&quot;https://github.com/citation-style-language/schema/raw/master/csl-citation.json&quot;} RNDuBOChgrA02"/><text:span text:style-name="T19">,@ </text:span><text:reference-mark-start text:name="ZOTERO_ITEM CSL_CITATION {&quot;citationID&quot;:&quot;N7yiJQ9m&quot;,&quot;properties&quot;:{&quot;formattedCitation&quot;:&quot;{\\rtf Wachsmann, {\\i{}KL}.}&quot;,&quot;plainCitation&quot;:&quot;Wachsmann, KL.&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schema&quot;:&quot;https://github.com/citation-style-language/schema/raw/master/csl-citation.json&quot;} RNDlaKuSCS6Fs"/><text:span text:style-name="T25">Wachsmann, </text:span><text:span text:style-name="T27">KL</text:span><text:span text:style-name="T24">.</text:span><text:reference-mark-end text:name="ZOTERO_ITEM CSL_CITATION {&quot;citationID&quot;:&quot;N7yiJQ9m&quot;,&quot;properties&quot;:{&quot;formattedCitation&quot;:&quot;{\\rtf Wachsmann, {\\i{}KL}.}&quot;,&quot;plainCitation&quot;:&quot;Wachsmann, KL.&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schema&quot;:&quot;https://github.com/citation-style-language/schema/raw/master/csl-citation.json&quot;} RNDlaKuSCS6Fs"/><text:span text:style-name="T19">,@ </text:span><text:reference-mark-start text:name="ZOTERO_ITEM CSL_CITATION {&quot;citationID&quot;:&quot;7BhuLjHh&quot;,&quot;properties&quot;:{&quot;formattedCitation&quot;:&quot;{\\rtf Jens-Christian Wagner, {\\i{}Produktion Des Todes: Das KZ Mittelbau-Dora} (G\\uc0\\u246{}ttingen: Wallstein, 2001).}&quot;,&quot;plainCitation&quot;:&quot;Jens-Christian Wagner, Produktion Des Todes: Das KZ Mittelbau-Dora (Göttingen: Wallstein, 2001).&quot;},&quot;citationItems&quot;:[{&quot;id&quot;:894,&quot;uris&quot;:[&quot;http://zotero.org/users/312/items/GB7Z5J27&quot;],&quot;uri&quot;:[&quot;http://zotero.org/users/312/items/GB7Z5J27&quot;],&quot;itemData&quot;:{&quot;id&quot;:894,&quot;type&quot;:&quot;book&quot;,&quot;title&quot;:&quot;Produktion des Todes: das KZ Mittelbau-Dora&quot;,&quot;publisher&quot;:&quot;Wallstein&quot;,&quot;publisher-place&quot;:&quot;Göttingen&quot;,&quot;number-of-pages&quot;:&quot;688&quot;,&quot;source&quot;:&quot;catalog.wrlc.org Library Catalog&quot;,&quot;event-place&quot;:&quot;Göttingen&quot;,&quot;ISBN&quot;:&quot;3-89244-439-0&quot;,&quot;call-number&quot;:&quot;D805.5.D6 W34 2001&quot;,&quot;shortTitle&quot;:&quot;Produktion des Todes&quot;,&quot;author&quot;:[{&quot;family&quot;:&quot;Wagner&quot;,&quot;given&quot;:&quot;Jens-Christian&quot;}],&quot;issued&quot;:{&quot;date-parts&quot;:[[&quot;2001&quot;]]}}}],&quot;schema&quot;:&quot;https://github.com/citation-style-language/schema/raw/master/csl-citation.json&quot;} RNDJATpJD1KK3"/><text:span text:style-name="T25">Jens-Christian Wagner, </text:span><text:span text:style-name="T27">Produktion Des Todes: Das KZ Mittelbau-Dora</text:span><text:span text:style-name="T24"> (Göttingen: Wallstein, 2001).</text:span><text:reference-mark-end text:name="ZOTERO_ITEM CSL_CITATION {&quot;citationID&quot;:&quot;7BhuLjHh&quot;,&quot;properties&quot;:{&quot;formattedCitation&quot;:&quot;{\\rtf Jens-Christian Wagner, {\\i{}Produktion Des Todes: Das KZ Mittelbau-Dora} (G\\uc0\\u246{}ttingen: Wallstein, 2001).}&quot;,&quot;plainCitation&quot;:&quot;Jens-Christian Wagner, Produktion Des Todes: Das KZ Mittelbau-Dora (Göttingen: Wallstein, 2001).&quot;},&quot;citationItems&quot;:[{&quot;id&quot;:894,&quot;uris&quot;:[&quot;http://zotero.org/users/312/items/GB7Z5J27&quot;],&quot;uri&quot;:[&quot;http://zotero.org/users/312/items/GB7Z5J27&quot;],&quot;itemData&quot;:{&quot;id&quot;:894,&quot;type&quot;:&quot;book&quot;,&quot;title&quot;:&quot;Produktion des Todes: das KZ Mittelbau-Dora&quot;,&quot;publisher&quot;:&quot;Wallstein&quot;,&quot;publisher-place&quot;:&quot;Göttingen&quot;,&quot;number-of-pages&quot;:&quot;688&quot;,&quot;source&quot;:&quot;catalog.wrlc.org Library Catalog&quot;,&quot;event-place&quot;:&quot;Göttingen&quot;,&quot;ISBN&quot;:&quot;3-89244-439-0&quot;,&quot;call-number&quot;:&quot;D805.5.D6 W34 2001&quot;,&quot;shortTitle&quot;:&quot;Produktion des Todes&quot;,&quot;author&quot;:[{&quot;family&quot;:&quot;Wagner&quot;,&quot;given&quot;:&quot;Jens-Christian&quot;}],&quot;issued&quot;:{&quot;date-parts&quot;:[[&quot;2001&quot;]]}}}],&quot;schema&quot;:&quot;https://github.com/citation-style-language/schema/raw/master/csl-citation.json&quot;} RNDJATpJD1KK3"/></text:p></text:note-body></text:note></text:span><text:span text:style-name="T6"> </text:span><text:bookmark-start text:name="Production_and_Labor_in_Nazi_G"/><text:span text:style-name="T6">This</text:span><text:bookmark-end text:name="Production_and_Labor_in_Nazi_G"/><text:span text:style-name="T6"> chapter summarizes this research to show some of the factors that led to the camps and underground projects at Porta Westfalica.</text:span></text:p>
      <text:p text:style-name="P5"><text:bookmark-start text:name="H1_Changing_Role_of_SS"/><text:span text:style-name="T12">Changing</text:span><text:bookmark-end text:name="H1_Changing_Role_of_SS"/><text:span text:style-name="T12"> Role of SS</text:span></text:p>
      <text:p text:style-name="P4"><text:soft-page-break/><text:span text:style-name="T6">Under Heinrich Himmler, the SS gained control of the concentration camp system and became the lethal enforcer of Nazi racial ideology.</text:span><text:span text:style-name="T15"><text:note text:id="ftn5" text:note-class="footnote"><text:note-citation>5</text:note-citation><text:note-body><text:p text:style-name="P13"><text:span text:style-name="T17"><text:s/></text:span><text:span text:style-name="T19">Much has been written about Himmler and other SS and Nazi leaders. See here for a small sampling. </text:span><text:reference-mark-start text:name="ZOTERO_ITEM CSL_CITATION {&quot;citationID&quot;:&quot;qpCw9pEP&quot;,&quot;properties&quot;:{&quot;formattedCitation&quot;:&quot;{\\rtf Allen and Mazal Holocaust Collection, {\\i{}Himmler\\uc0\\u8217{}s Secret War}.}&quot;,&quot;plainCitation&quot;:&quot;Allen and Mazal Holocaust Collection, Himmler’s Secret War.&quot;},&quot;citationItems&quot;:[{&quot;id&quot;:5134,&quot;uris&quot;:[&quot;http://zotero.org/users/312/items/WFSD2VDT&quot;],&quot;uri&quot;:[&quot;http://zotero.org/users/312/items/WFSD2VDT&quot;],&quot;itemData&quot;:{&quot;id&quot;:5134,&quot;type&quot;:&quot;book&quot;,&quot;title&quot;:&quot;Himmler's secret war: the covert peace negotiations of Heinrich Himmler&quot;,&quot;publisher&quot;:&quot;Carrol &amp; Graf Publishers&quot;,&quot;publisher-place&quot;:&quot;New York&quot;,&quot;source&quot;:&quot;Open WorldCat&quot;,&quot;event-place&quot;:&quot;New York&quot;,&quot;abstract&quot;:&quot;\&quot;Martin Allen has achieved pre-eminence as a researcher and writer specializing in the Second World War. In this, his third major book, Heinrich Himmler, Head of the SS, emerges as a man with a huge personal agenda. Having secured for himself an unassailable position by manipulating Hitler into wiping out the SS's left-wing rivals, the SA, in The night of the long knives, he continued to nurture political supremacy for himself while Hitler fought his military war. At the heart of the book is the turning point of the war when, following the German defeat at Stalingrad, Himmler recognized that Germany would lose. Through his trusted envoy, Walter Schellenberg, he devoted much energy to negotiating his intended post-war role as the man who would lead Germany. He believed his intermediary, the British Ambassador in Sweden, Victor Mallet, was in direct contact with Winston Churchill. In fact, he was the victim of a highly effective sting by the [Political Warfare Executive (PWE)]\&quot;--Jacket.&quot;,&quot;ISBN&quot;:&quot;978-0-7867-1708-8&quot;,&quot;note&quot;:&quot;OCLC: 62889290&quot;,&quot;shortTitle&quot;:&quot;Himmler's secret war&quot;,&quot;language&quot;:&quot;English&quot;,&quot;author&quot;:[{&quot;family&quot;:&quot;Allen&quot;,&quot;given&quot;:&quot;Martin&quot;},{&quot;literal&quot;:&quot;Mazal Holocaust Collection&quot;}],&quot;issued&quot;:{&quot;date-parts&quot;:[[&quot;2006&quot;]]}}}],&quot;schema&quot;:&quot;https://github.com/citation-style-language/schema/raw/master/csl-citation.json&quot;} RNDP8pt1B3pvy"/><text:span text:style-name="T25">Allen and Mazal Holocaust Collection, </text:span><text:span text:style-name="T27">Himmler’s Secret War</text:span><text:span text:style-name="T24">.</text:span><text:reference-mark-end text:name="ZOTERO_ITEM CSL_CITATION {&quot;citationID&quot;:&quot;qpCw9pEP&quot;,&quot;properties&quot;:{&quot;formattedCitation&quot;:&quot;{\\rtf Allen and Mazal Holocaust Collection, {\\i{}Himmler\\uc0\\u8217{}s Secret War}.}&quot;,&quot;plainCitation&quot;:&quot;Allen and Mazal Holocaust Collection, Himmler’s Secret War.&quot;},&quot;citationItems&quot;:[{&quot;id&quot;:5134,&quot;uris&quot;:[&quot;http://zotero.org/users/312/items/WFSD2VDT&quot;],&quot;uri&quot;:[&quot;http://zotero.org/users/312/items/WFSD2VDT&quot;],&quot;itemData&quot;:{&quot;id&quot;:5134,&quot;type&quot;:&quot;book&quot;,&quot;title&quot;:&quot;Himmler's secret war: the covert peace negotiations of Heinrich Himmler&quot;,&quot;publisher&quot;:&quot;Carrol &amp; Graf Publishers&quot;,&quot;publisher-place&quot;:&quot;New York&quot;,&quot;source&quot;:&quot;Open WorldCat&quot;,&quot;event-place&quot;:&quot;New York&quot;,&quot;abstract&quot;:&quot;\&quot;Martin Allen has achieved pre-eminence as a researcher and writer specializing in the Second World War. In this, his third major book, Heinrich Himmler, Head of the SS, emerges as a man with a huge personal agenda. Having secured for himself an unassailable position by manipulating Hitler into wiping out the SS's left-wing rivals, the SA, in The night of the long knives, he continued to nurture political supremacy for himself while Hitler fought his military war. At the heart of the book is the turning point of the war when, following the German defeat at Stalingrad, Himmler recognized that Germany would lose. Through his trusted envoy, Walter Schellenberg, he devoted much energy to negotiating his intended post-war role as the man who would lead Germany. He believed his intermediary, the British Ambassador in Sweden, Victor Mallet, was in direct contact with Winston Churchill. In fact, he was the victim of a highly effective sting by the [Political Warfare Executive (PWE)]\&quot;--Jacket.&quot;,&quot;ISBN&quot;:&quot;978-0-7867-1708-8&quot;,&quot;note&quot;:&quot;OCLC: 62889290&quot;,&quot;shortTitle&quot;:&quot;Himmler's secret war&quot;,&quot;language&quot;:&quot;English&quot;,&quot;author&quot;:[{&quot;family&quot;:&quot;Allen&quot;,&quot;given&quot;:&quot;Martin&quot;},{&quot;literal&quot;:&quot;Mazal Holocaust Collection&quot;}],&quot;issued&quot;:{&quot;date-parts&quot;:[[&quot;2006&quot;]]}}}],&quot;schema&quot;:&quot;https://github.com/citation-style-language/schema/raw/master/csl-citation.json&quot;} RNDP8pt1B3pvy"/><text:span text:style-name="T19">,@ </text:span><text:reference-mark-start text:name="ZOTERO_ITEM CSL_CITATION {&quot;citationID&quot;:&quot;XJmSuuTZ&quot;,&quot;properties&quot;:{&quot;formattedCitation&quot;:&quot;{\\rtf Conroy, {\\i{}Himmler\\uc0\\u8217{}s War}.}&quot;,&quot;plainCitation&quot;:&quot;Conroy, Himmler’s War.&quot;},&quot;citationItems&quot;:[{&quot;id&quot;:5335,&quot;uris&quot;:[&quot;http://zotero.org/users/312/items/B67FNQIP&quot;],&quot;uri&quot;:[&quot;http://zotero.org/users/312/items/B67FNQIP&quot;],&quot;itemData&quot;:{&quot;id&quot;:5335,&quot;type&quot;:&quot;book&quot;,&quot;title&quot;:&quot;Himmler's war&quot;,&quot;publisher&quot;:&quot;Baen Books ; Distributed by Simon &amp; Schuster&quot;,&quot;publisher-place&quot;:&quot;Riverdale, NY; New York&quot;,&quot;source&quot;:&quot;Open WorldCat&quot;,&quot;event-place&quot;:&quot;Riverdale, NY; New York&quot;,&quot;abstract&quot;:&quot;\&quot;With the specter of a German super-weapon moving closer to completion and the German generals finally allowed to fight the kind of war at which they are masters, the Allies are pushed toward a course of accommodation o r even defeat. Will the soldiers of the Grand Alliance find the courage and conviction to fight on in the face of such daunting odds?\&quot;--Jacket flap.&quot;,&quot;ISBN&quot;:&quot;978-1-4516-3761-8&quot;,&quot;note&quot;:&quot;OCLC: 709673106&quot;,&quot;language&quot;:&quot;English&quot;,&quot;author&quot;:[{&quot;family&quot;:&quot;Conroy&quot;,&quot;given&quot;:&quot;Robert&quot;}],&quot;issued&quot;:{&quot;date-parts&quot;:[[&quot;2011&quot;]]}}}],&quot;schema&quot;:&quot;https://github.com/citation-style-language/schema/raw/master/csl-citation.json&quot;} RNDBk0FZpuBSR"/><text:span text:style-name="T25">Conroy, </text:span><text:span text:style-name="T27">Himmler’s War</text:span><text:span text:style-name="T24">.</text:span><text:reference-mark-end text:name="ZOTERO_ITEM CSL_CITATION {&quot;citationID&quot;:&quot;XJmSuuTZ&quot;,&quot;properties&quot;:{&quot;formattedCitation&quot;:&quot;{\\rtf Conroy, {\\i{}Himmler\\uc0\\u8217{}s War}.}&quot;,&quot;plainCitation&quot;:&quot;Conroy, Himmler’s War.&quot;},&quot;citationItems&quot;:[{&quot;id&quot;:5335,&quot;uris&quot;:[&quot;http://zotero.org/users/312/items/B67FNQIP&quot;],&quot;uri&quot;:[&quot;http://zotero.org/users/312/items/B67FNQIP&quot;],&quot;itemData&quot;:{&quot;id&quot;:5335,&quot;type&quot;:&quot;book&quot;,&quot;title&quot;:&quot;Himmler's war&quot;,&quot;publisher&quot;:&quot;Baen Books ; Distributed by Simon &amp; Schuster&quot;,&quot;publisher-place&quot;:&quot;Riverdale, NY; New York&quot;,&quot;source&quot;:&quot;Open WorldCat&quot;,&quot;event-place&quot;:&quot;Riverdale, NY; New York&quot;,&quot;abstract&quot;:&quot;\&quot;With the specter of a German super-weapon moving closer to completion and the German generals finally allowed to fight the kind of war at which they are masters, the Allies are pushed toward a course of accommodation o r even defeat. Will the soldiers of the Grand Alliance find the courage and conviction to fight on in the face of such daunting odds?\&quot;--Jacket flap.&quot;,&quot;ISBN&quot;:&quot;978-1-4516-3761-8&quot;,&quot;note&quot;:&quot;OCLC: 709673106&quot;,&quot;language&quot;:&quot;English&quot;,&quot;author&quot;:[{&quot;family&quot;:&quot;Conroy&quot;,&quot;given&quot;:&quot;Robert&quot;}],&quot;issued&quot;:{&quot;date-parts&quot;:[[&quot;2011&quot;]]}}}],&quot;schema&quot;:&quot;https://github.com/citation-style-language/schema/raw/master/csl-citation.json&quot;} RNDBk0FZpuBSR"/><text:span text:style-name="T19">,@ </text:span><text:reference-mark-start text:name="ZOTERO_ITEM CSL_CITATION {&quot;citationID&quot;:&quot;sc2VGYag&quot;,&quot;properties&quot;:{&quot;formattedCitation&quot;:&quot;{\\rtf Himmler et al., {\\i{}The Private Heinrich Himmler}.}&quot;,&quot;plainCitation&quot;:&quot;Himmler et al., The Private Heinrich Himmler.&quot;},&quot;citationItems&quot;:[{&quot;id&quot;:5334,&quot;uris&quot;:[&quot;http://zotero.org/users/312/items/4QNZDHPD&quot;],&quot;uri&quot;:[&quot;http://zotero.org/users/312/items/4QNZDHPD&quot;],&quot;itemData&quot;:{&quot;id&quot;:5334,&quot;type&quot;:&quot;book&quot;,&quot;title&quot;:&quot;The private Heinrich Himmler: letters of a mass murderer&quot;,&quot;source&quot;:&quot;Open WorldCat&quot;,&quot;abstract&quot;:&quot;\&quot;The English translation of the letters of Heinrich Himmler and his wife, recently authenticated by the Bundesarchiv and serialized in Die Welt\&quot;-- \&quot;At the end of World War II, it was assumed that the letters of Heinrich Himmler were lost. Yet sixty years after Himmler's capture by British troops and subsequent suicide, the letters mysteriously turned up in Tel Aviv and, in early 2014, excerpts were published for the first time by the Israeli newspaper Yediot Aharonot providing a rare, if jarring, glimpse into the family life of one of Hitler's top lieutenants while he was busy organizing the mass extermination of the Jews. It was generally held that Himmler, once appointed head of the SS, blended seamlessly into the Nazi hierarchy. The image that emerges, however, is more subtle. Himmler is seen here as a man whose observations can often be characterized by their unpleasant banality; a man whose obsession with family life ran alongside a brutal detachment from all things human, a serial killer who oversaw the persecution and extermination of all Jews and other non-Aryans, and those opposed to the regime. His letters remove any doubt that he was the architect of the Final Solution, and a man who was much closer to Hitler than many historians previously thought. The letters in this edition were arranged by Katrin Himmler, the great-niece of Heinrich and Marga Himmler while Michael Wildt, a renowned expert on the Nazi regime, provides historical context to the letters and their author. The entire work was translated by Thomas S. Hansen and Abby J. Hansen\&quot;--&quot;,&quot;ISBN&quot;:&quot;978-1-250-06465-3&quot;,&quot;note&quot;:&quot;OCLC: 907965785&quot;,&quot;shortTitle&quot;:&quot;The private Heinrich Himmler&quot;,&quot;language&quot;:&quot;English&quot;,&quot;author&quot;:[{&quot;family&quot;:&quot;Himmler&quot;,&quot;given&quot;:&quot;Heinrich&quot;},{&quot;family&quot;:&quot;Himmler&quot;,&quot;given&quot;:&quot;Katrin&quot;},{&quot;family&quot;:&quot;Wildt&quot;,&quot;given&quot;:&quot;Michael&quot;},{&quot;family&quot;:&quot;Hansen&quot;,&quot;given&quot;:&quot;Thomas S&quot;},{&quot;family&quot;:&quot;Hansen&quot;,&quot;given&quot;:&quot;Abby J&quot;}],&quot;issued&quot;:{&quot;date-parts&quot;:[[&quot;2016&quot;]]}}}],&quot;schema&quot;:&quot;https://github.com/citation-style-language/schema/raw/master/csl-citation.json&quot;} RNDLeWyBpfeUn"/><text:span text:style-name="T25">Himmler et al., </text:span><text:span text:style-name="T27">The Private Heinrich Himmler</text:span><text:span text:style-name="T24">.</text:span><text:reference-mark-end text:name="ZOTERO_ITEM CSL_CITATION {&quot;citationID&quot;:&quot;sc2VGYag&quot;,&quot;properties&quot;:{&quot;formattedCitation&quot;:&quot;{\\rtf Himmler et al., {\\i{}The Private Heinrich Himmler}.}&quot;,&quot;plainCitation&quot;:&quot;Himmler et al., The Private Heinrich Himmler.&quot;},&quot;citationItems&quot;:[{&quot;id&quot;:5334,&quot;uris&quot;:[&quot;http://zotero.org/users/312/items/4QNZDHPD&quot;],&quot;uri&quot;:[&quot;http://zotero.org/users/312/items/4QNZDHPD&quot;],&quot;itemData&quot;:{&quot;id&quot;:5334,&quot;type&quot;:&quot;book&quot;,&quot;title&quot;:&quot;The private Heinrich Himmler: letters of a mass murderer&quot;,&quot;source&quot;:&quot;Open WorldCat&quot;,&quot;abstract&quot;:&quot;\&quot;The English translation of the letters of Heinrich Himmler and his wife, recently authenticated by the Bundesarchiv and serialized in Die Welt\&quot;-- \&quot;At the end of World War II, it was assumed that the letters of Heinrich Himmler were lost. Yet sixty years after Himmler's capture by British troops and subsequent suicide, the letters mysteriously turned up in Tel Aviv and, in early 2014, excerpts were published for the first time by the Israeli newspaper Yediot Aharonot providing a rare, if jarring, glimpse into the family life of one of Hitler's top lieutenants while he was busy organizing the mass extermination of the Jews. It was generally held that Himmler, once appointed head of the SS, blended seamlessly into the Nazi hierarchy. The image that emerges, however, is more subtle. Himmler is seen here as a man whose observations can often be characterized by their unpleasant banality; a man whose obsession with family life ran alongside a brutal detachment from all things human, a serial killer who oversaw the persecution and extermination of all Jews and other non-Aryans, and those opposed to the regime. His letters remove any doubt that he was the architect of the Final Solution, and a man who was much closer to Hitler than many historians previously thought. The letters in this edition were arranged by Katrin Himmler, the great-niece of Heinrich and Marga Himmler while Michael Wildt, a renowned expert on the Nazi regime, provides historical context to the letters and their author. The entire work was translated by Thomas S. Hansen and Abby J. Hansen\&quot;--&quot;,&quot;ISBN&quot;:&quot;978-1-250-06465-3&quot;,&quot;note&quot;:&quot;OCLC: 907965785&quot;,&quot;shortTitle&quot;:&quot;The private Heinrich Himmler&quot;,&quot;language&quot;:&quot;English&quot;,&quot;author&quot;:[{&quot;family&quot;:&quot;Himmler&quot;,&quot;given&quot;:&quot;Heinrich&quot;},{&quot;family&quot;:&quot;Himmler&quot;,&quot;given&quot;:&quot;Katrin&quot;},{&quot;family&quot;:&quot;Wildt&quot;,&quot;given&quot;:&quot;Michael&quot;},{&quot;family&quot;:&quot;Hansen&quot;,&quot;given&quot;:&quot;Thomas S&quot;},{&quot;family&quot;:&quot;Hansen&quot;,&quot;given&quot;:&quot;Abby J&quot;}],&quot;issued&quot;:{&quot;date-parts&quot;:[[&quot;2016&quot;]]}}}],&quot;schema&quot;:&quot;https://github.com/citation-style-language/schema/raw/master/csl-citation.json&quot;} RNDLeWyBpfeUn"/><text:span text:style-name="T19">,@ </text:span><text:reference-mark-start text:name="ZOTERO_ITEM CSL_CITATION {&quot;citationID&quot;:&quot;pkKqjlex&quot;,&quot;properties&quot;:{&quot;formattedCitation&quot;:&quot;{\\rtf Himmler and Mitchell, {\\i{}The Himmler Brothers}.}&quot;,&quot;plainCitation&quot;:&quot;Himmler and Mitchell, The Himmler Brothers.&quot;},&quot;citationItems&quot;:[{&quot;id&quot;:5333,&quot;uris&quot;:[&quot;http://zotero.org/users/312/items/99G3G7BM&quot;],&quot;uri&quot;:[&quot;http://zotero.org/users/312/items/99G3G7BM&quot;],&quot;itemData&quot;:{&quot;id&quot;:5333,&quot;type&quot;:&quot;book&quot;,&quot;title&quot;:&quot;The Himmler Brothers: a German family history&quot;,&quot;publisher&quot;:&quot;Macmillan&quot;,&quot;publisher-place&quot;:&quot;London&quot;,&quot;source&quot;:&quot;Open WorldCat&quot;,&quot;event-place&quot;:&quot;London&quot;,&quot;ISBN&quot;:&quot;978-0-230-52907-6&quot;,&quot;note&quot;:&quot;OCLC: 123113560&quot;,&quot;shortTitle&quot;:&quot;The Himmler Brothers&quot;,&quot;language&quot;:&quot;English&quot;,&quot;author&quot;:[{&quot;family&quot;:&quot;Himmler&quot;,&quot;given&quot;:&quot;Katrin&quot;},{&quot;family&quot;:&quot;Mitchell&quot;,&quot;given&quot;:&quot;Mike&quot;}],&quot;issued&quot;:{&quot;date-parts&quot;:[[&quot;2007&quot;]]}}}],&quot;schema&quot;:&quot;https://github.com/citation-style-language/schema/raw/master/csl-citation.json&quot;} RNDk37sUtHWtR"/><text:span text:style-name="T25">Himmler and Mitchell, </text:span><text:span text:style-name="T27">The Himmler Brothers</text:span><text:span text:style-name="T24">.</text:span><text:reference-mark-end text:name="ZOTERO_ITEM CSL_CITATION {&quot;citationID&quot;:&quot;pkKqjlex&quot;,&quot;properties&quot;:{&quot;formattedCitation&quot;:&quot;{\\rtf Himmler and Mitchell, {\\i{}The Himmler Brothers}.}&quot;,&quot;plainCitation&quot;:&quot;Himmler and Mitchell, The Himmler Brothers.&quot;},&quot;citationItems&quot;:[{&quot;id&quot;:5333,&quot;uris&quot;:[&quot;http://zotero.org/users/312/items/99G3G7BM&quot;],&quot;uri&quot;:[&quot;http://zotero.org/users/312/items/99G3G7BM&quot;],&quot;itemData&quot;:{&quot;id&quot;:5333,&quot;type&quot;:&quot;book&quot;,&quot;title&quot;:&quot;The Himmler Brothers: a German family history&quot;,&quot;publisher&quot;:&quot;Macmillan&quot;,&quot;publisher-place&quot;:&quot;London&quot;,&quot;source&quot;:&quot;Open WorldCat&quot;,&quot;event-place&quot;:&quot;London&quot;,&quot;ISBN&quot;:&quot;978-0-230-52907-6&quot;,&quot;note&quot;:&quot;OCLC: 123113560&quot;,&quot;shortTitle&quot;:&quot;The Himmler Brothers&quot;,&quot;language&quot;:&quot;English&quot;,&quot;author&quot;:[{&quot;family&quot;:&quot;Himmler&quot;,&quot;given&quot;:&quot;Katrin&quot;},{&quot;family&quot;:&quot;Mitchell&quot;,&quot;given&quot;:&quot;Mike&quot;}],&quot;issued&quot;:{&quot;date-parts&quot;:[[&quot;2007&quot;]]}}}],&quot;schema&quot;:&quot;https://github.com/citation-style-language/schema/raw/master/csl-citation.json&quot;} RNDk37sUtHWtR"/><text:span text:style-name="T19">,@ </text:span><text:reference-mark-start text:name="ZOTERO_ITEM CSL_CITATION {&quot;citationID&quot;:&quot;1K3MlSk4&quot;,&quot;properties&quot;:{&quot;formattedCitation&quot;:&quot;{\\rtf Longerich, Noakes, and Sharpe, {\\i{}Heinrich Himmler}.}&quot;,&quot;plainCitation&quot;:&quot;Longerich, Noakes, and Sharpe, Heinrich Himmler.&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family&quot;:&quot;Noakes&quot;,&quot;given&quot;:&quot;Jeremy&quot;},{&quot;family&quot;:&quot;Sharpe&quot;,&quot;given&quot;:&quot;Lesley&quot;}],&quot;issued&quot;:{&quot;date-parts&quot;:[[&quot;2012&quot;]]}}}],&quot;schema&quot;:&quot;https://github.com/citation-style-language/schema/raw/master/csl-citation.json&quot;} RNDZUSccXofwz"/><text:span text:style-name="T25">Longerich, Noakes, and Sharpe, </text:span><text:span text:style-name="T27">Heinrich Himmler</text:span><text:span text:style-name="T24">.</text:span><text:reference-mark-end text:name="ZOTERO_ITEM CSL_CITATION {&quot;citationID&quot;:&quot;1K3MlSk4&quot;,&quot;properties&quot;:{&quot;formattedCitation&quot;:&quot;{\\rtf Longerich, Noakes, and Sharpe, {\\i{}Heinrich Himmler}.}&quot;,&quot;plainCitation&quot;:&quot;Longerich, Noakes, and Sharpe, Heinrich Himmler.&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family&quot;:&quot;Noakes&quot;,&quot;given&quot;:&quot;Jeremy&quot;},{&quot;family&quot;:&quot;Sharpe&quot;,&quot;given&quot;:&quot;Lesley&quot;}],&quot;issued&quot;:{&quot;date-parts&quot;:[[&quot;2012&quot;]]}}}],&quot;schema&quot;:&quot;https://github.com/citation-style-language/schema/raw/master/csl-citation.json&quot;} RNDZUSccXofwz"/><text:span text:style-name="T19">,@ </text:span><text:reference-mark-start text:name="ZOTERO_ITEM CSL_CITATION {&quot;citationID&quot;:&quot;Xe6hASZe&quot;,&quot;properties&quot;:{&quot;formattedCitation&quot;:&quot;{\\rtf Padfield, {\\i{}Himmler}.}&quot;,&quot;plainCitation&quot;:&quot;Padfield, Himmler.&quot;},&quot;citationItems&quot;:[{&quot;id&quot;:5331,&quot;uris&quot;:[&quot;http://zotero.org/users/312/items/TGE7BUWS&quot;],&quot;uri&quot;:[&quot;http://zotero.org/users/312/items/TGE7BUWS&quot;],&quot;itemData&quot;:{&quot;id&quot;:5331,&quot;type&quot;:&quot;book&quot;,&quot;title&quot;:&quot;Himmler: Reichsführer-SS&quot;,&quot;publisher&quot;:&quot;Holt&quot;,&quot;publisher-place&quot;:&quot;New York&quot;,&quot;source&quot;:&quot;Open WorldCat&quot;,&quot;event-place&quot;:&quot;New York&quot;,&quot;ISBN&quot;:&quot;978-0-8050-2699-3&quot;,&quot;note&quot;:&quot;OCLC: 27830740&quot;,&quot;shortTitle&quot;:&quot;Himmler&quot;,&quot;language&quot;:&quot;English&quot;,&quot;author&quot;:[{&quot;family&quot;:&quot;Padfield&quot;,&quot;given&quot;:&quot;Peter&quot;}],&quot;issued&quot;:{&quot;date-parts&quot;:[[&quot;1990&quot;]]}}}],&quot;schema&quot;:&quot;https://github.com/citation-style-language/schema/raw/master/csl-citation.json&quot;} RNDdXkLyHQuvp"/><text:span text:style-name="T25">Padfield, </text:span><text:span text:style-name="T27">Himmler</text:span><text:span text:style-name="T24">.</text:span><text:reference-mark-end text:name="ZOTERO_ITEM CSL_CITATION {&quot;citationID&quot;:&quot;Xe6hASZe&quot;,&quot;properties&quot;:{&quot;formattedCitation&quot;:&quot;{\\rtf Padfield, {\\i{}Himmler}.}&quot;,&quot;plainCitation&quot;:&quot;Padfield, Himmler.&quot;},&quot;citationItems&quot;:[{&quot;id&quot;:5331,&quot;uris&quot;:[&quot;http://zotero.org/users/312/items/TGE7BUWS&quot;],&quot;uri&quot;:[&quot;http://zotero.org/users/312/items/TGE7BUWS&quot;],&quot;itemData&quot;:{&quot;id&quot;:5331,&quot;type&quot;:&quot;book&quot;,&quot;title&quot;:&quot;Himmler: Reichsführer-SS&quot;,&quot;publisher&quot;:&quot;Holt&quot;,&quot;publisher-place&quot;:&quot;New York&quot;,&quot;source&quot;:&quot;Open WorldCat&quot;,&quot;event-place&quot;:&quot;New York&quot;,&quot;ISBN&quot;:&quot;978-0-8050-2699-3&quot;,&quot;note&quot;:&quot;OCLC: 27830740&quot;,&quot;shortTitle&quot;:&quot;Himmler&quot;,&quot;language&quot;:&quot;English&quot;,&quot;author&quot;:[{&quot;family&quot;:&quot;Padfield&quot;,&quot;given&quot;:&quot;Peter&quot;}],&quot;issued&quot;:{&quot;date-parts&quot;:[[&quot;1990&quot;]]}}}],&quot;schema&quot;:&quot;https://github.com/citation-style-language/schema/raw/master/csl-citation.json&quot;} RNDdXkLyHQuvp"/><text:span text:style-name="T19">,@ </text:span><text:reference-mark-start text:name="ZOTERO_ITEM CSL_CITATION {&quot;citationID&quot;:&quot;ZNKBr3i6&quot;,&quot;properties&quot;:{&quot;formattedCitation&quot;:&quot;{\\rtf Pringle, {\\i{}The Master Plan}.}&quot;,&quot;plainCitation&quot;:&quot;Pringle, The Master Plan.&quot;},&quot;citationItems&quot;:[{&quot;id&quot;:5337,&quot;uris&quot;:[&quot;http://zotero.org/users/312/items/SSJ23EXF&quot;],&quot;uri&quot;:[&quot;http://zotero.org/users/312/items/SSJ23EXF&quot;],&quot;itemData&quot;:{&quot;id&quot;:5337,&quot;type&quot;:&quot;book&quot;,&quot;title&quot;:&quot;The master plan: Himmler's scholars and the Holocaust&quot;,&quot;publisher&quot;:&quot;Hyperion&quot;,&quot;publisher-place&quot;:&quot;New York&quot;,&quot;source&quot;:&quot;Open WorldCat&quot;,&quot;event-place&quot;:&quot;New York&quot;,&quot;abstract&quot;:&quot;In 1935, Heinrich Himmler established a Nazi research institute called The Ahnenerbe, whose mission was to search around the world for proof of ancient Aryan conquests. But history was not their most important focus--rather, the Ahnenerbe was an essential part of the plan for the Final Solution. The findings were used to convince armies of SS men that they were entitled to slaughter Jews and other groups. Himmler also hoped to use the research as a blueprint for the breeding of a new Europe in a racially purer mold. This book, based on original research, including previously ignored archival material and interviews with living members of the institute, is an exposé of the work of German scientists and scholars who allowed their research to be warped to justify extermination, and who directly participated in the slaughter--many of whom resumed their academic positions at war's end.--From publisher description.&quot;,&quot;ISBN&quot;:&quot;978-0-7868-6886-5&quot;,&quot;note&quot;:&quot;OCLC: 60671887&quot;,&quot;shortTitle&quot;:&quot;The master plan&quot;,&quot;language&quot;:&quot;English&quot;,&quot;author&quot;:[{&quot;family&quot;:&quot;Pringle&quot;,&quot;given&quot;:&quot;Heather Anne&quot;}],&quot;issued&quot;:{&quot;date-parts&quot;:[[&quot;2006&quot;]]}}}],&quot;schema&quot;:&quot;https://github.com/citation-style-language/schema/raw/master/csl-citation.json&quot;} RNDVYmTGZp43b"/><text:span text:style-name="T25">Pringle, </text:span><text:span text:style-name="T27">The Master Plan</text:span><text:span text:style-name="T24">.</text:span><text:reference-mark-end text:name="ZOTERO_ITEM CSL_CITATION {&quot;citationID&quot;:&quot;ZNKBr3i6&quot;,&quot;properties&quot;:{&quot;formattedCitation&quot;:&quot;{\\rtf Pringle, {\\i{}The Master Plan}.}&quot;,&quot;plainCitation&quot;:&quot;Pringle, The Master Plan.&quot;},&quot;citationItems&quot;:[{&quot;id&quot;:5337,&quot;uris&quot;:[&quot;http://zotero.org/users/312/items/SSJ23EXF&quot;],&quot;uri&quot;:[&quot;http://zotero.org/users/312/items/SSJ23EXF&quot;],&quot;itemData&quot;:{&quot;id&quot;:5337,&quot;type&quot;:&quot;book&quot;,&quot;title&quot;:&quot;The master plan: Himmler's scholars and the Holocaust&quot;,&quot;publisher&quot;:&quot;Hyperion&quot;,&quot;publisher-place&quot;:&quot;New York&quot;,&quot;source&quot;:&quot;Open WorldCat&quot;,&quot;event-place&quot;:&quot;New York&quot;,&quot;abstract&quot;:&quot;In 1935, Heinrich Himmler established a Nazi research institute called The Ahnenerbe, whose mission was to search around the world for proof of ancient Aryan conquests. But history was not their most important focus--rather, the Ahnenerbe was an essential part of the plan for the Final Solution. The findings were used to convince armies of SS men that they were entitled to slaughter Jews and other groups. Himmler also hoped to use the research as a blueprint for the breeding of a new Europe in a racially purer mold. This book, based on original research, including previously ignored archival material and interviews with living members of the institute, is an exposé of the work of German scientists and scholars who allowed their research to be warped to justify extermination, and who directly participated in the slaughter--many of whom resumed their academic positions at war's end.--From publisher description.&quot;,&quot;ISBN&quot;:&quot;978-0-7868-6886-5&quot;,&quot;note&quot;:&quot;OCLC: 60671887&quot;,&quot;shortTitle&quot;:&quot;The master plan&quot;,&quot;language&quot;:&quot;English&quot;,&quot;author&quot;:[{&quot;family&quot;:&quot;Pringle&quot;,&quot;given&quot;:&quot;Heather Anne&quot;}],&quot;issued&quot;:{&quot;date-parts&quot;:[[&quot;2006&quot;]]}}}],&quot;schema&quot;:&quot;https://github.com/citation-style-language/schema/raw/master/csl-citation.json&quot;} RNDVYmTGZp43b"/><text:span text:style-name="T19">,@ </text:span><text:reference-mark-start text:name="ZOTERO_ITEM CSL_CITATION {&quot;citationID&quot;:&quot;surfHHv6&quot;,&quot;properties&quot;:{&quot;formattedCitation&quot;:&quot;{\\rtf Speer, {\\i{}The slave state}.}&quot;,&quot;plainCitation&quot;:&quot;Speer, The slave state.&quot;},&quot;citationItems&quot;:[{&quot;id&quot;:5336,&quot;uris&quot;:[&quot;http://zotero.org/users/312/items/VGEFA5R7&quot;],&quot;uri&quot;:[&quot;http://zotero.org/users/312/items/VGEFA5R7&quot;],&quot;itemData&quot;:{&quot;id&quot;:5336,&quot;type&quot;:&quot;book&quot;,&quot;title&quot;:&quot;The slave state: Heinrich Himmler's masterplan for SS supremacy&quot;,&quot;publisher&quot;:&quot;Weidenfeld and Nicolson&quot;,&quot;publisher-place&quot;:&quot;London&quot;,&quot;source&quot;:&quot;Open WorldCat&quot;,&quot;event-place&quot;:&quot;London&quot;,&quot;ISBN&quot;:&quot;978-0-297-78013-7&quot;,&quot;note&quot;:&quot;OCLC: 8589478&quot;,&quot;shortTitle&quot;:&quot;The slave state&quot;,&quot;language&quot;:&quot;Translated from the German.&quot;,&quot;author&quot;:[{&quot;family&quot;:&quot;Speer&quot;,&quot;given&quot;:&quot;Albert&quot;}],&quot;issued&quot;:{&quot;date-parts&quot;:[[&quot;1981&quot;]]}}}],&quot;schema&quot;:&quot;https://github.com/citation-style-language/schema/raw/master/csl-citation.json&quot;} RNDb2lUGLfQbK"/><text:span text:style-name="T25">Speer, </text:span><text:span text:style-name="T27">The slave state</text:span><text:span text:style-name="T24">.</text:span><text:reference-mark-end text:name="ZOTERO_ITEM CSL_CITATION {&quot;citationID&quot;:&quot;surfHHv6&quot;,&quot;properties&quot;:{&quot;formattedCitation&quot;:&quot;{\\rtf Speer, {\\i{}The slave state}.}&quot;,&quot;plainCitation&quot;:&quot;Speer, The slave state.&quot;},&quot;citationItems&quot;:[{&quot;id&quot;:5336,&quot;uris&quot;:[&quot;http://zotero.org/users/312/items/VGEFA5R7&quot;],&quot;uri&quot;:[&quot;http://zotero.org/users/312/items/VGEFA5R7&quot;],&quot;itemData&quot;:{&quot;id&quot;:5336,&quot;type&quot;:&quot;book&quot;,&quot;title&quot;:&quot;The slave state: Heinrich Himmler's masterplan for SS supremacy&quot;,&quot;publisher&quot;:&quot;Weidenfeld and Nicolson&quot;,&quot;publisher-place&quot;:&quot;London&quot;,&quot;source&quot;:&quot;Open WorldCat&quot;,&quot;event-place&quot;:&quot;London&quot;,&quot;ISBN&quot;:&quot;978-0-297-78013-7&quot;,&quot;note&quot;:&quot;OCLC: 8589478&quot;,&quot;shortTitle&quot;:&quot;The slave state&quot;,&quot;language&quot;:&quot;Translated from the German.&quot;,&quot;author&quot;:[{&quot;family&quot;:&quot;Speer&quot;,&quot;given&quot;:&quot;Albert&quot;}],&quot;issued&quot;:{&quot;date-parts&quot;:[[&quot;1981&quot;]]}}}],&quot;schema&quot;:&quot;https://github.com/citation-style-language/schema/raw/master/csl-citation.json&quot;} RNDb2lUGLfQbK"/><text:span text:style-name="T19">,@ </text:span><text:reference-mark-start text:name="ZOTERO_ITEM CSL_CITATION {&quot;citationID&quot;:&quot;g3bw5ZHu&quot;,&quot;properties&quot;:{&quot;formattedCitation&quot;:&quot;{\\rtf Worth, {\\i{}Heinrich Himmler}.}&quot;,&quot;plainCitation&quot;:&quot;Worth, Heinrich Himmler.&quot;},&quot;citationItems&quot;:[{&quot;id&quot;:5338,&quot;uris&quot;:[&quot;http://zotero.org/users/312/items/W8V49JTA&quot;],&quot;uri&quot;:[&quot;http://zotero.org/users/312/items/W8V49JTA&quot;],&quot;itemData&quot;:{&quot;id&quot;:5338,&quot;type&quot;:&quot;book&quot;,&quot;title&quot;:&quot;Heinrich Himmler: murderous architect of the Holocaust&quot;,&quot;publisher&quot;:&quot;Enslow Pub.&quot;,&quot;publisher-place&quot;:&quot;Berkeley Heights, NJ&quot;,&quot;source&quot;:&quot;Open WorldCat&quot;,&quot;event-place&quot;:&quot;Berkeley Heights, NJ&quot;,&quot;abstract&quot;:&quot;Provides a detailed look at the Nazi German secret police chief who ordered massacres and oversaw the concentration and death camps of the Holocaust.&quot;,&quot;ISBN&quot;:&quot;978-0-7660-2532-5&quot;,&quot;note&quot;:&quot;OCLC: 57123816&quot;,&quot;shortTitle&quot;:&quot;Heinrich Himmler&quot;,&quot;language&quot;:&quot;English&quot;,&quot;author&quot;:[{&quot;family&quot;:&quot;Worth&quot;,&quot;given&quot;:&quot;Richard&quot;}],&quot;issued&quot;:{&quot;date-parts&quot;:[[&quot;2005&quot;]]}}}],&quot;schema&quot;:&quot;https://github.com/citation-style-language/schema/raw/master/csl-citation.json&quot;} RNDf9VyB5Iod8"/><text:span text:style-name="T25">Worth, </text:span><text:span text:style-name="T27">Heinrich Himmler</text:span><text:span text:style-name="T24">.</text:span><text:reference-mark-end text:name="ZOTERO_ITEM CSL_CITATION {&quot;citationID&quot;:&quot;g3bw5ZHu&quot;,&quot;properties&quot;:{&quot;formattedCitation&quot;:&quot;{\\rtf Worth, {\\i{}Heinrich Himmler}.}&quot;,&quot;plainCitation&quot;:&quot;Worth, Heinrich Himmler.&quot;},&quot;citationItems&quot;:[{&quot;id&quot;:5338,&quot;uris&quot;:[&quot;http://zotero.org/users/312/items/W8V49JTA&quot;],&quot;uri&quot;:[&quot;http://zotero.org/users/312/items/W8V49JTA&quot;],&quot;itemData&quot;:{&quot;id&quot;:5338,&quot;type&quot;:&quot;book&quot;,&quot;title&quot;:&quot;Heinrich Himmler: murderous architect of the Holocaust&quot;,&quot;publisher&quot;:&quot;Enslow Pub.&quot;,&quot;publisher-place&quot;:&quot;Berkeley Heights, NJ&quot;,&quot;source&quot;:&quot;Open WorldCat&quot;,&quot;event-place&quot;:&quot;Berkeley Heights, NJ&quot;,&quot;abstract&quot;:&quot;Provides a detailed look at the Nazi German secret police chief who ordered massacres and oversaw the concentration and death camps of the Holocaust.&quot;,&quot;ISBN&quot;:&quot;978-0-7660-2532-5&quot;,&quot;note&quot;:&quot;OCLC: 57123816&quot;,&quot;shortTitle&quot;:&quot;Heinrich Himmler&quot;,&quot;language&quot;:&quot;English&quot;,&quot;author&quot;:[{&quot;family&quot;:&quot;Worth&quot;,&quot;given&quot;:&quot;Richard&quot;}],&quot;issued&quot;:{&quot;date-parts&quot;:[[&quot;2005&quot;]]}}}],&quot;schema&quot;:&quot;https://github.com/citation-style-language/schema/raw/master/csl-citation.json&quot;} RNDf9VyB5Iod8"/><text:span text:style-name="T19">,@ </text:span><text:reference-mark-start text:name="ZOTERO_ITEM CSL_CITATION {&quot;citationID&quot;:&quot;7MBiaeVO&quot;,&quot;properties&quot;:{&quot;formattedCitation&quot;:&quot;{\\rtf Ziegler and Mazal Holocaust Collection, {\\i{}Nazi Germany\\uc0\\u8217{}s New Aristocracy}.}&quot;,&quot;plainCitation&quot;:&quot;Ziegler and Mazal Holocaust Collection, Nazi Germany’s New Aristocracy.&quot;},&quot;citationItems&quot;:[{&quot;id&quot;:5344,&quot;uris&quot;:[&quot;http://zotero.org/users/312/items/4HGNDJS2&quot;],&quot;uri&quot;:[&quot;http://zotero.org/users/312/items/4HGNDJS2&quot;],&quot;itemData&quot;:{&quot;id&quot;:5344,&quot;type&quot;:&quot;book&quot;,&quot;title&quot;:&quot;Nazi Germany's new aristocracy: the SS leadership, 1925-1939&quot;,&quot;publisher&quot;:&quot;Princeton University Press&quot;,&quot;publisher-place&quot;:&quot;Princeton, N.J.&quot;,&quot;source&quot;:&quot;Open WorldCat&quot;,&quot;event-place&quot;:&quot;Princeton, N.J.&quot;,&quot;abstract&quot;:&quot;Publisher description: The first book-length presentation on the social origins of the prewar SS leadership, this volume offers a complete picture of the men who, between 1925 and 1939, joined the vanguard of National Socialism and rose to the rank of SS-Fhrer. Herbert Ziegler reveals that the Black Order was composed of people from all walks of life. Young Gymnasium and university graduates rubbed elbows with former gardeners, mechanics, and office clerks, while \&quot;old fighters\&quot; of the pre-1933 Nazi movement climbed the ladder of SS ranks alongside those who did not find their enthusiasm for Hitler's new order until after the Nazi seizure of power. Within the confines of Heinrich Himmler's new knighthood was created a people's community in microcosm, furnishing many a recruit a vehicle for upward social mobility. Moving beyond earlier explanations of who provided the support for National Socialism, Ziegler describes practices within the SS that were akin to a democracy of personnel selection and that resulted, by 1939, in a leadership corps characterized by social heterogeneity rather than homogeneity. Taking advantage of the detailed information contained in the thousands of SS personnel files located at the Berlin Document Center, and using the tools of statistical analysis, he also probes the connections between social reality and the ideological credos and promises of the Third Reich.&quot;,&quot;ISBN&quot;:&quot;978-0-691-05577-0&quot;,&quot;note&quot;:&quot;OCLC: 19388568&quot;,&quot;shortTitle&quot;:&quot;Nazi Germany's new aristocracy&quot;,&quot;language&quot;:&quot;English&quot;,&quot;author&quot;:[{&quot;family&quot;:&quot;Ziegler&quot;,&quot;given&quot;:&quot;Herbert F&quot;},{&quot;literal&quot;:&quot;Mazal Holocaust Collection&quot;}],&quot;issued&quot;:{&quot;date-parts&quot;:[[&quot;1989&quot;]]}}}],&quot;schema&quot;:&quot;https://github.com/citation-style-language/schema/raw/master/csl-citation.json&quot;} RNDYPohc1EmSj"/><text:span text:style-name="T25">Ziegler and Mazal Holocaust Collection, </text:span><text:span text:style-name="T27">Nazi Germany’s New Aristocracy</text:span><text:span text:style-name="T24">.</text:span><text:reference-mark-end text:name="ZOTERO_ITEM CSL_CITATION {&quot;citationID&quot;:&quot;7MBiaeVO&quot;,&quot;properties&quot;:{&quot;formattedCitation&quot;:&quot;{\\rtf Ziegler and Mazal Holocaust Collection, {\\i{}Nazi Germany\\uc0\\u8217{}s New Aristocracy}.}&quot;,&quot;plainCitation&quot;:&quot;Ziegler and Mazal Holocaust Collection, Nazi Germany’s New Aristocracy.&quot;},&quot;citationItems&quot;:[{&quot;id&quot;:5344,&quot;uris&quot;:[&quot;http://zotero.org/users/312/items/4HGNDJS2&quot;],&quot;uri&quot;:[&quot;http://zotero.org/users/312/items/4HGNDJS2&quot;],&quot;itemData&quot;:{&quot;id&quot;:5344,&quot;type&quot;:&quot;book&quot;,&quot;title&quot;:&quot;Nazi Germany's new aristocracy: the SS leadership, 1925-1939&quot;,&quot;publisher&quot;:&quot;Princeton University Press&quot;,&quot;publisher-place&quot;:&quot;Princeton, N.J.&quot;,&quot;source&quot;:&quot;Open WorldCat&quot;,&quot;event-place&quot;:&quot;Princeton, N.J.&quot;,&quot;abstract&quot;:&quot;Publisher description: The first book-length presentation on the social origins of the prewar SS leadership, this volume offers a complete picture of the men who, between 1925 and 1939, joined the vanguard of National Socialism and rose to the rank of SS-Fhrer. Herbert Ziegler reveals that the Black Order was composed of people from all walks of life. Young Gymnasium and university graduates rubbed elbows with former gardeners, mechanics, and office clerks, while \&quot;old fighters\&quot; of the pre-1933 Nazi movement climbed the ladder of SS ranks alongside those who did not find their enthusiasm for Hitler's new order until after the Nazi seizure of power. Within the confines of Heinrich Himmler's new knighthood was created a people's community in microcosm, furnishing many a recruit a vehicle for upward social mobility. Moving beyond earlier explanations of who provided the support for National Socialism, Ziegler describes practices within the SS that were akin to a democracy of personnel selection and that resulted, by 1939, in a leadership corps characterized by social heterogeneity rather than homogeneity. Taking advantage of the detailed information contained in the thousands of SS personnel files located at the Berlin Document Center, and using the tools of statistical analysis, he also probes the connections between social reality and the ideological credos and promises of the Third Reich.&quot;,&quot;ISBN&quot;:&quot;978-0-691-05577-0&quot;,&quot;note&quot;:&quot;OCLC: 19388568&quot;,&quot;shortTitle&quot;:&quot;Nazi Germany's new aristocracy&quot;,&quot;language&quot;:&quot;English&quot;,&quot;author&quot;:[{&quot;family&quot;:&quot;Ziegler&quot;,&quot;given&quot;:&quot;Herbert F&quot;},{&quot;literal&quot;:&quot;Mazal Holocaust Collection&quot;}],&quot;issued&quot;:{&quot;date-parts&quot;:[[&quot;1989&quot;]]}}}],&quot;schema&quot;:&quot;https://github.com/citation-style-language/schema/raw/master/csl-citation.json&quot;} RNDYPohc1EmSj"/></text:p></text:note-body></text:note></text:span><text:span text:style-name="T6"> </text:span><text:bookmark-start text:name="Intro"/><text:span text:style-name="T6">Himmler</text:span><text:bookmark-end text:name="Intro"/><text:span text:style-name="T6"> also had goals to control much of the German economy, yet most of the SS business ventures were economically unsuccessful. Himmler found that the greatest influence for the SS in the German economy was their control of a large labor pool. The focus placed on this mix between ideology and economic interests fluctuated throughout the war as Himmler balanced practical building schedules and pressure to expel Jews from Germany and exterminate Europe's Jews. Economic and racial endeavors were all a means for </text:span><text:soft-page-break/><text:span text:style-name="T6">Himmler’s greater ends of a new Aryan Germandom. This section summarizes Himmler’s influence and control of the SS, shaping it as an elite embodiment of Nazi ideology and primary enforcer of those doctrines. It also describes Himmler’s efforts to lead the SS to economic and military self-sufficiency through business endeavors and attempts at controlling armaments production. Finally, this section shows how changes in the war and economy led Himmler to concede to practicality over ideology on issues such as building focus, the relationship between concentration camps and factories, and the use of Jews for labor. These factors lead to the creation of satellite camps like those at Porta Westfalica; massive underground factory relocation programs stocked with groups of inmates from multiple nationalities forced into less-than-slave conditions to work for Germany’s desperate attempt to maintain armaments and fuel production for an increasingly hopeless war. The formation of the SS and the conflict with the SA, and their respective histories, exist in the works noted previously.</text:span></text:p>
      <text:p text:style-name="P5"><text:bookmark-start text:name="H2_SS_comes_under_Himmler"/><text:span text:style-name="T7">The</text:span><text:bookmark-end text:name="H2_SS_comes_under_Himmler"/><text:span text:style-name="T7"> SS Under Himmler</text:span></text:p>
      <text:p text:style-name="P4"><text:span text:style-name="T6">The course that the SS embarked on from 1925 until the end of the war hangs nearly exclusively on Heinrich Himmler. Influential since the founding of the SS, Himmler’s goals and aspirations directed the actions of the SS and its members, and affected nearly every inhabitant of Europe. In September 1925, Hitler organized a small group of party goons into protection squads (</text:span><text:span text:style-name="T4">Schutzstaffeln</text:span><text:span text:style-name="T6">, SS) to better protect selected high level NSDAP leaders during meetings and speeches, and to replace the SA </text:span><text:soft-page-break/><text:span text:style-name="T6">(</text:span><text:span text:style-name="T4">Sturmabteilung</text:span><text:span text:style-name="T6">) as Hitler’s personal guards.</text:span><text:span text:style-name="T15"><text:note text:id="ftn6" text:note-class="footnote"><text:note-citation>6</text:note-citation><text:note-body><text:p text:style-name="P13"><text:span text:style-name="T17"><text:s/></text:span><text:span text:style-name="T19">For the history of the SA see the following: </text:span><text:reference-mark-start text:name="ZOTERO_ITEM CSL_CITATION {&quot;citationID&quot;:&quot;pVIVJTUK&quot;,&quot;properties&quot;:{&quot;formattedCitation&quot;:&quot;{\\rtf Campbell and Mazal Holocaust Collection, {\\i{}The SA Generals and the Rise of Nazism}.}&quot;,&quot;plainCitation&quot;:&quot;Campbell and Mazal Holocaust Collection, The SA Generals and the Rise of Nazism.&quot;},&quot;citationItems&quot;:[{&quot;id&quot;:5350,&quot;uris&quot;:[&quot;http://zotero.org/users/312/items/H5KCQACW&quot;],&quot;uri&quot;:[&quot;http://zotero.org/users/312/items/H5KCQACW&quot;],&quot;itemData&quot;:{&quot;id&quot;:5350,&quot;type&quot;:&quot;book&quot;,&quot;title&quot;:&quot;The SA generals and the rise of Nazism&quot;,&quot;publisher&quot;:&quot;University Press of Kentucky&quot;,&quot;publisher-place&quot;:&quot;Lexington, Ky.&quot;,&quot;source&quot;:&quot;Open WorldCat&quot;,&quot;event-place&quot;:&quot;Lexington, Ky.&quot;,&quot;abstract&quot;:&quot;No part of the Nazi movement contributed more to Hitler's success than the Sturmabteilung (SA) - the notorious Brown Shirts. Bruce Campbell offers the first in-depth study in English of the men who held the three highest ranks in the SA. Organized on military lines and fired by radical nationalism, the Brown Shirts saw themselves as Germany's paramilitary saviors. By tracing the activities, both individual and collective, of these men's adult lives through 1945, Campbell shows where members acquired the experience necessary to build, lead, and administer the SA. These men were instrumental in creating the Nazi concept of \&quot;political soldiering,\&quot; combining military organization with political activism.&quot;,&quot;ISBN&quot;:&quot;978-0-8131-2047-8&quot;,&quot;note&quot;:&quot;OCLC: 38304332&quot;,&quot;language&quot;:&quot;English&quot;,&quot;author&quot;:[{&quot;family&quot;:&quot;Campbell&quot;,&quot;given&quot;:&quot;Bruce&quot;},{&quot;literal&quot;:&quot;Mazal Holocaust Collection&quot;}],&quot;issued&quot;:{&quot;date-parts&quot;:[[&quot;1998&quot;]]}}}],&quot;schema&quot;:&quot;https://github.com/citation-style-language/schema/raw/master/csl-citation.json&quot;} RNDAnVY8JmtMO"/><text:span text:style-name="T25">Campbell and Mazal Holocaust Collection, </text:span><text:span text:style-name="T27">The SA Generals and the Rise of Nazism</text:span><text:span text:style-name="T24">.</text:span><text:reference-mark-end text:name="ZOTERO_ITEM CSL_CITATION {&quot;citationID&quot;:&quot;pVIVJTUK&quot;,&quot;properties&quot;:{&quot;formattedCitation&quot;:&quot;{\\rtf Campbell and Mazal Holocaust Collection, {\\i{}The SA Generals and the Rise of Nazism}.}&quot;,&quot;plainCitation&quot;:&quot;Campbell and Mazal Holocaust Collection, The SA Generals and the Rise of Nazism.&quot;},&quot;citationItems&quot;:[{&quot;id&quot;:5350,&quot;uris&quot;:[&quot;http://zotero.org/users/312/items/H5KCQACW&quot;],&quot;uri&quot;:[&quot;http://zotero.org/users/312/items/H5KCQACW&quot;],&quot;itemData&quot;:{&quot;id&quot;:5350,&quot;type&quot;:&quot;book&quot;,&quot;title&quot;:&quot;The SA generals and the rise of Nazism&quot;,&quot;publisher&quot;:&quot;University Press of Kentucky&quot;,&quot;publisher-place&quot;:&quot;Lexington, Ky.&quot;,&quot;source&quot;:&quot;Open WorldCat&quot;,&quot;event-place&quot;:&quot;Lexington, Ky.&quot;,&quot;abstract&quot;:&quot;No part of the Nazi movement contributed more to Hitler's success than the Sturmabteilung (SA) - the notorious Brown Shirts. Bruce Campbell offers the first in-depth study in English of the men who held the three highest ranks in the SA. Organized on military lines and fired by radical nationalism, the Brown Shirts saw themselves as Germany's paramilitary saviors. By tracing the activities, both individual and collective, of these men's adult lives through 1945, Campbell shows where members acquired the experience necessary to build, lead, and administer the SA. These men were instrumental in creating the Nazi concept of \&quot;political soldiering,\&quot; combining military organization with political activism.&quot;,&quot;ISBN&quot;:&quot;978-0-8131-2047-8&quot;,&quot;note&quot;:&quot;OCLC: 38304332&quot;,&quot;language&quot;:&quot;English&quot;,&quot;author&quot;:[{&quot;family&quot;:&quot;Campbell&quot;,&quot;given&quot;:&quot;Bruce&quot;},{&quot;literal&quot;:&quot;Mazal Holocaust Collection&quot;}],&quot;issued&quot;:{&quot;date-parts&quot;:[[&quot;1998&quot;]]}}}],&quot;schema&quot;:&quot;https://github.com/citation-style-language/schema/raw/master/csl-citation.json&quot;} RNDAnVY8JmtMO"/><text:span text:style-name="T19">,@ </text:span><text:reference-mark-start text:name="ZOTERO_ITEM CSL_CITATION {&quot;citationID&quot;:&quot;HEGjjnrG&quot;,&quot;properties&quot;:{&quot;formattedCitation&quot;:&quot;{\\rtf Gallo and Mazal Holocaust Collection, {\\i{}The Night of Long Knives}.}&quot;,&quot;plainCitation&quot;:&quot;Gallo and Mazal Holocaust Collection, The Night of Long Knives.&quot;},&quot;citationItems&quot;:[{&quot;id&quot;:5329,&quot;uris&quot;:[&quot;http://zotero.org/users/312/items/TBMDAJEG&quot;],&quot;uri&quot;:[&quot;http://zotero.org/users/312/items/TBMDAJEG&quot;],&quot;itemData&quot;:{&quot;id&quot;:5329,&quot;type&quot;:&quot;book&quot;,&quot;title&quot;:&quot;The night of long knives&quot;,&quot;source&quot;:&quot;Open WorldCat&quot;,&quot;abstract&quot;:&quot;Reconstructs the events surrounding Hitler's 1934 purge of the Storm Troopers.&quot;,&quot;ISBN&quot;:&quot;978-0-06-011397-1&quot;,&quot;note&quot;:&quot;OCLC: 392354&quot;,&quot;language&quot;:&quot;English&quot;,&quot;author&quot;:[{&quot;family&quot;:&quot;Gallo&quot;,&quot;given&quot;:&quot;Max&quot;},{&quot;literal&quot;:&quot;Mazal Holocaust Collection&quot;}],&quot;issued&quot;:{&quot;date-parts&quot;:[[&quot;1972&quot;]]}}}],&quot;schema&quot;:&quot;https://github.com/citation-style-language/schema/raw/master/csl-citation.json&quot;} RNDeyqFHBXAH9"/><text:span text:style-name="T25">Gallo and Mazal Holocaust Collection, </text:span><text:span text:style-name="T27">The Night of Long Knives</text:span><text:span text:style-name="T24">.</text:span><text:reference-mark-end text:name="ZOTERO_ITEM CSL_CITATION {&quot;citationID&quot;:&quot;HEGjjnrG&quot;,&quot;properties&quot;:{&quot;formattedCitation&quot;:&quot;{\\rtf Gallo and Mazal Holocaust Collection, {\\i{}The Night of Long Knives}.}&quot;,&quot;plainCitation&quot;:&quot;Gallo and Mazal Holocaust Collection, The Night of Long Knives.&quot;},&quot;citationItems&quot;:[{&quot;id&quot;:5329,&quot;uris&quot;:[&quot;http://zotero.org/users/312/items/TBMDAJEG&quot;],&quot;uri&quot;:[&quot;http://zotero.org/users/312/items/TBMDAJEG&quot;],&quot;itemData&quot;:{&quot;id&quot;:5329,&quot;type&quot;:&quot;book&quot;,&quot;title&quot;:&quot;The night of long knives&quot;,&quot;source&quot;:&quot;Open WorldCat&quot;,&quot;abstract&quot;:&quot;Reconstructs the events surrounding Hitler's 1934 purge of the Storm Troopers.&quot;,&quot;ISBN&quot;:&quot;978-0-06-011397-1&quot;,&quot;note&quot;:&quot;OCLC: 392354&quot;,&quot;language&quot;:&quot;English&quot;,&quot;author&quot;:[{&quot;family&quot;:&quot;Gallo&quot;,&quot;given&quot;:&quot;Max&quot;},{&quot;literal&quot;:&quot;Mazal Holocaust Collection&quot;}],&quot;issued&quot;:{&quot;date-parts&quot;:[[&quot;1972&quot;]]}}}],&quot;schema&quot;:&quot;https://github.com/citation-style-language/schema/raw/master/csl-citation.json&quot;} RNDeyqFHBXAH9"/><text:span text:style-name="T19">,@ </text:span><text:reference-mark-start text:name="ZOTERO_ITEM CSL_CITATION {&quot;citationID&quot;:&quot;S6uwhmEJ&quot;,&quot;properties&quot;:{&quot;formattedCitation&quot;:&quot;{\\rtf Oven and Hancock, {\\i{}Hitler\\uc0\\u8217{}s storm troopers}.}&quot;,&quot;plainCitation&quot;:&quot;Oven and Hancock, Hitler’s storm troopers.&quot;},&quot;citationItems&quot;:[{&quot;id&quot;:5349,&quot;uris&quot;:[&quot;http://zotero.org/users/312/items/XWR4X9VX&quot;],&quot;uri&quot;:[&quot;http://zotero.org/users/312/items/XWR4X9VX&quot;],&quot;itemData&quot;:{&quot;id&quot;:5349,&quot;type&quot;:&quot;book&quot;,&quot;title&quot;:&quot;Hitler's storm troopers: a history of the SA : the memoirs of Wilfred von Oven&quot;,&quot;publisher&quot;:&quot;Frontline&quot;,&quot;publisher-place&quot;:&quot;Barnsley&quot;,&quot;source&quot;:&quot;Open WorldCat&quot;,&quot;event-place&quot;:&quot;Barnsley&quot;,&quot;ISBN&quot;:&quot;978-1-84832-576-0&quot;,&quot;note&quot;:&quot;OCLC: 659244554&quot;,&quot;shortTitle&quot;:&quot;Hitler's storm troopers&quot;,&quot;language&quot;:&quot;Translated from the German: Mit ruhig festem Schritt: aus der Geschichte der SA.&quot;,&quot;author&quot;:[{&quot;family&quot;:&quot;Oven&quot;,&quot;given&quot;:&quot;Wilfred&quot;,&quot;dropping-particle&quot;:&quot;von&quot;},{&quot;family&quot;:&quot;Hancock&quot;,&quot;given&quot;:&quot;Eleanor&quot;}],&quot;issued&quot;:{&quot;date-parts&quot;:[[&quot;2010&quot;]]}}}],&quot;schema&quot;:&quot;https://github.com/citation-style-language/schema/raw/master/csl-citation.json&quot;} RNDB4tjfoSLys"/><text:span text:style-name="T25">Oven and Hancock, </text:span><text:span text:style-name="T27">Hitler’s storm troopers</text:span><text:span text:style-name="T24">.</text:span><text:reference-mark-end text:name="ZOTERO_ITEM CSL_CITATION {&quot;citationID&quot;:&quot;S6uwhmEJ&quot;,&quot;properties&quot;:{&quot;formattedCitation&quot;:&quot;{\\rtf Oven and Hancock, {\\i{}Hitler\\uc0\\u8217{}s storm troopers}.}&quot;,&quot;plainCitation&quot;:&quot;Oven and Hancock, Hitler’s storm troopers.&quot;},&quot;citationItems&quot;:[{&quot;id&quot;:5349,&quot;uris&quot;:[&quot;http://zotero.org/users/312/items/XWR4X9VX&quot;],&quot;uri&quot;:[&quot;http://zotero.org/users/312/items/XWR4X9VX&quot;],&quot;itemData&quot;:{&quot;id&quot;:5349,&quot;type&quot;:&quot;book&quot;,&quot;title&quot;:&quot;Hitler's storm troopers: a history of the SA : the memoirs of Wilfred von Oven&quot;,&quot;publisher&quot;:&quot;Frontline&quot;,&quot;publisher-place&quot;:&quot;Barnsley&quot;,&quot;source&quot;:&quot;Open WorldCat&quot;,&quot;event-place&quot;:&quot;Barnsley&quot;,&quot;ISBN&quot;:&quot;978-1-84832-576-0&quot;,&quot;note&quot;:&quot;OCLC: 659244554&quot;,&quot;shortTitle&quot;:&quot;Hitler's storm troopers&quot;,&quot;language&quot;:&quot;Translated from the German: Mit ruhig festem Schritt: aus der Geschichte der SA.&quot;,&quot;author&quot;:[{&quot;family&quot;:&quot;Oven&quot;,&quot;given&quot;:&quot;Wilfred&quot;,&quot;dropping-particle&quot;:&quot;von&quot;},{&quot;family&quot;:&quot;Hancock&quot;,&quot;given&quot;:&quot;Eleanor&quot;}],&quot;issued&quot;:{&quot;date-parts&quot;:[[&quot;2010&quot;]]}}}],&quot;schema&quot;:&quot;https://github.com/citation-style-language/schema/raw/master/csl-citation.json&quot;} RNDB4tjfoSLys"/><text:span text:style-name="T19">,@ </text:span><text:reference-mark-start text:name="ZOTERO_ITEM CSL_CITATION {&quot;citationID&quot;:&quot;cuR0VPJR&quot;,&quot;properties&quot;:{&quot;formattedCitation&quot;:&quot;{\\rtf Reiche, {\\i{}The Development of the SA in N\\uc0\\u252{}rnberg, 1922-1934}.}&quot;,&quot;plainCitation&quot;:&quot;Reiche, The Development of the SA in Nürnberg, 1922-1934.&quot;},&quot;citationItems&quot;:[{&quot;id&quot;:5352,&quot;uris&quot;:[&quot;http://zotero.org/users/312/items/I73VZ5NM&quot;],&quot;uri&quot;:[&quot;http://zotero.org/users/312/items/I73VZ5NM&quot;],&quot;itemData&quot;:{&quot;id&quot;:5352,&quot;type&quot;:&quot;book&quot;,&quot;title&quot;:&quot;The development of the SA in Nürnberg, 1922-1934&quot;,&quot;publisher&quot;:&quot;Cambridge University Press&quot;,&quot;publisher-place&quot;:&quot;Cambridge [Cambridgeshire]; New York&quot;,&quot;source&quot;:&quot;Open WorldCat&quot;,&quot;event-place&quot;:&quot;Cambridge [Cambridgeshire]; New York&quot;,&quot;ISBN&quot;:&quot;978-0-521-30638-6&quot;,&quot;note&quot;:&quot;OCLC: 11813107&quot;,&quot;language&quot;:&quot;English&quot;,&quot;author&quot;:[{&quot;family&quot;:&quot;Reiche&quot;,&quot;given&quot;:&quot;Eric G&quot;}],&quot;issued&quot;:{&quot;date-parts&quot;:[[&quot;1986&quot;]]}}}],&quot;schema&quot;:&quot;https://github.com/citation-style-language/schema/raw/master/csl-citation.json&quot;} RNDgvHutbb4Wj"/><text:span text:style-name="T25">Reiche, </text:span><text:span text:style-name="T27">The Development of the SA in Nürnberg, 1922-1934</text:span><text:span text:style-name="T24">.</text:span><text:reference-mark-end text:name="ZOTERO_ITEM CSL_CITATION {&quot;citationID&quot;:&quot;cuR0VPJR&quot;,&quot;properties&quot;:{&quot;formattedCitation&quot;:&quot;{\\rtf Reiche, {\\i{}The Development of the SA in N\\uc0\\u252{}rnberg, 1922-1934}.}&quot;,&quot;plainCitation&quot;:&quot;Reiche, The Development of the SA in Nürnberg, 1922-1934.&quot;},&quot;citationItems&quot;:[{&quot;id&quot;:5352,&quot;uris&quot;:[&quot;http://zotero.org/users/312/items/I73VZ5NM&quot;],&quot;uri&quot;:[&quot;http://zotero.org/users/312/items/I73VZ5NM&quot;],&quot;itemData&quot;:{&quot;id&quot;:5352,&quot;type&quot;:&quot;book&quot;,&quot;title&quot;:&quot;The development of the SA in Nürnberg, 1922-1934&quot;,&quot;publisher&quot;:&quot;Cambridge University Press&quot;,&quot;publisher-place&quot;:&quot;Cambridge [Cambridgeshire]; New York&quot;,&quot;source&quot;:&quot;Open WorldCat&quot;,&quot;event-place&quot;:&quot;Cambridge [Cambridgeshire]; New York&quot;,&quot;ISBN&quot;:&quot;978-0-521-30638-6&quot;,&quot;note&quot;:&quot;OCLC: 11813107&quot;,&quot;language&quot;:&quot;English&quot;,&quot;author&quot;:[{&quot;family&quot;:&quot;Reiche&quot;,&quot;given&quot;:&quot;Eric G&quot;}],&quot;issued&quot;:{&quot;date-parts&quot;:[[&quot;1986&quot;]]}}}],&quot;schema&quot;:&quot;https://github.com/citation-style-language/schema/raw/master/csl-citation.json&quot;} RNDgvHutbb4Wj"/></text:p></text:note-body></text:note></text:span><text:span text:style-name="T6"> The squads were not organized as a paramilitary group to contend with the SA, but served as body guards with the additional roles as examples of strictly adhering to party discipline and actively recruiting members for the party.</text:span><text:span text:style-name="T15"><text:note text:id="ftn7" text:note-class="footnote"><text:note-citation>7</text:note-citation><text:note-body><text:p text:style-name="P13"><text:span text:style-name="T17"><text:s/></text:span><text:reference-mark-start text:name="ZOTERO_ITEM CSL_CITATION {&quot;citationID&quot;:&quot;mPzhLrC2&quot;,&quot;properties&quot;:{&quot;formattedCitation&quot;:&quot;{\\rtf Longerich, Noakes, and Sharpe, {\\i{}Heinrich Himmler}, 110\\uc0\\u8211{}112.}&quot;,&quot;plainCitation&quot;:&quot;Longerich, Noakes, and Sharpe, Heinrich Himmler, 110–112.&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family&quot;:&quot;Noakes&quot;,&quot;given&quot;:&quot;Jeremy&quot;},{&quot;family&quot;:&quot;Sharpe&quot;,&quot;given&quot;:&quot;Lesley&quot;}],&quot;issued&quot;:{&quot;date-parts&quot;:[[&quot;2012&quot;]]}},&quot;locator&quot;:&quot;p. 110-112&quot;}],&quot;schema&quot;:&quot;https://github.com/citation-style-language/schema/raw/master/csl-citation.json&quot;} RND9y0PzFfFsS"/><text:span text:style-name="T26">Longerich, Noakes, and Sharpe, </text:span><text:span text:style-name="T27">Heinrich Himmler</text:span><text:span text:style-name="T24">, 110–112.</text:span><text:reference-mark-end text:name="ZOTERO_ITEM CSL_CITATION {&quot;citationID&quot;:&quot;mPzhLrC2&quot;,&quot;properties&quot;:{&quot;formattedCitation&quot;:&quot;{\\rtf Longerich, Noakes, and Sharpe, {\\i{}Heinrich Himmler}, 110\\uc0\\u8211{}112.}&quot;,&quot;plainCitation&quot;:&quot;Longerich, Noakes, and Sharpe, Heinrich Himmler, 110–112.&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family&quot;:&quot;Noakes&quot;,&quot;given&quot;:&quot;Jeremy&quot;},{&quot;family&quot;:&quot;Sharpe&quot;,&quot;given&quot;:&quot;Lesley&quot;}],&quot;issued&quot;:{&quot;date-parts&quot;:[[&quot;2012&quot;]]}},&quot;locator&quot;:&quot;p. 110-112&quot;}],&quot;schema&quot;:&quot;https://github.com/citation-style-language/schema/raw/master/csl-citation.json&quot;} RND9y0PzFfFsS"/></text:p></text:note-body></text:note></text:span><text:span text:style-name="T6"> </text:span><text:bookmark-start text:name="1925_Elite_body_guard"/><text:span text:style-name="T6">On</text:span><text:bookmark-end text:name="1925_Elite_body_guard"/><text:span text:style-name="T6"> January 20, 1929 Hitler appointed Heinrich Himmler as Reichsführer-SS.</text:span></text:p>
      <text:p text:style-name="P4"><text:span text:style-name="T6">Himmler’s first enlargement of power came because of the conflict between the SA and Hitler, which continued from 1924 into the early 1930s. Seeking more political power within the NDSAP party, SA leaders took physical measures and stormed several NSDAP headquarters in Dachau, Hanau, and Berlin in late 1930 and early 1931.</text:span><text:span text:style-name="T15"><text:note text:id="ftn8" text:note-class="footnote"><text:note-citation>8</text:note-citation><text:note-body><text:p text:style-name="P13"><text:span text:style-name="T17"><text:s/></text:span><text:reference-mark-start text:name="ZOTERO_ITEM CSL_CITATION {&quot;citationID&quot;:&quot;JsWwk5T6&quot;,&quot;properties&quot;:{&quot;formattedCitation&quot;:&quot;{\\rtf Ibid., 117\\uc0\\u8211{}118.}&quot;,&quot;plainCitation&quot;:&quot;Ibid., 117–118.&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family&quot;:&quot;Noakes&quot;,&quot;given&quot;:&quot;Jeremy&quot;},{&quot;family&quot;:&quot;Sharpe&quot;,&quot;given&quot;:&quot;Lesley&quot;}],&quot;issued&quot;:{&quot;date-parts&quot;:[[&quot;2012&quot;]]}},&quot;locator&quot;:&quot;p. 117-118&quot;}],&quot;schema&quot;:&quot;https://github.com/citation-style-language/schema/raw/master/csl-citation.json&quot;} RNDYVL5AiEVF5"/><text:span text:style-name="T22">Ibid., 117</text:span><text:span text:style-name="T21">–118.</text:span><text:reference-mark-end text:name="ZOTERO_ITEM CSL_CITATION {&quot;citationID&quot;:&quot;JsWwk5T6&quot;,&quot;properties&quot;:{&quot;formattedCitation&quot;:&quot;{\\rtf Ibid., 117\\uc0\\u8211{}118.}&quot;,&quot;plainCitation&quot;:&quot;Ibid., 117–118.&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family&quot;:&quot;Noakes&quot;,&quot;given&quot;:&quot;Jeremy&quot;},{&quot;family&quot;:&quot;Sharpe&quot;,&quot;given&quot;:&quot;Lesley&quot;}],&quot;issued&quot;:{&quot;date-parts&quot;:[[&quot;2012&quot;]]}},&quot;locator&quot;:&quot;p. 117-118&quot;}],&quot;schema&quot;:&quot;https://github.com/citation-style-language/schema/raw/master/csl-citation.json&quot;} RNDYVL5AiEVF5"/></text:p></text:note-body></text:note></text:span><text:span text:style-name="T6"> Continuous internal disputes and growing unease among German citizens and government officials with the rough and tumble behavior of the SA came to a head in 1934. After winning the election in 1932, Hitler felt that distancing the Nazi party from the SA would soothe the public and government fears, and in June 1934 orchestrated the death of nearly two hundred SA leadership under the pretense of silencing dissident political opponents, an event known as the Night of the Long Knives.</text:span><text:span text:style-name="T15"><text:note text:id="ftn9" text:note-class="footnote"><text:note-citation>9</text:note-citation><text:note-body><text:p text:style-name="P13"><text:span text:style-name="T17"><text:s/></text:span><text:reference-mark-start text:name="ZOTERO_ITEM CSL_CITATION {&quot;citationID&quot;:&quot;zZgb67l9&quot;,&quot;properties&quot;:{&quot;formattedCitation&quot;:&quot;{\\rtf Wachsmann, {\\i{}KL}, 84\\uc0\\u8211{}86.}&quot;,&quot;plainCitation&quot;:&quot;Wachsmann, KL, 84–86.&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84-86&quot;}],&quot;schema&quot;:&quot;https://github.com/citation-style-language/schema/raw/master/csl-citation.json&quot;} RNDDlolTq6iLp"/><text:span text:style-name="T26">Wachsmann, </text:span><text:span text:style-name="T27">KL</text:span><text:span text:style-name="T24">, 84–86.</text:span><text:reference-mark-end text:name="ZOTERO_ITEM CSL_CITATION {&quot;citationID&quot;:&quot;zZgb67l9&quot;,&quot;properties&quot;:{&quot;formattedCitation&quot;:&quot;{\\rtf Wachsmann, {\\i{}KL}, 84\\uc0\\u8211{}86.}&quot;,&quot;plainCitation&quot;:&quot;Wachsmann, KL, 84–86.&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84-86&quot;}],&quot;schema&quot;:&quot;https://github.com/citation-style-language/schema/raw/master/csl-citation.json&quot;} RNDDlolTq6iLp"/><text:span text:style-name="T19"> See also </text:span><text:reference-mark-start text:name="ZOTERO_ITEM CSL_CITATION {&quot;citationID&quot;:&quot;s6olYv6g&quot;,&quot;properties&quot;:{&quot;formattedCitation&quot;:&quot;{\\rtf Gallo and Mazal Holocaust Collection, {\\i{}The Night of Long Knives}.}&quot;,&quot;plainCitation&quot;:&quot;Gallo and Mazal Holocaust Collection, The Night of Long Knives.&quot;},&quot;citationItems&quot;:[{&quot;id&quot;:5329,&quot;uris&quot;:[&quot;http://zotero.org/users/312/items/TBMDAJEG&quot;],&quot;uri&quot;:[&quot;http://zotero.org/users/312/items/TBMDAJEG&quot;],&quot;itemData&quot;:{&quot;id&quot;:5329,&quot;type&quot;:&quot;book&quot;,&quot;title&quot;:&quot;The night of long knives&quot;,&quot;source&quot;:&quot;Open WorldCat&quot;,&quot;abstract&quot;:&quot;Reconstructs the events surrounding Hitler's 1934 purge of the Storm Troopers.&quot;,&quot;ISBN&quot;:&quot;978-0-06-011397-1&quot;,&quot;note&quot;:&quot;OCLC: 392354&quot;,&quot;language&quot;:&quot;English&quot;,&quot;author&quot;:[{&quot;family&quot;:&quot;Gallo&quot;,&quot;given&quot;:&quot;Max&quot;},{&quot;literal&quot;:&quot;Mazal Holocaust Collection&quot;}],&quot;issued&quot;:{&quot;date-parts&quot;:[[&quot;1972&quot;]]}}}],&quot;schema&quot;:&quot;https://github.com/citation-style-language/schema/raw/master/csl-citation.json&quot;} RNDZjYXz3JdOT"/><text:span text:style-name="T25">Gallo and Mazal Holocaust Collection, </text:span><text:span text:style-name="T27">The Night of Long Knives</text:span><text:span text:style-name="T24">.</text:span><text:reference-mark-end text:name="ZOTERO_ITEM CSL_CITATION {&quot;citationID&quot;:&quot;s6olYv6g&quot;,&quot;properties&quot;:{&quot;formattedCitation&quot;:&quot;{\\rtf Gallo and Mazal Holocaust Collection, {\\i{}The Night of Long Knives}.}&quot;,&quot;plainCitation&quot;:&quot;Gallo and Mazal Holocaust Collection, The Night of Long Knives.&quot;},&quot;citationItems&quot;:[{&quot;id&quot;:5329,&quot;uris&quot;:[&quot;http://zotero.org/users/312/items/TBMDAJEG&quot;],&quot;uri&quot;:[&quot;http://zotero.org/users/312/items/TBMDAJEG&quot;],&quot;itemData&quot;:{&quot;id&quot;:5329,&quot;type&quot;:&quot;book&quot;,&quot;title&quot;:&quot;The night of long knives&quot;,&quot;source&quot;:&quot;Open WorldCat&quot;,&quot;abstract&quot;:&quot;Reconstructs the events surrounding Hitler's 1934 purge of the Storm Troopers.&quot;,&quot;ISBN&quot;:&quot;978-0-06-011397-1&quot;,&quot;note&quot;:&quot;OCLC: 392354&quot;,&quot;language&quot;:&quot;English&quot;,&quot;author&quot;:[{&quot;family&quot;:&quot;Gallo&quot;,&quot;given&quot;:&quot;Max&quot;},{&quot;literal&quot;:&quot;Mazal Holocaust Collection&quot;}],&quot;issued&quot;:{&quot;date-parts&quot;:[[&quot;1972&quot;]]}}}],&quot;schema&quot;:&quot;https://github.com/citation-style-language/schema/raw/master/csl-citation.json&quot;} RNDZjYXz3JdOT"/><text:span text:style-name="T19">,@ </text:span><text:reference-mark-start text:name="ZOTERO_ITEM CSL_CITATION {&quot;citationID&quot;:&quot;VNrlpzFp&quot;,&quot;properties&quot;:{&quot;formattedCitation&quot;:&quot;{\\rtf Ludecke and Carruthers, {\\i{}I Knew Hitler}.}&quot;,&quot;plainCitation&quot;:&quot;Ludecke and Carruthers, I Knew Hitler.&quot;},&quot;citationItems&quot;:[{&quot;id&quot;:5332,&quot;uris&quot;:[&quot;http://zotero.org/users/312/items/TSX829WD&quot;],&quot;uri&quot;:[&quot;http://zotero.org/users/312/items/TSX829WD&quot;],&quot;itemData&quot;:{&quot;id&quot;:5332,&quot;type&quot;:&quot;book&quot;,&quot;title&quot;:&quot;I knew Hitler: the lost testimony by a survivor from the Night of the Long Knives&quot;,&quot;source&quot;:&quot;Open WorldCat&quot;,&quot;ISBN&quot;:&quot;978-1-78159-223-6&quot;,&quot;note&quot;:&quot;OCLC: 873234587&quot;,&quot;shortTitle&quot;:&quot;I knew Hitler&quot;,&quot;language&quot;:&quot;English&quot;,&quot;author&quot;:[{&quot;family&quot;:&quot;Ludecke&quot;,&quot;given&quot;:&quot;Kurt Georg Wilhelm&quot;},{&quot;family&quot;:&quot;Carruthers&quot;,&quot;given&quot;:&quot;Bob&quot;}],&quot;issued&quot;:{&quot;date-parts&quot;:[[&quot;2013&quot;]]}}}],&quot;schema&quot;:&quot;https://github.com/citation-style-language/schema/raw/master/csl-citation.json&quot;} RNDDrB23PnpH1"/><text:span text:style-name="T25">Ludecke and Carruthers, </text:span><text:span text:style-name="T27">I Knew Hitler</text:span><text:span text:style-name="T24">.</text:span><text:reference-mark-end text:name="ZOTERO_ITEM CSL_CITATION {&quot;citationID&quot;:&quot;VNrlpzFp&quot;,&quot;properties&quot;:{&quot;formattedCitation&quot;:&quot;{\\rtf Ludecke and Carruthers, {\\i{}I Knew Hitler}.}&quot;,&quot;plainCitation&quot;:&quot;Ludecke and Carruthers, I Knew Hitler.&quot;},&quot;citationItems&quot;:[{&quot;id&quot;:5332,&quot;uris&quot;:[&quot;http://zotero.org/users/312/items/TSX829WD&quot;],&quot;uri&quot;:[&quot;http://zotero.org/users/312/items/TSX829WD&quot;],&quot;itemData&quot;:{&quot;id&quot;:5332,&quot;type&quot;:&quot;book&quot;,&quot;title&quot;:&quot;I knew Hitler: the lost testimony by a survivor from the Night of the Long Knives&quot;,&quot;source&quot;:&quot;Open WorldCat&quot;,&quot;ISBN&quot;:&quot;978-1-78159-223-6&quot;,&quot;note&quot;:&quot;OCLC: 873234587&quot;,&quot;shortTitle&quot;:&quot;I knew Hitler&quot;,&quot;language&quot;:&quot;English&quot;,&quot;author&quot;:[{&quot;family&quot;:&quot;Ludecke&quot;,&quot;given&quot;:&quot;Kurt Georg Wilhelm&quot;},{&quot;family&quot;:&quot;Carruthers&quot;,&quot;given&quot;:&quot;Bob&quot;}],&quot;issued&quot;:{&quot;date-parts&quot;:[[&quot;2013&quot;]]}}}],&quot;schema&quot;:&quot;https://github.com/citation-style-language/schema/raw/master/csl-citation.json&quot;} RNDDrB23PnpH1"/><text:span text:style-name="T19">,@ </text:span><text:reference-mark-start text:name="ZOTERO_ITEM CSL_CITATION {&quot;citationID&quot;:&quot;mTEOSeWc&quot;,&quot;properties&quot;:{&quot;formattedCitation&quot;:&quot;{\\rtf Maracin, {\\i{}The Night of the Long Knives}.}&quot;,&quot;plainCitation&quot;:&quot;Maracin, The Night of the Long Knives.&quot;},&quot;citationItems&quot;:[{&quot;id&quot;:5330,&quot;uris&quot;:[&quot;http://zotero.org/users/312/items/B22SPKV4&quot;],&quot;uri&quot;:[&quot;http://zotero.org/users/312/items/B22SPKV4&quot;],&quot;itemData&quot;:{&quot;id&quot;:5330,&quot;type&quot;:&quot;book&quot;,&quot;title&quot;:&quot;The night of the long knives: forty-eight hours that changed the history of the world&quot;,&quot;publisher&quot;:&quot;Lyons Press&quot;,&quot;publisher-place&quot;:&quot;Guilford, Conn.&quot;,&quot;source&quot;:&quot;Open WorldCat&quot;,&quot;event-place&quot;:&quot;Guilford, Conn.&quot;,&quot;abstract&quot;:&quot;Many wonder how an entire nation could allow Adolf Hitler--a mediocre army corporal &amp; a failed landscape painter--to become the architect of the most calamitous events of the 20th century. But few know that Hitler's fateful transition from ambitious demagogue to Europe's most vicious tyrant occurred on an ordinary Saturday--June 30, 1934--through a little-known event that would become known as 'The Night of the Long Knives.\&quot;&quot;,&quot;ISBN&quot;:&quot;978-1-59228-342-2&quot;,&quot;note&quot;:&quot;OCLC: 54989277&quot;,&quot;shortTitle&quot;:&quot;The night of the long knives&quot;,&quot;language&quot;:&quot;English&quot;,&quot;author&quot;:[{&quot;family&quot;:&quot;Maracin&quot;,&quot;given&quot;:&quot;Paul R&quot;}],&quot;issued&quot;:{&quot;date-parts&quot;:[[&quot;2004&quot;]]}}}],&quot;schema&quot;:&quot;https://github.com/citation-style-language/schema/raw/master/csl-citation.json&quot;} RNDwz4rDJyOs9"/><text:span text:style-name="T25">Maracin, </text:span><text:span text:style-name="T27">The Night of the Long Knives</text:span><text:span text:style-name="T24">.</text:span><text:reference-mark-end text:name="ZOTERO_ITEM CSL_CITATION {&quot;citationID&quot;:&quot;mTEOSeWc&quot;,&quot;properties&quot;:{&quot;formattedCitation&quot;:&quot;{\\rtf Maracin, {\\i{}The Night of the Long Knives}.}&quot;,&quot;plainCitation&quot;:&quot;Maracin, The Night of the Long Knives.&quot;},&quot;citationItems&quot;:[{&quot;id&quot;:5330,&quot;uris&quot;:[&quot;http://zotero.org/users/312/items/B22SPKV4&quot;],&quot;uri&quot;:[&quot;http://zotero.org/users/312/items/B22SPKV4&quot;],&quot;itemData&quot;:{&quot;id&quot;:5330,&quot;type&quot;:&quot;book&quot;,&quot;title&quot;:&quot;The night of the long knives: forty-eight hours that changed the history of the world&quot;,&quot;publisher&quot;:&quot;Lyons Press&quot;,&quot;publisher-place&quot;:&quot;Guilford, Conn.&quot;,&quot;source&quot;:&quot;Open WorldCat&quot;,&quot;event-place&quot;:&quot;Guilford, Conn.&quot;,&quot;abstract&quot;:&quot;Many wonder how an entire nation could allow Adolf Hitler--a mediocre army corporal &amp; a failed landscape painter--to become the architect of the most calamitous events of the 20th century. But few know that Hitler's fateful transition from ambitious demagogue to Europe's most vicious tyrant occurred on an ordinary Saturday--June 30, 1934--through a little-known event that would become known as 'The Night of the Long Knives.\&quot;&quot;,&quot;ISBN&quot;:&quot;978-1-59228-342-2&quot;,&quot;note&quot;:&quot;OCLC: 54989277&quot;,&quot;shortTitle&quot;:&quot;The night of the long knives&quot;,&quot;language&quot;:&quot;English&quot;,&quot;author&quot;:[{&quot;family&quot;:&quot;Maracin&quot;,&quot;given&quot;:&quot;Paul R&quot;}],&quot;issued&quot;:{&quot;date-parts&quot;:[[&quot;2004&quot;]]}}}],&quot;schema&quot;:&quot;https://github.com/citation-style-language/schema/raw/master/csl-citation.json&quot;} RNDwz4rDJyOs9"/></text:p></text:note-body></text:note></text:span><text:span text:style-name="T6"> </text:span><text:bookmark-start text:name="Himmler_comes_to_power"/><text:span text:style-name="T6">The</text:span><text:bookmark-end text:name="Himmler_comes_to_power"/><text:span text:style-name="T6"> SS was left to fill the void of the SA within the party.</text:span></text:p>
      <text:p text:style-name="P4"><text:bookmark-start text:name="Himmler_gains_complete_control"/><text:span text:style-name="T6">Further po</text:span><text:bookmark-end text:name="Himmler_gains_complete_control"/><text:span text:style-name="T6">wer came to Himmler in 1936 when Hitler appointed him chief of German police, and established the Gestapo (</text:span><text:span text:style-name="T4">Geheime Staatspolizei</text:span><text:span text:style-name="T6">) as a nationwide </text:span><text:soft-page-break/><text:span text:style-name="T6">body with control over all local police with complete authority over custody and confinement within the Reich. This gave Himmler control of the state sponsored concentration camp systems. By 1938, Hitler gave the SS financial control of the entire concentration camp system. Himmler now had absolute command over every aspect of the concentration camps.</text:span><text:span text:style-name="T15"><text:note text:id="ftn10" text:note-class="footnote"><text:note-citation>10</text:note-citation><text:note-body><text:p text:style-name="P13"><text:span text:style-name="T17"><text:s/></text:span><text:reference-mark-start text:name="ZOTERO_ITEM CSL_CITATION {&quot;citationID&quot;:&quot;ggg6yzCt&quot;,&quot;properties&quot;:{&quot;formattedCitation&quot;:&quot;{\\rtf Wachsmann, {\\i{}KL}, 94.}&quot;,&quot;plainCitation&quot;:&quot;Wachsmann, KL, 94.&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94&quot;}],&quot;schema&quot;:&quot;https://github.com/citation-style-language/schema/raw/master/csl-citation.json&quot;} RNDxGKMSXFSYJ"/><text:span text:style-name="T26">Wachsmann, </text:span><text:span text:style-name="T27">KL</text:span><text:span text:style-name="T24">, 94.</text:span><text:reference-mark-end text:name="ZOTERO_ITEM CSL_CITATION {&quot;citationID&quot;:&quot;ggg6yzCt&quot;,&quot;properties&quot;:{&quot;formattedCitation&quot;:&quot;{\\rtf Wachsmann, {\\i{}KL}, 94.}&quot;,&quot;plainCitation&quot;:&quot;Wachsmann, KL, 94.&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94&quot;}],&quot;schema&quot;:&quot;https://github.com/citation-style-language/schema/raw/master/csl-citation.json&quot;} RNDxGKMSXFSYJ"/></text:p></text:note-body></text:note></text:span></text:p>
      <text:p text:style-name="P4"><text:span text:style-name="T6">Before November 1935, and the Nuremberg Laws put into force at this time, Himmler was not overtly anti-Semitic in public statements.</text:span><text:span text:style-name="T15"><text:note text:id="ftn11" text:note-class="footnote"><text:note-citation>11</text:note-citation><text:note-body><text:p text:style-name="P13"><text:span text:style-name="T17"><text:s/></text:span><text:reference-mark-start text:name="ZOTERO_ITEM CSL_CITATION {&quot;citationID&quot;:&quot;thqCnzFh&quot;,&quot;properties&quot;:{&quot;formattedCitation&quot;:&quot;{\\rtf Longerich, Noakes, and Sharpe, {\\i{}Heinrich Himmler}, 215.}&quot;,&quot;plainCitation&quot;:&quot;Longerich, Noakes, and Sharpe, Heinrich Himmler, 215.&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family&quot;:&quot;Noakes&quot;,&quot;given&quot;:&quot;Jeremy&quot;},{&quot;family&quot;:&quot;Sharpe&quot;,&quot;given&quot;:&quot;Lesley&quot;}],&quot;issued&quot;:{&quot;date-parts&quot;:[[&quot;2012&quot;]]}},&quot;locator&quot;:&quot;p. 215&quot;}],&quot;schema&quot;:&quot;https://github.com/citation-style-language/schema/raw/master/csl-citation.json&quot;} RNDFHuNEo2j4Y"/><text:span text:style-name="T26">Longerich, Noakes, and Sharpe, </text:span><text:span text:style-name="T27">Heinrich Himmler</text:span><text:span text:style-name="T24">, 215.</text:span><text:reference-mark-end text:name="ZOTERO_ITEM CSL_CITATION {&quot;citationID&quot;:&quot;thqCnzFh&quot;,&quot;properties&quot;:{&quot;formattedCitation&quot;:&quot;{\\rtf Longerich, Noakes, and Sharpe, {\\i{}Heinrich Himmler}, 215.}&quot;,&quot;plainCitation&quot;:&quot;Longerich, Noakes, and Sharpe, Heinrich Himmler, 215.&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family&quot;:&quot;Noakes&quot;,&quot;given&quot;:&quot;Jeremy&quot;},{&quot;family&quot;:&quot;Sharpe&quot;,&quot;given&quot;:&quot;Lesley&quot;}],&quot;issued&quot;:{&quot;date-parts&quot;:[[&quot;2012&quot;]]}},&quot;locator&quot;:&quot;p. 215&quot;}],&quot;schema&quot;:&quot;https://github.com/citation-style-language/schema/raw/master/csl-citation.json&quot;} RNDFHuNEo2j4Y"/></text:p></text:note-body></text:note></text:span><text:span text:style-name="T6"> After 1935, Himmler was very outspoken and intensely engaged in enacting Nazi racial ideology. Himmler was emphatic about racial classification and built the SS on this ideology. His plans to build an elite Nordic race, and his focus on and participation with the Germanic occult was often looked at unfavorably by Hitler and other Nazi party leadership.</text:span><text:span text:style-name="T15"><text:note text:id="ftn12" text:note-class="footnote"><text:note-citation>12</text:note-citation><text:note-body><text:p text:style-name="Normal"><text:span text:style-name="T17"><text:s/></text:span><text:reference-mark-start text:name="ZOTERO_ITEM CSL_CITATION {&quot;citationID&quot;:&quot;YUs4dx2r&quot;,&quot;properties&quot;:{&quot;formattedCitation&quot;:&quot;Ibid., 516.&quot;,&quot;plainCitation&quot;:&quot;Ibid., 516.&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family&quot;:&quot;Noakes&quot;,&quot;given&quot;:&quot;Jeremy&quot;},{&quot;family&quot;:&quot;Sharpe&quot;,&quot;given&quot;:&quot;Lesley&quot;}],&quot;issued&quot;:{&quot;date-parts&quot;:[[&quot;2012&quot;]]}},&quot;locator&quot;:&quot;p. 516&quot;}],&quot;schema&quot;:&quot;https://github.com/citation-style-language/schema/raw/master/csl-citation.json&quot;} RND7oPjZzMTxL"/><text:span text:style-name="T17">Ibid., 516.</text:span><text:reference-mark-end text:name="ZOTERO_ITEM CSL_CITATION {&quot;citationID&quot;:&quot;YUs4dx2r&quot;,&quot;properties&quot;:{&quot;formattedCitation&quot;:&quot;Ibid., 516.&quot;,&quot;plainCitation&quot;:&quot;Ibid., 516.&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family&quot;:&quot;Noakes&quot;,&quot;given&quot;:&quot;Jeremy&quot;},{&quot;family&quot;:&quot;Sharpe&quot;,&quot;given&quot;:&quot;Lesley&quot;}],&quot;issued&quot;:{&quot;date-parts&quot;:[[&quot;2012&quot;]]}},&quot;locator&quot;:&quot;p. 516&quot;}],&quot;schema&quot;:&quot;https://github.com/citation-style-language/schema/raw/master/csl-citation.json&quot;} RND7oPjZzMTxL"/></text:p></text:note-body></text:note></text:span><text:span text:style-name="T6"> </text:span><text:bookmark-start text:name="1935_Nuremberg_Laws"/><text:span text:style-name="T6">Legal</text:span><text:bookmark-end text:name="1935_Nuremberg_Laws"/><text:span text:style-name="T6"> discrimination against and removal of Jews from Germany, first through threatening legal and social maneuvers in attempts to get Jews to immigrate, and then through forcible removal, was only the first step in the Nazi party’s and Himmler’s grand plan for a rebirth of the Aryan nation.</text:span></text:p>
      <text:p text:style-name="P4"><text:bookmark-start text:name="1939_Conquest_of_Poland_expans"/><text:span text:style-name="T6">Military c</text:span><text:bookmark-end text:name="1939_Conquest_of_Poland_expans"/><text:span text:style-name="T6">onquest of Poland in 1939, gave Himmler the opportunity to begin his “New Order” with the expansion of Germandom. Himmler created the office of Reinforcement of Germandom (</text:span><text:span text:style-name="T4">Reichskommisar für die Festigung deutschen Volkstums</text:span><text:span text:style-name="T6">, RKF) to spread and expand Germany to the East, and planned “cities, towns, and </text:span><text:soft-page-break/><text:span text:style-name="T6">homesteads, including standardized houses, rationalized workplaces, and the minutia of the settler’s private life.”</text:span><text:span text:style-name="T15"><text:note text:id="ftn13" text:note-class="footnote"><text:note-citation>13</text:note-citation><text:note-body><text:p text:style-name="P13"><text:span text:style-name="T17"><text:s/></text:span><text:reference-mark-start text:name="ZOTERO_ITEM CSL_CITATION {&quot;citationID&quot;:&quot;7LXD8cK9&quot;,&quot;properties&quot;:{&quot;formattedCitation&quot;:&quot;{\\rtf Allen, {\\i{}The Business of Genocide}, 98.}&quot;,&quot;plainCitation&quot;:&quot;Allen, The Business of Genocide, 98.&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98&quot;}],&quot;schema&quot;:&quot;https://github.com/citation-style-language/schema/raw/master/csl-citation.json&quot;} RNDDn3S1VTyZ9"/><text:span text:style-name="T26">Allen, </text:span><text:span text:style-name="T27">The Business of Genocide</text:span><text:span text:style-name="T24">, 98.</text:span><text:reference-mark-end text:name="ZOTERO_ITEM CSL_CITATION {&quot;citationID&quot;:&quot;7LXD8cK9&quot;,&quot;properties&quot;:{&quot;formattedCitation&quot;:&quot;{\\rtf Allen, {\\i{}The Business of Genocide}, 98.}&quot;,&quot;plainCitation&quot;:&quot;Allen, The Business of Genocide, 98.&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98&quot;}],&quot;schema&quot;:&quot;https://github.com/citation-style-language/schema/raw/master/csl-citation.json&quot;} RNDDn3S1VTyZ9"/><text:span text:style-name="T19">,@ see also </text:span><text:reference-mark-start text:name="ZOTERO_ITEM CSL_CITATION {&quot;citationID&quot;:&quot;vNPijLdx&quot;,&quot;properties&quot;:{&quot;formattedCitation&quot;:&quot;{\\rtf Schulte, {\\i{}Zwangsarbeit Und Vernichtung}, 139\\uc0\\u8211{}141.}&quot;,&quot;plainCitation&quot;:&quot;Schulte, Zwangsarbeit Und Vernichtung, 139–141.&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locator&quot;:&quot;p. 139-141&quot;}],&quot;schema&quot;:&quot;https://github.com/citation-style-language/schema/raw/master/csl-citation.json&quot;} RNDqnxqERQSdD"/><text:span text:style-name="T25">Schulte, </text:span><text:span text:style-name="T27">Zwangsarbeit Und Vernichtung</text:span><text:span text:style-name="T24">, 139–141.</text:span><text:reference-mark-end text:name="ZOTERO_ITEM CSL_CITATION {&quot;citationID&quot;:&quot;vNPijLdx&quot;,&quot;properties&quot;:{&quot;formattedCitation&quot;:&quot;{\\rtf Schulte, {\\i{}Zwangsarbeit Und Vernichtung}, 139\\uc0\\u8211{}141.}&quot;,&quot;plainCitation&quot;:&quot;Schulte, Zwangsarbeit Und Vernichtung, 139–141.&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locator&quot;:&quot;p. 139-141&quot;}],&quot;schema&quot;:&quot;https://github.com/citation-style-language/schema/raw/master/csl-citation.json&quot;} RNDqnxqERQSdD"/></text:p></text:note-body></text:note></text:span></text:p>
      <text:p text:style-name="P4"><text:span text:style-name="T6">One of the first steps to expanding the Greater German Reich was the physical restructuring of Europe based on Nazi racial criteria. The Nuremberg Laws allowed the SS to expel Jews from Germany. The conquest of Poland allowed the SS to expand and grow their territory and resources. The systematic murder of individuals based on racial specifications cleared the way for the new racially based labor structure.</text:span><text:span text:style-name="T15"><text:note text:id="ftn14" text:note-class="footnote"><text:note-citation>14</text:note-citation><text:note-body><text:p text:style-name="P13"><text:span text:style-name="T17"><text:s/></text:span><text:reference-mark-start text:name="ZOTERO_ITEM CSL_CITATION {&quot;citationID&quot;:&quot;kEGyxLmQ&quot;,&quot;properties&quot;:{&quot;formattedCitation&quot;:&quot;{\\rtf Longerich, Noakes, and Sharpe, {\\i{}Heinrich Himmler}, 5.}&quot;,&quot;plainCitation&quot;:&quot;Longerich, Noakes, and Sharpe, Heinrich Himmler, 5.&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family&quot;:&quot;Noakes&quot;,&quot;given&quot;:&quot;Jeremy&quot;},{&quot;family&quot;:&quot;Sharpe&quot;,&quot;given&quot;:&quot;Lesley&quot;}],&quot;issued&quot;:{&quot;date-parts&quot;:[[&quot;2012&quot;]]}},&quot;locator&quot;:&quot;p. 5&quot;}],&quot;schema&quot;:&quot;https://github.com/citation-style-language/schema/raw/master/csl-citation.json&quot;} RND9b4O7Qhqxm"/><text:span text:style-name="T26">Longerich, Noakes, and Sharpe, </text:span><text:span text:style-name="T27">Heinrich Himmler</text:span><text:span text:style-name="T24">, 5.</text:span><text:reference-mark-end text:name="ZOTERO_ITEM CSL_CITATION {&quot;citationID&quot;:&quot;kEGyxLmQ&quot;,&quot;properties&quot;:{&quot;formattedCitation&quot;:&quot;{\\rtf Longerich, Noakes, and Sharpe, {\\i{}Heinrich Himmler}, 5.}&quot;,&quot;plainCitation&quot;:&quot;Longerich, Noakes, and Sharpe, Heinrich Himmler, 5.&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family&quot;:&quot;Noakes&quot;,&quot;given&quot;:&quot;Jeremy&quot;},{&quot;family&quot;:&quot;Sharpe&quot;,&quot;given&quot;:&quot;Lesley&quot;}],&quot;issued&quot;:{&quot;date-parts&quot;:[[&quot;2012&quot;]]}},&quot;locator&quot;:&quot;p. 5&quot;}],&quot;schema&quot;:&quot;https://github.com/citation-style-language/schema/raw/master/csl-citation.json&quot;} RND9b4O7Qhqxm"/></text:p></text:note-body></text:note></text:span><text:span text:style-name="T6"> </text:span><text:bookmark-start text:name="Final_solution"/><text:span text:style-name="T6">Himmler</text:span><text:bookmark-end text:name="Final_solution"/><text:span text:style-name="T6"> and the Nazis brought the answer to the “Jewish Question” to the open in 1942 with their “Final Solution,” the extermination of European Jews. This was one of seven major steps Himmler took in 1942 to increase power and implement his plans.</text:span></text:p>
      <text:p text:style-name="P4"><text:bookmark-start text:name="1942_Himmlers_steps_in_42_Long"/><text:span text:style-name="T6">According</text:span><text:bookmark-end text:name="1942_Himmlers_steps_in_42_Long"/><text:span text:style-name="T6"> to biographer Peter Longerich, in 1942 Himmler accomplished the following in his plans to expand the new German Reich: 1) expanded the “Final Solution” to include Jews in all of Europe; 2) began this solution by murdering 363,000 Jews in Russia-South claiming the men, women and children were “combatting bandits;” 3) shortened the timeframe for the expansion of Germanization to the occupied territories to twenty years; 4) increased the size of the Waffen-SS by allowing any ethnic German to join; 5) entered into armaments production in order to make the Waffen-SS self-sufficient; 6) made deals with the judicial branch of the government to allow asocials </text:span><text:soft-page-break/><text:span text:style-name="T6">from prisons into the concentration camp system; 7) expanded and enforced reasons to put anyone under Nazi rule into the camp system.</text:span><text:span text:style-name="T15"><text:note text:id="ftn15" text:note-class="footnote"><text:note-citation>15</text:note-citation><text:note-body><text:p text:style-name="Normal"><text:span text:style-name="T17"><text:s/></text:span><text:reference-mark-start text:name="ZOTERO_ITEM CSL_CITATION {&quot;citationID&quot;:&quot;gip9ssIx&quot;,&quot;properties&quot;:{&quot;formattedCitation&quot;:&quot;Ibid., 638.&quot;,&quot;plainCitation&quot;:&quot;Ibid., 638.&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family&quot;:&quot;Noakes&quot;,&quot;given&quot;:&quot;Jeremy&quot;},{&quot;family&quot;:&quot;Sharpe&quot;,&quot;given&quot;:&quot;Lesley&quot;}],&quot;issued&quot;:{&quot;date-parts&quot;:[[&quot;2012&quot;]]}},&quot;locator&quot;:&quot;p. 638&quot;}],&quot;schema&quot;:&quot;https://github.com/citation-style-language/schema/raw/master/csl-citation.json&quot;} RNDAvA04AbL3G"/><text:span text:style-name="T17">Ibid., 638.</text:span><text:reference-mark-end text:name="ZOTERO_ITEM CSL_CITATION {&quot;citationID&quot;:&quot;gip9ssIx&quot;,&quot;properties&quot;:{&quot;formattedCitation&quot;:&quot;Ibid., 638.&quot;,&quot;plainCitation&quot;:&quot;Ibid., 638.&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family&quot;:&quot;Noakes&quot;,&quot;given&quot;:&quot;Jeremy&quot;},{&quot;family&quot;:&quot;Sharpe&quot;,&quot;given&quot;:&quot;Lesley&quot;}],&quot;issued&quot;:{&quot;date-parts&quot;:[[&quot;2012&quot;]]}},&quot;locator&quot;:&quot;p. 638&quot;}],&quot;schema&quot;:&quot;https://github.com/citation-style-language/schema/raw/master/csl-citation.json&quot;} RNDAvA04AbL3G"/></text:p></text:note-body></text:note></text:span></text:p>
      <text:p text:style-name="P5"><text:bookmark-start text:name="H2_SS_as_Elite_Example_of_Ideo"/><text:span text:style-name="T7">SS</text:span><text:bookmark-end text:name="H2_SS_as_Elite_Example_of_Ideo"/><text:span text:style-name="T7">: Elite Example of Ideology</text:span></text:p>
      <text:p text:style-name="P4"><text:bookmark-start text:name="revival_of_nordic_race_SS_as_e"/><text:span text:style-name="T6">In the fir</text:span><text:bookmark-end text:name="revival_of_nordic_race_SS_as_e"/><text:span text:style-name="T6">st years of Himmler's reign as Reichsführer-SS, he desired to establish the SS as more than an elite body guard group for NSDAP leadership. He saw the SS as heavily tied to racial ideals, even the beginning of a revival of the Nordic race. To accomplish this goal, he realized the need for the SS to remain strictly loyal to the Nazi movement, and adopt modern scientific and organizational techniques in order to set itself apart from the rival SA.</text:span><text:span text:style-name="T15"><text:note text:id="ftn16" text:note-class="footnote"><text:note-citation>16</text:note-citation><text:note-body><text:p text:style-name="P13"><text:span text:style-name="T17"><text:s/></text:span><text:reference-mark-start text:name="ZOTERO_ITEM CSL_CITATION {&quot;citationID&quot;:&quot;6xEoAonj&quot;,&quot;properties&quot;:{&quot;formattedCitation&quot;:&quot;Ibid., 139.&quot;,&quot;plainCitation&quot;:&quot;Ibid., 139.&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family&quot;:&quot;Noakes&quot;,&quot;given&quot;:&quot;Jeremy&quot;},{&quot;family&quot;:&quot;Sharpe&quot;,&quot;given&quot;:&quot;Lesley&quot;}],&quot;issued&quot;:{&quot;date-parts&quot;:[[&quot;2012&quot;]]}},&quot;locator&quot;:&quot;p. 139&quot;}],&quot;schema&quot;:&quot;https://github.com/citation-style-language/schema/raw/master/csl-citation.json&quot;} RNDPFVotA2HrK"/><text:span text:style-name="T17">Ibid., 139.</text:span><text:reference-mark-end text:name="ZOTERO_ITEM CSL_CITATION {&quot;citationID&quot;:&quot;6xEoAonj&quot;,&quot;properties&quot;:{&quot;formattedCitation&quot;:&quot;Ibid., 139.&quot;,&quot;plainCitation&quot;:&quot;Ibid., 139.&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family&quot;:&quot;Noakes&quot;,&quot;given&quot;:&quot;Jeremy&quot;},{&quot;family&quot;:&quot;Sharpe&quot;,&quot;given&quot;:&quot;Lesley&quot;}],&quot;issued&quot;:{&quot;date-parts&quot;:[[&quot;2012&quot;]]}},&quot;locator&quot;:&quot;p. 139&quot;}],&quot;schema&quot;:&quot;https://github.com/citation-style-language/schema/raw/master/csl-citation.json&quot;} RNDPFVotA2HrK"/><text:span text:style-name="T19">,@ and </text:span><text:reference-mark-start text:name="ZOTERO_ITEM CSL_CITATION {&quot;citationID&quot;:&quot;N14IE1jH&quot;,&quot;properties&quot;:{&quot;formattedCitation&quot;:&quot;{\\rtf Allen, {\\i{}The Business of Genocide}, 62.}&quot;,&quot;plainCitation&quot;:&quot;Allen, The Business of Genocide, 62.&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62&quot;}],&quot;schema&quot;:&quot;https://github.com/citation-style-language/schema/raw/master/csl-citation.json&quot;} RNDyAQ1CGHo64"/><text:span text:style-name="T25">Allen, </text:span><text:span text:style-name="T27">The Business of Genocide</text:span><text:span text:style-name="T24">, 62.</text:span><text:reference-mark-end text:name="ZOTERO_ITEM CSL_CITATION {&quot;citationID&quot;:&quot;N14IE1jH&quot;,&quot;properties&quot;:{&quot;formattedCitation&quot;:&quot;{\\rtf Allen, {\\i{}The Business of Genocide}, 62.}&quot;,&quot;plainCitation&quot;:&quot;Allen, The Business of Genocide, 62.&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62&quot;}],&quot;schema&quot;:&quot;https://github.com/citation-style-language/schema/raw/master/csl-citation.json&quot;} RNDyAQ1CGHo64"/></text:p></text:note-body></text:note></text:span></text:p>
      <text:p text:style-name="P4"><text:bookmark-start text:name="SS_as_elite_upper_class_Allen"/><text:span text:style-name="T6">After Himm</text:span><text:bookmark-end text:name="SS_as_elite_upper_class_Allen"/><text:span text:style-name="T6">ler took charge of the SS in 1929, the membership increased dramatically from one thousand members before 1929, to 50,000 in 1933, and membership exploded again to 200,000 by 1934.</text:span><text:span text:style-name="T15"><text:note text:id="ftn17" text:note-class="footnote"><text:note-citation>17</text:note-citation><text:note-body><text:p text:style-name="P13"><text:span text:style-name="T17"><text:s/></text:span><text:reference-mark-start text:name="ZOTERO_ITEM CSL_CITATION {&quot;citationID&quot;:&quot;oyl06S27&quot;,&quot;properties&quot;:{&quot;formattedCitation&quot;:&quot;{\\rtf Allen, {\\i{}The Business of Genocide}, 22.}&quot;,&quot;plainCitation&quot;:&quot;Allen, The Business of Genocide, 22.&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22&quot;}],&quot;schema&quot;:&quot;https://github.com/citation-style-language/schema/raw/master/csl-citation.json&quot;} RNDsjV659S4MG"/><text:span text:style-name="T26">Allen, </text:span><text:span text:style-name="T27">The Business of Genocide</text:span><text:span text:style-name="T24">, 22.</text:span><text:reference-mark-end text:name="ZOTERO_ITEM CSL_CITATION {&quot;citationID&quot;:&quot;oyl06S27&quot;,&quot;properties&quot;:{&quot;formattedCitation&quot;:&quot;{\\rtf Allen, {\\i{}The Business of Genocide}, 22.}&quot;,&quot;plainCitation&quot;:&quot;Allen, The Business of Genocide, 22.&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22&quot;}],&quot;schema&quot;:&quot;https://github.com/citation-style-language/schema/raw/master/csl-citation.json&quot;} RNDsjV659S4MG"/></text:p></text:note-body></text:note></text:span><text:span text:style-name="T6"> One reason for this increase in membership was due to the elite status that Himmler gave to the SS. At the time, many German citizens viewed the Luftwaffe and the SS as the two elite, upper-class, educated organizations in Germany.</text:span></text:p>
      <text:p text:style-name="P4"><text:span text:style-name="T6">The German economic crisis meant many white-collar workers were out of work and without hope in Germany. SS membership appealed to such workers as a group with vision, modernity, “political activism, national pride, and the chance to build new </text:span><text:soft-page-break/><text:span text:style-name="T6">institutions.”</text:span><text:span text:style-name="T15"><text:note text:id="ftn18" text:note-class="footnote"><text:note-citation>18</text:note-citation><text:note-body><text:p text:style-name="Normal"><text:span text:style-name="T17"><text:s/></text:span><text:reference-mark-start text:name="ZOTERO_ITEM CSL_CITATION {&quot;citationID&quot;:&quot;sHsrBxRg&quot;,&quot;properties&quot;:{&quot;formattedCitation&quot;:&quot;Ibid.&quot;,&quot;plainCitation&quot;:&quot;Ibid.&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22&quot;}],&quot;schema&quot;:&quot;https://github.com/citation-style-language/schema/raw/master/csl-citation.json&quot;} RNDMetQWLDonz"/><text:span text:style-name="T17">Ibid.</text:span><text:reference-mark-end text:name="ZOTERO_ITEM CSL_CITATION {&quot;citationID&quot;:&quot;sHsrBxRg&quot;,&quot;properties&quot;:{&quot;formattedCitation&quot;:&quot;Ibid.&quot;,&quot;plainCitation&quot;:&quot;Ibid.&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22&quot;}],&quot;schema&quot;:&quot;https://github.com/citation-style-language/schema/raw/master/csl-citation.json&quot;} RNDMetQWLDonz"/></text:p></text:note-body></text:note></text:span><text:span text:style-name="T6"> Many white-collar workers saw the SS as an opportunity for a new social class, a new “aristocracy” of which they could be a part. Himmler set up the SS to contrast with the SA, which they portrayed as the sloven, unorganized, brutish group of men scraping the bottom of the social barrel, who recruited from the lower-middle and working classes.</text:span><text:span text:style-name="T15"><text:note text:id="ftn19" text:note-class="footnote"><text:note-citation>19</text:note-citation><text:note-body><text:p text:style-name="P13"><text:span text:style-name="T17"><text:s/></text:span><text:reference-mark-start text:name="ZOTERO_ITEM CSL_CITATION {&quot;citationID&quot;:&quot;WZ8AE4hY&quot;,&quot;properties&quot;:{&quot;formattedCitation&quot;:&quot;{\\rtf Longerich, Noakes, and Sharpe, {\\i{}Heinrich Himmler}, 121.}&quot;,&quot;plainCitation&quot;:&quot;Longerich, Noakes, and Sharpe, Heinrich Himmler, 121.&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family&quot;:&quot;Noakes&quot;,&quot;given&quot;:&quot;Jeremy&quot;},{&quot;family&quot;:&quot;Sharpe&quot;,&quot;given&quot;:&quot;Lesley&quot;}],&quot;issued&quot;:{&quot;date-parts&quot;:[[&quot;2012&quot;]]}},&quot;locator&quot;:&quot;p. 121&quot;}],&quot;schema&quot;:&quot;https://github.com/citation-style-language/schema/raw/master/csl-citation.json&quot;} RNDTX0z7UVdiS"/><text:span text:style-name="T26">Longerich, Noakes, and Sharpe, </text:span><text:span text:style-name="T27">Heinrich Himmler</text:span><text:span text:style-name="T24">, 121.</text:span><text:reference-mark-end text:name="ZOTERO_ITEM CSL_CITATION {&quot;citationID&quot;:&quot;WZ8AE4hY&quot;,&quot;properties&quot;:{&quot;formattedCitation&quot;:&quot;{\\rtf Longerich, Noakes, and Sharpe, {\\i{}Heinrich Himmler}, 121.}&quot;,&quot;plainCitation&quot;:&quot;Longerich, Noakes, and Sharpe, Heinrich Himmler, 121.&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family&quot;:&quot;Noakes&quot;,&quot;given&quot;:&quot;Jeremy&quot;},{&quot;family&quot;:&quot;Sharpe&quot;,&quot;given&quot;:&quot;Lesley&quot;}],&quot;issued&quot;:{&quot;date-parts&quot;:[[&quot;2012&quot;]]}},&quot;locator&quot;:&quot;p. 121&quot;}],&quot;schema&quot;:&quot;https://github.com/citation-style-language/schema/raw/master/csl-citation.json&quot;} RNDTX0z7UVdiS"/></text:p></text:note-body></text:note></text:span></text:p>
      <text:p text:style-name="P4"><text:span text:style-name="T6">Himmler also desired the SS to function using modern business practices. To further set the SS apart from the SA, Himmler hired people with business backgrounds and academic degrees. Himmler appointed Oswald Pohl in 1940 to manage all of the SS business enterprises, which up to this time had all suffered from mismanagement and financial losses.</text:span><text:span text:style-name="T15"><text:note text:id="ftn20" text:note-class="footnote"><text:note-citation>20</text:note-citation><text:note-body><text:p text:style-name="P13"><text:span text:style-name="T17"><text:s/></text:span><text:span text:style-name="T19">The most complete biography of Pohl exists in </text:span><text:reference-mark-start text:name="ZOTERO_ITEM CSL_CITATION {&quot;citationID&quot;:&quot;aMjwqQtF&quot;,&quot;properties&quot;:{&quot;formattedCitation&quot;:&quot;{\\rtf Schulte, {\\i{}Zwangsarbeit Und Vernichtung}, 32\\uc0\\u8211{}45.}&quot;,&quot;plainCitation&quot;:&quot;Schulte, Zwangsarbeit Und Vernichtung, 32–45.&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locator&quot;:&quot;p. 32-45&quot;}],&quot;schema&quot;:&quot;https://github.com/citation-style-language/schema/raw/master/csl-citation.json&quot;} RNDcAy7vZA4xj"/><text:span text:style-name="T25">Schulte, </text:span><text:span text:style-name="T27">Zwangsarbeit Und Vernichtung</text:span><text:span text:style-name="T24">, 32–45.</text:span><text:reference-mark-end text:name="ZOTERO_ITEM CSL_CITATION {&quot;citationID&quot;:&quot;aMjwqQtF&quot;,&quot;properties&quot;:{&quot;formattedCitation&quot;:&quot;{\\rtf Schulte, {\\i{}Zwangsarbeit Und Vernichtung}, 32\\uc0\\u8211{}45.}&quot;,&quot;plainCitation&quot;:&quot;Schulte, Zwangsarbeit Und Vernichtung, 32–45.&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locator&quot;:&quot;p. 32-45&quot;}],&quot;schema&quot;:&quot;https://github.com/citation-style-language/schema/raw/master/csl-citation.json&quot;} RNDcAy7vZA4xj"/></text:p></text:note-body></text:note></text:span><text:span text:style-name="T6"> Under Pohl, the Deutsche Wirtschaftsbetriebe GmbH (German Businesses Ltd.) set their goal to turn losses to profit and expand in their respective markets.</text:span><text:span text:style-name="T15"><text:note text:id="ftn21" text:note-class="footnote"><text:note-citation>21</text:note-citation><text:note-body><text:p text:style-name="P13"><text:span text:style-name="T17"><text:s/></text:span><text:reference-mark-start text:name="ZOTERO_ITEM CSL_CITATION {&quot;citationID&quot;:&quot;8OyVPUbP&quot;,&quot;properties&quot;:{&quot;formattedCitation&quot;:&quot;{\\rtf Longerich, Noakes, and Sharpe, {\\i{}Heinrich Himmler}, 485.}&quot;,&quot;plainCitation&quot;:&quot;Longerich, Noakes, and Sharpe, Heinrich Himmler, 485.&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family&quot;:&quot;Noakes&quot;,&quot;given&quot;:&quot;Jeremy&quot;},{&quot;family&quot;:&quot;Sharpe&quot;,&quot;given&quot;:&quot;Lesley&quot;}],&quot;issued&quot;:{&quot;date-parts&quot;:[[&quot;2012&quot;]]}},&quot;locator&quot;:&quot;p. 485&quot;}],&quot;schema&quot;:&quot;https://github.com/citation-style-language/schema/raw/master/csl-citation.json&quot;} RNDtcWVuHR1qD"/><text:span text:style-name="T26">Longerich, Noakes, and Sharpe, </text:span><text:span text:style-name="T27">Heinrich Himmler</text:span><text:span text:style-name="T24">, 485.</text:span><text:reference-mark-end text:name="ZOTERO_ITEM CSL_CITATION {&quot;citationID&quot;:&quot;8OyVPUbP&quot;,&quot;properties&quot;:{&quot;formattedCitation&quot;:&quot;{\\rtf Longerich, Noakes, and Sharpe, {\\i{}Heinrich Himmler}, 485.}&quot;,&quot;plainCitation&quot;:&quot;Longerich, Noakes, and Sharpe, Heinrich Himmler, 485.&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family&quot;:&quot;Noakes&quot;,&quot;given&quot;:&quot;Jeremy&quot;},{&quot;family&quot;:&quot;Sharpe&quot;,&quot;given&quot;:&quot;Lesley&quot;}],&quot;issued&quot;:{&quot;date-parts&quot;:[[&quot;2012&quot;]]}},&quot;locator&quot;:&quot;p. 485&quot;}],&quot;schema&quot;:&quot;https://github.com/citation-style-language/schema/raw/master/csl-citation.json&quot;} RNDtcWVuHR1qD"/></text:p></text:note-body></text:note></text:span><text:span text:style-name="T6"> </text:span><text:bookmark-start text:name="Modern_Business_Educated_Offic"/><text:span text:style-name="T6">On</text:span><text:bookmark-end text:name="Modern_Business_Educated_Offic"/><text:span text:style-name="T6"> March 16, 1942 Himmler consolidated the many offices that Pohl was in charge of into the SS Main Economic and Administration Office (</text:span><text:span text:style-name="T4">Wirtschafts- und Verwaltungshauptamt</text:span><text:span text:style-name="T6">, WVHA).</text:span></text:p>
      <text:p text:style-name="P4"><text:bookmark-start text:name="WVHA_under_Pohl"/><text:span text:style-name="T6">The WVHA h</text:span><text:bookmark-end text:name="WVHA_under_Pohl"/><text:span text:style-name="T6">ad several offices in charge of different aspects of administering the SS, and all of them touched the concentration camps in some way. In relation to the camps: Group A was in charge of personnel, budgets, payroll, and funds to the camps; Group B supplied food and clothing; Group C dealt with construction projects including the building of new camps; Group D inspected the camps; and Group W comprised the </text:span><text:soft-page-break/><text:span text:style-name="T6">SS economic enterprises such as the DESt, all of which heavily relied on labor from the concentration camps, and in 1943-1944 that meant thirty companies using forty thousand inmates.</text:span><text:span text:style-name="T15"><text:note text:id="ftn22" text:note-class="footnote"><text:note-citation>22</text:note-citation><text:note-body><text:p text:style-name="P13"><text:span text:style-name="T17"><text:s/></text:span><text:reference-mark-start text:name="ZOTERO_ITEM CSL_CITATION {&quot;citationID&quot;:&quot;VINZSoN0&quot;,&quot;properties&quot;:{&quot;formattedCitation&quot;:&quot;{\\rtf Schulte, {\\i{}Zwangsarbeit Und Vernichtung}, 201\\uc0\\u8211{}202.}&quot;,&quot;plainCitation&quot;:&quot;Schulte, Zwangsarbeit Und Vernichtung, 201–202.&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locator&quot;:&quot;p. 201-202&quot;}],&quot;schema&quot;:&quot;https://github.com/citation-style-language/schema/raw/master/csl-citation.json&quot;} RNDhg1IdEGsDt"/><text:span text:style-name="T26">Schulte, </text:span><text:span text:style-name="T27">Zwangsarbeit Und Vernichtung</text:span><text:span text:style-name="T24">, 201–202.</text:span><text:reference-mark-end text:name="ZOTERO_ITEM CSL_CITATION {&quot;citationID&quot;:&quot;VINZSoN0&quot;,&quot;properties&quot;:{&quot;formattedCitation&quot;:&quot;{\\rtf Schulte, {\\i{}Zwangsarbeit Und Vernichtung}, 201\\uc0\\u8211{}202.}&quot;,&quot;plainCitation&quot;:&quot;Schulte, Zwangsarbeit Und Vernichtung, 201–202.&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locator&quot;:&quot;p. 201-202&quot;}],&quot;schema&quot;:&quot;https://github.com/citation-style-language/schema/raw/master/csl-citation.json&quot;} RNDhg1IdEGsDt"/><text:span text:style-name="T19">,@ </text:span><text:reference-mark-start text:name="ZOTERO_ITEM CSL_CITATION {&quot;citationID&quot;:&quot;M9jSnuBr&quot;,&quot;properties&quot;:{&quot;formattedCitation&quot;:&quot;{\\rtf Wachsmann, {\\i{}KL}, 394.}&quot;,&quot;plainCitation&quot;:&quot;Wachsmann, KL, 394.&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394&quot;}],&quot;schema&quot;:&quot;https://github.com/citation-style-language/schema/raw/master/csl-citation.json&quot;} RNDUSJrICsYEU"/><text:span text:style-name="T25">Wachsmann, </text:span><text:span text:style-name="T27">KL</text:span><text:span text:style-name="T24">, 394.</text:span><text:reference-mark-end text:name="ZOTERO_ITEM CSL_CITATION {&quot;citationID&quot;:&quot;M9jSnuBr&quot;,&quot;properties&quot;:{&quot;formattedCitation&quot;:&quot;{\\rtf Wachsmann, {\\i{}KL}, 394.}&quot;,&quot;plainCitation&quot;:&quot;Wachsmann, KL, 394.&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394&quot;}],&quot;schema&quot;:&quot;https://github.com/citation-style-language/schema/raw/master/csl-citation.json&quot;} RNDUSJrICsYEU"/></text:p></text:note-body></text:note></text:span></text:p>
      <text:p text:style-name="P4"><text:span text:style-name="T6">This restructuring of the SS, which gave Pohl control of the concentration camps, had two important purposes. First, Pohl could now apply his effective and efficient business practices to the concentration camp system, just as he had previously done with SS business concerns. Theodore Eicke, who was previously in control of the camp system, trained his guards to be punishers and allowed them to kill inmates at will. Pohl, on the other hand, saw the economic value of inmates.</text:span><text:span text:style-name="T15"><text:note text:id="ftn23" text:note-class="footnote"><text:note-citation>23</text:note-citation><text:note-body><text:p text:style-name="P13"><text:span text:style-name="T17"><text:s/></text:span><text:reference-mark-start text:name="ZOTERO_ITEM CSL_CITATION {&quot;citationID&quot;:&quot;tqnzhRXm&quot;,&quot;properties&quot;:{&quot;formattedCitation&quot;:&quot;{\\rtf Allen, {\\i{}The Business of Genocide}, 20.}&quot;,&quot;plainCitation&quot;:&quot;Allen, The Business of Genocide, 20.&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20&quot;}],&quot;schema&quot;:&quot;https://github.com/citation-style-language/schema/raw/master/csl-citation.json&quot;} RNDZP5EbXmRQ4"/><text:span text:style-name="T26">Allen, </text:span><text:span text:style-name="T27">The Business of Genocide</text:span><text:span text:style-name="T24">, 20.</text:span><text:reference-mark-end text:name="ZOTERO_ITEM CSL_CITATION {&quot;citationID&quot;:&quot;tqnzhRXm&quot;,&quot;properties&quot;:{&quot;formattedCitation&quot;:&quot;{\\rtf Allen, {\\i{}The Business of Genocide}, 20.}&quot;,&quot;plainCitation&quot;:&quot;Allen, The Business of Genocide, 20.&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20&quot;}],&quot;schema&quot;:&quot;https://github.com/citation-style-language/schema/raw/master/csl-citation.json&quot;} RNDZP5EbXmRQ4"/></text:p></text:note-body></text:note></text:span><text:span text:style-name="T6"> </text:span><text:bookmark-start text:name="Bring_order_to_KZ_system"/><text:span text:style-name="T6">All</text:span><text:bookmark-end text:name="Bring_order_to_KZ_system"/><text:span text:style-name="T6"> SS leaders agreed, though, that prisoners should suffer and that the SS bureaucracy should manage that punishment.</text:span></text:p>
      <text:p text:style-name="P4"><text:span text:style-name="T6">Second, Pohl now had control of the concentration camp inmates. Growing concern among Nazi leaders about the cost of supporting concentration camp inmates lead to suggestions that inmates supplement the German labor force. Himmler feared that Albert Speer (as Minister for Armaments and War Production) or Fritz Sauckel (General Plenipotentiary for Labor Mobilization) would eat away his power in the Reich as war continued and armaments production did not increase to compensate as labor shortages increased.</text:span><text:span text:style-name="T15"><text:note text:id="ftn24" text:note-class="footnote"><text:note-citation>24</text:note-citation><text:note-body><text:p text:style-name="P13"><text:span text:style-name="T17"><text:s/></text:span><text:reference-mark-start text:name="ZOTERO_ITEM CSL_CITATION {&quot;citationID&quot;:&quot;7Zh9ITRq&quot;,&quot;properties&quot;:{&quot;formattedCitation&quot;:&quot;{\\rtf Buggeln, {\\i{}Slave Labor in Nazi Concentration Camps}, 16.}&quot;,&quot;plainCitation&quot;:&quot;Buggeln, Slave Labor in Nazi Concentration Camps, 16.&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16&quot;}],&quot;schema&quot;:&quot;https://github.com/citation-style-language/schema/raw/master/csl-citation.json&quot;} RNDISHnV5xL78"/><text:span text:style-name="T26">Buggeln, </text:span><text:span text:style-name="T27">Slave Labor in Nazi Concentration Camps</text:span><text:span text:style-name="T24">, 16.</text:span><text:reference-mark-end text:name="ZOTERO_ITEM CSL_CITATION {&quot;citationID&quot;:&quot;7Zh9ITRq&quot;,&quot;properties&quot;:{&quot;formattedCitation&quot;:&quot;{\\rtf Buggeln, {\\i{}Slave Labor in Nazi Concentration Camps}, 16.}&quot;,&quot;plainCitation&quot;:&quot;Buggeln, Slave Labor in Nazi Concentration Camps, 16.&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16&quot;}],&quot;schema&quot;:&quot;https://github.com/citation-style-language/schema/raw/master/csl-citation.json&quot;} RNDISHnV5xL78"/><text:span text:style-name="T19">,@ </text:span><text:reference-mark-start text:name="ZOTERO_ITEM CSL_CITATION {&quot;citationID&quot;:&quot;tgwrivTq&quot;,&quot;properties&quot;:{&quot;formattedCitation&quot;:&quot;{\\rtf Wachsmann, {\\i{}KL}, 393.}&quot;,&quot;plainCitation&quot;:&quot;Wachsmann, KL, 393.&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393&quot;}],&quot;schema&quot;:&quot;https://github.com/citation-style-language/schema/raw/master/csl-citation.json&quot;} RNDwGz5KBdZ55"/><text:span text:style-name="T25">Wachsmann, </text:span><text:span text:style-name="T27">KL</text:span><text:span text:style-name="T24">, 393.</text:span><text:reference-mark-end text:name="ZOTERO_ITEM CSL_CITATION {&quot;citationID&quot;:&quot;tgwrivTq&quot;,&quot;properties&quot;:{&quot;formattedCitation&quot;:&quot;{\\rtf Wachsmann, {\\i{}KL}, 393.}&quot;,&quot;plainCitation&quot;:&quot;Wachsmann, KL, 393.&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393&quot;}],&quot;schema&quot;:&quot;https://github.com/citation-style-language/schema/raw/master/csl-citation.json&quot;} RNDwGz5KBdZ55"/></text:p></text:note-body></text:note></text:span><text:span text:style-name="T6"> </text:span><text:bookmark-start text:name="Keep_inmate_labor_under_SS"/><text:span text:style-name="T6">The</text:span><text:bookmark-end text:name="Keep_inmate_labor_under_SS"/><text:span text:style-name="T6"> same day Himmler created the WVHA, he and Speer made agreements for inmates to supply labor to armaments production. Himmler stipulated that all production was to happen within the camps. In essence, Himmler wanted all factories </text:span><text:soft-page-break/><text:span text:style-name="T6">using camp inmates to relocated to the camps. He later conceded this point, instead allowing the creation of small satellite camps near the places of work.</text:span></text:p>
      <text:p text:style-name="P5"><text:bookmark-start text:name="H2_SS_Becomes_Selfsufficient"/><text:span text:style-name="T7">SS</text:span><text:bookmark-end text:name="H2_SS_Becomes_Selfsufficient"/><text:span text:style-name="T7"> Becomes Self-Sufficient</text:span></text:p>
      <text:p text:style-name="P4"><text:span text:style-name="T6">In 1942, Pohl put forth a proposal that would create an SS building program that would make the SS independent from public and private industry as well as state run industries. Under the plan, civil engineering, raw materials production, transportation, building, and management were contained within the SS and run by Kammler. The Pohl report was too limiting for Himmler. They advised slow movement to curtail problems with rapid growth, and contracting with private industry. Himmler wanted rapid growth and for the SS to produce 80% of their own raw materials.</text:span><text:span text:style-name="T15"><text:note text:id="ftn25" text:note-class="footnote"><text:note-citation>25</text:note-citation><text:note-body><text:p text:style-name="P13"><text:span text:style-name="T17"><text:s/></text:span><text:reference-mark-start text:name="ZOTERO_ITEM CSL_CITATION {&quot;citationID&quot;:&quot;zd23mIeu&quot;,&quot;properties&quot;:{&quot;formattedCitation&quot;:&quot;{\\rtf Allen, {\\i{}The Business of Genocide}, 153\\uc0\\u8211{}154.}&quot;,&quot;plainCitation&quot;:&quot;Allen, The Business of Genocide, 153–154.&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53-154&quot;}],&quot;schema&quot;:&quot;https://github.com/citation-style-language/schema/raw/master/csl-citation.json&quot;} RNDbMQZHPPmX0"/><text:span text:style-name="T26">Allen, </text:span><text:span text:style-name="T27">The Business of Genocide</text:span><text:span text:style-name="T24">, 153–154.</text:span><text:reference-mark-end text:name="ZOTERO_ITEM CSL_CITATION {&quot;citationID&quot;:&quot;zd23mIeu&quot;,&quot;properties&quot;:{&quot;formattedCitation&quot;:&quot;{\\rtf Allen, {\\i{}The Business of Genocide}, 153\\uc0\\u8211{}154.}&quot;,&quot;plainCitation&quot;:&quot;Allen, The Business of Genocide, 153–154.&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53-154&quot;}],&quot;schema&quot;:&quot;https://github.com/citation-style-language/schema/raw/master/csl-citation.json&quot;} RNDbMQZHPPmX0"/></text:p></text:note-body></text:note></text:span><text:span text:style-name="T6"> </text:span><text:bookmark-start text:name="Himmler_want_80_raw_materials_"/><text:span text:style-name="T6">While</text:span><text:bookmark-end text:name="Himmler_want_80_raw_materials_"/><text:span text:style-name="T6"> Himmler’s expanded plan, nor even the Kammler/Pohl plan, was fully realized, the trajectory plotted (economic independence for the SS) was the path followed by the SS until its end.</text:span></text:p>
      <text:p text:style-name="P6"><text:bookmark-start text:name="H3_SS_Armaments_Production"/><text:span text:style-name="T4">SS</text:span><text:bookmark-end text:name="H3_SS_Armaments_Production"/><text:span text:style-name="T4"> Armaments Production</text:span></text:p>
      <text:p text:style-name="P4"><text:bookmark-start text:name="SS_to_provide_armaments_but_di"/><text:span text:style-name="T6">Himmler ha</text:span><text:bookmark-end text:name="SS_to_provide_armaments_but_di"/><text:span text:style-name="T6">d grand plans for the SS to supply weaponry to the Waffen-SS from SS factories in collaboration with private industry. Himmler stipulated that all collaboration be done with the SS at the helm and the factories within the concentration camps with inmates providing the labor force. In 1943, it was plain to see that SS economic efforts were not contributing to armaments production. DESt was still focused </text:span><text:soft-page-break/><text:span text:style-name="T6">on building materials.</text:span><text:span text:style-name="T15"><text:note text:id="ftn26" text:note-class="footnote"><text:note-citation>26</text:note-citation><text:note-body><text:p text:style-name="P13"><text:span text:style-name="T17"><text:s/></text:span><text:reference-mark-start text:name="ZOTERO_ITEM CSL_CITATION {&quot;citationID&quot;:&quot;Y4iBDbjd&quot;,&quot;properties&quot;:{&quot;formattedCitation&quot;:&quot;{\\rtf Wachsmann, {\\i{}KL}, 404\\uc0\\u8211{}405.}&quot;,&quot;plainCitation&quot;:&quot;Wachsmann, KL, 404–405.&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404-405&quot;}],&quot;schema&quot;:&quot;https://github.com/citation-style-language/schema/raw/master/csl-citation.json&quot;} RNDGSwg567RXv"/><text:span text:style-name="T26">Wachsmann, </text:span><text:span text:style-name="T27">KL</text:span><text:span text:style-name="T24">, 404–405.</text:span><text:reference-mark-end text:name="ZOTERO_ITEM CSL_CITATION {&quot;citationID&quot;:&quot;Y4iBDbjd&quot;,&quot;properties&quot;:{&quot;formattedCitation&quot;:&quot;{\\rtf Wachsmann, {\\i{}KL}, 404\\uc0\\u8211{}405.}&quot;,&quot;plainCitation&quot;:&quot;Wachsmann, KL, 404–405.&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404-405&quot;}],&quot;schema&quot;:&quot;https://github.com/citation-style-language/schema/raw/master/csl-citation.json&quot;} RNDGSwg567RXv"/></text:p></text:note-body></text:note></text:span><text:span text:style-name="T6"> That year saw the change of focus from monument building to armaments production.</text:span><text:span text:style-name="T15"><text:note text:id="ftn27" text:note-class="footnote"><text:note-citation>27</text:note-citation><text:note-body><text:p text:style-name="P13"><text:span text:style-name="T17"><text:s/></text:span><text:reference-mark-start text:name="ZOTERO_ITEM CSL_CITATION {&quot;citationID&quot;:&quot;W6RihqIU&quot;,&quot;properties&quot;:{&quot;formattedCitation&quot;:&quot;{\\rtf Jaskot, {\\i{}The Architecture of Oppression}, 32.}&quot;,&quot;plainCitation&quot;:&quot;Jaskot, The Architecture of Oppression, 32.&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locator&quot;:&quot;p. 32&quot;}],&quot;schema&quot;:&quot;https://github.com/citation-style-language/schema/raw/master/csl-citation.json&quot;} RNDq0ZajrNNYv"/><text:span text:style-name="T26">Jaskot, </text:span><text:span text:style-name="T27">The Architecture of Oppression</text:span><text:span text:style-name="T24">, 32.</text:span><text:reference-mark-end text:name="ZOTERO_ITEM CSL_CITATION {&quot;citationID&quot;:&quot;W6RihqIU&quot;,&quot;properties&quot;:{&quot;formattedCitation&quot;:&quot;{\\rtf Jaskot, {\\i{}The Architecture of Oppression}, 32.}&quot;,&quot;plainCitation&quot;:&quot;Jaskot, The Architecture of Oppression, 32.&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locator&quot;:&quot;p. 32&quot;}],&quot;schema&quot;:&quot;https://github.com/citation-style-language/schema/raw/master/csl-citation.json&quot;} RNDq0ZajrNNYv"/></text:p></text:note-body></text:note></text:span></text:p>
      <text:p text:style-name="P4"><text:bookmark-start text:name="1943_In_charge_of_V2_undergrou"/><text:span text:style-name="T8">An exempla</text:span><text:bookmark-end text:name="1943_In_charge_of_V2_undergrou"/><text:span text:style-name="T8">r of SS armaments involvement occurred in 1943. Himmler worked his way into the A4 program (later known as the V2, </text:span><text:span text:style-name="T11">Vergeltungswaffe</text:span><text:span text:style-name="T8"> 2), a top secret missile development program, by dismissing the current military officer on doubt of his loyalty due to his connection with Catholic Church. A charge that was later proved unfounded. Himmler was able to appoint his own man in charge of the program, for sake of military and national security. After the British discovered and bombed the research plant at Pennemunde in August 1943, Himmler put Hans Kammler, a rising SS officer and engineer, in charge of relocating the rocket plant to underground facilities near Nordhausen, establishing the Mittelbau concentration camp which supplied labor to create the tunnels and workers for manufacturing rockets.</text:span><text:span text:style-name="T16"><text:note text:id="ftn28" text:note-class="footnote"><text:note-citation>28</text:note-citation><text:note-body><text:p text:style-name="P13"><text:span text:style-name="T17"><text:s/></text:span><text:reference-mark-start text:name="ZOTERO_ITEM CSL_CITATION {&quot;citationID&quot;:&quot;1AnFDQiD&quot;,&quot;properties&quot;:{&quot;formattedCitation&quot;:&quot;{\\rtf Longerich, Noakes, and Sharpe, {\\i{}Heinrich Himmler}, 688.}&quot;,&quot;plainCitation&quot;:&quot;Longerich, Noakes, and Sharpe, Heinrich Himmler, 688.&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family&quot;:&quot;Noakes&quot;,&quot;given&quot;:&quot;Jeremy&quot;},{&quot;family&quot;:&quot;Sharpe&quot;,&quot;given&quot;:&quot;Lesley&quot;}],&quot;issued&quot;:{&quot;date-parts&quot;:[[&quot;2012&quot;]]}},&quot;locator&quot;:&quot;p. 688&quot;}],&quot;schema&quot;:&quot;https://github.com/citation-style-language/schema/raw/master/csl-citation.json&quot;} RNDzTfo9A6DPT"/><text:span text:style-name="T26">Longerich, Noakes, and Sharpe, </text:span><text:span text:style-name="T27">Heinrich Himmler</text:span><text:span text:style-name="T24">, 688.</text:span><text:reference-mark-end text:name="ZOTERO_ITEM CSL_CITATION {&quot;citationID&quot;:&quot;1AnFDQiD&quot;,&quot;properties&quot;:{&quot;formattedCitation&quot;:&quot;{\\rtf Longerich, Noakes, and Sharpe, {\\i{}Heinrich Himmler}, 688.}&quot;,&quot;plainCitation&quot;:&quot;Longerich, Noakes, and Sharpe, Heinrich Himmler, 688.&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family&quot;:&quot;Noakes&quot;,&quot;given&quot;:&quot;Jeremy&quot;},{&quot;family&quot;:&quot;Sharpe&quot;,&quot;given&quot;:&quot;Lesley&quot;}],&quot;issued&quot;:{&quot;date-parts&quot;:[[&quot;2012&quot;]]}},&quot;locator&quot;:&quot;p. 688&quot;}],&quot;schema&quot;:&quot;https://github.com/citation-style-language/schema/raw/master/csl-citation.json&quot;} RNDzTfo9A6DPT"/></text:p></text:note-body></text:note></text:span></text:p>
      <text:p text:style-name="P6"><text:bookmark-start text:name="H3_SS_Business_ventures"/><text:span text:style-name="T11">SS</text:span><text:bookmark-end text:name="H3_SS_Business_ventures"/><text:span text:style-name="T11"> Business Ventures</text:span></text:p>
      <text:p text:style-name="P4"><text:bookmark-start text:name="SS_increase_economic_importanc"/><text:span text:style-name="T8">Paul Jasko</text:span><text:bookmark-end text:name="SS_increase_economic_importanc"/><text:span text:style-name="T8">t argues that the SS tried to become not only economically self-sufficient, but also economically significant, and satisfied this goal by focusing on the building supply chain. They increased control of raw building supplies (stone and brick for example) and as the war progressed, control over the labor force. He further argues that building Nazi architecture, particularly constructing those buildings seen as </text:span><text:soft-page-break/><text:span text:style-name="T8">monuments to the Nazi Regime, was deeply dependent upon the SS supply of raw building materials and labor.</text:span><text:span text:style-name="T16"><text:note text:id="ftn29" text:note-class="footnote"><text:note-citation>29</text:note-citation><text:note-body><text:p text:style-name="P13"><text:span text:style-name="T17"><text:s/></text:span><text:reference-mark-start text:name="ZOTERO_ITEM CSL_CITATION {&quot;citationID&quot;:&quot;mIkYYleH&quot;,&quot;properties&quot;:{&quot;formattedCitation&quot;:&quot;{\\rtf Jaskot, {\\i{}The Architecture of Oppression}.}&quot;,&quot;plainCitation&quot;:&quot;Jaskot, The Architecture of Oppression.&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schema&quot;:&quot;https://github.com/citation-style-language/schema/raw/master/csl-citation.json&quot;} RND4X8bD3VntP"/><text:span text:style-name="T26">Jaskot, </text:span><text:span text:style-name="T27">The Architecture of Oppression</text:span><text:span text:style-name="T24">.</text:span><text:reference-mark-end text:name="ZOTERO_ITEM CSL_CITATION {&quot;citationID&quot;:&quot;mIkYYleH&quot;,&quot;properties&quot;:{&quot;formattedCitation&quot;:&quot;{\\rtf Jaskot, {\\i{}The Architecture of Oppression}.}&quot;,&quot;plainCitation&quot;:&quot;Jaskot, The Architecture of Oppression.&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schema&quot;:&quot;https://github.com/citation-style-language/schema/raw/master/csl-citation.json&quot;} RND4X8bD3VntP"/></text:p></text:note-body></text:note></text:span></text:p>
      <text:p text:style-name="P4"><text:bookmark-start text:name="SS_business_Ventures"/><text:span text:style-name="T8">SS involve</text:span><text:bookmark-end text:name="SS_business_Ventures"/><text:span text:style-name="T8">ment with economic and business enterprises began early after Himmler came to power. The first SS business was a printing press, the Nordland Verlag, to disseminate the ideas of the SS in books and writings.</text:span><text:span text:style-name="T16"><text:note text:id="ftn30" text:note-class="footnote"><text:note-citation>30</text:note-citation><text:note-body><text:p text:style-name="P13"><text:span text:style-name="T17"><text:s/></text:span><text:reference-mark-start text:name="ZOTERO_ITEM CSL_CITATION {&quot;citationID&quot;:&quot;1aq9sT33&quot;,&quot;properties&quot;:{&quot;formattedCitation&quot;:&quot;{\\rtf Schulte, {\\i{}Zwangsarbeit Und Vernichtung}, 93.}&quot;,&quot;plainCitation&quot;:&quot;Schulte, Zwangsarbeit Und Vernichtung, 93.&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locator&quot;:&quot;p. 93&quot;}],&quot;schema&quot;:&quot;https://github.com/citation-style-language/schema/raw/master/csl-citation.json&quot;} RNDcVDL6ArzjD"/><text:span text:style-name="T26">Schulte, </text:span><text:span text:style-name="T27">Zwangsarbeit Und Vernichtung</text:span><text:span text:style-name="T24">, 93.</text:span><text:reference-mark-end text:name="ZOTERO_ITEM CSL_CITATION {&quot;citationID&quot;:&quot;1aq9sT33&quot;,&quot;properties&quot;:{&quot;formattedCitation&quot;:&quot;{\\rtf Schulte, {\\i{}Zwangsarbeit Und Vernichtung}, 93.}&quot;,&quot;plainCitation&quot;:&quot;Schulte, Zwangsarbeit Und Vernichtung, 93.&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locator&quot;:&quot;p. 93&quot;}],&quot;schema&quot;:&quot;https://github.com/citation-style-language/schema/raw/master/csl-citation.json&quot;} RNDcVDL6ArzjD"/></text:p></text:note-body></text:note></text:span><text:span text:style-name="T8"> In 1936, Himmler established the Allah Porcelain Manufacture GmbH, and in 1937 the FF Bauer GmbH, a photography studio. As did most of the SS business ventures, these companies were financially unsuccessful. Himmler wanted the SS to be the example of the “right” kind of Nazi business, presenting Nazi culture, even if it meant an unprofitable business model. A later business, the Textile and Leather Utilization GmbH (Textil- und Lederverwertung GmbH, or TexLed) was much more successful because of competent and knowledgeable administrators. TexLed leaders chose machinery that required little skill, and were thereby used by the women prisoners they requested to run the machinery.</text:span><text:span text:style-name="T16"><text:note text:id="ftn31" text:note-class="footnote"><text:note-citation>31</text:note-citation><text:note-body><text:p text:style-name="P13"><text:span text:style-name="T17"><text:s/></text:span><text:reference-mark-start text:name="ZOTERO_ITEM CSL_CITATION {&quot;citationID&quot;:&quot;X8Ajh3Ss&quot;,&quot;properties&quot;:{&quot;formattedCitation&quot;:&quot;{\\rtf Allen, {\\i{}The Business of Genocide}, 33, 60, 75.}&quot;,&quot;plainCitation&quot;:&quot;Allen, The Business of Genocide, 33, 60, 75.&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33, 60, 75&quot;}],&quot;schema&quot;:&quot;https://github.com/citation-style-language/schema/raw/master/csl-citation.json&quot;} RND3fjr9MWk06"/><text:span text:style-name="T26">Allen, </text:span><text:span text:style-name="T27">The Business of Genocide</text:span><text:span text:style-name="T24">, 33, 60, 75.</text:span><text:reference-mark-end text:name="ZOTERO_ITEM CSL_CITATION {&quot;citationID&quot;:&quot;X8Ajh3Ss&quot;,&quot;properties&quot;:{&quot;formattedCitation&quot;:&quot;{\\rtf Allen, {\\i{}The Business of Genocide}, 33, 60, 75.}&quot;,&quot;plainCitation&quot;:&quot;Allen, The Business of Genocide, 33, 60, 75.&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33, 60, 75&quot;}],&quot;schema&quot;:&quot;https://github.com/citation-style-language/schema/raw/master/csl-citation.json&quot;} RND3fjr9MWk06"/></text:p></text:note-body></text:note></text:span></text:p>
      <text:p text:style-name="P4"><text:span text:style-name="T8">The biggest SS business enterprise came about due to Himmler’s awareness of the construction needs due to Hitler’s desire to rebuild Berlin. Speer's massive monument building plans increased both SS venture into industry and use of concentration camp inmates as laborers. Speer requested large numbers of bricks, granite and stone, a labor intensive process to produce. There were not enough factories to produce the bricks (existing German brick industry could only provide 18 percent of requested bricks), nor </text:span><text:soft-page-break/><text:span text:style-name="T8">enough laborers to create them. Himmler and Speer collaborated on finding a solution to the need for bricks and laborers. In April 1938, Himmler created the German Earth and Stone Works (</text:span><text:span text:style-name="T11">Deutsche Erde- und Steinwerk</text:span><text:span text:style-name="T8">, DESt) as the first large-scale SS enterprise to fulfill the monumental need for bricks. DESt was a business catastrophe from the beginning as inept managers and administrators proved incapable of production and profit. Installing machines that required skilled and technical workers but relying on unskilled concentration camp prisoners. Choosing inferior and impractical machines for brick making, rather than practical and less technically advanced machines.</text:span><text:span text:style-name="T16"><text:note text:id="ftn32" text:note-class="footnote"><text:note-citation>32</text:note-citation><text:note-body><text:p text:style-name="P13"><text:span text:style-name="T17"><text:s/></text:span><text:reference-mark-start text:name="ZOTERO_ITEM CSL_CITATION {&quot;citationID&quot;:&quot;WnJNuBHK&quot;,&quot;properties&quot;:{&quot;formattedCitation&quot;:&quot;{\\rtf Ibid., 58\\uc0\\u8211{}59.}&quot;,&quot;plainCitation&quot;:&quot;Ibid., 58–59.&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58-59&quot;}],&quot;schema&quot;:&quot;https://github.com/citation-style-language/schema/raw/master/csl-citation.json&quot;} RNDlp5aWaNH5i"/><text:span text:style-name="T22">Ibid., 58</text:span><text:span text:style-name="T21">–59.</text:span><text:reference-mark-end text:name="ZOTERO_ITEM CSL_CITATION {&quot;citationID&quot;:&quot;WnJNuBHK&quot;,&quot;properties&quot;:{&quot;formattedCitation&quot;:&quot;{\\rtf Ibid., 58\\uc0\\u8211{}59.}&quot;,&quot;plainCitation&quot;:&quot;Ibid., 58–59.&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58-59&quot;}],&quot;schema&quot;:&quot;https://github.com/citation-style-language/schema/raw/master/csl-citation.json&quot;} RNDlp5aWaNH5i"/><text:span text:style-name="T19">,@ see also </text:span><text:reference-mark-start text:name="ZOTERO_ITEM CSL_CITATION {&quot;citationID&quot;:&quot;rSaC7iLU&quot;,&quot;properties&quot;:{&quot;formattedCitation&quot;:&quot;{\\rtf Jaskot, {\\i{}The Architecture of Oppression}.}&quot;,&quot;plainCitation&quot;:&quot;Jaskot, The Architecture of Oppression.&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schema&quot;:&quot;https://github.com/citation-style-language/schema/raw/master/csl-citation.json&quot;} RNDRHYqOCPjBm"/><text:span text:style-name="T25">Jaskot, </text:span><text:span text:style-name="T27">The Architecture of Oppression</text:span><text:span text:style-name="T24">.</text:span><text:reference-mark-end text:name="ZOTERO_ITEM CSL_CITATION {&quot;citationID&quot;:&quot;rSaC7iLU&quot;,&quot;properties&quot;:{&quot;formattedCitation&quot;:&quot;{\\rtf Jaskot, {\\i{}The Architecture of Oppression}.}&quot;,&quot;plainCitation&quot;:&quot;Jaskot, The Architecture of Oppression.&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schema&quot;:&quot;https://github.com/citation-style-language/schema/raw/master/csl-citation.json&quot;} RNDRHYqOCPjBm"/><text:span text:style-name="T19">,@ </text:span><text:reference-mark-start text:name="ZOTERO_ITEM CSL_CITATION {&quot;citationID&quot;:&quot;fmj4DFec&quot;,&quot;properties&quot;:{&quot;formattedCitation&quot;:&quot;{\\rtf Schulte, {\\i{}Zwangsarbeit Und Vernichtung}.}&quot;,&quot;plainCitation&quot;:&quot;Schulte, Zwangsarbeit Und Vernichtung.&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schema&quot;:&quot;https://github.com/citation-style-language/schema/raw/master/csl-citation.json&quot;} RNDG9J9K9BeSa"/><text:span text:style-name="T25">Schulte, </text:span><text:span text:style-name="T27">Zwangsarbeit Und Vernichtung</text:span><text:span text:style-name="T24">.</text:span><text:reference-mark-end text:name="ZOTERO_ITEM CSL_CITATION {&quot;citationID&quot;:&quot;fmj4DFec&quot;,&quot;properties&quot;:{&quot;formattedCitation&quot;:&quot;{\\rtf Schulte, {\\i{}Zwangsarbeit Und Vernichtung}.}&quot;,&quot;plainCitation&quot;:&quot;Schulte, Zwangsarbeit Und Vernichtung.&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schema&quot;:&quot;https://github.com/citation-style-language/schema/raw/master/csl-citation.json&quot;} RNDG9J9K9BeSa"/><text:span text:style-name="T19">,@ and </text:span><text:reference-mark-start text:name="ZOTERO_ITEM CSL_CITATION {&quot;citationID&quot;:&quot;GdKaNeU7&quot;,&quot;properties&quot;:{&quot;formattedCitation&quot;:&quot;{\\rtf Wachsmann, {\\i{}KL}.}&quot;,&quot;plainCitation&quot;:&quot;Wachsmann, KL.&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schema&quot;:&quot;https://github.com/citation-style-language/schema/raw/master/csl-citation.json&quot;} RNDOXZWQfsK1t"/><text:span text:style-name="T25">Wachsmann, </text:span><text:span text:style-name="T27">KL</text:span><text:span text:style-name="T24">.</text:span><text:reference-mark-end text:name="ZOTERO_ITEM CSL_CITATION {&quot;citationID&quot;:&quot;GdKaNeU7&quot;,&quot;properties&quot;:{&quot;formattedCitation&quot;:&quot;{\\rtf Wachsmann, {\\i{}KL}.}&quot;,&quot;plainCitation&quot;:&quot;Wachsmann, KL.&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schema&quot;:&quot;https://github.com/citation-style-language/schema/raw/master/csl-citation.json&quot;} RNDOXZWQfsK1t"/></text:p></text:note-body></text:note></text:span><text:span text:style-name="T8"> The SS set up large concentration camps near new brickyard and quarries including the brickyard at Oranienburg, near Sachsenhausen, Flossenburg, and a nearby granite pit near Mauthausen.</text:span><text:span text:style-name="T16"><text:note text:id="ftn33" text:note-class="footnote"><text:note-citation>33</text:note-citation><text:note-body><text:p text:style-name="P13"><text:span text:style-name="T17"><text:s/></text:span><text:reference-mark-start text:name="ZOTERO_ITEM CSL_CITATION {&quot;citationID&quot;:&quot;wRmE129A&quot;,&quot;properties&quot;:{&quot;formattedCitation&quot;:&quot;{\\rtf Buggeln, {\\i{}Slave Labor in Nazi Concentration Camps}, 14.}&quot;,&quot;plainCitation&quot;:&quot;Buggeln, Slave Labor in Nazi Concentration Camps, 14.&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14&quot;}],&quot;schema&quot;:&quot;https://github.com/citation-style-language/schema/raw/master/csl-citation.json&quot;} RNDl4ofDq9igZ"/><text:span text:style-name="T26">Buggeln, </text:span><text:span text:style-name="T27">Slave Labor in Nazi Concentration Camps</text:span><text:span text:style-name="T24">, 14.</text:span><text:reference-mark-end text:name="ZOTERO_ITEM CSL_CITATION {&quot;citationID&quot;:&quot;wRmE129A&quot;,&quot;properties&quot;:{&quot;formattedCitation&quot;:&quot;{\\rtf Buggeln, {\\i{}Slave Labor in Nazi Concentration Camps}, 14.}&quot;,&quot;plainCitation&quot;:&quot;Buggeln, Slave Labor in Nazi Concentration Camps, 14.&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14&quot;}],&quot;schema&quot;:&quot;https://github.com/citation-style-language/schema/raw/master/csl-citation.json&quot;} RNDl4ofDq9igZ"/></text:p></text:note-body></text:note></text:span><text:span text:style-name="T8"> </text:span><text:bookmark-start text:name="DESt_formation_Allen"/><text:span text:style-name="T8">DESt</text:span><text:bookmark-end text:name="DESt_formation_Allen"/><text:span text:style-name="T8"> enterprises, especially those dealing with the quarries as at Mauthausen, set the pattern for the exploitive use of concentration camp inmates for the use of German industry.</text:span></text:p>
      <text:p text:style-name="P5"><text:bookmark-start text:name="H2_SS_Adaptation"/><text:span text:style-name="T10">SS</text:span><text:bookmark-end text:name="H2_SS_Adaptation"/><text:span text:style-name="T10"> Adaptation</text:span></text:p>
      <text:p text:style-name="P4"><text:bookmark-start text:name="Himmler_Adapts"/><text:span text:style-name="T8">Himmler</text:span><text:bookmark-end text:name="Himmler_Adapts"/><text:span text:style-name="T8"> led the SS through numerous changes and alterations during his reign as Reichsführer-SS; from an elite group of body guards to controlling the labor and resources running the German armaments production, controlling the German police force, and managing the largest arrangement of concentration camps and genocide in recent German history. Himmler’s flexibility allowed the SS to change priority and focus </text:span><text:soft-page-break/><text:span text:style-name="T8">based on fluctuating circumstances caused by internal power struggles within the Nazi party and unexpected continuation of war.</text:span></text:p>
      <text:p text:style-name="P6"><text:bookmark-start text:name="H3_Building_and_KZ_changes"/><text:span text:style-name="T11">Building</text:span><text:bookmark-end text:name="H3_Building_and_KZ_changes"/><text:span text:style-name="T11"> and Concentration Camp Focus</text:span></text:p>
      <text:p text:style-name="P4"><text:bookmark-start text:name="KZ_changes"/><text:span text:style-name="T8">In April 1</text:span><text:bookmark-end text:name="KZ_changes"/><text:span text:style-name="T8">942, Pohl wrote to commandants of the concentration camps, that the goal of the camps was no longer security, re-education and prevention, but would now serve the SS economic interests. As part of the “Final Solution” inmates were now involved in a combination of mass murder through mass production. Those not able to work were killed out of practicality and ideology, while those who could provide labor would die through exhaustive work.</text:span><text:span text:style-name="T16"><text:note text:id="ftn34" text:note-class="footnote"><text:note-citation>34</text:note-citation><text:note-body><text:p text:style-name="P13"><text:span text:style-name="T17"><text:s/></text:span><text:reference-mark-start text:name="ZOTERO_ITEM CSL_CITATION {&quot;citationID&quot;:&quot;EP0Xc7qe&quot;,&quot;properties&quot;:{&quot;formattedCitation&quot;:&quot;{\\rtf Longerich, Noakes, and Sharpe, {\\i{}Heinrich Himmler}, 559.}&quot;,&quot;plainCitation&quot;:&quot;Longerich, Noakes, and Sharpe, Heinrich Himmler, 559.&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family&quot;:&quot;Noakes&quot;,&quot;given&quot;:&quot;Jeremy&quot;},{&quot;family&quot;:&quot;Sharpe&quot;,&quot;given&quot;:&quot;Lesley&quot;}],&quot;issued&quot;:{&quot;date-parts&quot;:[[&quot;2012&quot;]]}},&quot;locator&quot;:&quot;p. 559&quot;}],&quot;schema&quot;:&quot;https://github.com/citation-style-language/schema/raw/master/csl-citation.json&quot;} RND3Wg5P9a3JK"/><text:span text:style-name="T26">Longerich, Noakes, and Sharpe, </text:span><text:span text:style-name="T27">Heinrich Himmler</text:span><text:span text:style-name="T24">, 559.</text:span><text:reference-mark-end text:name="ZOTERO_ITEM CSL_CITATION {&quot;citationID&quot;:&quot;EP0Xc7qe&quot;,&quot;properties&quot;:{&quot;formattedCitation&quot;:&quot;{\\rtf Longerich, Noakes, and Sharpe, {\\i{}Heinrich Himmler}, 559.}&quot;,&quot;plainCitation&quot;:&quot;Longerich, Noakes, and Sharpe, Heinrich Himmler, 559.&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family&quot;:&quot;Noakes&quot;,&quot;given&quot;:&quot;Jeremy&quot;},{&quot;family&quot;:&quot;Sharpe&quot;,&quot;given&quot;:&quot;Lesley&quot;}],&quot;issued&quot;:{&quot;date-parts&quot;:[[&quot;2012&quot;]]}},&quot;locator&quot;:&quot;p. 559&quot;}],&quot;schema&quot;:&quot;https://github.com/citation-style-language/schema/raw/master/csl-citation.json&quot;} RND3Wg5P9a3JK"/></text:p></text:note-body></text:note></text:span><text:span text:style-name="T8"> Pohl made changes to the camps in 1942, including instituting 72 hour work weeks, making Sunday a half-day work day, 11 hour work days, and ordering that no more than 10 percent of the inmates work inside the camp. As a result, there were more inmate deaths in 1942 than previous years, 75,545 from July to November 1942, but only 9,015 by execution. Deaths occurred more because of increased work coupled with less nutrition, not because of deliberate plans to kill through means of exhaustive and exploitative work.</text:span><text:span text:style-name="T16"><text:note text:id="ftn35" text:note-class="footnote"><text:note-citation>35</text:note-citation><text:note-body><text:p text:style-name="P13"><text:span text:style-name="T17"><text:s/></text:span><text:reference-mark-start text:name="ZOTERO_ITEM CSL_CITATION {&quot;citationID&quot;:&quot;ZGXe9mdO&quot;,&quot;properties&quot;:{&quot;formattedCitation&quot;:&quot;{\\rtf Buggeln, {\\i{}Slave Labor in Nazi Concentration Camps}, 19.}&quot;,&quot;plainCitation&quot;:&quot;Buggeln, Slave Labor in Nazi Concentration Camps, 19.&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19&quot;}],&quot;schema&quot;:&quot;https://github.com/citation-style-language/schema/raw/master/csl-citation.json&quot;} RND8y1BCCck7o"/><text:span text:style-name="T26">Buggeln, </text:span><text:span text:style-name="T27">Slave Labor in Nazi Concentration Camps</text:span><text:span text:style-name="T24">, 19.</text:span><text:reference-mark-end text:name="ZOTERO_ITEM CSL_CITATION {&quot;citationID&quot;:&quot;ZGXe9mdO&quot;,&quot;properties&quot;:{&quot;formattedCitation&quot;:&quot;{\\rtf Buggeln, {\\i{}Slave Labor in Nazi Concentration Camps}, 19.}&quot;,&quot;plainCitation&quot;:&quot;Buggeln, Slave Labor in Nazi Concentration Camps, 19.&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19&quot;}],&quot;schema&quot;:&quot;https://github.com/citation-style-language/schema/raw/master/csl-citation.json&quot;} RND8y1BCCck7o"/></text:p></text:note-body></text:note></text:span><text:span text:style-name="T8"> </text:span></text:p>
      <text:p text:style-name="P4"><text:span text:style-name="T8">After the unexpected increase in inmate deaths, Pohl instigated, at least on paper if not in practice, improvements for camp inmates and included an enticement system to encourage a higher quality of work. In an October 1943 letter to camp commandants, Pohl called for improvement in the quality of life for inmates. “We must attend to the </text:span><text:soft-page-break/><text:span text:style-name="T8">prisoners’ well-being, not out of a false sense of sentimentality, but because we need them with their arms and legs, for they must help the German people to achieve a great victory. I have made it our top priority that we will allow no more than ten percent of all inmates to be unfit for work due to illness.”</text:span><text:span text:style-name="T16"><text:note text:id="ftn36" text:note-class="footnote"><text:note-citation>36</text:note-citation><text:note-body><text:p text:style-name="Normal"><text:span text:style-name="T17"><text:s/></text:span><text:span text:style-name="T19">As quoted in </text:span><text:reference-mark-start text:name="ZOTERO_ITEM CSL_CITATION {&quot;citationID&quot;:&quot;N12hoQZP&quot;,&quot;properties&quot;:{&quot;formattedCitation&quot;:&quot;Ibid., 37.&quot;,&quot;plainCitation&quot;:&quot;Ibid., 37.&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37&quot;}],&quot;schema&quot;:&quot;https://github.com/citation-style-language/schema/raw/master/csl-citation.json&quot;} RNDQZosFNJn7K"/><text:span text:style-name="T19">Ibid., 37.</text:span><text:reference-mark-end text:name="ZOTERO_ITEM CSL_CITATION {&quot;citationID&quot;:&quot;N12hoQZP&quot;,&quot;properties&quot;:{&quot;formattedCitation&quot;:&quot;Ibid., 37.&quot;,&quot;plainCitation&quot;:&quot;Ibid., 37.&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37&quot;}],&quot;schema&quot;:&quot;https://github.com/citation-style-language/schema/raw/master/csl-citation.json&quot;} RNDQZosFNJn7K"/></text:p></text:note-body></text:note></text:span><text:span text:style-name="T8"> Pohl then outlined requirements for the use of better nutrition, more useful clothing, natural remedies for the sick, avoid unnecessary exertions, performance bonuses for inmates, winter clothing, allowing inmates to stuff clothing with newspaper, and 7-8 hours undisturbed sleep. In reality, these changes led to more suffering as the camp commandant’s goal was to report less illness. The sick were not allowed into the infirmary, were not given rest and treatment, and so the sick were worked until they died. Inmate enticements were to include improved camp conditions, extra food, camp money, tobacco and visits to the camp brothel. These incentives also backfired, leading to a decline in morality among the inmates.</text:span><text:span text:style-name="T16"><text:note text:id="ftn37" text:note-class="footnote"><text:note-citation>37</text:note-citation><text:note-body><text:p text:style-name="Normal"><text:span text:style-name="T17"><text:s/></text:span><text:reference-mark-start text:name="ZOTERO_ITEM CSL_CITATION {&quot;citationID&quot;:&quot;9mbmzKC9&quot;,&quot;properties&quot;:{&quot;formattedCitation&quot;:&quot;Ibid., 28.&quot;,&quot;plainCitation&quot;:&quot;Ibid., 28.&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28&quot;}],&quot;schema&quot;:&quot;https://github.com/citation-style-language/schema/raw/master/csl-citation.json&quot;} RNDtOaYyj3WYU"/><text:span text:style-name="T17">Ibid., 28.</text:span><text:reference-mark-end text:name="ZOTERO_ITEM CSL_CITATION {&quot;citationID&quot;:&quot;9mbmzKC9&quot;,&quot;properties&quot;:{&quot;formattedCitation&quot;:&quot;Ibid., 28.&quot;,&quot;plainCitation&quot;:&quot;Ibid., 28.&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28&quot;}],&quot;schema&quot;:&quot;https://github.com/citation-style-language/schema/raw/master/csl-citation.json&quot;} RNDtOaYyj3WYU"/></text:p></text:note-body></text:note></text:span></text:p>
      <text:p text:style-name="P6"><text:bookmark-start text:name="H3_Inmates_and_Factories"/><text:span text:style-name="T11">Inmates</text:span><text:bookmark-end text:name="H3_Inmates_and_Factories"/><text:span text:style-name="T11"> and Factories</text:span></text:p>
      <text:p text:style-name="P16">One of the major adaptations to Himmler’s plan was the concession to let camp inmates go to the factories, rather than have the factories inside the concentration camps. The precedent for such an arrangement is found in the IG Farben factory near Auschwtiz. In January 1941, IG Farben setup a plant near Auschwitz for producing synthetic rubber using Auschwitz camp inmates as workers. On February 26, 1941 Himmler ordered 'evacuation' of Jewish population in Auschwitz to fill the need for workers. </text:p>
      <text:p text:style-name="P4"><text:soft-page-break/><text:span text:style-name="T8">There were many reasons subsequent integration efforts did not come to fruition, the main reason being practicality; it was cost and time prohibitive to relocate so many factories to established concentration camps. Other prohibitors included machinery that was hard to find, productivity in the camps was lacking because inmates were unable to work as needed, and because industry leaders wanted to maintain control of production. In September 1942, Pohl made agreements with Speer to ship prisoners to factory sites, instead of relocating factories in the existing camps. Hitler approved this plan later in the month. The SS then made plans to set up hundreds of satellite camps near factories with camp inmates as workers.</text:span><text:span text:style-name="T16"><text:note text:id="ftn38" text:note-class="footnote"><text:note-citation>38</text:note-citation><text:note-body><text:p text:style-name="P13"><text:span text:style-name="T17"><text:s/></text:span><text:reference-mark-start text:name="ZOTERO_ITEM CSL_CITATION {&quot;citationID&quot;:&quot;zbyHwDAf&quot;,&quot;properties&quot;:{&quot;formattedCitation&quot;:&quot;{\\rtf Longerich, Noakes, and Sharpe, {\\i{}Heinrich Himmler}, 634.}&quot;,&quot;plainCitation&quot;:&quot;Longerich, Noakes, and Sharpe, Heinrich Himmler, 634.&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family&quot;:&quot;Noakes&quot;,&quot;given&quot;:&quot;Jeremy&quot;},{&quot;family&quot;:&quot;Sharpe&quot;,&quot;given&quot;:&quot;Lesley&quot;}],&quot;issued&quot;:{&quot;date-parts&quot;:[[&quot;2012&quot;]]}},&quot;locator&quot;:&quot;p. 634&quot;}],&quot;schema&quot;:&quot;https://github.com/citation-style-language/schema/raw/master/csl-citation.json&quot;} RNDrae6VNdbnL"/><text:span text:style-name="T26">Longerich, Noakes, and Sharpe, </text:span><text:span text:style-name="T27">Heinrich Himmler</text:span><text:span text:style-name="T24">, 634.</text:span><text:reference-mark-end text:name="ZOTERO_ITEM CSL_CITATION {&quot;citationID&quot;:&quot;zbyHwDAf&quot;,&quot;properties&quot;:{&quot;formattedCitation&quot;:&quot;{\\rtf Longerich, Noakes, and Sharpe, {\\i{}Heinrich Himmler}, 634.}&quot;,&quot;plainCitation&quot;:&quot;Longerich, Noakes, and Sharpe, Heinrich Himmler, 634.&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family&quot;:&quot;Noakes&quot;,&quot;given&quot;:&quot;Jeremy&quot;},{&quot;family&quot;:&quot;Sharpe&quot;,&quot;given&quot;:&quot;Lesley&quot;}],&quot;issued&quot;:{&quot;date-parts&quot;:[[&quot;2012&quot;]]}},&quot;locator&quot;:&quot;p. 634&quot;}],&quot;schema&quot;:&quot;https://github.com/citation-style-language/schema/raw/master/csl-citation.json&quot;} RNDrae6VNdbnL"/></text:p></text:note-body></text:note></text:span><text:span text:style-name="T8"> </text:span><text:bookmark-start text:name="1942_KZ_as_factory_sites_Longe"/><text:span text:style-name="T8">By</text:span><text:bookmark-end text:name="1942_KZ_as_factory_sites_Longe"/><text:span text:style-name="T8"> 1944, when plans were set into action to relocate factories to bomb proof underground locations, the precedent was already set for creating small, satellite camps near factory locations.</text:span></text:p>
      <text:p text:style-name="P6"><text:bookmark-start text:name="H3_Use_Jews_for_labor"/><text:span text:style-name="T11">Jews</text:span><text:bookmark-end text:name="H3_Use_Jews_for_labor"/><text:span text:style-name="T11"> for Labor</text:span></text:p>
      <text:p text:style-name="P4"><text:bookmark-start text:name="1941_Soviet_prisoners_Longeric"/><text:span text:style-name="T8">Himmler’s</text:span><text:bookmark-end text:name="1941_Soviet_prisoners_Longeric"/><text:span text:style-name="T8"> plans for utilizing concentration camp inmates for labor went through various phases, as is discussed in the next section. The main point to focus on here is that Himmler’s labor plans changed with the circumstances. Initially, the Final Solution called for all Jews to immigrate from Germany. Labor shortages in 1941 were to be covered by Soviet POWs and foreign workers. When Soviet POWs were no longer available due to massive deaths from malnutrition and inhumane living conditions in the camps, Himmler turned to Jews in the Polish camps for the needed labor supply.</text:span><text:span text:style-name="T16"><text:note text:id="ftn39" text:note-class="footnote"><text:note-citation>39</text:note-citation><text:note-body><text:p text:style-name="P13"><text:span text:style-name="T17"><text:s/></text:span><text:reference-mark-start text:name="ZOTERO_ITEM CSL_CITATION {&quot;citationID&quot;:&quot;dGeJSdeA&quot;,&quot;properties&quot;:{&quot;formattedCitation&quot;:&quot;{\\rtf Allen, {\\i{}The Business of Genocide}, 150.}&quot;,&quot;plainCitation&quot;:&quot;Allen, The Business of Genocide, 150.&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50&quot;}],&quot;schema&quot;:&quot;https://github.com/citation-style-language/schema/raw/master/csl-citation.json&quot;} RNDVBFfQa4Z7e"/><text:span text:style-name="T26">Allen, </text:span><text:span text:style-name="T27">The Business of Genocide</text:span><text:span text:style-name="T24">, 150.</text:span><text:reference-mark-end text:name="ZOTERO_ITEM CSL_CITATION {&quot;citationID&quot;:&quot;dGeJSdeA&quot;,&quot;properties&quot;:{&quot;formattedCitation&quot;:&quot;{\\rtf Allen, {\\i{}The Business of Genocide}, 150.}&quot;,&quot;plainCitation&quot;:&quot;Allen, The Business of Genocide, 150.&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50&quot;}],&quot;schema&quot;:&quot;https://github.com/citation-style-language/schema/raw/master/csl-citation.json&quot;} RNDVBFfQa4Z7e"/><text:span text:style-name="T19">,@ </text:span><text:reference-mark-start text:name="ZOTERO_ITEM CSL_CITATION {&quot;citationID&quot;:&quot;5ue7Utmd&quot;,&quot;properties&quot;:{&quot;formattedCitation&quot;:&quot;{\\rtf Longerich, Noakes, and Sharpe, {\\i{}Heinrich Himmler}, 557\\uc0\\u8211{}559.}&quot;,&quot;plainCitation&quot;:&quot;Longerich, Noakes, and Sharpe, Heinrich Himmler, 557–559.&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family&quot;:&quot;Noakes&quot;,&quot;given&quot;:&quot;Jeremy&quot;},{&quot;family&quot;:&quot;Sharpe&quot;,&quot;given&quot;:&quot;Lesley&quot;}],&quot;issued&quot;:{&quot;date-parts&quot;:[[&quot;2012&quot;]]}},&quot;locator&quot;:&quot;p. 557-559&quot;}],&quot;schema&quot;:&quot;https://github.com/citation-style-language/schema/raw/master/csl-citation.json&quot;} RND1791ob2hsJ"/><text:span text:style-name="T25">Longerich, Noakes, and Sharpe, </text:span><text:span text:style-name="T27">Heinrich Himmler</text:span><text:span text:style-name="T24">, 557–559.</text:span><text:reference-mark-end text:name="ZOTERO_ITEM CSL_CITATION {&quot;citationID&quot;:&quot;5ue7Utmd&quot;,&quot;properties&quot;:{&quot;formattedCitation&quot;:&quot;{\\rtf Longerich, Noakes, and Sharpe, {\\i{}Heinrich Himmler}, 557\\uc0\\u8211{}559.}&quot;,&quot;plainCitation&quot;:&quot;Longerich, Noakes, and Sharpe, Heinrich Himmler, 557–559.&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family&quot;:&quot;Noakes&quot;,&quot;given&quot;:&quot;Jeremy&quot;},{&quot;family&quot;:&quot;Sharpe&quot;,&quot;given&quot;:&quot;Lesley&quot;}],&quot;issued&quot;:{&quot;date-parts&quot;:[[&quot;2012&quot;]]}},&quot;locator&quot;:&quot;p. 557-559&quot;}],&quot;schema&quot;:&quot;https://github.com/citation-style-language/schema/raw/master/csl-citation.json&quot;} RND1791ob2hsJ"/></text:p></text:note-body></text:note></text:span></text:p>
      <text:p text:style-name="P4"><text:soft-page-break/><text:span text:style-name="T8">By 1944, labor shortages were so dire that Nazi officials were ready to rescind one of their core pillars of the Final Solution. They requested 700,000 Hungarian Jews be pulled from the camps and brought to Germany for labor in armaments production. Much less were actually used.</text:span><text:span text:style-name="T16"><text:note text:id="ftn40" text:note-class="footnote"><text:note-citation>40</text:note-citation><text:note-body><text:p text:style-name="P13"><text:span text:style-name="T17"><text:s/></text:span><text:reference-mark-start text:name="ZOTERO_ITEM CSL_CITATION {&quot;citationID&quot;:&quot;EIUkdhJA&quot;,&quot;properties&quot;:{&quot;formattedCitation&quot;:&quot;{\\rtf Buggeln, {\\i{}Slave Labor in Nazi Concentration Camps}, 46.}&quot;,&quot;plainCitation&quot;:&quot;Buggeln, Slave Labor in Nazi Concentration Camps, 46.&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46&quot;}],&quot;schema&quot;:&quot;https://github.com/citation-style-language/schema/raw/master/csl-citation.json&quot;} RND8ygsl1oTyo"/><text:span text:style-name="T26">Buggeln, </text:span><text:span text:style-name="T27">Slave Labor in Nazi Concentration Camps</text:span><text:span text:style-name="T24">, 46.</text:span><text:reference-mark-end text:name="ZOTERO_ITEM CSL_CITATION {&quot;citationID&quot;:&quot;EIUkdhJA&quot;,&quot;properties&quot;:{&quot;formattedCitation&quot;:&quot;{\\rtf Buggeln, {\\i{}Slave Labor in Nazi Concentration Camps}, 46.}&quot;,&quot;plainCitation&quot;:&quot;Buggeln, Slave Labor in Nazi Concentration Camps, 46.&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46&quot;}],&quot;schema&quot;:&quot;https://github.com/citation-style-language/schema/raw/master/csl-citation.json&quot;} RND8ygsl1oTyo"/></text:p></text:note-body></text:note></text:span><text:span text:style-name="T8"> </text:span><text:bookmark-start text:name="1944_use_Jews_for_labor_Buggel"/><text:span text:style-name="T8">With</text:span><text:bookmark-end text:name="1944_use_Jews_for_labor_Buggel"/><text:span text:style-name="T8"> labor shortages at such extreme levels, when all efforts were focused on underground factory relocation in 1944, any and all Europeans were conscripted into the labor force. Thus we see at Porta Westfalica Soviet POWs working next to French asocial and Danish political prisoners led by German criminals.</text:span></text:p>
      <text:p text:style-name="P7"><text:bookmark-start text:name="H1_Concentration_Camps_and_Lab"/><text:span text:style-name="T13">Changes</text:span><text:bookmark-end text:name="H1_Concentration_Camps_and_Lab"/><text:span text:style-name="T13"> in Concentration Camps and Labor Force</text:span></text:p>
      <text:p text:style-name="P3"><text:bookmark-start text:name="Intro-1"/><text:span text:style-name="T8">Weimar Ger</text:span><text:bookmark-end text:name="Intro-1"/><text:span text:style-name="T8">many was fraught with economic catastrophes, not the least of which was mass unemployment.</text:span><text:span text:style-name="T16"><text:note text:id="ftn41" text:note-class="footnote"><text:note-citation>41</text:note-citation><text:note-body><text:p text:style-name="P13"><text:span text:style-name="T17"><text:s/></text:span><text:span text:style-name="T19">See </text:span><text:reference-mark-start text:name="ZOTERO_ITEM CSL_CITATION {&quot;citationID&quot;:&quot;x8ASnhAP&quot;,&quot;properties&quot;:{&quot;formattedCitation&quot;:&quot;{\\rtf Eric D Weitz, {\\i{}Weimar Germany: Promise and Tragedy} (Princeton, N.J: Princeton University Press, 2007).}&quot;,&quot;plainCitation&quot;:&quot;Eric D Weitz, Weimar Germany: Promise and Tragedy (Princeton, N.J: Princeton University Press, 2007).&quot;},&quot;citationItems&quot;:[{&quot;id&quot;:484,&quot;uris&quot;:[&quot;http://zotero.org/users/312/items/8CMMB53R&quot;],&quot;uri&quot;:[&quot;http://zotero.org/users/312/items/8CMMB53R&quot;],&quot;itemData&quot;:{&quot;id&quot;:484,&quot;type&quot;:&quot;book&quot;,&quot;title&quot;:&quot;Weimar Germany: Promise and Tragedy&quot;,&quot;publisher&quot;:&quot;Princeton University Press&quot;,&quot;publisher-place&quot;:&quot;Princeton, N.J&quot;,&quot;number-of-pages&quot;:&quot;425&quot;,&quot;source&quot;:&quot;catalog.wrlc.org Library Catalog&quot;,&quot;event-place&quot;:&quot;Princeton, N.J&quot;,&quot;ISBN&quot;:&quot;978-0-691-01695-5&quot;,&quot;call-number&quot;:&quot;DD237 .W47 2007&quot;,&quot;shortTitle&quot;:&quot;Weimar Germany&quot;,&quot;author&quot;:[{&quot;family&quot;:&quot;Weitz&quot;,&quot;given&quot;:&quot;Eric D&quot;}],&quot;issued&quot;:{&quot;date-parts&quot;:[[&quot;2007&quot;]]}}}],&quot;schema&quot;:&quot;https://github.com/citation-style-language/schema/raw/master/csl-citation.json&quot;} RNDPwmZSs1GRA"/><text:span text:style-name="T25">Eric D Weitz, </text:span><text:span text:style-name="T27">Weimar Germany: Promise and Tragedy</text:span><text:span text:style-name="T24"> (Princeton, N.J: Princeton University Press, 2007).</text:span><text:reference-mark-end text:name="ZOTERO_ITEM CSL_CITATION {&quot;citationID&quot;:&quot;x8ASnhAP&quot;,&quot;properties&quot;:{&quot;formattedCitation&quot;:&quot;{\\rtf Eric D Weitz, {\\i{}Weimar Germany: Promise and Tragedy} (Princeton, N.J: Princeton University Press, 2007).}&quot;,&quot;plainCitation&quot;:&quot;Eric D Weitz, Weimar Germany: Promise and Tragedy (Princeton, N.J: Princeton University Press, 2007).&quot;},&quot;citationItems&quot;:[{&quot;id&quot;:484,&quot;uris&quot;:[&quot;http://zotero.org/users/312/items/8CMMB53R&quot;],&quot;uri&quot;:[&quot;http://zotero.org/users/312/items/8CMMB53R&quot;],&quot;itemData&quot;:{&quot;id&quot;:484,&quot;type&quot;:&quot;book&quot;,&quot;title&quot;:&quot;Weimar Germany: Promise and Tragedy&quot;,&quot;publisher&quot;:&quot;Princeton University Press&quot;,&quot;publisher-place&quot;:&quot;Princeton, N.J&quot;,&quot;number-of-pages&quot;:&quot;425&quot;,&quot;source&quot;:&quot;catalog.wrlc.org Library Catalog&quot;,&quot;event-place&quot;:&quot;Princeton, N.J&quot;,&quot;ISBN&quot;:&quot;978-0-691-01695-5&quot;,&quot;call-number&quot;:&quot;DD237 .W47 2007&quot;,&quot;shortTitle&quot;:&quot;Weimar Germany&quot;,&quot;author&quot;:[{&quot;family&quot;:&quot;Weitz&quot;,&quot;given&quot;:&quot;Eric D&quot;}],&quot;issued&quot;:{&quot;date-parts&quot;:[[&quot;2007&quot;]]}}}],&quot;schema&quot;:&quot;https://github.com/citation-style-language/schema/raw/master/csl-citation.json&quot;} RNDPwmZSs1GRA"/></text:p></text:note-body></text:note></text:span><text:span text:style-name="T8"> Hitler made good on his promise to improve German economy and unemployment decreased significantly after the NSDAP won the government. Rather than remaining stable, though, labor demands rose and fell throughout the existence of the Third Reich. As German men entered the military to prepare for war, they left an unmanageable number of unfilled jobs in agricultural and industrial sectors. Two options arose as the answer to so many vacant vocational positions: employ more women, and employ foreigners. Both options were unsatisfactory according to Nazi ideology. The role of women in Nazi Germany was clear, they were to remain at home as the focal point of the family and German society and to be the bearer </text:span><text:soft-page-break/><text:span text:style-name="T8">of a plenteous Aryan population.</text:span><text:span text:style-name="T16"><text:note text:id="ftn42" text:note-class="footnote"><text:note-citation>42</text:note-citation><text:note-body><text:p text:style-name="P13"><text:span text:style-name="T17"><text:s/></text:span><text:span text:style-name="T19">For more on women in the Third Reich see in part </text:span><text:reference-mark-start text:name="ZOTERO_ITEM CSL_CITATION {&quot;citationID&quot;:&quot;zRjdXUjD&quot;,&quot;properties&quot;:{&quot;formattedCitation&quot;:&quot;{\\rtf Renate Bridenthal, Atina Grossmann, and Marion A Kaplan, {\\i{}When Biology Became Destiny: Women in Weimar and Nazi Germany} (New York: Monthly Review Press, 1984).}&quot;,&quot;plainCitation&quot;:&quot;Renate Bridenthal, Atina Grossmann, and Marion A Kaplan, When Biology Became Destiny: Women in Weimar and Nazi Germany (New York: Monthly Review Press, 1984).&quot;},&quot;citationItems&quot;:[{&quot;id&quot;:5309,&quot;uris&quot;:[&quot;http://zotero.org/users/312/items/GRUVSQNQ&quot;],&quot;uri&quot;:[&quot;http://zotero.org/users/312/items/GRUVSQNQ&quot;],&quot;itemData&quot;:{&quot;id&quot;:5309,&quot;type&quot;:&quot;book&quot;,&quot;title&quot;:&quot;When biology became destiny: women in Weimar and Nazi Germany&quot;,&quot;publisher&quot;:&quot;Monthly Review Press&quot;,&quot;publisher-place&quot;:&quot;New York&quot;,&quot;source&quot;:&quot;Open WorldCat&quot;,&quot;event-place&quot;:&quot;New York&quot;,&quot;abstract&quot;:&quot;This collection of essays analyzes the experience of women in Weimar and Nazi Germany -- the first a period of crisis and polarization between right and left, and the second a period in which the right triumphed. The history documented in this book provides us with a perspective from which to analyze our own time, for in the history of Weimar and Nazi Germany we see the issues surrounding women, family, and reproduction as powerful mobilizing forces for both right and left. - Back cover.&quot;,&quot;ISBN&quot;:&quot;978-0-85345-642-1&quot;,&quot;shortTitle&quot;:&quot;When biology became destiny&quot;,&quot;language&quot;:&quot;English&quot;,&quot;author&quot;:[{&quot;family&quot;:&quot;Bridenthal&quot;,&quot;given&quot;:&quot;Renate&quot;},{&quot;family&quot;:&quot;Grossmann&quot;,&quot;given&quot;:&quot;Atina&quot;},{&quot;family&quot;:&quot;Kaplan&quot;,&quot;given&quot;:&quot;Marion A&quot;}],&quot;issued&quot;:{&quot;date-parts&quot;:[[&quot;1984&quot;]]}}}],&quot;schema&quot;:&quot;https://github.com/citation-style-language/schema/raw/master/csl-citation.json&quot;} RNDsyJYiKHLJI"/><text:span text:style-name="T25">Renate Bridenthal, Atina Grossmann, and Marion A Kaplan, </text:span><text:span text:style-name="T27">When Biology Became Destiny: Women in Weimar and Nazi Germany</text:span><text:span text:style-name="T24"> (New York: Monthly Review Press, 1984).</text:span><text:reference-mark-end text:name="ZOTERO_ITEM CSL_CITATION {&quot;citationID&quot;:&quot;zRjdXUjD&quot;,&quot;properties&quot;:{&quot;formattedCitation&quot;:&quot;{\\rtf Renate Bridenthal, Atina Grossmann, and Marion A Kaplan, {\\i{}When Biology Became Destiny: Women in Weimar and Nazi Germany} (New York: Monthly Review Press, 1984).}&quot;,&quot;plainCitation&quot;:&quot;Renate Bridenthal, Atina Grossmann, and Marion A Kaplan, When Biology Became Destiny: Women in Weimar and Nazi Germany (New York: Monthly Review Press, 1984).&quot;},&quot;citationItems&quot;:[{&quot;id&quot;:5309,&quot;uris&quot;:[&quot;http://zotero.org/users/312/items/GRUVSQNQ&quot;],&quot;uri&quot;:[&quot;http://zotero.org/users/312/items/GRUVSQNQ&quot;],&quot;itemData&quot;:{&quot;id&quot;:5309,&quot;type&quot;:&quot;book&quot;,&quot;title&quot;:&quot;When biology became destiny: women in Weimar and Nazi Germany&quot;,&quot;publisher&quot;:&quot;Monthly Review Press&quot;,&quot;publisher-place&quot;:&quot;New York&quot;,&quot;source&quot;:&quot;Open WorldCat&quot;,&quot;event-place&quot;:&quot;New York&quot;,&quot;abstract&quot;:&quot;This collection of essays analyzes the experience of women in Weimar and Nazi Germany -- the first a period of crisis and polarization between right and left, and the second a period in which the right triumphed. The history documented in this book provides us with a perspective from which to analyze our own time, for in the history of Weimar and Nazi Germany we see the issues surrounding women, family, and reproduction as powerful mobilizing forces for both right and left. - Back cover.&quot;,&quot;ISBN&quot;:&quot;978-0-85345-642-1&quot;,&quot;shortTitle&quot;:&quot;When biology became destiny&quot;,&quot;language&quot;:&quot;English&quot;,&quot;author&quot;:[{&quot;family&quot;:&quot;Bridenthal&quot;,&quot;given&quot;:&quot;Renate&quot;},{&quot;family&quot;:&quot;Grossmann&quot;,&quot;given&quot;:&quot;Atina&quot;},{&quot;family&quot;:&quot;Kaplan&quot;,&quot;given&quot;:&quot;Marion A&quot;}],&quot;issued&quot;:{&quot;date-parts&quot;:[[&quot;1984&quot;]]}}}],&quot;schema&quot;:&quot;https://github.com/citation-style-language/schema/raw/master/csl-citation.json&quot;} RNDsyJYiKHLJI"/><text:span text:style-name="T19">,@ </text:span><text:reference-mark-start text:name="ZOTERO_ITEM CSL_CITATION {&quot;citationID&quot;:&quot;FEXDqzqK&quot;,&quot;properties&quot;:{&quot;formattedCitation&quot;:&quot;{\\rtf Claudia Koonz, {\\i{}Mothers in the Fatherland: Women, the Family , and Nazi Politics}, 1st ed. (New York: St. Martin\\uc0\\u8217{}s Press, 1987).}&quot;,&quot;plainCitation&quot;:&quot;Claudia Koonz, Mothers in the Fatherland: Women, the Family , and Nazi Politics, 1st ed. (New York: St. Martin’s Press, 1987).&quot;},&quot;citationItems&quot;:[{&quot;id&quot;:914,&quot;uris&quot;:[&quot;http://zotero.org/users/312/items/GNCMNJKP&quot;],&quot;uri&quot;:[&quot;http://zotero.org/users/312/items/GNCMNJKP&quot;],&quot;itemData&quot;:{&quot;id&quot;:914,&quot;type&quot;:&quot;book&quot;,&quot;title&quot;:&quot;Mothers in the Fatherland: Women, the Family , and Nazi Politics&quot;,&quot;publisher&quot;:&quot;St. Martin's Press&quot;,&quot;publisher-place&quot;:&quot;New York&quot;,&quot;number-of-pages&quot;:&quot;556&quot;,&quot;edition&quot;:&quot;1st ed&quot;,&quot;source&quot;:&quot;catalog.wrlc.org Library Catalog&quot;,&quot;event-place&quot;:&quot;New York&quot;,&quot;ISBN&quot;:&quot;0-312-54933-4&quot;,&quot;call-number&quot;:&quot;HQ1623 .K66 1987&quot;,&quot;shortTitle&quot;:&quot;Mothers in the Fatherland&quot;,&quot;author&quot;:[{&quot;family&quot;:&quot;Koonz&quot;,&quot;given&quot;:&quot;Claudia&quot;}],&quot;issued&quot;:{&quot;date-parts&quot;:[[&quot;1987&quot;]]}}}],&quot;schema&quot;:&quot;https://github.com/citation-style-language/schema/raw/master/csl-citation.json&quot;} RNDRHabx0Eovw"/><text:span text:style-name="T25">Claudia Koonz, </text:span><text:span text:style-name="T27">Mothers in the Fatherland: Women, the Family , and Nazi Politics</text:span><text:span text:style-name="T24">, 1st ed. (New York: St. Martin’s Press, 1987).</text:span><text:reference-mark-end text:name="ZOTERO_ITEM CSL_CITATION {&quot;citationID&quot;:&quot;FEXDqzqK&quot;,&quot;properties&quot;:{&quot;formattedCitation&quot;:&quot;{\\rtf Claudia Koonz, {\\i{}Mothers in the Fatherland: Women, the Family , and Nazi Politics}, 1st ed. (New York: St. Martin\\uc0\\u8217{}s Press, 1987).}&quot;,&quot;plainCitation&quot;:&quot;Claudia Koonz, Mothers in the Fatherland: Women, the Family , and Nazi Politics, 1st ed. (New York: St. Martin’s Press, 1987).&quot;},&quot;citationItems&quot;:[{&quot;id&quot;:914,&quot;uris&quot;:[&quot;http://zotero.org/users/312/items/GNCMNJKP&quot;],&quot;uri&quot;:[&quot;http://zotero.org/users/312/items/GNCMNJKP&quot;],&quot;itemData&quot;:{&quot;id&quot;:914,&quot;type&quot;:&quot;book&quot;,&quot;title&quot;:&quot;Mothers in the Fatherland: Women, the Family , and Nazi Politics&quot;,&quot;publisher&quot;:&quot;St. Martin's Press&quot;,&quot;publisher-place&quot;:&quot;New York&quot;,&quot;number-of-pages&quot;:&quot;556&quot;,&quot;edition&quot;:&quot;1st ed&quot;,&quot;source&quot;:&quot;catalog.wrlc.org Library Catalog&quot;,&quot;event-place&quot;:&quot;New York&quot;,&quot;ISBN&quot;:&quot;0-312-54933-4&quot;,&quot;call-number&quot;:&quot;HQ1623 .K66 1987&quot;,&quot;shortTitle&quot;:&quot;Mothers in the Fatherland&quot;,&quot;author&quot;:[{&quot;family&quot;:&quot;Koonz&quot;,&quot;given&quot;:&quot;Claudia&quot;}],&quot;issued&quot;:{&quot;date-parts&quot;:[[&quot;1987&quot;]]}}}],&quot;schema&quot;:&quot;https://github.com/citation-style-language/schema/raw/master/csl-citation.json&quot;} RNDRHabx0Eovw"/><text:span text:style-name="T19">,@ </text:span><text:reference-mark-start text:name="ZOTERO_ITEM CSL_CITATION {&quot;citationID&quot;:&quot;Hm4lS6vn&quot;,&quot;properties&quot;:{&quot;formattedCitation&quot;:&quot;{\\rtf Jill Stephenson, \\uc0\\u8220{}Women\\uc0\\u8217{}s Labor Service in Nazi Germany,\\uc0\\u8221{} {\\i{}Central European History} 15, no. 3 (1982): 241\\uc0\\u8211{}265.}&quot;,&quot;plainCitation&quot;:&quot;Jill Stephenson, “Women’s Labor Service in Nazi Germany,” Central European History 15, no. 3 (1982): 241–265.&quot;},&quot;citationItems&quot;:[{&quot;id&quot;:5359,&quot;uris&quot;:[&quot;http://zotero.org/users/312/items/UZGJE2E2&quot;],&quot;uri&quot;:[&quot;http://zotero.org/users/312/items/UZGJE2E2&quot;],&quot;itemData&quot;:{&quot;id&quot;:5359,&quot;type&quot;:&quot;article-journal&quot;,&quot;title&quot;:&quot;Women's Labor Service in Nazi Germany&quot;,&quot;container-title&quot;:&quot;Central European History&quot;,&quot;page&quot;:&quot;241-265&quot;,&quot;volume&quot;:&quot;15&quot;,&quot;issue&quot;:&quot;3&quot;,&quot;source&quot;:&quot;JSTOR&quot;,&quot;ISSN&quot;:&quot;0008-9389&quot;,&quot;journalAbbreviation&quot;:&quot;Central European History&quot;,&quot;author&quot;:[{&quot;family&quot;:&quot;Stephenson&quot;,&quot;given&quot;:&quot;Jill&quot;}],&quot;issued&quot;:{&quot;date-parts&quot;:[[&quot;1982&quot;]]}}}],&quot;schema&quot;:&quot;https://github.com/citation-style-language/schema/raw/master/csl-citation.json&quot;} RND86i1zASgZP"/><text:span text:style-name="T25">Jill Stephenson, </text:span><text:span text:style-name="T24">“Women’s Labor Service in Nazi Germany,” </text:span><text:span text:style-name="T27">Central European History</text:span><text:span text:style-name="T24"> 15, no. 3 (1982): 241–265.</text:span><text:reference-mark-end text:name="ZOTERO_ITEM CSL_CITATION {&quot;citationID&quot;:&quot;Hm4lS6vn&quot;,&quot;properties&quot;:{&quot;formattedCitation&quot;:&quot;{\\rtf Jill Stephenson, \\uc0\\u8220{}Women\\uc0\\u8217{}s Labor Service in Nazi Germany,\\uc0\\u8221{} {\\i{}Central European History} 15, no. 3 (1982): 241\\uc0\\u8211{}265.}&quot;,&quot;plainCitation&quot;:&quot;Jill Stephenson, “Women’s Labor Service in Nazi Germany,” Central European History 15, no. 3 (1982): 241–265.&quot;},&quot;citationItems&quot;:[{&quot;id&quot;:5359,&quot;uris&quot;:[&quot;http://zotero.org/users/312/items/UZGJE2E2&quot;],&quot;uri&quot;:[&quot;http://zotero.org/users/312/items/UZGJE2E2&quot;],&quot;itemData&quot;:{&quot;id&quot;:5359,&quot;type&quot;:&quot;article-journal&quot;,&quot;title&quot;:&quot;Women's Labor Service in Nazi Germany&quot;,&quot;container-title&quot;:&quot;Central European History&quot;,&quot;page&quot;:&quot;241-265&quot;,&quot;volume&quot;:&quot;15&quot;,&quot;issue&quot;:&quot;3&quot;,&quot;source&quot;:&quot;JSTOR&quot;,&quot;ISSN&quot;:&quot;0008-9389&quot;,&quot;journalAbbreviation&quot;:&quot;Central European History&quot;,&quot;author&quot;:[{&quot;family&quot;:&quot;Stephenson&quot;,&quot;given&quot;:&quot;Jill&quot;}],&quot;issued&quot;:{&quot;date-parts&quot;:[[&quot;1982&quot;]]}}}],&quot;schema&quot;:&quot;https://github.com/citation-style-language/schema/raw/master/csl-citation.json&quot;} RND86i1zASgZP"/><text:span text:style-name="T19">,@ </text:span><text:reference-mark-start text:name="ZOTERO_ITEM CSL_CITATION {&quot;citationID&quot;:&quot;QIKoq2tL&quot;,&quot;properties&quot;:{&quot;formattedCitation&quot;:&quot;{\\rtf Jill Stephenson, {\\i{}Women in Nazi Germany} (Harlow; New York: Longman, 2001).}&quot;,&quot;plainCitation&quot;:&quot;Jill Stephenson, Women in Nazi Germany (Harlow; New York: Longman, 2001).&quot;},&quot;citationItems&quot;:[{&quot;id&quot;:5115,&quot;uris&quot;:[&quot;http://zotero.org/users/312/items/FGD94682&quot;],&quot;uri&quot;:[&quot;http://zotero.org/users/312/items/FGD94682&quot;],&quot;itemData&quot;:{&quot;id&quot;:5115,&quot;type&quot;:&quot;book&quot;,&quot;title&quot;:&quot;Women in Nazi Germany&quot;,&quot;publisher&quot;:&quot;Longman&quot;,&quot;publisher-place&quot;:&quot;Harlow; New York&quot;,&quot;source&quot;:&quot;Open WorldCat&quot;,&quot;event-place&quot;:&quot;Harlow; New York&quot;,&quot;abstract&quot;:&quot;\&quot;This is a history of the experiences of diverse women in Nazi Germany in peacetime and during the Second World War, within the context of twentieth-century European history.\&quot;--Jacket.&quot;,&quot;ISBN&quot;:&quot;978-0-582-41836-3&quot;,&quot;note&quot;:&quot;OCLC: 48249481&quot;,&quot;language&quot;:&quot;English&quot;,&quot;author&quot;:[{&quot;family&quot;:&quot;Stephenson&quot;,&quot;given&quot;:&quot;Jill&quot;}],&quot;issued&quot;:{&quot;date-parts&quot;:[[&quot;2001&quot;]]}}}],&quot;schema&quot;:&quot;https://github.com/citation-style-language/schema/raw/master/csl-citation.json&quot;} RNDE3KNC04xSC"/><text:span text:style-name="T25">Jill Stephenson, </text:span><text:span text:style-name="T27">Women in Nazi Germany</text:span><text:span text:style-name="T24"> (Harlow; New York: Longman, 2001).</text:span><text:reference-mark-end text:name="ZOTERO_ITEM CSL_CITATION {&quot;citationID&quot;:&quot;QIKoq2tL&quot;,&quot;properties&quot;:{&quot;formattedCitation&quot;:&quot;{\\rtf Jill Stephenson, {\\i{}Women in Nazi Germany} (Harlow; New York: Longman, 2001).}&quot;,&quot;plainCitation&quot;:&quot;Jill Stephenson, Women in Nazi Germany (Harlow; New York: Longman, 2001).&quot;},&quot;citationItems&quot;:[{&quot;id&quot;:5115,&quot;uris&quot;:[&quot;http://zotero.org/users/312/items/FGD94682&quot;],&quot;uri&quot;:[&quot;http://zotero.org/users/312/items/FGD94682&quot;],&quot;itemData&quot;:{&quot;id&quot;:5115,&quot;type&quot;:&quot;book&quot;,&quot;title&quot;:&quot;Women in Nazi Germany&quot;,&quot;publisher&quot;:&quot;Longman&quot;,&quot;publisher-place&quot;:&quot;Harlow; New York&quot;,&quot;source&quot;:&quot;Open WorldCat&quot;,&quot;event-place&quot;:&quot;Harlow; New York&quot;,&quot;abstract&quot;:&quot;\&quot;This is a history of the experiences of diverse women in Nazi Germany in peacetime and during the Second World War, within the context of twentieth-century European history.\&quot;--Jacket.&quot;,&quot;ISBN&quot;:&quot;978-0-582-41836-3&quot;,&quot;note&quot;:&quot;OCLC: 48249481&quot;,&quot;language&quot;:&quot;English&quot;,&quot;author&quot;:[{&quot;family&quot;:&quot;Stephenson&quot;,&quot;given&quot;:&quot;Jill&quot;}],&quot;issued&quot;:{&quot;date-parts&quot;:[[&quot;2001&quot;]]}}}],&quot;schema&quot;:&quot;https://github.com/citation-style-language/schema/raw/master/csl-citation.json&quot;} RNDE3KNC04xSC"/><text:span text:style-name="T19">,@ </text:span><text:reference-mark-start text:name="ZOTERO_ITEM CSL_CITATION {&quot;citationID&quot;:&quot;cns5SsP1&quot;,&quot;properties&quot;:{&quot;formattedCitation&quot;:&quot;{\\rtf Matthew Stibbe, {\\i{}Women in the Third Reich} (London: Arnold, 2003).}&quot;,&quot;plainCitation&quot;:&quot;Matthew Stibbe, Women in the Third Reich (London: Arnold, 2003).&quot;},&quot;citationItems&quot;:[{&quot;id&quot;:235,&quot;uris&quot;:[&quot;http://zotero.org/users/312/items/3J7JZ5BQ&quot;],&quot;uri&quot;:[&quot;http://zotero.org/users/312/items/3J7JZ5BQ&quot;],&quot;itemData&quot;:{&quot;id&quot;:235,&quot;type&quot;:&quot;book&quot;,&quot;title&quot;:&quot;Women in the Third Reich&quot;,&quot;publisher&quot;:&quot;Arnold&quot;,&quot;publisher-place&quot;:&quot;London&quot;,&quot;source&quot;:&quot;magik.gmu.edu Library Catalog&quot;,&quot;event-place&quot;:&quot;London&quot;,&quot;ISBN&quot;:&quot;0-340-76105-9&quot;,&quot;call-number&quot;:&quot;DD256.6 .S85 2003&quot;,&quot;author&quot;:[{&quot;family&quot;:&quot;Stibbe&quot;,&quot;given&quot;:&quot;Matthew&quot;}],&quot;issued&quot;:{&quot;date-parts&quot;:[[&quot;2003&quot;]]}}}],&quot;schema&quot;:&quot;https://github.com/citation-style-language/schema/raw/master/csl-citation.json&quot;} RNDtqMNAkNowL"/><text:span text:style-name="T25">Matthew Stibbe, </text:span><text:span text:style-name="T27">Women in the Third Reich</text:span><text:span text:style-name="T24"> (London: Arnold, 2003).</text:span><text:reference-mark-end text:name="ZOTERO_ITEM CSL_CITATION {&quot;citationID&quot;:&quot;cns5SsP1&quot;,&quot;properties&quot;:{&quot;formattedCitation&quot;:&quot;{\\rtf Matthew Stibbe, {\\i{}Women in the Third Reich} (London: Arnold, 2003).}&quot;,&quot;plainCitation&quot;:&quot;Matthew Stibbe, Women in the Third Reich (London: Arnold, 2003).&quot;},&quot;citationItems&quot;:[{&quot;id&quot;:235,&quot;uris&quot;:[&quot;http://zotero.org/users/312/items/3J7JZ5BQ&quot;],&quot;uri&quot;:[&quot;http://zotero.org/users/312/items/3J7JZ5BQ&quot;],&quot;itemData&quot;:{&quot;id&quot;:235,&quot;type&quot;:&quot;book&quot;,&quot;title&quot;:&quot;Women in the Third Reich&quot;,&quot;publisher&quot;:&quot;Arnold&quot;,&quot;publisher-place&quot;:&quot;London&quot;,&quot;source&quot;:&quot;magik.gmu.edu Library Catalog&quot;,&quot;event-place&quot;:&quot;London&quot;,&quot;ISBN&quot;:&quot;0-340-76105-9&quot;,&quot;call-number&quot;:&quot;DD256.6 .S85 2003&quot;,&quot;author&quot;:[{&quot;family&quot;:&quot;Stibbe&quot;,&quot;given&quot;:&quot;Matthew&quot;}],&quot;issued&quot;:{&quot;date-parts&quot;:[[&quot;2003&quot;]]}}}],&quot;schema&quot;:&quot;https://github.com/citation-style-language/schema/raw/master/csl-citation.json&quot;} RNDtqMNAkNowL"/></text:p></text:note-body></text:note></text:span><text:span text:style-name="T8"> Ideology called for a foreign-free Germany, especially those of an inferior race, so employing these people was problematic. Nazi leaders allowed a combination of concessions to answer to the problem. Germany used women in small proportions and brought in hundreds of thousands of foreign workers (both male and female) to fill the labor shortages.</text:span><text:span text:style-name="T16"><text:note text:id="ftn43" text:note-class="footnote"><text:note-citation>43</text:note-citation><text:note-body><text:p text:style-name="Normal"><text:span text:style-name="T17"><text:s/></text:span><text:span text:style-name="T19">Nazi ideology did not care about working women from “lesser” racial classes.</text:span></text:p></text:note-body></text:note></text:span><text:span text:style-name="T8"> </text:span></text:p>
      <text:p text:style-name="P3"><text:span text:style-name="T8">Defeat in the Soviet Union precipitated increased labor shortages for Germany. The Wehrmacht called up most of the able bodied men to fight in the new two front war. Unprepared for such a course of events, Germany was left with increased labor shortages. Instead of the war ending as planned and the economy returning to normal production, war with the Soviet Union pulled the German economy into total war. Soldiers did not return home and beat swords into plowshares; instead even more men went to the front and they beat even more plows into swords. In order to keep, and send more, men to the battle fields, Germany again altered policy on labor usage and began to use more German women, millions of foreign workers, and in the end concentration camp inmates. Much to the benefit of Himmler’s economic plans, Germany’s struggling war economy also provided a means for the SS to integrate more closely with the war industries.</text:span><text:span text:style-name="T16"><text:note text:id="ftn44" text:note-class="footnote"><text:note-citation>44</text:note-citation><text:note-body><text:p text:style-name="P13"><text:span text:style-name="T17"><text:s/></text:span><text:reference-mark-start text:name="ZOTERO_ITEM CSL_CITATION {&quot;citationID&quot;:&quot;rSyj95yn&quot;,&quot;properties&quot;:{&quot;formattedCitation&quot;:&quot;{\\rtf Allen, {\\i{}The Business of Genocide}, 165.}&quot;,&quot;plainCitation&quot;:&quot;Allen, The Business of Genocide, 165.&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65&quot;}],&quot;schema&quot;:&quot;https://github.com/citation-style-language/schema/raw/master/csl-citation.json&quot;} RNDYibrBgOoIA"/><text:span text:style-name="T26">Allen, </text:span><text:span text:style-name="T27">The Business of Genocide</text:span><text:span text:style-name="T24">, 165.</text:span><text:reference-mark-end text:name="ZOTERO_ITEM CSL_CITATION {&quot;citationID&quot;:&quot;rSyj95yn&quot;,&quot;properties&quot;:{&quot;formattedCitation&quot;:&quot;{\\rtf Allen, {\\i{}The Business of Genocide}, 165.}&quot;,&quot;plainCitation&quot;:&quot;Allen, The Business of Genocide, 165.&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65&quot;}],&quot;schema&quot;:&quot;https://github.com/citation-style-language/schema/raw/master/csl-citation.json&quot;} RNDYibrBgOoIA"/></text:p></text:note-body></text:note></text:span></text:p>
      <text:p text:style-name="P3"><text:soft-page-break/><text:span text:style-name="T8">Literature about labor in Germany tends to use at least three different terms for the types of labor found during the Third Reich, but applications of the terms are often inconsistent and confusing.</text:span><text:span text:style-name="T16"><text:note text:id="ftn45" text:note-class="footnote"><text:note-citation>45</text:note-citation><text:note-body><text:p text:style-name="P13"><text:span text:style-name="T17"><text:s/></text:span><text:span text:style-name="T19">Herbert classifies four different worker types, but calls them all forced laborers, see </text:span><text:reference-mark-start text:name="ZOTERO_ITEM CSL_CITATION {&quot;citationID&quot;:&quot;nqicP3ki&quot;,&quot;properties&quot;:{&quot;formattedCitation&quot;:&quot;{\\rtf Herbert, \\uc0\\u8220{}Forced Laborers in the Third Reich,\\uc0\\u8221{} 192.}&quot;,&quot;plainCitation&quot;:&quot;Herbert, “Forced Laborers in the Third Reich,” 192.&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192&quot;}],&quot;schema&quot;:&quot;https://github.com/citation-style-language/schema/raw/master/csl-citation.json&quot;} RNDEw5ofrs0ra"/><text:span text:style-name="T23">Herbert, </text:span><text:span text:style-name="T21">“Forced Laborers in the Third Reich,” 192.</text:span><text:reference-mark-end text:name="ZOTERO_ITEM CSL_CITATION {&quot;citationID&quot;:&quot;nqicP3ki&quot;,&quot;properties&quot;:{&quot;formattedCitation&quot;:&quot;{\\rtf Herbert, \\uc0\\u8220{}Forced Laborers in the Third Reich,\\uc0\\u8221{} 192.}&quot;,&quot;plainCitation&quot;:&quot;Herbert, “Forced Laborers in the Third Reich,” 192.&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192&quot;}],&quot;schema&quot;:&quot;https://github.com/citation-style-language/schema/raw/master/csl-citation.json&quot;} RNDEw5ofrs0ra"/><text:span text:style-name="T19"> See </text:span><text:reference-mark-start text:name="ZOTERO_ITEM CSL_CITATION {&quot;citationID&quot;:&quot;EfuPA21E&quot;,&quot;properties&quot;:{&quot;formattedCitation&quot;:&quot;{\\rtf Marc Buggeln, \\uc0\\u8220{}Were Concentration Camp Prisoners Slaves?: The Possibilities and Limits of Comparative History and Global Historical Perspectives,\\uc0\\u8221{} {\\i{}Int. Rev. Soc. His. International Review of Social History} 53, no. 01 (2008).}&quot;,&quot;plainCitation&quot;:&quot;Marc Buggeln, “Were Concentration Camp Prisoners Slaves?: The Possibilities and Limits of Comparative History and Global Historical Perspectives,” Int. Rev. Soc. His. International Review of Social History 53, no. 01 (2008).&quot;},&quot;citationItems&quot;:[{&quot;id&quot;:5138,&quot;uris&quot;:[&quot;http://zotero.org/users/312/items/84Z3U947&quot;],&quot;uri&quot;:[&quot;http://zotero.org/users/312/items/84Z3U947&quot;],&quot;itemData&quot;:{&quot;id&quot;:5138,&quot;type&quot;:&quot;article-journal&quot;,&quot;title&quot;:&quot;Were Concentration Camp Prisoners Slaves?: The Possibilities and Limits of Comparative History and Global Historical Perspectives&quot;,&quot;container-title&quot;:&quot;Int. Rev. Soc. His. International Review of Social History&quot;,&quot;volume&quot;:&quot;53&quot;,&quot;issue&quot;:&quot;01&quot;,&quot;source&quot;:&quot;Open WorldCat&quot;,&quot;ISSN&quot;:&quot;0020-8590&quot;,&quot;shortTitle&quot;:&quot;Were Concentration Camp Prisoners Slaves?&quot;,&quot;language&quot;:&quot;English&quot;,&quot;author&quot;:[{&quot;family&quot;:&quot;Buggeln&quot;,&quot;given&quot;:&quot;Marc&quot;}],&quot;issued&quot;:{&quot;date-parts&quot;:[[&quot;2008&quot;]]}}}],&quot;schema&quot;:&quot;https://github.com/citation-style-language/schema/raw/master/csl-citation.json&quot;} RNDfYXo20cWo1"/><text:span text:style-name="T25">Marc Buggeln, </text:span><text:span text:style-name="T24">“Were Concentration Camp Prisoners Slaves?: The Possibilities and Limits of Comparative History and Global Historical Perspectives,” </text:span><text:span text:style-name="T27">Int. Rev. Soc. His. International Review of Social History</text:span><text:span text:style-name="T24"> 53, no. 01 (2008).</text:span><text:reference-mark-end text:name="ZOTERO_ITEM CSL_CITATION {&quot;citationID&quot;:&quot;EfuPA21E&quot;,&quot;properties&quot;:{&quot;formattedCitation&quot;:&quot;{\\rtf Marc Buggeln, \\uc0\\u8220{}Were Concentration Camp Prisoners Slaves?: The Possibilities and Limits of Comparative History and Global Historical Perspectives,\\uc0\\u8221{} {\\i{}Int. Rev. Soc. His. International Review of Social History} 53, no. 01 (2008).}&quot;,&quot;plainCitation&quot;:&quot;Marc Buggeln, “Were Concentration Camp Prisoners Slaves?: The Possibilities and Limits of Comparative History and Global Historical Perspectives,” Int. Rev. Soc. His. International Review of Social History 53, no. 01 (2008).&quot;},&quot;citationItems&quot;:[{&quot;id&quot;:5138,&quot;uris&quot;:[&quot;http://zotero.org/users/312/items/84Z3U947&quot;],&quot;uri&quot;:[&quot;http://zotero.org/users/312/items/84Z3U947&quot;],&quot;itemData&quot;:{&quot;id&quot;:5138,&quot;type&quot;:&quot;article-journal&quot;,&quot;title&quot;:&quot;Were Concentration Camp Prisoners Slaves?: The Possibilities and Limits of Comparative History and Global Historical Perspectives&quot;,&quot;container-title&quot;:&quot;Int. Rev. Soc. His. International Review of Social History&quot;,&quot;volume&quot;:&quot;53&quot;,&quot;issue&quot;:&quot;01&quot;,&quot;source&quot;:&quot;Open WorldCat&quot;,&quot;ISSN&quot;:&quot;0020-8590&quot;,&quot;shortTitle&quot;:&quot;Were Concentration Camp Prisoners Slaves?&quot;,&quot;language&quot;:&quot;English&quot;,&quot;author&quot;:[{&quot;family&quot;:&quot;Buggeln&quot;,&quot;given&quot;:&quot;Marc&quot;}],&quot;issued&quot;:{&quot;date-parts&quot;:[[&quot;2008&quot;]]}}}],&quot;schema&quot;:&quot;https://github.com/citation-style-language/schema/raw/master/csl-citation.json&quot;} RNDfYXo20cWo1"/><text:span text:style-name="T19">@ and </text:span><text:reference-mark-start text:name="ZOTERO_ITEM CSL_CITATION {&quot;citationID&quot;:&quot;A20wE01T&quot;,&quot;properties&quot;:{&quot;formattedCitation&quot;:&quot;{\\rtf Center for Advanced Holocaust Studies, {\\i{}Forced and Slave Labor in Nazi-Dominated Europe}.}&quot;,&quot;plainCitation&quot;:&quot;Center for Advanced Holocaust Studies, Forced and Slave Labor in Nazi-Dominated Europe.&quot;},&quot;citationItems&quot;:[{&quot;id&quot;:1526,&quot;uris&quot;:[&quot;http://zotero.org/users/312/items/TSNRMNQX&quot;],&quot;uri&quot;:[&quot;http://zotero.org/users/312/items/TSNRMNQX&quot;],&quot;itemData&quot;:{&quot;id&quot;:1526,&quot;type&quot;:&quot;book&quot;,&quot;title&quot;:&quot;Forced and Slave Labor in Nazi-Dominated Europe: Symposium Presentations&quot;,&quot;publisher&quot;:&quot;Center for Advanced Holocaust Studies, United States Holocaust Memorial Museum&quot;,&quot;publisher-place&quot;:&quot;Washington, D.C&quot;,&quot;number-of-pages&quot;:&quot;128&quot;,&quot;source&quot;:&quot;catalog.wrlc.org Library Catalog&quot;,&quot;event-place&quot;:&quot;Washington, D.C&quot;,&quot;call-number&quot;:&quot;HD4875.E85 F67 2004&quot;,&quot;shortTitle&quot;:&quot;Forced and Slave Labor in Nazi-Dominated Europe&quot;,&quot;author&quot;:[{&quot;literal&quot;:&quot;Center for Advanced Holocaust Studies&quot;}],&quot;issued&quot;:{&quot;date-parts&quot;:[[&quot;2004&quot;]]}}}],&quot;schema&quot;:&quot;https://github.com/citation-style-language/schema/raw/master/csl-citation.json&quot;} RNDu5v9E72Z6s"/><text:span text:style-name="T25">Center for Advanced Holocaust Studies, </text:span><text:span text:style-name="T27">Forced and Slave Labor in Nazi-Dominated Europe</text:span><text:span text:style-name="T24">.</text:span><text:reference-mark-end text:name="ZOTERO_ITEM CSL_CITATION {&quot;citationID&quot;:&quot;A20wE01T&quot;,&quot;properties&quot;:{&quot;formattedCitation&quot;:&quot;{\\rtf Center for Advanced Holocaust Studies, {\\i{}Forced and Slave Labor in Nazi-Dominated Europe}.}&quot;,&quot;plainCitation&quot;:&quot;Center for Advanced Holocaust Studies, Forced and Slave Labor in Nazi-Dominated Europe.&quot;},&quot;citationItems&quot;:[{&quot;id&quot;:1526,&quot;uris&quot;:[&quot;http://zotero.org/users/312/items/TSNRMNQX&quot;],&quot;uri&quot;:[&quot;http://zotero.org/users/312/items/TSNRMNQX&quot;],&quot;itemData&quot;:{&quot;id&quot;:1526,&quot;type&quot;:&quot;book&quot;,&quot;title&quot;:&quot;Forced and Slave Labor in Nazi-Dominated Europe: Symposium Presentations&quot;,&quot;publisher&quot;:&quot;Center for Advanced Holocaust Studies, United States Holocaust Memorial Museum&quot;,&quot;publisher-place&quot;:&quot;Washington, D.C&quot;,&quot;number-of-pages&quot;:&quot;128&quot;,&quot;source&quot;:&quot;catalog.wrlc.org Library Catalog&quot;,&quot;event-place&quot;:&quot;Washington, D.C&quot;,&quot;call-number&quot;:&quot;HD4875.E85 F67 2004&quot;,&quot;shortTitle&quot;:&quot;Forced and Slave Labor in Nazi-Dominated Europe&quot;,&quot;author&quot;:[{&quot;literal&quot;:&quot;Center for Advanced Holocaust Studies&quot;}],&quot;issued&quot;:{&quot;date-parts&quot;:[[&quot;2004&quot;]]}}}],&quot;schema&quot;:&quot;https://github.com/citation-style-language/schema/raw/master/csl-citation.json&quot;} RNDu5v9E72Z6s"/><text:span text:style-name="T19">@ for an argument that forced laborers were slaves.</text:span></text:p></text:note-body></text:note></text:span><text:span text:style-name="T8"> This dissertation utilizes the organization described by Mark Spoerer and Jochen Fleischhacker to classify workers in Nazi Germany.</text:span><text:span text:style-name="T16"><text:note text:id="ftn46" text:note-class="footnote"><text:note-citation>46</text:note-citation><text:note-body><text:p text:style-name="P13"><text:span text:style-name="T17"><text:s/></text:span><text:reference-mark-start text:name="ZOTERO_ITEM CSL_CITATION {&quot;citationID&quot;:&quot;fFW2VB5Z&quot;,&quot;properties&quot;:{&quot;formattedCitation&quot;:&quot;{\\rtf Spoerer and Fleischhacker, \\uc0\\u8220{}Forced Laborers in Nazi Germany,\\uc0\\u8221{} 173\\uc0\\u8211{}175.}&quot;,&quot;plainCitation&quot;:&quot;Spoerer and Fleischhacker, “Forced Laborers in Nazi Germany,” 173–175.&quot;},&quot;citationItems&quot;:[{&quot;id&quot;:5370,&quot;uris&quot;:[&quot;http://zotero.org/users/312/items/BQG2KA2C&quot;],&quot;uri&quot;:[&quot;http://zotero.org/users/312/items/BQG2KA2C&quot;],&quot;itemData&quot;:{&quot;id&quot;:5370,&quot;type&quot;:&quot;article-journal&quot;,&quot;title&quot;:&quot;Forced Laborers in Nazi Germany: Categories, Numbers, and Survivors&quot;,&quot;container-title&quot;:&quot;The Journal of Interdisciplinary History&quot;,&quot;page&quot;:&quot;169-204&quot;,&quot;volume&quot;:&quot;33&quot;,&quot;issue&quot;:&quot;2&quot;,&quot;source&quot;:&quot;JSTOR&quot;,&quot;abstract&quot;:&quot;When Germany and Austria discussed the matter of compensating former forced laborers in the German economy during World War II, it became clear that no definitive estimate of how many were still alive was available. Combining Nazi statistics with postwar demographic data for twenty countries reveals that the number of foreigners deployed in the German economy totaled around 13.5 million, of whom approximately 11 million survived the war. Fifty-five years later, about 2.7 million were still alive. This calculation of forced laborers within Germany may well become more precise as scholars compile more and better data, perhaps eventually to be supplemented with statistics about forced laborers outside Germany's borders as well. Nonetheless, the evidence at hand reveals that Nazi Germany's forced-labor program was the largest and most brutal that Europe had seen since at least the Middle Ages.&quot;,&quot;ISSN&quot;:&quot;0022-1953&quot;,&quot;shortTitle&quot;:&quot;Forced Laborers in Nazi Germany&quot;,&quot;journalAbbreviation&quot;:&quot;The Journal of Interdisciplinary History&quot;,&quot;author&quot;:[{&quot;family&quot;:&quot;Spoerer&quot;,&quot;given&quot;:&quot;Mark&quot;},{&quot;family&quot;:&quot;Fleischhacker&quot;,&quot;given&quot;:&quot;Jochen&quot;}],&quot;issued&quot;:{&quot;date-parts&quot;:[[&quot;2002&quot;]]}},&quot;locator&quot;:&quot;p. 173-175&quot;}],&quot;schema&quot;:&quot;https://github.com/citation-style-language/schema/raw/master/csl-citation.json&quot;} RNDKf715IpwG7"/><text:span text:style-name="T22">Spoerer and Fleischhacker, </text:span><text:span text:style-name="T21">“Forced Laborers in Nazi Germany,” 173–175.</text:span><text:reference-mark-end text:name="ZOTERO_ITEM CSL_CITATION {&quot;citationID&quot;:&quot;fFW2VB5Z&quot;,&quot;properties&quot;:{&quot;formattedCitation&quot;:&quot;{\\rtf Spoerer and Fleischhacker, \\uc0\\u8220{}Forced Laborers in Nazi Germany,\\uc0\\u8221{} 173\\uc0\\u8211{}175.}&quot;,&quot;plainCitation&quot;:&quot;Spoerer and Fleischhacker, “Forced Laborers in Nazi Germany,” 173–175.&quot;},&quot;citationItems&quot;:[{&quot;id&quot;:5370,&quot;uris&quot;:[&quot;http://zotero.org/users/312/items/BQG2KA2C&quot;],&quot;uri&quot;:[&quot;http://zotero.org/users/312/items/BQG2KA2C&quot;],&quot;itemData&quot;:{&quot;id&quot;:5370,&quot;type&quot;:&quot;article-journal&quot;,&quot;title&quot;:&quot;Forced Laborers in Nazi Germany: Categories, Numbers, and Survivors&quot;,&quot;container-title&quot;:&quot;The Journal of Interdisciplinary History&quot;,&quot;page&quot;:&quot;169-204&quot;,&quot;volume&quot;:&quot;33&quot;,&quot;issue&quot;:&quot;2&quot;,&quot;source&quot;:&quot;JSTOR&quot;,&quot;abstract&quot;:&quot;When Germany and Austria discussed the matter of compensating former forced laborers in the German economy during World War II, it became clear that no definitive estimate of how many were still alive was available. Combining Nazi statistics with postwar demographic data for twenty countries reveals that the number of foreigners deployed in the German economy totaled around 13.5 million, of whom approximately 11 million survived the war. Fifty-five years later, about 2.7 million were still alive. This calculation of forced laborers within Germany may well become more precise as scholars compile more and better data, perhaps eventually to be supplemented with statistics about forced laborers outside Germany's borders as well. Nonetheless, the evidence at hand reveals that Nazi Germany's forced-labor program was the largest and most brutal that Europe had seen since at least the Middle Ages.&quot;,&quot;ISSN&quot;:&quot;0022-1953&quot;,&quot;shortTitle&quot;:&quot;Forced Laborers in Nazi Germany&quot;,&quot;journalAbbreviation&quot;:&quot;The Journal of Interdisciplinary History&quot;,&quot;author&quot;:[{&quot;family&quot;:&quot;Spoerer&quot;,&quot;given&quot;:&quot;Mark&quot;},{&quot;family&quot;:&quot;Fleischhacker&quot;,&quot;given&quot;:&quot;Jochen&quot;}],&quot;issued&quot;:{&quot;date-parts&quot;:[[&quot;2002&quot;]]}},&quot;locator&quot;:&quot;p. 173-175&quot;}],&quot;schema&quot;:&quot;https://github.com/citation-style-language/schema/raw/master/csl-citation.json&quot;} RNDKf715IpwG7"/></text:p></text:note-body></text:note></text:span><text:span text:style-name="T8"> The authors readily agree that these organizations are restrictive and cannot readily describe all unique situations of workers in Germany at the time, but these definitions do make it easier to grasp the myriad types of laborers analyzed in these types of studies. A grasp of the characterizations of laborers is also important in determining how the SS may have applied the ideology of </text:span><text:span text:style-name="T11">Vernichtung durch Arbeit</text:span><text:span text:style-name="T8"> to the situation at Porta Westfalica. </text:span></text:p>
      <text:p text:style-name="P3"><text:span text:style-name="T8">Under this organization, there are five groups of laborers within three categories defined by four criteria. The five labor classifications come from two main groups, German citizens and foreign workers. Foreign workers are further subdivided into four classifications: privileged, forced, slave, and less-than-slave. Within these groups there existed three categories of workers: citizens, POWs, and inmates. Spoerer and Fleischhacker describe four criteria that distinguish workers from each other: 1) was a worker able to end employment in the short term (summarized by the term </text:span><text:span text:style-name="T11">exit</text:span><text:span text:style-name="T8">); 2) could a worker enforce legal standards on their work/life conditions (</text:span><text:span text:style-name="T11">standards</text:span><text:span text:style-name="T8">); 3) did a worker's voice have any influence in matters of work/life conditions (</text:span><text:span text:style-name="T11">voice</text:span><text:span text:style-name="T8">); 4) was the </text:span><text:soft-page-break/><text:span text:style-name="T8">probability of surviving their “employment” similar to a normal native worker (</text:span><text:span text:style-name="T11">survival</text:span><text:span text:style-name="T8">). German citizens generally had all four criteria available to them. To a much lesser degree, some foreign laborers had a privileged status that allowed them to terminate employment (in the form of running away or requesting transfers), voice concern about issues in employment and have honest hope for survival. Most foreign laborers found themselves forced into labor, sometimes even after volunteering to work in Germany, and found themselves with no way to end employment and no legal base for support, but did have some voice in the matter and could hope for survival. Slaves were those who had no rights, but at least did not need to fear being exterminated. The authors use Benjamin Ferencz's definition of “less-than-slaves” as those who had no escape from labor, no standards to fall back on, no voice for improvement, and could not even hope for survival. See </text:span><text:span text:style-name="T9">T</text:span><text:span text:style-name="T8">able 1 for a classification of nationalities and their labor status, based on a chart by Spoerer and Fleischhacker.</text:span><text:span text:style-name="T16"><text:note text:id="ftn47" text:note-class="footnote"><text:note-citation>47</text:note-citation><text:note-body><text:p text:style-name="Normal"><text:span text:style-name="T17"><text:s/></text:span><text:reference-mark-start text:name="ZOTERO_ITEM CSL_CITATION {&quot;citationID&quot;:&quot;7qcrhEga&quot;,&quot;properties&quot;:{&quot;formattedCitation&quot;:&quot;Ibid., 175.&quot;,&quot;plainCitation&quot;:&quot;Ibid., 175.&quot;},&quot;citationItems&quot;:[{&quot;id&quot;:5370,&quot;uris&quot;:[&quot;http://zotero.org/users/312/items/BQG2KA2C&quot;],&quot;uri&quot;:[&quot;http://zotero.org/users/312/items/BQG2KA2C&quot;],&quot;itemData&quot;:{&quot;id&quot;:5370,&quot;type&quot;:&quot;article-journal&quot;,&quot;title&quot;:&quot;Forced Laborers in Nazi Germany: Categories, Numbers, and Survivors&quot;,&quot;container-title&quot;:&quot;The Journal of Interdisciplinary History&quot;,&quot;page&quot;:&quot;169-204&quot;,&quot;volume&quot;:&quot;33&quot;,&quot;issue&quot;:&quot;2&quot;,&quot;source&quot;:&quot;JSTOR&quot;,&quot;abstract&quot;:&quot;When Germany and Austria discussed the matter of compensating former forced laborers in the German economy during World War II, it became clear that no definitive estimate of how many were still alive was available. Combining Nazi statistics with postwar demographic data for twenty countries reveals that the number of foreigners deployed in the German economy totaled around 13.5 million, of whom approximately 11 million survived the war. Fifty-five years later, about 2.7 million were still alive. This calculation of forced laborers within Germany may well become more precise as scholars compile more and better data, perhaps eventually to be supplemented with statistics about forced laborers outside Germany's borders as well. Nonetheless, the evidence at hand reveals that Nazi Germany's forced-labor program was the largest and most brutal that Europe had seen since at least the Middle Ages.&quot;,&quot;ISSN&quot;:&quot;0022-1953&quot;,&quot;shortTitle&quot;:&quot;Forced Laborers in Nazi Germany&quot;,&quot;journalAbbreviation&quot;:&quot;The Journal of Interdisciplinary History&quot;,&quot;author&quot;:[{&quot;family&quot;:&quot;Spoerer&quot;,&quot;given&quot;:&quot;Mark&quot;},{&quot;family&quot;:&quot;Fleischhacker&quot;,&quot;given&quot;:&quot;Jochen&quot;}],&quot;issued&quot;:{&quot;date-parts&quot;:[[&quot;2002&quot;]]}},&quot;locator&quot;:&quot;p. 175&quot;}],&quot;schema&quot;:&quot;https://github.com/citation-style-language/schema/raw/master/csl-citation.json&quot;} RNDPzer0RuFf7"/><text:span text:style-name="T17">Ibid., 175.</text:span><text:reference-mark-end text:name="ZOTERO_ITEM CSL_CITATION {&quot;citationID&quot;:&quot;7qcrhEga&quot;,&quot;properties&quot;:{&quot;formattedCitation&quot;:&quot;Ibid., 175.&quot;,&quot;plainCitation&quot;:&quot;Ibid., 175.&quot;},&quot;citationItems&quot;:[{&quot;id&quot;:5370,&quot;uris&quot;:[&quot;http://zotero.org/users/312/items/BQG2KA2C&quot;],&quot;uri&quot;:[&quot;http://zotero.org/users/312/items/BQG2KA2C&quot;],&quot;itemData&quot;:{&quot;id&quot;:5370,&quot;type&quot;:&quot;article-journal&quot;,&quot;title&quot;:&quot;Forced Laborers in Nazi Germany: Categories, Numbers, and Survivors&quot;,&quot;container-title&quot;:&quot;The Journal of Interdisciplinary History&quot;,&quot;page&quot;:&quot;169-204&quot;,&quot;volume&quot;:&quot;33&quot;,&quot;issue&quot;:&quot;2&quot;,&quot;source&quot;:&quot;JSTOR&quot;,&quot;abstract&quot;:&quot;When Germany and Austria discussed the matter of compensating former forced laborers in the German economy during World War II, it became clear that no definitive estimate of how many were still alive was available. Combining Nazi statistics with postwar demographic data for twenty countries reveals that the number of foreigners deployed in the German economy totaled around 13.5 million, of whom approximately 11 million survived the war. Fifty-five years later, about 2.7 million were still alive. This calculation of forced laborers within Germany may well become more precise as scholars compile more and better data, perhaps eventually to be supplemented with statistics about forced laborers outside Germany's borders as well. Nonetheless, the evidence at hand reveals that Nazi Germany's forced-labor program was the largest and most brutal that Europe had seen since at least the Middle Ages.&quot;,&quot;ISSN&quot;:&quot;0022-1953&quot;,&quot;shortTitle&quot;:&quot;Forced Laborers in Nazi Germany&quot;,&quot;journalAbbreviation&quot;:&quot;The Journal of Interdisciplinary History&quot;,&quot;author&quot;:[{&quot;family&quot;:&quot;Spoerer&quot;,&quot;given&quot;:&quot;Mark&quot;},{&quot;family&quot;:&quot;Fleischhacker&quot;,&quot;given&quot;:&quot;Jochen&quot;}],&quot;issued&quot;:{&quot;date-parts&quot;:[[&quot;2002&quot;]]}},&quot;locator&quot;:&quot;p. 175&quot;}],&quot;schema&quot;:&quot;https://github.com/citation-style-language/schema/raw/master/csl-citation.json&quot;} RNDPzer0RuFf7"/></text:p></text:note-body></text:note></text:span><text:span text:style-name="T8"> </text:span><text:bookmark-start text:name="Foreign_forced_slave_labor"/><text:span text:style-name="T8">The</text:span><text:bookmark-end text:name="Foreign_forced_slave_labor"/><text:span text:style-name="T8"> SS treated these individuals as machinery, rather than humans that performed labor. </text:span></text:p>
      <text:p text:style-name="P3"><text:span text:style-name="T8">In many cases, authors use the terms </text:span><text:span text:style-name="T11">forced labor</text:span><text:span text:style-name="T8"> and </text:span><text:span text:style-name="T11">slave labor</text:span><text:span text:style-name="T8"> interchangeably to refer to any person who was not a civilian worker. These terms broadly include conscripted Jews forced to work in armaments factories, as well as concentration camp inmates, whether Jewish or not. To add to the confusion, some foreign laborers could become a forced or slave worker if caught trying to escape, failing to fulfill work quotas, engaging in relationships with Germans, or a myriad of other rules strictly placed on </text:span><text:soft-page-break/><text:span text:style-name="T8">foreign workers. To avoid being too wordy, this dissertation will utilize the terms inmates and laborers, but may also use slave and forced labor when talking about the inmates used in Porta Westfalica. It must be remembered, though, that all inmates at Porta Westfalica were deemed expendable and had no hope for surviving their experience in the camp. For many, this was their last stop.</text:span></text:p>
      <text:p text:style-name="P3"><text:bookmark-start text:name="This_section_looks_at_the_chan"/><text:span text:style-name="T8">This</text:span><text:bookmark-end text:name="This_section_looks_at_the_chan"/><text:span text:style-name="T8"> section looks at the changes in labor issues in Germany during three periods: before the war (1933-1938), the early war years (1939-1941), and the final war years (1942-1945).</text:span></text:p>
      <text:p text:style-name="P1"><text:bookmark-start text:name="nTableLaborersRubric"/><text:span text:style-name="T8">Table</text:span><text:bookmark-end text:name="nTableLaborersRubric"/><text:span text:style-name="T8"> 1</text:span><text:span text:style-name="T9">Classification of Laborers in Nazi Germany</text:span></text:p>
      <table:table table:name="Table1" table:style-name="Table1">
        <table:table-column table:style-name="Table1.A"/>
        <table:table-column table:style-name="Table1.B" table:number-columns-repeated="4"/>
        <table:table-row>
          <table:table-cell table:style-name="Table1.A1" office:value-type="string">
            <text:p text:style-name="P2"/>
          </table:table-cell>
          <table:table-cell table:style-name="Table1.A1" office:value-type="string">
            <text:p text:style-name="P10">1. Privileged: exit and voice</text:p>
          </table:table-cell>
          <table:table-cell table:style-name="Table1.A1" office:value-type="string">
            <text:p text:style-name="P10">2. Forced: no exit, but voice</text:p>
          </table:table-cell>
          <table:table-cell table:style-name="Table1.D1" office:value-type="string">
            <text:p text:style-name="P10">3. Slave: no exit, no voice</text:p>
          </table:table-cell>
          <table:table-cell table:style-name="Table1.D1" office:value-type="string">
            <text:p text:style-name="P10">4. Less-than-slave</text:p>
          </table:table-cell>
        </table:table-row>
        <table:table-row>
          <table:table-cell table:style-name="Table1.A1" office:value-type="string">
            <text:p text:style-name="P12">Civilian Laborers</text:p>
          </table:table-cell>
          <table:table-cell table:style-name="Table1.A1" office:value-type="string">
            <text:p text:style-name="P2"/>
          </table:table-cell>
          <table:table-cell table:style-name="Table1.A1" office:value-type="string">
            <text:p text:style-name="P2"/>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Croats</text:p>
          </table:table-cell>
          <table:table-cell table:style-name="Table1.D1" office:value-type="string">
            <text:p text:style-name="P10">X</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Italians</text:p>
          </table:table-cell>
          <table:table-cell table:style-name="Table1.D1" office:value-type="string">
            <text:p text:style-name="P10">X (until Sept. 1943)</text:p>
          </table:table-cell>
          <table:table-cell table:style-name="Table1.D1" office:value-type="string">
            <text:p text:style-name="P2"/>
          </table:table-cell>
          <table:table-cell table:style-name="Table1.D1" office:value-type="string">
            <text:p text:style-name="P10">X (after Sept. 1943)</text:p>
          </table:table-cell>
          <table:table-cell table:style-name="Table1.D1" office:value-type="string">
            <text:p text:style-name="P2"/>
          </table:table-cell>
        </table:table-row>
        <table:table-row>
          <table:table-cell table:style-name="Table1.D1" office:value-type="string">
            <text:p text:style-name="P2">Slovaks</text:p>
          </table:table-cell>
          <table:table-cell table:style-name="Table1.D1" office:value-type="string">
            <text:p text:style-name="P10">X</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Balts</text:p>
          </table:table-cell>
          <table:table-cell table:style-name="Table1.D1" office:value-type="string">
            <text:p text:style-name="P2"/>
          </table:table-cell>
          <table:table-cell table:style-name="Table1.D1" office:value-type="string">
            <text:p text:style-name="P10">X</text:p>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Belgians</text:p>
          </table:table-cell>
          <table:table-cell table:style-name="Table1.D1" office:value-type="string">
            <text:p text:style-name="P2"/>
          </table:table-cell>
          <table:table-cell table:style-name="Table1.D1" office:value-type="string">
            <text:p text:style-name="P10">X</text:p>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Czechs</text:p>
          </table:table-cell>
          <table:table-cell table:style-name="Table1.D1" office:value-type="string">
            <text:p text:style-name="P2"/>
          </table:table-cell>
          <table:table-cell table:style-name="Table1.D1" office:value-type="string">
            <text:p text:style-name="P10">X</text:p>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Dutch</text:p>
          </table:table-cell>
          <table:table-cell table:style-name="Table1.D1" office:value-type="string">
            <text:p text:style-name="P2"/>
          </table:table-cell>
          <table:table-cell table:style-name="Table1.D1" office:value-type="string">
            <text:p text:style-name="P10">X</text:p>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French</text:p>
          </table:table-cell>
          <table:table-cell table:style-name="Table1.D1" office:value-type="string">
            <text:p text:style-name="P2"/>
          </table:table-cell>
          <table:table-cell table:style-name="Table1.D1" office:value-type="string">
            <text:p text:style-name="P10">X</text:p>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Serbs</text:p>
          </table:table-cell>
          <table:table-cell table:style-name="Table1.D1" office:value-type="string">
            <text:p text:style-name="P2"/>
          </table:table-cell>
          <table:table-cell table:style-name="Table1.D1" office:value-type="string">
            <text:p text:style-name="P10">X</text:p>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Poles</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10">X</text:p>
          </table:table-cell>
          <table:table-cell table:style-name="Table1.D1" office:value-type="string">
            <text:p text:style-name="P2"/>
          </table:table-cell>
        </table:table-row>
        <table:table-row>
          <table:table-cell table:style-name="Table1.D1" office:value-type="string">
            <text:p text:style-name="P2">USSR citizens</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10">X</text:p>
          </table:table-cell>
          <table:table-cell table:style-name="Table1.D1" office:value-type="string">
            <text:p text:style-name="P2"/>
          </table:table-cell>
        </table:table-row>
        <text:soft-page-break/>
        <table:table-row>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12">POWs</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French</text:p>
          </table:table-cell>
          <table:table-cell table:style-name="Table1.D1" office:value-type="string">
            <text:p text:style-name="P2"/>
          </table:table-cell>
          <table:table-cell table:style-name="Table1.D1" office:value-type="string">
            <text:p text:style-name="P10">X</text:p>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Serbs</text:p>
          </table:table-cell>
          <table:table-cell table:style-name="Table1.D1" office:value-type="string">
            <text:p text:style-name="P2"/>
          </table:table-cell>
          <table:table-cell table:style-name="Table1.D1" office:value-type="string">
            <text:p text:style-name="P10">X</text:p>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UK/US citizens</text:p>
          </table:table-cell>
          <table:table-cell table:style-name="Table1.D1" office:value-type="string">
            <text:p text:style-name="P2"/>
          </table:table-cell>
          <table:table-cell table:style-name="Table1.D1" office:value-type="string">
            <text:p text:style-name="P10">X</text:p>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Italian</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10">X</text:p>
          </table:table-cell>
          <table:table-cell table:style-name="Table1.D1" office:value-type="string">
            <text:p text:style-name="P2"/>
          </table:table-cell>
        </table:table-row>
        <table:table-row>
          <table:table-cell table:style-name="Table1.D1" office:value-type="string">
            <text:p text:style-name="P2">Poles</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10">X (non-Jews)</text:p>
          </table:table-cell>
          <table:table-cell table:style-name="Table1.D1" office:value-type="string">
            <text:p text:style-name="P10">X (Jews)</text:p>
          </table:table-cell>
        </table:table-row>
        <table:table-row>
          <table:table-cell table:style-name="Table1.D1" office:value-type="string">
            <text:p text:style-name="P2">USSR citizens</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10">X</text:p>
          </table:table-cell>
        </table:table-row>
        <table:table-row>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12">Inmates</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CC inmates</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10">X</text:p>
          </table:table-cell>
        </table:table-row>
        <table:table-row>
          <table:table-cell table:style-name="Table1.D1" office:value-type="string">
            <text:p text:style-name="P2">Working Jews</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10">X</text:p>
          </table:table-cell>
        </table:table-row>
        <table:table-row>
          <table:table-cell table:style-name="Table1.D1" office:value-type="string">
            <text:p text:style-name="P2">WEC inmates</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10">X</text:p>
          </table:table-cell>
        </table:table-row>
      </table:table>
      <text:p text:style-name="P7"><text:bookmark-start text:name="H2_PreWar_19321938"/><text:span text:style-name="T10">Pre</text:span><text:bookmark-end text:name="H2_PreWar_19321938"/><text:span text:style-name="T10">-War, 1932-1938</text:span></text:p>
      <text:p text:style-name="P8"><text:bookmark-start text:name="SS_take_over_camps"/><text:span text:style-name="T8">Responsibi</text:span><text:bookmark-end text:name="SS_take_over_camps"/><text:span text:style-name="T8">lity for concentration camps and the number of inmates in the camps fluctuated during the first two years of NSDAP’s control of German government. From 1932-33, the local jurisdictions ran the concentration camps, with oversight coming from the SA (</text:span><text:span text:style-name="T11">Sturmabteilung</text:span><text:span text:style-name="T8">). German states had legal responsibility and provided the funding for most of the camps within their borders; the SA provided guards. Local judiciaries and national government did not always align in purpose, though. The state judiciary investigated deaths of inmates in the camps, but prosecution of SA guards was often blocked by Hitler himself.</text:span><text:span text:style-name="T16"><text:note text:id="ftn48" text:note-class="footnote"><text:note-citation>48</text:note-citation><text:note-body><text:p text:style-name="P13"><text:span text:style-name="T17"><text:s/></text:span><text:reference-mark-start text:name="ZOTERO_ITEM CSL_CITATION {&quot;citationID&quot;:&quot;4CvY1inH&quot;,&quot;properties&quot;:{&quot;formattedCitation&quot;:&quot;{\\rtf Wachsmann, {\\i{}KL}, 93.}&quot;,&quot;plainCitation&quot;:&quot;Wachsmann, KL, 93.&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93&quot;}],&quot;schema&quot;:&quot;https://github.com/citation-style-language/schema/raw/master/csl-citation.json&quot;} RNDjPD7cGL7HO"/><text:span text:style-name="T26">Wachsmann, </text:span><text:span text:style-name="T27">KL</text:span><text:span text:style-name="T24">, 93.</text:span><text:reference-mark-end text:name="ZOTERO_ITEM CSL_CITATION {&quot;citationID&quot;:&quot;4CvY1inH&quot;,&quot;properties&quot;:{&quot;formattedCitation&quot;:&quot;{\\rtf Wachsmann, {\\i{}KL}, 93.}&quot;,&quot;plainCitation&quot;:&quot;Wachsmann, KL, 93.&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93&quot;}],&quot;schema&quot;:&quot;https://github.com/citation-style-language/schema/raw/master/csl-citation.json&quot;} RNDjPD7cGL7HO"/></text:p></text:note-body></text:note></text:span><text:span text:style-name="T8"> After the Nazi party seized firm control of the government, there was a decline in inmate totals as prisons closed down and released prisoners, </text:span><text:soft-page-break/><text:span text:style-name="T8">leaving only a few hundred prisoners left in a few camps. Official propaganda claimed that there was no more need for them.</text:span><text:span text:style-name="T16"><text:note text:id="ftn49" text:note-class="footnote"><text:note-citation>49</text:note-citation><text:note-body><text:p text:style-name="Normal"><text:span text:style-name="T17"><text:s/></text:span><text:reference-mark-start text:name="ZOTERO_ITEM CSL_CITATION {&quot;citationID&quot;:&quot;2ydWJvN9&quot;,&quot;properties&quot;:{&quot;formattedCitation&quot;:&quot;Ibid., 87.&quot;,&quot;plainCitation&quot;:&quot;Ibid., 87.&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87&quot;}],&quot;schema&quot;:&quot;https://github.com/citation-style-language/schema/raw/master/csl-citation.json&quot;} RND1hjcUunQh4"/><text:span text:style-name="T17">Ibid., 87.</text:span><text:reference-mark-end text:name="ZOTERO_ITEM CSL_CITATION {&quot;citationID&quot;:&quot;2ydWJvN9&quot;,&quot;properties&quot;:{&quot;formattedCitation&quot;:&quot;Ibid., 87.&quot;,&quot;plainCitation&quot;:&quot;Ibid., 87.&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87&quot;}],&quot;schema&quot;:&quot;https://github.com/citation-style-language/schema/raw/master/csl-citation.json&quot;} RND1hjcUunQh4"/></text:p></text:note-body></text:note></text:span><text:span text:style-name="T8"> After 1934, Hitler gave complete control of the camps to Himmler and his SS, both in terms of management and surveillance. Himmler subsequently overtook funding and organizational responsibility from the local police and judicial systems. During this time, the SS used camp prisoners for labor, but only sporadically as punishment and not officially or for profit of SS businesses until later in 1934.</text:span><text:span text:style-name="T16"><text:note text:id="ftn50" text:note-class="footnote"><text:note-citation>50</text:note-citation><text:note-body><text:p text:style-name="Normal"><text:span text:style-name="T17"><text:s/></text:span><text:reference-mark-start text:name="ZOTERO_ITEM CSL_CITATION {&quot;citationID&quot;:&quot;BESeGJA4&quot;,&quot;properties&quot;:{&quot;formattedCitation&quot;:&quot;Ibid., 161.&quot;,&quot;plainCitation&quot;:&quot;Ibid., 161.&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161&quot;}],&quot;schema&quot;:&quot;https://github.com/citation-style-language/schema/raw/master/csl-citation.json&quot;} RNDvYaEuYWD2U"/><text:span text:style-name="T17">Ibid., 161.</text:span><text:reference-mark-end text:name="ZOTERO_ITEM CSL_CITATION {&quot;citationID&quot;:&quot;BESeGJA4&quot;,&quot;properties&quot;:{&quot;formattedCitation&quot;:&quot;Ibid., 161.&quot;,&quot;plainCitation&quot;:&quot;Ibid., 161.&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161&quot;}],&quot;schema&quot;:&quot;https://github.com/citation-style-language/schema/raw/master/csl-citation.json&quot;} RNDvYaEuYWD2U"/></text:p></text:note-body></text:note></text:span></text:p>
      <text:p text:style-name="P8"><text:bookmark-start text:name="propoganda_and_labor"/><text:span text:style-name="T8">The early</text:span><text:bookmark-end text:name="propoganda_and_labor"/><text:span text:style-name="T8"> purpose of the camps was to confine political enemies and criminals with the goal to re-educate and re-introduce prisoners into civilian life; death and secrecy were not main goals. In 1933, of the 4,821 men who passed through Dachau, only twenty-five were killed.</text:span><text:span text:style-name="T16"><text:note text:id="ftn51" text:note-class="footnote"><text:note-citation>51</text:note-citation><text:note-body><text:p text:style-name="Normal"><text:span text:style-name="T17"><text:s/></text:span><text:reference-mark-start text:name="ZOTERO_ITEM CSL_CITATION {&quot;citationID&quot;:&quot;904fwC8q&quot;,&quot;properties&quot;:{&quot;formattedCitation&quot;:&quot;Ibid., 60.&quot;,&quot;plainCitation&quot;:&quot;Ibid., 60.&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60&quot;}],&quot;schema&quot;:&quot;https://github.com/citation-style-language/schema/raw/master/csl-citation.json&quot;} RNDbPPjSjXXdd"/><text:span text:style-name="T17">Ibid., 60.</text:span><text:reference-mark-end text:name="ZOTERO_ITEM CSL_CITATION {&quot;citationID&quot;:&quot;904fwC8q&quot;,&quot;properties&quot;:{&quot;formattedCitation&quot;:&quot;Ibid., 60.&quot;,&quot;plainCitation&quot;:&quot;Ibid., 60.&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60&quot;}],&quot;schema&quot;:&quot;https://github.com/citation-style-language/schema/raw/master/csl-citation.json&quot;} RNDbPPjSjXXdd"/></text:p></text:note-body></text:note></text:span><text:span text:style-name="T8"> In contrast, in January 1945, SS concentration camps held over 714,000 prisoners, and had killed over 1.7 million people throughout the war.</text:span><text:span text:style-name="T16"><text:note text:id="ftn52" text:note-class="footnote"><text:note-citation>52</text:note-citation><text:note-body><text:p text:style-name="P13"><text:span text:style-name="T17"><text:s/></text:span><text:reference-mark-start text:name="ZOTERO_ITEM CSL_CITATION {&quot;citationID&quot;:&quot;zg6ukNuN&quot;,&quot;properties&quot;:{&quot;formattedCitation&quot;:&quot;{\\rtf Ibid., 627\\uc0\\u8211{}628.}&quot;,&quot;plainCitation&quot;:&quot;Ibid., 627–628.&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627-628&quot;}],&quot;schema&quot;:&quot;https://github.com/citation-style-language/schema/raw/master/csl-citation.json&quot;} RNDz1EIgVxp6A"/><text:span text:style-name="T22">Ibid., 627</text:span><text:span text:style-name="T21">–628.</text:span><text:reference-mark-end text:name="ZOTERO_ITEM CSL_CITATION {&quot;citationID&quot;:&quot;zg6ukNuN&quot;,&quot;properties&quot;:{&quot;formattedCitation&quot;:&quot;{\\rtf Ibid., 627\\uc0\\u8211{}628.}&quot;,&quot;plainCitation&quot;:&quot;Ibid., 627–628.&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627-628&quot;}],&quot;schema&quot;:&quot;https://github.com/citation-style-language/schema/raw/master/csl-citation.json&quot;} RNDz1EIgVxp6A"/></text:p></text:note-body></text:note></text:span><text:span text:style-name="T8"> Before the war, knowledge of the camps was internationally known, and even part of Nazi propaganda. Family members could visit inmates, and released inmates often told their story to journalists.</text:span><text:span text:style-name="T16"><text:note text:id="ftn53" text:note-class="footnote"><text:note-citation>53</text:note-citation><text:note-body><text:p text:style-name="P13"><text:span text:style-name="T17"><text:s/></text:span><text:reference-mark-start text:name="ZOTERO_ITEM CSL_CITATION {&quot;citationID&quot;:&quot;tKkYMyXy&quot;,&quot;properties&quot;:{&quot;formattedCitation&quot;:&quot;{\\rtf Ibid., 64\\uc0\\u8211{}71.}&quot;,&quot;plainCitation&quot;:&quot;Ibid., 64–71.&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64-71&quot;}],&quot;schema&quot;:&quot;https://github.com/citation-style-language/schema/raw/master/csl-citation.json&quot;} RNDW9OS37TWWp"/><text:span text:style-name="T22">Ibid., 64</text:span><text:span text:style-name="T21">–71.</text:span><text:reference-mark-end text:name="ZOTERO_ITEM CSL_CITATION {&quot;citationID&quot;:&quot;tKkYMyXy&quot;,&quot;properties&quot;:{&quot;formattedCitation&quot;:&quot;{\\rtf Ibid., 64\\uc0\\u8211{}71.}&quot;,&quot;plainCitation&quot;:&quot;Ibid., 64–71.&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64-71&quot;}],&quot;schema&quot;:&quot;https://github.com/citation-style-language/schema/raw/master/csl-citation.json&quot;} RNDW9OS37TWWp"/></text:p></text:note-body></text:note></text:span><text:span text:style-name="T8"> NSDAP propaganda spread the news that they ran the camps in orderly fashion and treated prisoners humanely, although reality was much different. In these early days of concentration camps, prisoners were rarely used as labor because the government wanted to keep the work in the hands of needy Germans. Political and racial enemies, mostly communists and Jews, were the most likely to receive work as </text:span><text:soft-page-break/><text:span text:style-name="T8">punishment.</text:span><text:span text:style-name="T16"><text:note text:id="ftn54" text:note-class="footnote"><text:note-citation>54</text:note-citation><text:note-body><text:p text:style-name="P13"><text:span text:style-name="T17"><text:s/></text:span><text:reference-mark-start text:name="ZOTERO_ITEM CSL_CITATION {&quot;citationID&quot;:&quot;l2YyYO0W&quot;,&quot;properties&quot;:{&quot;formattedCitation&quot;:&quot;{\\rtf Allen, {\\i{}The Business of Genocide}, 43.}&quot;,&quot;plainCitation&quot;:&quot;Allen, The Business of Genocide, 43.&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43&quot;}],&quot;schema&quot;:&quot;https://github.com/citation-style-language/schema/raw/master/csl-citation.json&quot;} RND9Rmn6bB846"/><text:span text:style-name="T26">Allen, </text:span><text:span text:style-name="T27">The Business of Genocide</text:span><text:span text:style-name="T24">, 43.</text:span><text:reference-mark-end text:name="ZOTERO_ITEM CSL_CITATION {&quot;citationID&quot;:&quot;l2YyYO0W&quot;,&quot;properties&quot;:{&quot;formattedCitation&quot;:&quot;{\\rtf Allen, {\\i{}The Business of Genocide}, 43.}&quot;,&quot;plainCitation&quot;:&quot;Allen, The Business of Genocide, 43.&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43&quot;}],&quot;schema&quot;:&quot;https://github.com/citation-style-language/schema/raw/master/csl-citation.json&quot;} RND9Rmn6bB846"/><text:span text:style-name="T20">,@ </text:span><text:reference-mark-start text:name="ZOTERO_ITEM CSL_CITATION {&quot;citationID&quot;:&quot;Ln4ocRM7&quot;,&quot;properties&quot;:{&quot;formattedCitation&quot;:&quot;{\\rtf Buggeln, {\\i{}Slave Labor in Nazi Concentration Camps}, 13.}&quot;,&quot;plainCitation&quot;:&quot;Buggeln, Slave Labor in Nazi Concentration Camps, 13.&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13&quot;}],&quot;schema&quot;:&quot;https://github.com/citation-style-language/schema/raw/master/csl-citation.json&quot;} RNDVBI0kXFkAj"/><text:span text:style-name="T28">Buggeln, </text:span><text:span text:style-name="T27">Slave Labor in Nazi Concentration Camps</text:span><text:span text:style-name="T24">, 13.</text:span><text:reference-mark-end text:name="ZOTERO_ITEM CSL_CITATION {&quot;citationID&quot;:&quot;Ln4ocRM7&quot;,&quot;properties&quot;:{&quot;formattedCitation&quot;:&quot;{\\rtf Buggeln, {\\i{}Slave Labor in Nazi Concentration Camps}, 13.}&quot;,&quot;plainCitation&quot;:&quot;Buggeln, Slave Labor in Nazi Concentration Camps, 13.&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13&quot;}],&quot;schema&quot;:&quot;https://github.com/citation-style-language/schema/raw/master/csl-citation.json&quot;} RNDVBI0kXFkAj"/><text:span text:style-name="T20">,@ </text:span><text:reference-mark-start text:name="ZOTERO_ITEM CSL_CITATION {&quot;citationID&quot;:&quot;IQGtxyuc&quot;,&quot;properties&quot;:{&quot;formattedCitation&quot;:&quot;{\\rtf Jaskot, {\\i{}The Architecture of Oppression}, 21.}&quot;,&quot;plainCitation&quot;:&quot;Jaskot, The Architecture of Oppression, 21.&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locator&quot;:&quot;p. 21&quot;}],&quot;schema&quot;:&quot;https://github.com/citation-style-language/schema/raw/master/csl-citation.json&quot;} RNDSV2krqoNdd"/><text:span text:style-name="T28">Jaskot, </text:span><text:span text:style-name="T27">The Architecture of Oppression</text:span><text:span text:style-name="T24">, 21.</text:span><text:reference-mark-end text:name="ZOTERO_ITEM CSL_CITATION {&quot;citationID&quot;:&quot;IQGtxyuc&quot;,&quot;properties&quot;:{&quot;formattedCitation&quot;:&quot;{\\rtf Jaskot, {\\i{}The Architecture of Oppression}, 21.}&quot;,&quot;plainCitation&quot;:&quot;Jaskot, The Architecture of Oppression, 21.&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locator&quot;:&quot;p. 21&quot;}],&quot;schema&quot;:&quot;https://github.com/citation-style-language/schema/raw/master/csl-citation.json&quot;} RNDSV2krqoNdd"/></text:p></text:note-body></text:note></text:span><text:span text:style-name="T8"> In general, the total number of prisoners used for industrial labor was far less than German civilians, but in certain industries (for example aircraft manufacture and chemical production) and by the underground facilities, the number of forced laborers exceeded the number of civilian laborers.</text:span><text:span text:style-name="T16"><text:note text:id="ftn55" text:note-class="footnote"><text:note-citation>55</text:note-citation><text:note-body><text:p text:style-name="P13"><text:span text:style-name="T17"><text:s/></text:span><text:reference-mark-start text:name="ZOTERO_ITEM CSL_CITATION {&quot;citationID&quot;:&quot;5h20JMz5&quot;,&quot;properties&quot;:{&quot;formattedCitation&quot;:&quot;{\\rtf Herbert, \\uc0\\u8220{}Forced Laborers in the Third Reich,\\uc0\\u8221{} 205.}&quot;,&quot;plainCitation&quot;:&quot;Herbert, “Forced Laborers in the Third Reich,” 205.&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5&quot;}],&quot;schema&quot;:&quot;https://github.com/citation-style-language/schema/raw/master/csl-citation.json&quot;} RNDFuKb0Ves5I"/><text:span text:style-name="T22">Herbert, </text:span><text:span text:style-name="T21">“Forced Laborers in the Third Reich,” 205.</text:span><text:reference-mark-end text:name="ZOTERO_ITEM CSL_CITATION {&quot;citationID&quot;:&quot;5h20JMz5&quot;,&quot;properties&quot;:{&quot;formattedCitation&quot;:&quot;{\\rtf Herbert, \\uc0\\u8220{}Forced Laborers in the Third Reich,\\uc0\\u8221{} 205.}&quot;,&quot;plainCitation&quot;:&quot;Herbert, “Forced Laborers in the Third Reich,” 205.&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5&quot;}],&quot;schema&quot;:&quot;https://github.com/citation-style-language/schema/raw/master/csl-citation.json&quot;} RNDFuKb0Ves5I"/></text:p></text:note-body></text:note></text:span></text:p>
      <text:p text:style-name="P4"><text:bookmark-start text:name="19361938"/><text:span text:style-name="T8">Throughout</text:span><text:bookmark-end text:name="19361938"/><text:span text:style-name="T8"> the rest of the 1930s, the purpose of the camps remained relatively the same: imprison political enemies, asocial citizens and criminals. Numbers of inmates were low during this time, compared to the hundreds of thousands interned a decade later. The November Pogrom against Jews in 1938, doubled the number of camp inmates to 50,000, but only for a short time. A year later only 1500 Jews remained in concentration camps, and these were only the asocial, political prisoners, and criminals.</text:span><text:span text:style-name="T16"><text:note text:id="ftn56" text:note-class="footnote"><text:note-citation>56</text:note-citation><text:note-body><text:p text:style-name="P13"><text:span text:style-name="T17"><text:s/></text:span><text:reference-mark-start text:name="ZOTERO_ITEM CSL_CITATION {&quot;citationID&quot;:&quot;5d6MA2z7&quot;,&quot;properties&quot;:{&quot;formattedCitation&quot;:&quot;{\\rtf Wachsmann, {\\i{}KL}, 186.}&quot;,&quot;plainCitation&quot;:&quot;Wachsmann, KL, 186.&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186&quot;}],&quot;schema&quot;:&quot;https://github.com/citation-style-language/schema/raw/master/csl-citation.json&quot;} RNDtOR3Idfozc"/><text:span text:style-name="T26">Wachsmann, </text:span><text:span text:style-name="T27">KL</text:span><text:span text:style-name="T24">, 186.</text:span><text:reference-mark-end text:name="ZOTERO_ITEM CSL_CITATION {&quot;citationID&quot;:&quot;5d6MA2z7&quot;,&quot;properties&quot;:{&quot;formattedCitation&quot;:&quot;{\\rtf Wachsmann, {\\i{}KL}, 186.}&quot;,&quot;plainCitation&quot;:&quot;Wachsmann, KL, 186.&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186&quot;}],&quot;schema&quot;:&quot;https://github.com/citation-style-language/schema/raw/master/csl-citation.json&quot;} RNDtOR3Idfozc"/></text:p></text:note-body></text:note></text:span><text:span text:style-name="T8"> During the late 1930s the labor situation had also reversed. Whereas during the early 1930s there was a surplus of out of work Germans, during 1936-38 there was a labor shortage and Nazi and SS leadership considered making prisoners earn their keep.</text:span><text:span text:style-name="T16"><text:note text:id="ftn57" text:note-class="footnote"><text:note-citation>57</text:note-citation><text:note-body><text:p text:style-name="P13"><text:span text:style-name="T17"><text:s/></text:span><text:reference-mark-start text:name="ZOTERO_ITEM CSL_CITATION {&quot;citationID&quot;:&quot;0V78ffMZ&quot;,&quot;properties&quot;:{&quot;formattedCitation&quot;:&quot;{\\rtf Allen, {\\i{}The Business of Genocide}, 57.}&quot;,&quot;plainCitation&quot;:&quot;Allen, The Business of Genocide, 57.&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57&quot;}],&quot;schema&quot;:&quot;https://github.com/citation-style-language/schema/raw/master/csl-citation.json&quot;} RNDV3TfHlzQ1X"/><text:span text:style-name="T26">Allen, </text:span><text:span text:style-name="T27">The Business of Genocide</text:span><text:span text:style-name="T24">, 57.</text:span><text:reference-mark-end text:name="ZOTERO_ITEM CSL_CITATION {&quot;citationID&quot;:&quot;0V78ffMZ&quot;,&quot;properties&quot;:{&quot;formattedCitation&quot;:&quot;{\\rtf Allen, {\\i{}The Business of Genocide}, 57.}&quot;,&quot;plainCitation&quot;:&quot;Allen, The Business of Genocide, 57.&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57&quot;}],&quot;schema&quot;:&quot;https://github.com/citation-style-language/schema/raw/master/csl-citation.json&quot;} RNDV3TfHlzQ1X"/></text:p></text:note-body></text:note></text:span></text:p>
      <text:p text:style-name="P4"><text:bookmark-start text:name="Jews_for_Labor_before_the_war"/><text:span text:style-name="T8">Before 194</text:span><text:bookmark-end text:name="Jews_for_Labor_before_the_war"/><text:span text:style-name="T8">2 Jewish laborers followed a parallel but separate path towards labor than inmates in concentration camps. Jews were not used as forced laborers until after the November 1938 Pogroms. Nazi policy was to expel Jews from Germany, and the Nazis hoped the Pogroms would influence Jews to relocate outside of Germany. The annexation of Austria in 1938 confounded this Nazi policy as 200,000 more Jews were now within Nazi borders. After losing jobs, property and savings to the Pogroms, Jews were for the </text:span><text:soft-page-break/><text:span text:style-name="T8">most part financially unable to afford the costs of leaving Germany, and neighboring countries were unwilling to accept them. In December 1938, the Reich Institute for Labor Placement and Unemployment Insurance handled the issue of unemployed Jews, forcing them into contracts and placing them in segregated working brigades where they received minimal pay for local menial labor tasks: snow removal, garbage disposal, local and regional construction. As the Nazis geared up for war in 1939, they found it uneconomical to continue their policy of expelling Jews from Germany. In a change of policy, Nazis now allowed Jews to perform menial jobs and limited industrial work. By the summer of 1939 there were 20,000 forced Jewish laborers working in Germany. After spring 1940, the labor offices recruited all male and female German Jews to work, primarily in the armaments industries. By 1941 they employed 50,000 Jews. Most Jewish forced laborers were under the control of the Reich labor administration, which operated separately from the SS and the concentration camp system.</text:span><text:span text:style-name="T16"><text:note text:id="ftn58" text:note-class="footnote"><text:note-citation>58</text:note-citation><text:note-body><text:p text:style-name="P13"><text:span text:style-name="T17"><text:s/></text:span><text:reference-mark-start text:name="ZOTERO_ITEM CSL_CITATION {&quot;citationID&quot;:&quot;VByJ6dc9&quot;,&quot;properties&quot;:{&quot;formattedCitation&quot;:&quot;{\\rtf Gruner, {\\i{}Jewish Forced Labor Under the Nazis}, 30.}&quot;,&quot;plainCitation&quot;:&quot;Gruner, Jewish Forced Labor Under the Nazis, 30.&quot;},&quot;citationItems&quot;:[{&quot;id&quot;:1075,&quot;uris&quot;:[&quot;http://zotero.org/users/312/items/K8KATHAN&quot;],&quot;uri&quot;:[&quot;http://zotero.org/users/312/items/K8KATHAN&quot;],&quot;itemData&quot;:{&quot;id&quot;:1075,&quot;type&quot;:&quot;book&quot;,&quot;title&quot;:&quot;Jewish Forced Labor Under the Nazis: Economic Needs and Racial Aims, 1938-1944&quot;,&quot;publisher&quot;:&quot;Cambridge University Press&quot;,&quot;publisher-place&quot;:&quot;New York&quot;,&quot;number-of-pages&quot;:&quot;322&quot;,&quot;source&quot;:&quot;magik.gmu.edu Library Catalog&quot;,&quot;event-place&quot;:&quot;New York&quot;,&quot;ISBN&quot;:&quot;0-521-83875-4&quot;,&quot;call-number&quot;:&quot;DS135.G3315 G7813 2006&quot;,&quot;shortTitle&quot;:&quot;Jewish Forced Labor Under the Nazis&quot;,&quot;author&quot;:[{&quot;family&quot;:&quot;Gruner&quot;,&quot;given&quot;:&quot;Wolf&quot;}],&quot;translator&quot;:[{&quot;family&quot;:&quot;Dell'Orto&quot;,&quot;given&quot;:&quot;Kathleen&quot;}],&quot;issued&quot;:{&quot;date-parts&quot;:[[&quot;2006&quot;]]}},&quot;locator&quot;:&quot;p. 30&quot;}],&quot;schema&quot;:&quot;https://github.com/citation-style-language/schema/raw/master/csl-citation.json&quot;} RND0i2OxWBaDg"/><text:span text:style-name="T26">Gruner, </text:span><text:span text:style-name="T27">Jewish Forced Labor Under the Nazis</text:span><text:span text:style-name="T24">, 30.</text:span><text:reference-mark-end text:name="ZOTERO_ITEM CSL_CITATION {&quot;citationID&quot;:&quot;VByJ6dc9&quot;,&quot;properties&quot;:{&quot;formattedCitation&quot;:&quot;{\\rtf Gruner, {\\i{}Jewish Forced Labor Under the Nazis}, 30.}&quot;,&quot;plainCitation&quot;:&quot;Gruner, Jewish Forced Labor Under the Nazis, 30.&quot;},&quot;citationItems&quot;:[{&quot;id&quot;:1075,&quot;uris&quot;:[&quot;http://zotero.org/users/312/items/K8KATHAN&quot;],&quot;uri&quot;:[&quot;http://zotero.org/users/312/items/K8KATHAN&quot;],&quot;itemData&quot;:{&quot;id&quot;:1075,&quot;type&quot;:&quot;book&quot;,&quot;title&quot;:&quot;Jewish Forced Labor Under the Nazis: Economic Needs and Racial Aims, 1938-1944&quot;,&quot;publisher&quot;:&quot;Cambridge University Press&quot;,&quot;publisher-place&quot;:&quot;New York&quot;,&quot;number-of-pages&quot;:&quot;322&quot;,&quot;source&quot;:&quot;magik.gmu.edu Library Catalog&quot;,&quot;event-place&quot;:&quot;New York&quot;,&quot;ISBN&quot;:&quot;0-521-83875-4&quot;,&quot;call-number&quot;:&quot;DS135.G3315 G7813 2006&quot;,&quot;shortTitle&quot;:&quot;Jewish Forced Labor Under the Nazis&quot;,&quot;author&quot;:[{&quot;family&quot;:&quot;Gruner&quot;,&quot;given&quot;:&quot;Wolf&quot;}],&quot;translator&quot;:[{&quot;family&quot;:&quot;Dell'Orto&quot;,&quot;given&quot;:&quot;Kathleen&quot;}],&quot;issued&quot;:{&quot;date-parts&quot;:[[&quot;2006&quot;]]}},&quot;locator&quot;:&quot;p. 30&quot;}],&quot;schema&quot;:&quot;https://github.com/citation-style-language/schema/raw/master/csl-citation.json&quot;} RND0i2OxWBaDg"/></text:p></text:note-body></text:note></text:span></text:p>
      <text:p text:style-name="P5"><text:bookmark-start text:name="H2_Early_War_19391941"/><text:span text:style-name="T10">Early</text:span><text:bookmark-end text:name="H2_Early_War_19391941"/><text:span text:style-name="T10"> War Years, 1939-1941</text:span></text:p>
      <text:p text:style-name="P4"><text:bookmark-start text:name="Two_reasons_for_camp_changes"/><text:span text:style-name="T8">Camps</text:span><text:bookmark-end text:name="Two_reasons_for_camp_changes"/><text:span text:style-name="T8"> in the early war years saw changes resulting from two specific consequences of the war. First, with armaments production and military inscription, the German labor force was quickly strained and found lacking. Second, war with the Soviet Union meant a huge increase in the number of prisoners of war kept in POW camps.</text:span></text:p>
      <text:p text:style-name="P4"><text:bookmark-start text:name="Russian_loss_and_changes_Herbe"/><text:soft-page-break/><text:span text:style-name="T8">Defeat on</text:span><text:bookmark-end text:name="Russian_loss_and_changes_Herbe"/><text:span text:style-name="T8"> the eastern front in 1941 not only caused a reorganization in German military strategy, but also of armament production, which now needed to accommodate a long-term war. With this change, the Nazi leadership gave the SS a larger part in the production of armaments, under a newly created SS Main Economic and Administrative Office (</text:span><text:span text:style-name="T11">SS-Wirtschafts- und Verwaltungshauptampt, </text:span><text:span text:style-name="T8">WVHA), due to their control over a seemingly abundant source of labor. Practical implementation of prisoners in factories did not occur until late 1942, with help from a decree from Hitler (with encouragement from Speer) which provided concentration camp inmates as loanable labor to private enterprises.</text:span><text:span text:style-name="T16"><text:note text:id="ftn59" text:note-class="footnote"><text:note-citation>59</text:note-citation><text:note-body><text:p text:style-name="P13"><text:span text:style-name="T17"><text:s/></text:span><text:reference-mark-start text:name="ZOTERO_ITEM CSL_CITATION {&quot;citationID&quot;:&quot;gpLuZ8tt&quot;,&quot;properties&quot;:{&quot;formattedCitation&quot;:&quot;{\\rtf Herbert, \\uc0\\u8220{}Forced Laborers in the Third Reich,\\uc0\\u8221{} 200.}&quot;,&quot;plainCitation&quot;:&quot;Herbert, “Forced Laborers in the Third Reich,” 200.&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0&quot;}],&quot;schema&quot;:&quot;https://github.com/citation-style-language/schema/raw/master/csl-citation.json&quot;} RND1UZADHuQ8z"/><text:span text:style-name="T22">Herbert, </text:span><text:span text:style-name="T21">“Forced Laborers in the Third Reich,” 200.</text:span><text:reference-mark-end text:name="ZOTERO_ITEM CSL_CITATION {&quot;citationID&quot;:&quot;gpLuZ8tt&quot;,&quot;properties&quot;:{&quot;formattedCitation&quot;:&quot;{\\rtf Herbert, \\uc0\\u8220{}Forced Laborers in the Third Reich,\\uc0\\u8221{} 200.}&quot;,&quot;plainCitation&quot;:&quot;Herbert, “Forced Laborers in the Third Reich,” 200.&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0&quot;}],&quot;schema&quot;:&quot;https://github.com/citation-style-language/schema/raw/master/csl-citation.json&quot;} RND1UZADHuQ8z"/></text:p></text:note-body></text:note></text:span><text:span text:style-name="T8"> Focus for the SS changed from providing a labor force to produce materials for architectural projects to providing a labor force that could produce materials for armaments production.</text:span><text:span text:style-name="T16"><text:note text:id="ftn60" text:note-class="footnote"><text:note-citation>60</text:note-citation><text:note-body><text:p text:style-name="P13"><text:span text:style-name="T17"><text:s/></text:span><text:reference-mark-start text:name="ZOTERO_ITEM CSL_CITATION {&quot;citationID&quot;:&quot;rs7IXtNR&quot;,&quot;properties&quot;:{&quot;formattedCitation&quot;:&quot;{\\rtf Jaskot, {\\i{}The Architecture of Oppression}, 33.}&quot;,&quot;plainCitation&quot;:&quot;Jaskot, The Architecture of Oppression, 33.&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locator&quot;:&quot;p. 33&quot;}],&quot;schema&quot;:&quot;https://github.com/citation-style-language/schema/raw/master/csl-citation.json&quot;} RNDDe8VDWUlTh"/><text:span text:style-name="T26">Jaskot, </text:span><text:span text:style-name="T27">The Architecture of Oppression</text:span><text:span text:style-name="T24">, 33.</text:span><text:reference-mark-end text:name="ZOTERO_ITEM CSL_CITATION {&quot;citationID&quot;:&quot;rs7IXtNR&quot;,&quot;properties&quot;:{&quot;formattedCitation&quot;:&quot;{\\rtf Jaskot, {\\i{}The Architecture of Oppression}, 33.}&quot;,&quot;plainCitation&quot;:&quot;Jaskot, The Architecture of Oppression, 33.&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locator&quot;:&quot;p. 33&quot;}],&quot;schema&quot;:&quot;https://github.com/citation-style-language/schema/raw/master/csl-citation.json&quot;} RNDDe8VDWUlTh"/></text:p></text:note-body></text:note></text:span></text:p>
      <text:p text:style-name="P17">Before defeat in Soviet Russia, the Wehrmacht had captured over 3 million Soviet POWs, and Himmler had hoped to feed these into the concentration camp system as an “unlimited” supply of labor. In September 1941, the General Staff agreed to send 350,000 Soviet POWs to SS camps, which Himmler was to split evenly between Auschwitz and Lublin, ordering the expansion of the camps to accommodate them. Most of these prisoners never made it to the camps. Malnutrition and mistreatment in the POW camps left most of the prisoners dead by the end of the year. </text:p>
      <text:p text:style-name="P3"><text:span text:style-name="T8">This large increase of malnourished POWs put a strain on the resources and capacity of the camps. Disease and unsanitary conditions were running rampant. To deal </text:span><text:soft-page-break/><text:span text:style-name="T8">with this situation the SS began exterminating Soviet POWs en masse. This systematic killing was separate and without thought to a wholesale extermination of Jews. The SS developed and refined their methods of mass murder in the Soviet POW camps during 1940-41, gassing becoming the most used method for mass murder.</text:span><text:span text:style-name="T16"><text:note text:id="ftn61" text:note-class="footnote"><text:note-citation>61</text:note-citation><text:note-body><text:p text:style-name="P13"><text:span text:style-name="T17"><text:s/></text:span><text:reference-mark-start text:name="ZOTERO_ITEM CSL_CITATION {&quot;citationID&quot;:&quot;hBIyNIgg&quot;,&quot;properties&quot;:{&quot;formattedCitation&quot;:&quot;{\\rtf Wachsmann, {\\i{}KL}, 288.}&quot;,&quot;plainCitation&quot;:&quot;Wachsmann, KL, 288.&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288&quot;}],&quot;schema&quot;:&quot;https://github.com/citation-style-language/schema/raw/master/csl-citation.json&quot;} RNDTKRKEV3zar"/><text:span text:style-name="T26">Wachsmann, </text:span><text:span text:style-name="T27">KL</text:span><text:span text:style-name="T24">, 288.</text:span><text:reference-mark-end text:name="ZOTERO_ITEM CSL_CITATION {&quot;citationID&quot;:&quot;hBIyNIgg&quot;,&quot;properties&quot;:{&quot;formattedCitation&quot;:&quot;{\\rtf Wachsmann, {\\i{}KL}, 288.}&quot;,&quot;plainCitation&quot;:&quot;Wachsmann, KL, 288.&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288&quot;}],&quot;schema&quot;:&quot;https://github.com/citation-style-language/schema/raw/master/csl-citation.json&quot;} RNDTKRKEV3zar"/></text:p></text:note-body></text:note></text:span><text:span text:style-name="T8"> </text:span><text:bookmark-start text:name="POWs_for_labor"/><text:span text:style-name="T8">These</text:span><text:bookmark-end text:name="POWs_for_labor"/><text:span text:style-name="T8"> methods and processes of mass murder were then later used with devastation as the modus operandi for the solution to the Nazi question about what to do with the Jews.</text:span></text:p>
      <text:p text:style-name="P3"><text:span text:style-name="T8">Himmler replaced the expected Soviet POWs with 150,000 male and female Jews.</text:span><text:span text:style-name="T16"><text:note text:id="ftn62" text:note-class="footnote"><text:note-citation>62</text:note-citation><text:note-body><text:p text:style-name="P13"><text:span text:style-name="T17"><text:s/></text:span><text:reference-mark-start text:name="ZOTERO_ITEM CSL_CITATION {&quot;citationID&quot;:&quot;fNLF2b2A&quot;,&quot;properties&quot;:{&quot;formattedCitation&quot;:&quot;{\\rtf Allen, {\\i{}The Business of Genocide}, 150.}&quot;,&quot;plainCitation&quot;:&quot;Allen, The Business of Genocide, 150.&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50&quot;}],&quot;schema&quot;:&quot;https://github.com/citation-style-language/schema/raw/master/csl-citation.json&quot;} RNDPLpXV9gBeC"/><text:span text:style-name="T26">Allen, </text:span><text:span text:style-name="T27">The Business of Genocide</text:span><text:span text:style-name="T24">, 150.</text:span><text:reference-mark-end text:name="ZOTERO_ITEM CSL_CITATION {&quot;citationID&quot;:&quot;fNLF2b2A&quot;,&quot;properties&quot;:{&quot;formattedCitation&quot;:&quot;{\\rtf Allen, {\\i{}The Business of Genocide}, 150.}&quot;,&quot;plainCitation&quot;:&quot;Allen, The Business of Genocide, 150.&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50&quot;}],&quot;schema&quot;:&quot;https://github.com/citation-style-language/schema/raw/master/csl-citation.json&quot;} RNDPLpXV9gBeC"/><text:span text:style-name="T19">,@ </text:span><text:reference-mark-start text:name="ZOTERO_ITEM CSL_CITATION {&quot;citationID&quot;:&quot;T3JfcKmS&quot;,&quot;properties&quot;:{&quot;formattedCitation&quot;:&quot;{\\rtf Wachsmann, {\\i{}KL}, 295.}&quot;,&quot;plainCitation&quot;:&quot;Wachsmann, KL, 295.&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295&quot;}],&quot;schema&quot;:&quot;https://github.com/citation-style-language/schema/raw/master/csl-citation.json&quot;} RNDwg2HKj5nDZ"/><text:span text:style-name="T25">Wachsmann, </text:span><text:span text:style-name="T27">KL</text:span><text:span text:style-name="T24">, 295.</text:span><text:reference-mark-end text:name="ZOTERO_ITEM CSL_CITATION {&quot;citationID&quot;:&quot;T3JfcKmS&quot;,&quot;properties&quot;:{&quot;formattedCitation&quot;:&quot;{\\rtf Wachsmann, {\\i{}KL}, 295.}&quot;,&quot;plainCitation&quot;:&quot;Wachsmann, KL, 295.&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295&quot;}],&quot;schema&quot;:&quot;https://github.com/citation-style-language/schema/raw/master/csl-citation.json&quot;} RNDwg2HKj5nDZ"/></text:p></text:note-body></text:note></text:span><text:span text:style-name="T8"> Redirecting Jews into the labor force was not meant to undermine the “Final Solution to the Jewish Question,” which did not begin until 1942. The SS intended to kill more than they would need for labor.</text:span><text:span text:style-name="T16"><text:note text:id="ftn63" text:note-class="footnote"><text:note-citation>63</text:note-citation><text:note-body><text:p text:style-name="P13"><text:span text:style-name="T17"><text:s/></text:span><text:reference-mark-start text:name="ZOTERO_ITEM CSL_CITATION {&quot;citationID&quot;:&quot;fKtzE1e9&quot;,&quot;properties&quot;:{&quot;formattedCitation&quot;:&quot;{\\rtf Allen, {\\i{}The Business of Genocide}, 151.}&quot;,&quot;plainCitation&quot;:&quot;Allen, The Business of Genocide, 151.&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51&quot;}],&quot;schema&quot;:&quot;https://github.com/citation-style-language/schema/raw/master/csl-citation.json&quot;} RNDNJFJGfkUTC"/><text:span text:style-name="T26">Allen, </text:span><text:span text:style-name="T27">The Business of Genocide</text:span><text:span text:style-name="T24">, 151.</text:span><text:reference-mark-end text:name="ZOTERO_ITEM CSL_CITATION {&quot;citationID&quot;:&quot;fKtzE1e9&quot;,&quot;properties&quot;:{&quot;formattedCitation&quot;:&quot;{\\rtf Allen, {\\i{}The Business of Genocide}, 151.}&quot;,&quot;plainCitation&quot;:&quot;Allen, The Business of Genocide, 151.&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51&quot;}],&quot;schema&quot;:&quot;https://github.com/citation-style-language/schema/raw/master/csl-citation.json&quot;} RNDNJFJGfkUTC"/></text:p></text:note-body></text:note></text:span><text:span text:style-name="T8"> </text:span><text:bookmark-start text:name="Jews_for_labor"/><text:span text:style-name="T8">During</text:span><text:bookmark-end text:name="Jews_for_labor"/><text:span text:style-name="T8"> this early war period, plans for concentration camps changed and evolved from serving as Jewish reservations to centers for immediate extermination. By the end of 1942, concentration camps now had a dual purpose: persecution and elimination of those opposed to fascism and extermination of the Jews, and the preparation of exploitable concentration camp prisoners for the purpose of armaments production.</text:span></text:p>
      <text:p text:style-name="P5"><text:bookmark-start text:name="H2_Final_War_19421945"/><text:span text:style-name="T10">Final</text:span><text:bookmark-end text:name="H2_Final_War_19421945"/><text:span text:style-name="T10"> War Years, 1942-1945</text:span></text:p>
      <text:p text:style-name="P4"><text:bookmark-start text:name="19421945_Intro"/><text:span text:style-name="T8">During</text:span><text:bookmark-end text:name="19421945_Intro"/><text:span text:style-name="T8"> the last three years of the war, the SS focused the concentration camp system on two seemingly contradictory goals: the increase of prisoners for use as labor in armaments production, and the systematic and methodical annihilation of a major portion </text:span><text:soft-page-break/><text:span text:style-name="T8">of those prisoners, the Jews in Europe. Himmler found the solution to the contradictory goals of Final Solution and production needs in the construction of hundreds of smaller satellite camps, located near businesses and factories. The SS would supply these camps with inmates who would work for these businesses, often under grueling circumstances, with little in the way of nutrition, which lead to suffering and death. Himmler established a few select camps as large centers of mass execution, and created hundreds of smaller camps where inmates were literally worked to death.</text:span></text:p>
      <text:p text:style-name="P4"><text:bookmark-start text:name="Saukel_27_million_foreign_work"/><text:span text:style-name="T8">In competi</text:span><text:bookmark-end text:name="Saukel_27_million_foreign_work"/><text:span text:style-name="T8">tion for labor with Himmler’s concentration camp inmates, were the workers brought to Germany by Fritz Sauckel, General Plenipotentiary for the Employment of Labor. During first eight months of 1942, Sauckel brought in 2.7 million workers, 1.37 million were Soviet forced laborers, 417,000 were prisoners of war, 291,000 were Polish nationals, and 168,000 were French.</text:span><text:span text:style-name="T16"><text:note text:id="ftn64" text:note-class="footnote"><text:note-citation>64</text:note-citation><text:note-body><text:p text:style-name="P13"><text:span text:style-name="T17"><text:s/></text:span><text:reference-mark-start text:name="ZOTERO_ITEM CSL_CITATION {&quot;citationID&quot;:&quot;1gY4YHlF&quot;,&quot;properties&quot;:{&quot;formattedCitation&quot;:&quot;{\\rtf Buggeln, {\\i{}Slave Labor in Nazi Concentration Camps}, 15.}&quot;,&quot;plainCitation&quot;:&quot;Buggeln, Slave Labor in Nazi Concentration Camps, 15.&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15&quot;}],&quot;schema&quot;:&quot;https://github.com/citation-style-language/schema/raw/master/csl-citation.json&quot;} RNDZGZ8u2cmJB"/><text:span text:style-name="T26">Buggeln, </text:span><text:span text:style-name="T27">Slave Labor in Nazi Concentration Camps</text:span><text:span text:style-name="T24">, 15.</text:span><text:reference-mark-end text:name="ZOTERO_ITEM CSL_CITATION {&quot;citationID&quot;:&quot;1gY4YHlF&quot;,&quot;properties&quot;:{&quot;formattedCitation&quot;:&quot;{\\rtf Buggeln, {\\i{}Slave Labor in Nazi Concentration Camps}, 15.}&quot;,&quot;plainCitation&quot;:&quot;Buggeln, Slave Labor in Nazi Concentration Camps, 15.&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15&quot;}],&quot;schema&quot;:&quot;https://github.com/citation-style-language/schema/raw/master/csl-citation.json&quot;} RNDZGZ8u2cmJB"/></text:p></text:note-body></text:note></text:span></text:p>
      <text:p text:style-name="P4"><text:bookmark-start text:name="SS_inmates_for_rent"/><text:span text:style-name="T8">The influx</text:span><text:bookmark-end text:name="SS_inmates_for_rent"/><text:span text:style-name="T8"> of Soviet forced workers in 1941 through 1942, in the form of conscripted civilians and POWs, temporarily satiated the labor needs in Germany, and kept the SS from using camp inmates in armaments production. As armaments production ramped up, though, even the great numbers of POW and forced workers from the Soviet were not enough to keep up with demand. Hitler decided on Sept. 22, 1942, after suggestions by Speer, to utilize camp inmates for labor on loan. Businesses in need of workers, could apply to the SS and receive the requested number at the price of six Reich marks (RM) per skilled inmate, and four RM for women and general laborers.</text:span><text:span text:style-name="T16"><text:note text:id="ftn65" text:note-class="footnote"><text:note-citation>65</text:note-citation><text:note-body><text:p text:style-name="P13"><text:span text:style-name="T17"><text:s/></text:span><text:reference-mark-start text:name="ZOTERO_ITEM CSL_CITATION {&quot;citationID&quot;:&quot;zTHC5FJE&quot;,&quot;properties&quot;:{&quot;formattedCitation&quot;:&quot;{\\rtf Herbert, \\uc0\\u8220{}Forced Laborers in the Third Reich,\\uc0\\u8221{} 201.}&quot;,&quot;plainCitation&quot;:&quot;Herbert, “Forced Laborers in the Third Reich,” 201.&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1&quot;}],&quot;schema&quot;:&quot;https://github.com/citation-style-language/schema/raw/master/csl-citation.json&quot;} RND4dUP4a16uy"/><text:span text:style-name="T22">Herbert, </text:span><text:span text:style-name="T21">“Forced Laborers in the Third Reich,” 201.</text:span><text:reference-mark-end text:name="ZOTERO_ITEM CSL_CITATION {&quot;citationID&quot;:&quot;zTHC5FJE&quot;,&quot;properties&quot;:{&quot;formattedCitation&quot;:&quot;{\\rtf Herbert, \\uc0\\u8220{}Forced Laborers in the Third Reich,\\uc0\\u8221{} 201.}&quot;,&quot;plainCitation&quot;:&quot;Herbert, “Forced Laborers in the Third Reich,” 201.&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1&quot;}],&quot;schema&quot;:&quot;https://github.com/citation-style-language/schema/raw/master/csl-citation.json&quot;} RND4dUP4a16uy"/></text:p></text:note-body></text:note></text:span><text:span text:style-name="T8"> As a </text:span><text:soft-page-break/><text:span text:style-name="T8">result, the WVHA sought to increase their number of prisoners to meet the new demand for camp inmates as laborers, which is seen in the nearly annual doubling of inmate numbers from 1942 until 1945. In September 1942, the camps held 110,000 inmates; 203,000 in April 1943, 524,268 in August 1944, and in January 1945 over 700,000 inmates were in SS concentration camps. The death rate seemed to decline in the camps from 1942 to 1943, but this is due to the large increase of inmates, not the total number of deaths.</text:span><text:span text:style-name="T16"><text:note text:id="ftn66" text:note-class="footnote"><text:note-citation>66</text:note-citation><text:note-body><text:p text:style-name="Normal"><text:span text:style-name="T17"><text:s/></text:span><text:reference-mark-start text:name="ZOTERO_ITEM CSL_CITATION {&quot;citationID&quot;:&quot;M8MPhJM7&quot;,&quot;properties&quot;:{&quot;formattedCitation&quot;:&quot;Ibid.&quot;,&quot;plainCitation&quot;:&quot;Ibid.&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1&quot;}],&quot;schema&quot;:&quot;https://github.com/citation-style-language/schema/raw/master/csl-citation.json&quot;} RNDNnQcX1reOu"/><text:span text:style-name="T17">Ibid.</text:span><text:reference-mark-end text:name="ZOTERO_ITEM CSL_CITATION {&quot;citationID&quot;:&quot;M8MPhJM7&quot;,&quot;properties&quot;:{&quot;formattedCitation&quot;:&quot;Ibid.&quot;,&quot;plainCitation&quot;:&quot;Ibid.&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1&quot;}],&quot;schema&quot;:&quot;https://github.com/citation-style-language/schema/raw/master/csl-citation.json&quot;} RNDNnQcX1reOu"/></text:p></text:note-body></text:note></text:span></text:p>
      <text:p text:style-name="P4"><text:span text:style-name="T8">A Large increase of inmates for labor did not mean a decrease in genocide. The shift to a long term war did little to change the policy of Jewish extermination until 1944. As the labor pool of foreign workers dried up in 1944, the National Socialist leadership began to rethink the economic value of European Jews. After conquering Hungary in 1944, instead of sending all Jews to extermination, the SS culled some 108,000 of the 458,000 Hungarian Jews sent to Auschwitz for labor in the SS armament production facilities.</text:span><text:span text:style-name="T16"><text:note text:id="ftn67" text:note-class="footnote"><text:note-citation>67</text:note-citation><text:note-body><text:p text:style-name="Normal"><text:span text:style-name="T17"><text:s/></text:span><text:reference-mark-start text:name="ZOTERO_ITEM CSL_CITATION {&quot;citationID&quot;:&quot;DIj5OiBs&quot;,&quot;properties&quot;:{&quot;formattedCitation&quot;:&quot;Ibid., 205.&quot;,&quot;plainCitation&quot;:&quot;Ibid., 205.&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5&quot;}],&quot;schema&quot;:&quot;https://github.com/citation-style-language/schema/raw/master/csl-citation.json&quot;} RND3Og9UFWCNw"/><text:span text:style-name="T17">Ibid., 205.</text:span><text:reference-mark-end text:name="ZOTERO_ITEM CSL_CITATION {&quot;citationID&quot;:&quot;DIj5OiBs&quot;,&quot;properties&quot;:{&quot;formattedCitation&quot;:&quot;Ibid., 205.&quot;,&quot;plainCitation&quot;:&quot;Ibid., 205.&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5&quot;}],&quot;schema&quot;:&quot;https://github.com/citation-style-language/schema/raw/master/csl-citation.json&quot;} RND3Og9UFWCNw"/></text:p></text:note-body></text:note></text:span><text:span text:style-name="T8"> </text:span><text:bookmark-start text:name="The_shift_to_a_long_term_war_d"/><text:span text:style-name="T8">The</text:span><text:bookmark-end text:name="The_shift_to_a_long_term_war_d"/><text:span text:style-name="T8"> remaining Jews were sent to the gas chambers immediately upon arrival in Auschwitz.</text:span></text:p>
      <text:p text:style-name="P3"><text:bookmark-start text:name="Businesses_wanted_to_use_force"/><text:span text:style-name="T8">This time</text:span><text:bookmark-end text:name="Businesses_wanted_to_use_force"/><text:span text:style-name="T8"> period also saw a rise in collaboration between industry and the Nazi government. Businesses were actively involved at every level with the Nazi government.</text:span><text:span text:style-name="T16"><text:note text:id="ftn68" text:note-class="footnote"><text:note-citation>68</text:note-citation><text:note-body><text:p text:style-name="P13"><text:span text:style-name="T17"><text:s/></text:span><text:reference-mark-start text:name="ZOTERO_ITEM CSL_CITATION {&quot;citationID&quot;:&quot;d8Lgx7Lb&quot;,&quot;properties&quot;:{&quot;formattedCitation&quot;:&quot;{\\rtf J. Adam Tooze, {\\i{}The Wages of Destruction: The Making and Breaking of the Nazi Economy}, 1st American ed. (New York: Viking, 2007), 134.}&quot;,&quot;plainCitation&quot;:&quot;J. Adam Tooze, The Wages of Destruction: The Making and Breaking of the Nazi Economy, 1st American ed. (New York: Viking, 2007), 134.&quot;},&quot;citationItems&quot;:[{&quot;id&quot;:436,&quot;uris&quot;:[&quot;http://zotero.org/users/312/items/7HNIB54J&quot;],&quot;uri&quot;:[&quot;http://zotero.org/users/312/items/7HNIB54J&quot;],&quot;itemData&quot;:{&quot;id&quot;:436,&quot;type&quot;:&quot;book&quot;,&quot;title&quot;:&quot;The Wages of Destruction: The Making and Breaking of the Nazi Economy&quot;,&quot;publisher&quot;:&quot;Viking&quot;,&quot;publisher-place&quot;:&quot;New York&quot;,&quot;number-of-pages&quot;:&quot;799&quot;,&quot;edition&quot;:&quot;1st American ed&quot;,&quot;source&quot;:&quot;catalog.wrlc.org Library Catalog&quot;,&quot;event-place&quot;:&quot;New York&quot;,&quot;ISBN&quot;:&quot;0-670-03826-1&quot;,&quot;call-number&quot;:&quot;HC286.4 .T66 2007&quot;,&quot;shortTitle&quot;:&quot;The Wages of Destruction&quot;,&quot;author&quot;:[{&quot;family&quot;:&quot;Tooze&quot;,&quot;given&quot;:&quot;J. Adam&quot;}],&quot;issued&quot;:{&quot;date-parts&quot;:[[&quot;2007&quot;]]}},&quot;locator&quot;:&quot;p. 134&quot;}],&quot;schema&quot;:&quot;https://github.com/citation-style-language/schema/raw/master/csl-citation.json&quot;} RNDw1TOPPnBLC"/><text:span text:style-name="T26">J. Adam Tooze, </text:span><text:span text:style-name="T27">The Wages of Destruction: The Making and Breaking of the Nazi Economy</text:span><text:span text:style-name="T24">, 1st American ed. (New York: Viking, 2007), 134.</text:span><text:reference-mark-end text:name="ZOTERO_ITEM CSL_CITATION {&quot;citationID&quot;:&quot;d8Lgx7Lb&quot;,&quot;properties&quot;:{&quot;formattedCitation&quot;:&quot;{\\rtf J. Adam Tooze, {\\i{}The Wages of Destruction: The Making and Breaking of the Nazi Economy}, 1st American ed. (New York: Viking, 2007), 134.}&quot;,&quot;plainCitation&quot;:&quot;J. Adam Tooze, The Wages of Destruction: The Making and Breaking of the Nazi Economy, 1st American ed. (New York: Viking, 2007), 134.&quot;},&quot;citationItems&quot;:[{&quot;id&quot;:436,&quot;uris&quot;:[&quot;http://zotero.org/users/312/items/7HNIB54J&quot;],&quot;uri&quot;:[&quot;http://zotero.org/users/312/items/7HNIB54J&quot;],&quot;itemData&quot;:{&quot;id&quot;:436,&quot;type&quot;:&quot;book&quot;,&quot;title&quot;:&quot;The Wages of Destruction: The Making and Breaking of the Nazi Economy&quot;,&quot;publisher&quot;:&quot;Viking&quot;,&quot;publisher-place&quot;:&quot;New York&quot;,&quot;number-of-pages&quot;:&quot;799&quot;,&quot;edition&quot;:&quot;1st American ed&quot;,&quot;source&quot;:&quot;catalog.wrlc.org Library Catalog&quot;,&quot;event-place&quot;:&quot;New York&quot;,&quot;ISBN&quot;:&quot;0-670-03826-1&quot;,&quot;call-number&quot;:&quot;HC286.4 .T66 2007&quot;,&quot;shortTitle&quot;:&quot;The Wages of Destruction&quot;,&quot;author&quot;:[{&quot;family&quot;:&quot;Tooze&quot;,&quot;given&quot;:&quot;J. Adam&quot;}],&quot;issued&quot;:{&quot;date-parts&quot;:[[&quot;2007&quot;]]}},&quot;locator&quot;:&quot;p. 134&quot;}],&quot;schema&quot;:&quot;https://github.com/citation-style-language/schema/raw/master/csl-citation.json&quot;} RNDw1TOPPnBLC"/></text:p></text:note-body></text:note></text:span><text:span text:style-name="T8"> A major concern for industry leaders going into the war was the need to balance the desire to supply the required needs for armament, thereby increasing profits, </text:span><text:soft-page-break/><text:span text:style-name="T8">but also keep from increasing capital beyond post-war needs, which would saddle them with useless machines and loss of invested money.</text:span><text:span text:style-name="T16"><text:note text:id="ftn69" text:note-class="footnote"><text:note-citation>69</text:note-citation><text:note-body><text:p text:style-name="P13"><text:span text:style-name="T17"><text:s/></text:span><text:reference-mark-start text:name="ZOTERO_ITEM CSL_CITATION {&quot;citationID&quot;:&quot;XhjTCQ2r&quot;,&quot;properties&quot;:{&quot;formattedCitation&quot;:&quot;{\\rtf Neil Gregor, {\\i{}Daimler-Benz in the Third Reich} (New Haven, CT: Yale University Press, 1998), 109.}&quot;,&quot;plainCitation&quot;:&quot;Neil Gregor, Daimler-Benz in the Third Reich (New Haven, CT: Yale University Press, 1998), 109.&quot;},&quot;citationItems&quot;:[{&quot;id&quot;:209,&quot;uris&quot;:[&quot;http://zotero.org/users/312/items/2VX5JZD9&quot;],&quot;uri&quot;:[&quot;http://zotero.org/users/312/items/2VX5JZD9&quot;],&quot;itemData&quot;:{&quot;id&quot;:209,&quot;type&quot;:&quot;book&quot;,&quot;title&quot;:&quot;Daimler-Benz in the Third Reich&quot;,&quot;publisher&quot;:&quot;Yale University Press&quot;,&quot;publisher-place&quot;:&quot;New Haven, CT&quot;,&quot;number-of-pages&quot;:&quot;276&quot;,&quot;source&quot;:&quot;magik.gmu.edu Library Catalog&quot;,&quot;event-place&quot;:&quot;New Haven, CT&quot;,&quot;ISBN&quot;:&quot;0-300-07243-0&quot;,&quot;call-number&quot;:&quot;HD9743.G48 G74 1998&quot;,&quot;author&quot;:[{&quot;family&quot;:&quot;Gregor&quot;,&quot;given&quot;:&quot;Neil&quot;}],&quot;issued&quot;:{&quot;date-parts&quot;:[[&quot;1998&quot;]]}},&quot;locator&quot;:&quot;p. 109&quot;}],&quot;schema&quot;:&quot;https://github.com/citation-style-language/schema/raw/master/csl-citation.json&quot;} RNDzcLYz5GczB"/><text:span text:style-name="T26">Neil Gregor, </text:span><text:span text:style-name="T27">Daimler-Benz in the Third Reich</text:span><text:span text:style-name="T24"> (New Haven, CT: Yale University Press, 1998), 109.</text:span><text:reference-mark-end text:name="ZOTERO_ITEM CSL_CITATION {&quot;citationID&quot;:&quot;XhjTCQ2r&quot;,&quot;properties&quot;:{&quot;formattedCitation&quot;:&quot;{\\rtf Neil Gregor, {\\i{}Daimler-Benz in the Third Reich} (New Haven, CT: Yale University Press, 1998), 109.}&quot;,&quot;plainCitation&quot;:&quot;Neil Gregor, Daimler-Benz in the Third Reich (New Haven, CT: Yale University Press, 1998), 109.&quot;},&quot;citationItems&quot;:[{&quot;id&quot;:209,&quot;uris&quot;:[&quot;http://zotero.org/users/312/items/2VX5JZD9&quot;],&quot;uri&quot;:[&quot;http://zotero.org/users/312/items/2VX5JZD9&quot;],&quot;itemData&quot;:{&quot;id&quot;:209,&quot;type&quot;:&quot;book&quot;,&quot;title&quot;:&quot;Daimler-Benz in the Third Reich&quot;,&quot;publisher&quot;:&quot;Yale University Press&quot;,&quot;publisher-place&quot;:&quot;New Haven, CT&quot;,&quot;number-of-pages&quot;:&quot;276&quot;,&quot;source&quot;:&quot;magik.gmu.edu Library Catalog&quot;,&quot;event-place&quot;:&quot;New Haven, CT&quot;,&quot;ISBN&quot;:&quot;0-300-07243-0&quot;,&quot;call-number&quot;:&quot;HD9743.G48 G74 1998&quot;,&quot;author&quot;:[{&quot;family&quot;:&quot;Gregor&quot;,&quot;given&quot;:&quot;Neil&quot;}],&quot;issued&quot;:{&quot;date-parts&quot;:[[&quot;1998&quot;]]}},&quot;locator&quot;:&quot;p. 109&quot;}],&quot;schema&quot;:&quot;https://github.com/citation-style-language/schema/raw/master/csl-citation.json&quot;} RNDzcLYz5GczB"/></text:p></text:note-body></text:note></text:span><text:span text:style-name="T8"> As mid- and long-term market options increasingly blew up after 1942, German business owners found a greater need to produce for the war economy, and eventually looked to the government for help in protecting their depleting assets. German businesses actively and anxiously sought government protection and were eventually willing to overlook the use of forced and slave laborers who relocated machinery, produced their goods, and built their tunnels and bunkers, as long as it saved their machinery. In a study of slave labor usage in thirty-three cases of industries employing slave labor, Spoerer found that the SS forced only one, the Akkumluatorenfabirk AG Stöcken a battery factory for U-boats, to use slave labor. Twenty-two factories, state and private corporations, employed slave labor after direct request and deals engaged in by the managers. In most cases, the businesses requested concentration camp laborers, they were not forced upon them by the SS.</text:span><text:span text:style-name="T16"><text:note text:id="ftn70" text:note-class="footnote"><text:note-citation>70</text:note-citation><text:note-body><text:p text:style-name="P13"><text:span text:style-name="T17"><text:s/></text:span><text:reference-mark-start text:name="ZOTERO_ITEM CSL_CITATION {&quot;citationID&quot;:&quot;0BslvUaH&quot;,&quot;properties&quot;:{&quot;formattedCitation&quot;:&quot;{\\rtf Spoerer, {\\i{}Zwangsarbeit unter dem Hakenkreuz}.}&quot;,&quot;plainCitation&quot;:&quot;Spoerer, Zwangsarbeit unter dem Hakenkreuz.&quot;},&quot;citationItems&quot;:[{&quot;id&quot;:4890,&quot;uris&quot;:[&quot;http://zotero.org/users/312/items/3NENPKGF&quot;],&quot;uri&quot;:[&quot;http://zotero.org/users/312/items/3NENPKGF&quot;],&quot;itemData&quot;:{&quot;id&quot;:4890,&quot;type&quot;:&quot;book&quot;,&quot;title&quot;:&quot;Zwangsarbeit unter dem Hakenkreuz: ausländische Zivilarbeiter, Kriegsgefangene und Häftlinge im Deutschen Reich und im besetzten Europa 1939-1945&quot;,&quot;publisher&quot;:&quot;Deutsche Verlags-Anstalt&quot;,&quot;publisher-place&quot;:&quot;Stuttgart&quot;,&quot;source&quot;:&quot;Open WorldCat&quot;,&quot;event-place&quot;:&quot;Stuttgart&quot;,&quot;ISBN&quot;:&quot;978-3-421-05464-7&quot;,&quot;note&quot;:&quot;OCLC: 47824503&quot;,&quot;shortTitle&quot;:&quot;Zwangsarbeit unter dem Hakenkreuz&quot;,&quot;language&quot;:&quot;German&quot;,&quot;author&quot;:[{&quot;family&quot;:&quot;Spoerer&quot;,&quot;given&quot;:&quot;Mark&quot;}],&quot;issued&quot;:{&quot;date-parts&quot;:[[&quot;2001&quot;]]}}}],&quot;schema&quot;:&quot;https://github.com/citation-style-language/schema/raw/master/csl-citation.json&quot;} RNDpbUTVG4vAU"/><text:span text:style-name="T26">Spoerer, </text:span><text:span text:style-name="T27">Zwangsarbeit unter dem Hakenkreuz</text:span><text:span text:style-name="T24">.</text:span><text:reference-mark-end text:name="ZOTERO_ITEM CSL_CITATION {&quot;citationID&quot;:&quot;0BslvUaH&quot;,&quot;properties&quot;:{&quot;formattedCitation&quot;:&quot;{\\rtf Spoerer, {\\i{}Zwangsarbeit unter dem Hakenkreuz}.}&quot;,&quot;plainCitation&quot;:&quot;Spoerer, Zwangsarbeit unter dem Hakenkreuz.&quot;},&quot;citationItems&quot;:[{&quot;id&quot;:4890,&quot;uris&quot;:[&quot;http://zotero.org/users/312/items/3NENPKGF&quot;],&quot;uri&quot;:[&quot;http://zotero.org/users/312/items/3NENPKGF&quot;],&quot;itemData&quot;:{&quot;id&quot;:4890,&quot;type&quot;:&quot;book&quot;,&quot;title&quot;:&quot;Zwangsarbeit unter dem Hakenkreuz: ausländische Zivilarbeiter, Kriegsgefangene und Häftlinge im Deutschen Reich und im besetzten Europa 1939-1945&quot;,&quot;publisher&quot;:&quot;Deutsche Verlags-Anstalt&quot;,&quot;publisher-place&quot;:&quot;Stuttgart&quot;,&quot;source&quot;:&quot;Open WorldCat&quot;,&quot;event-place&quot;:&quot;Stuttgart&quot;,&quot;ISBN&quot;:&quot;978-3-421-05464-7&quot;,&quot;note&quot;:&quot;OCLC: 47824503&quot;,&quot;shortTitle&quot;:&quot;Zwangsarbeit unter dem Hakenkreuz&quot;,&quot;language&quot;:&quot;German&quot;,&quot;author&quot;:[{&quot;family&quot;:&quot;Spoerer&quot;,&quot;given&quot;:&quot;Mark&quot;}],&quot;issued&quot;:{&quot;date-parts&quot;:[[&quot;2001&quot;]]}}}],&quot;schema&quot;:&quot;https://github.com/citation-style-language/schema/raw/master/csl-citation.json&quot;} RNDpbUTVG4vAU"/></text:p></text:note-body></text:note></text:span></text:p>
      <text:p text:style-name="P4"><text:bookmark-start text:name="May_used_for_patriotic_rather_"/><text:span text:style-name="T8">Industry u</text:span><text:bookmark-end text:name="May_used_for_patriotic_rather_"/><text:span text:style-name="T8">sed forced labor for various reasons. Economic concerns may not have been the driving force for many businesses, as some studies show that it cost less to use German labor than pay the SS for forced or slave laborers. Contributing factors to the use of slave laborer were political, social, and the basic fact that these were the only laborers available. Businesses often used slave labor to show support of the regime, to show a social allegiance to the war cause, and, practically, to reach their production goals.</text:span><text:span text:style-name="T16"><text:note text:id="ftn71" text:note-class="footnote"><text:note-citation>71</text:note-citation><text:note-body><text:p text:style-name="P13"><text:span text:style-name="T17"><text:s/></text:span><text:reference-mark-start text:name="ZOTERO_ITEM CSL_CITATION {&quot;citationID&quot;:&quot;kAwhcJBO&quot;,&quot;properties&quot;:{&quot;formattedCitation&quot;:&quot;{\\rtf Center for Advanced Holocaust Studies, {\\i{}Forced and Slave Labor in Nazi-Dominated Europe}, 5.}&quot;,&quot;plainCitation&quot;:&quot;Center for Advanced Holocaust Studies, Forced and Slave Labor in Nazi-Dominated Europe, 5.&quot;},&quot;citationItems&quot;:[{&quot;id&quot;:1526,&quot;uris&quot;:[&quot;http://zotero.org/users/312/items/TSNRMNQX&quot;],&quot;uri&quot;:[&quot;http://zotero.org/users/312/items/TSNRMNQX&quot;],&quot;itemData&quot;:{&quot;id&quot;:1526,&quot;type&quot;:&quot;book&quot;,&quot;title&quot;:&quot;Forced and Slave Labor in Nazi-Dominated Europe: Symposium Presentations&quot;,&quot;publisher&quot;:&quot;Center for Advanced Holocaust Studies, United States Holocaust Memorial Museum&quot;,&quot;publisher-place&quot;:&quot;Washington, D.C&quot;,&quot;number-of-pages&quot;:&quot;128&quot;,&quot;source&quot;:&quot;catalog.wrlc.org Library Catalog&quot;,&quot;event-place&quot;:&quot;Washington, D.C&quot;,&quot;call-number&quot;:&quot;HD4875.E85 F67 2004&quot;,&quot;shortTitle&quot;:&quot;Forced and Slave Labor in Nazi-Dominated Europe&quot;,&quot;author&quot;:[{&quot;literal&quot;:&quot;Center for Advanced Holocaust Studies&quot;}],&quot;issued&quot;:{&quot;date-parts&quot;:[[&quot;2004&quot;]]}},&quot;locator&quot;:&quot;p. 5&quot;}],&quot;schema&quot;:&quot;https://github.com/citation-style-language/schema/raw/master/csl-citation.json&quot;} RNDqSeFBa6epm"/><text:span text:style-name="T26">Center for Advanced Holocaust Studies, </text:span><text:span text:style-name="T27">Forced and Slave Labor in Nazi-Dominated Europe</text:span><text:span text:style-name="T24">, 5.</text:span><text:reference-mark-end text:name="ZOTERO_ITEM CSL_CITATION {&quot;citationID&quot;:&quot;kAwhcJBO&quot;,&quot;properties&quot;:{&quot;formattedCitation&quot;:&quot;{\\rtf Center for Advanced Holocaust Studies, {\\i{}Forced and Slave Labor in Nazi-Dominated Europe}, 5.}&quot;,&quot;plainCitation&quot;:&quot;Center for Advanced Holocaust Studies, Forced and Slave Labor in Nazi-Dominated Europe, 5.&quot;},&quot;citationItems&quot;:[{&quot;id&quot;:1526,&quot;uris&quot;:[&quot;http://zotero.org/users/312/items/TSNRMNQX&quot;],&quot;uri&quot;:[&quot;http://zotero.org/users/312/items/TSNRMNQX&quot;],&quot;itemData&quot;:{&quot;id&quot;:1526,&quot;type&quot;:&quot;book&quot;,&quot;title&quot;:&quot;Forced and Slave Labor in Nazi-Dominated Europe: Symposium Presentations&quot;,&quot;publisher&quot;:&quot;Center for Advanced Holocaust Studies, United States Holocaust Memorial Museum&quot;,&quot;publisher-place&quot;:&quot;Washington, D.C&quot;,&quot;number-of-pages&quot;:&quot;128&quot;,&quot;source&quot;:&quot;catalog.wrlc.org Library Catalog&quot;,&quot;event-place&quot;:&quot;Washington, D.C&quot;,&quot;call-number&quot;:&quot;HD4875.E85 F67 2004&quot;,&quot;shortTitle&quot;:&quot;Forced and Slave Labor in Nazi-Dominated Europe&quot;,&quot;author&quot;:[{&quot;literal&quot;:&quot;Center for Advanced Holocaust Studies&quot;}],&quot;issued&quot;:{&quot;date-parts&quot;:[[&quot;2004&quot;]]}},&quot;locator&quot;:&quot;p. 5&quot;}],&quot;schema&quot;:&quot;https://github.com/citation-style-language/schema/raw/master/csl-citation.json&quot;} RNDqSeFBa6epm"/></text:p></text:note-body></text:note></text:span><text:span text:style-name="T8"> </text:span><text:soft-page-break/><text:span text:style-name="T8">Historian of German labor, Ulrich Herbert, notes that every single business that utilized slave labor did so of their own volition. Only those companies that asked for workers, received workers.</text:span><text:span text:style-name="T16"><text:note text:id="ftn72" text:note-class="footnote"><text:note-citation>72</text:note-citation><text:note-body><text:p text:style-name="P13"><text:span text:style-name="T17"><text:s/></text:span><text:reference-mark-start text:name="ZOTERO_ITEM CSL_CITATION {&quot;citationID&quot;:&quot;PSLmp5E3&quot;,&quot;properties&quot;:{&quot;formattedCitation&quot;:&quot;{\\rtf Herbert, \\uc0\\u8220{}Forced Laborers in the Third Reich,\\uc0\\u8221{} 206.}&quot;,&quot;plainCitation&quot;:&quot;Herbert, “Forced Laborers in the Third Reich,” 206.&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6&quot;}],&quot;schema&quot;:&quot;https://github.com/citation-style-language/schema/raw/master/csl-citation.json&quot;} RNDwdEX3tzcg1"/><text:span text:style-name="T22">Herbert, </text:span><text:span text:style-name="T21">“Forced Laborers in the Third Reich,” 206.</text:span><text:reference-mark-end text:name="ZOTERO_ITEM CSL_CITATION {&quot;citationID&quot;:&quot;PSLmp5E3&quot;,&quot;properties&quot;:{&quot;formattedCitation&quot;:&quot;{\\rtf Herbert, \\uc0\\u8220{}Forced Laborers in the Third Reich,\\uc0\\u8221{} 206.}&quot;,&quot;plainCitation&quot;:&quot;Herbert, “Forced Laborers in the Third Reich,” 206.&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6&quot;}],&quot;schema&quot;:&quot;https://github.com/citation-style-language/schema/raw/master/csl-citation.json&quot;} RNDwdEX3tzcg1"/></text:p></text:note-body></text:note></text:span></text:p>
      <text:p text:style-name="P3"><text:span text:style-name="T8">The effort to increase military production grew inversely proportional to the available labor force. The Reich labor office brought in foreign laborers to fill the staggering labor needs. By the summer of 1940, Germany employed 310,000 Polish workers, nearly 90% of them in agricultural positions, and had classified another 390,000 Polish prisoners of war as civil workers in Germany.</text:span><text:span text:style-name="T16"><text:note text:id="ftn73" text:note-class="footnote"><text:note-citation>73</text:note-citation><text:note-body><text:p text:style-name="P13"><text:span text:style-name="T17"><text:s/></text:span><text:reference-mark-start text:name="ZOTERO_ITEM CSL_CITATION {&quot;citationID&quot;:&quot;MzQoQ6oD&quot;,&quot;properties&quot;:{&quot;formattedCitation&quot;:&quot;{\\rtf Herbert, {\\i{}Geschichte der Ausl\\uc0\\u228{}nderpolitik in Deutschland}, 130\\uc0\\u8211{}132.}&quot;,&quot;plainCitation&quot;:&quot;Herbert, Geschichte der Ausländerpolitik in Deutschland, 130–132.&quot;},&quot;citationItems&quot;:[{&quot;id&quot;:5324,&quot;uris&quot;:[&quot;http://zotero.org/users/312/items/NX3XF3Z3&quot;],&quot;uri&quot;:[&quot;http://zotero.org/users/312/items/NX3XF3Z3&quot;],&quot;itemData&quot;:{&quot;id&quot;:5324,&quot;type&quot;:&quot;book&quot;,&quot;title&quot;:&quot;Geschichte der Ausländerpolitik in Deutschland: Saisonarbeiter, Zwangsarbeiter, Gastarbeiter, Flüchtlinge&quot;,&quot;publisher&quot;:&quot;Beck&quot;,&quot;publisher-place&quot;:&quot;München&quot;,&quot;source&quot;:&quot;Open WorldCat&quot;,&quot;event-place&quot;:&quot;München&quot;,&quot;ISBN&quot;:&quot;978-3-406-47477-4&quot;,&quot;shortTitle&quot;:&quot;Geschichte der Ausländerpolitik in Deutschland&quot;,&quot;language&quot;:&quot;German&quot;,&quot;author&quot;:[{&quot;family&quot;:&quot;Herbert&quot;,&quot;given&quot;:&quot;Ulrich&quot;}],&quot;issued&quot;:{&quot;date-parts&quot;:[[&quot;2001&quot;]]}},&quot;locator&quot;:&quot;p. 130-132&quot;}],&quot;schema&quot;:&quot;https://github.com/citation-style-language/schema/raw/master/csl-citation.json&quot;} RNDS0CQhceSmI"/><text:span text:style-name="T26">Herbert, </text:span><text:span text:style-name="T27">Geschichte der Ausländerpolitik in Deutschland</text:span><text:span text:style-name="T24">, 130–132.</text:span><text:reference-mark-end text:name="ZOTERO_ITEM CSL_CITATION {&quot;citationID&quot;:&quot;MzQoQ6oD&quot;,&quot;properties&quot;:{&quot;formattedCitation&quot;:&quot;{\\rtf Herbert, {\\i{}Geschichte der Ausl\\uc0\\u228{}nderpolitik in Deutschland}, 130\\uc0\\u8211{}132.}&quot;,&quot;plainCitation&quot;:&quot;Herbert, Geschichte der Ausländerpolitik in Deutschland, 130–132.&quot;},&quot;citationItems&quot;:[{&quot;id&quot;:5324,&quot;uris&quot;:[&quot;http://zotero.org/users/312/items/NX3XF3Z3&quot;],&quot;uri&quot;:[&quot;http://zotero.org/users/312/items/NX3XF3Z3&quot;],&quot;itemData&quot;:{&quot;id&quot;:5324,&quot;type&quot;:&quot;book&quot;,&quot;title&quot;:&quot;Geschichte der Ausländerpolitik in Deutschland: Saisonarbeiter, Zwangsarbeiter, Gastarbeiter, Flüchtlinge&quot;,&quot;publisher&quot;:&quot;Beck&quot;,&quot;publisher-place&quot;:&quot;München&quot;,&quot;source&quot;:&quot;Open WorldCat&quot;,&quot;event-place&quot;:&quot;München&quot;,&quot;ISBN&quot;:&quot;978-3-406-47477-4&quot;,&quot;shortTitle&quot;:&quot;Geschichte der Ausländerpolitik in Deutschland&quot;,&quot;language&quot;:&quot;German&quot;,&quot;author&quot;:[{&quot;family&quot;:&quot;Herbert&quot;,&quot;given&quot;:&quot;Ulrich&quot;}],&quot;issued&quot;:{&quot;date-parts&quot;:[[&quot;2001&quot;]]}},&quot;locator&quot;:&quot;p. 130-132&quot;}],&quot;schema&quot;:&quot;https://github.com/citation-style-language/schema/raw/master/csl-citation.json&quot;} RNDS0CQhceSmI"/></text:p></text:note-body></text:note></text:span></text:p>
      <text:p text:style-name="P3"><text:span text:style-name="T8">Slave labor, those from concentration camps, remained relatively low throughout 1943. Only 30,000 of 200,000 inmates worked at satellite camps. Industry managers still wanted foreign labor instead of prisoners, a situation that did not change until the fall of 1943.</text:span><text:span text:style-name="T16"><text:note text:id="ftn74" text:note-class="footnote"><text:note-citation>74</text:note-citation><text:note-body><text:p text:style-name="P13"><text:span text:style-name="T17"><text:s/></text:span><text:reference-mark-start text:name="ZOTERO_ITEM CSL_CITATION {&quot;citationID&quot;:&quot;gwfmTC4d&quot;,&quot;properties&quot;:{&quot;formattedCitation&quot;:&quot;{\\rtf Wachsmann, {\\i{}KL}, 409.}&quot;,&quot;plainCitation&quot;:&quot;Wachsmann, KL, 409.&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409&quot;}],&quot;schema&quot;:&quot;https://github.com/citation-style-language/schema/raw/master/csl-citation.json&quot;} RNDQ7levDupMf"/><text:span text:style-name="T26">Wachsmann, </text:span><text:span text:style-name="T27">KL</text:span><text:span text:style-name="T24">, 409.</text:span><text:reference-mark-end text:name="ZOTERO_ITEM CSL_CITATION {&quot;citationID&quot;:&quot;gwfmTC4d&quot;,&quot;properties&quot;:{&quot;formattedCitation&quot;:&quot;{\\rtf Wachsmann, {\\i{}KL}, 409.}&quot;,&quot;plainCitation&quot;:&quot;Wachsmann, KL, 409.&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409&quot;}],&quot;schema&quot;:&quot;https://github.com/citation-style-language/schema/raw/master/csl-citation.json&quot;} RNDQ7levDupMf"/></text:p></text:note-body></text:note></text:span><text:span text:style-name="T8"> During the summer of 1944, a peak of 7.6 million foreigners worked in Germany, mostly from the Soviet Union and Poland.</text:span><text:span text:style-name="T16"><text:note text:id="ftn75" text:note-class="footnote"><text:note-citation>75</text:note-citation><text:note-body><text:p text:style-name="P13"><text:span text:style-name="T17"><text:s/></text:span><text:reference-mark-start text:name="ZOTERO_ITEM CSL_CITATION {&quot;citationID&quot;:&quot;ey8f6Yn3&quot;,&quot;properties&quot;:{&quot;formattedCitation&quot;:&quot;{\\rtf Herbert, \\uc0\\u8220{}Forced Laborers in the Third Reich,\\uc0\\u8221{} 205.}&quot;,&quot;plainCitation&quot;:&quot;Herbert, “Forced Laborers in the Third Reich,” 205.&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5&quot;}],&quot;schema&quot;:&quot;https://github.com/citation-style-language/schema/raw/master/csl-citation.json&quot;} RNDbWqS3VIge9"/><text:span text:style-name="T22">Herbert, </text:span><text:span text:style-name="T21">“Forced Laborers in the Third Reich,” 205.</text:span><text:reference-mark-end text:name="ZOTERO_ITEM CSL_CITATION {&quot;citationID&quot;:&quot;ey8f6Yn3&quot;,&quot;properties&quot;:{&quot;formattedCitation&quot;:&quot;{\\rtf Herbert, \\uc0\\u8220{}Forced Laborers in the Third Reich,\\uc0\\u8221{} 205.}&quot;,&quot;plainCitation&quot;:&quot;Herbert, “Forced Laborers in the Third Reich,” 205.&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5&quot;}],&quot;schema&quot;:&quot;https://github.com/citation-style-language/schema/raw/master/csl-citation.json&quot;} RNDbWqS3VIge9"/></text:p></text:note-body></text:note></text:span><text:span text:style-name="T8"> </text:span><text:bookmark-start text:name="Foreign_labor_194345"/><text:span text:style-name="T8">The</text:span><text:bookmark-end text:name="Foreign_labor_194345"/><text:span text:style-name="T8"> increase in foreign workers led to more of them being arrested and sent to concentration camps.</text:span></text:p>
      <text:p text:style-name="P3"><text:bookmark-start text:name="Use_of_prisoners_in_air_indust"/><text:span text:style-name="T8">The air in</text:span><text:bookmark-end text:name="Use_of_prisoners_in_air_indust"/><text:span text:style-name="T8">dustry was a large supporter of forced and slave labor. Himmler sent a report to Göring in February 1944 showing that the use of forced laborers had already proved a great asset to the airplane manufacturing industry.</text:span><text:span text:style-name="T16"><text:note text:id="ftn76" text:note-class="footnote"><text:note-citation>76</text:note-citation><text:note-body><text:p text:style-name="P13"><text:span text:style-name="T17"><text:s/></text:span><text:reference-mark-start text:name="ZOTERO_ITEM CSL_CITATION {&quot;citationID&quot;:&quot;zKcktrDh&quot;,&quot;properties&quot;:{&quot;formattedCitation&quot;:&quot;{\\rtf Heinrich Himmler, \\uc0\\u8220{}H\\uc0\\u228{}ftlingseinsatz f\\uc0\\u252{}r Zwecke der Luftfahrtindustrie - Januar 1944. Himmler letter to G\\uc0\\u246{}ring.\\uc0\\u8221{} (USHMM, February 1944), Goudsmit RG10.228, United States Holocaust Memorial Museum Archives.}&quot;,&quot;plainCitation&quot;:&quot;Heinrich Himmler, “Häftlingseinsatz für Zwecke der Luftfahrtindustrie - Januar 1944. Himmler letter to Göring.” (USHMM, February 1944), Goudsmit RG10.228, United States Holocaust Memorial Museum Archives.&quot;},&quot;citationItems&quot;:[{&quot;id&quot;:5300,&quot;uris&quot;:[&quot;http://zotero.org/users/312/items/ET2JIFUB&quot;],&quot;uri&quot;:[&quot;http://zotero.org/users/312/items/ET2JIFUB&quot;],&quot;itemData&quot;:{&quot;id&quot;:5300,&quot;type&quot;:&quot;article&quot;,&quot;title&quot;:&quot;Häftlingseinsatz für Zwecke der Luftfahrtindustrie - Januar 1944. Himmler letter to Göring.&quot;,&quot;publisher&quot;:&quot;USHMM&quot;,&quot;archive&quot;:&quot;United States Holocaust Memorial Museum Archives&quot;,&quot;archive_location&quot;:&quot;Goudsmit RG10.228&quot;,&quot;abstract&quot;:&quot;Himmler assigns Pohl to work with the Reichsluffahrtministerium (RLM) in planning and implementation of concentration camp prisoners. Himmler continues the letter by mentioning how the forced laborers have already proven a great asset to the airplane industry.&quot;,&quot;call-number&quot;:&quot;ACC. 1995.A.300&quot;,&quot;language&quot;:&quot;German&quot;,&quot;author&quot;:[{&quot;family&quot;:&quot;Himmler&quot;,&quot;given&quot;:&quot;Heinrich&quot;}],&quot;issued&quot;:{&quot;date-parts&quot;:[[&quot;1944&quot;,2]]}}}],&quot;schema&quot;:&quot;https://github.com/citation-style-language/schema/raw/master/csl-citation.json&quot;} RNDdw2HQXZKS1"/><text:span text:style-name="T22">Heinrich Himmler, </text:span><text:span text:style-name="T21">“Häftlingseinsatz für Zwecke der Luftfahrtindustrie - Januar 1944. Himmler letter to Göring.” (USHMM, February 1944), Goudsmit RG10.228, United States Holocaust Memorial Museum Archives.</text:span><text:reference-mark-end text:name="ZOTERO_ITEM CSL_CITATION {&quot;citationID&quot;:&quot;zKcktrDh&quot;,&quot;properties&quot;:{&quot;formattedCitation&quot;:&quot;{\\rtf Heinrich Himmler, \\uc0\\u8220{}H\\uc0\\u228{}ftlingseinsatz f\\uc0\\u252{}r Zwecke der Luftfahrtindustrie - Januar 1944. Himmler letter to G\\uc0\\u246{}ring.\\uc0\\u8221{} (USHMM, February 1944), Goudsmit RG10.228, United States Holocaust Memorial Museum Archives.}&quot;,&quot;plainCitation&quot;:&quot;Heinrich Himmler, “Häftlingseinsatz für Zwecke der Luftfahrtindustrie - Januar 1944. Himmler letter to Göring.” (USHMM, February 1944), Goudsmit RG10.228, United States Holocaust Memorial Museum Archives.&quot;},&quot;citationItems&quot;:[{&quot;id&quot;:5300,&quot;uris&quot;:[&quot;http://zotero.org/users/312/items/ET2JIFUB&quot;],&quot;uri&quot;:[&quot;http://zotero.org/users/312/items/ET2JIFUB&quot;],&quot;itemData&quot;:{&quot;id&quot;:5300,&quot;type&quot;:&quot;article&quot;,&quot;title&quot;:&quot;Häftlingseinsatz für Zwecke der Luftfahrtindustrie - Januar 1944. Himmler letter to Göring.&quot;,&quot;publisher&quot;:&quot;USHMM&quot;,&quot;archive&quot;:&quot;United States Holocaust Memorial Museum Archives&quot;,&quot;archive_location&quot;:&quot;Goudsmit RG10.228&quot;,&quot;abstract&quot;:&quot;Himmler assigns Pohl to work with the Reichsluffahrtministerium (RLM) in planning and implementation of concentration camp prisoners. Himmler continues the letter by mentioning how the forced laborers have already proven a great asset to the airplane industry.&quot;,&quot;call-number&quot;:&quot;ACC. 1995.A.300&quot;,&quot;language&quot;:&quot;German&quot;,&quot;author&quot;:[{&quot;family&quot;:&quot;Himmler&quot;,&quot;given&quot;:&quot;Heinrich&quot;}],&quot;issued&quot;:{&quot;date-parts&quot;:[[&quot;1944&quot;,2]]}}}],&quot;schema&quot;:&quot;https://github.com/citation-style-language/schema/raw/master/csl-citation.json&quot;} RNDdw2HQXZKS1"/></text:p></text:note-body></text:note></text:span><text:span text:style-name="T8"> In the report, Himmler noted how he assigned Pohl to work with the </text:span><text:span text:style-name="T11">Reichsluffahrtministerium</text:span><text:span text:style-name="T8"> (Reich Air </text:span><text:soft-page-break/><text:span text:style-name="T8">Ministry, RLM) in the planning and implementation of concentration camp prisoners. By the time of the letter, two thousand inmates were already manufacturing nine hundred nose cones and fire shields, as well as 120,000 various other parts for the Jäger Me 109. In Oranienburg, six thousand inmates accounted for 60% of the workforce of the Heinkel-Werken plant which built the He 177. The inmates worked perfectly there, claimed Himmler, so he planned increasing the number to eight thousand.</text:span></text:p>
      <text:p text:style-name="P3"><text:span text:style-name="T8">Female inmates were also used for aircraft production. A production plant in Neubrandenburg used twenty-five hundred female inmates at mechanical workstations to produce bombing equipment and rudder machinery. Completely composed of women inmates, the plant produced 30,500 pieces in the month of January. The project worked so well that Himmler proposed an increase of fifteen hundred inmates. The work produced by these inmates, declared Himmler, was excellent (</text:span><text:span text:style-name="T11">ausgezeichnet</text:span><text:span text:style-name="T8">). Himmler concluded the letter with the outlook that the implementation of underground production facilities would require an additional one hundred thousand inmates, plans for which were already underway.</text:span></text:p>
      <text:p text:style-name="P17">Throughout the letter, Himmler emphasized the role of the SS in implementing the Reich’s plan to use concentration camp prisoners for labor, specifically in the airplane manufacturing industry. Thirty-six thousand prisoners were already in use for Luftwaffe purposes, wrote Himmler, and he expected the number to increase to ninety thousand. </text:p>
      <text:p text:style-name="P3"><text:span text:style-name="T8">A January 1944 report from Pohl to Himmler shows the total number of inmates for January 1944 to be 35,839, spread throughout 45 factories. Heinkel-Werke’s </text:span><text:soft-page-break/><text:span text:style-name="T8">Oranienburg plant had the largest number of inmates at 5,939, with BMW’s München-Allach plant with the second largest group of inmates at 3,434, and the smallest factories assigned 15-20 inmates, as at Bev. F. Hochfrequenzforschung. The report noted plans for a further 59,946 inmates, with an additional five factory locations. Pohl recorded a total 8,733,495 hours worked by inmates for the month of January 1944.</text:span><text:span text:style-name="T16"><text:note text:id="ftn77" text:note-class="footnote"><text:note-citation>77</text:note-citation><text:note-body><text:p text:style-name="P13"><text:span text:style-name="T17"><text:s/></text:span><text:reference-mark-start text:name="ZOTERO_ITEM CSL_CITATION {&quot;citationID&quot;:&quot;j9hId9wD&quot;,&quot;properties&quot;:{&quot;formattedCitation&quot;:&quot;{\\rtf Oswald Pohl, \\uc0\\u8220{}H\\uc0\\u228{}ftlingseinsatz f\\uc0\\u252{}r Zwecke der Luftfahrtindustrie - Januar 1944. Charts signed by Pohl.\\uc0\\u8221{} (USHMM, February 21, 1944), Goudsmit RG10.228, United States Holocaust Memorial Museum Archives.}&quot;,&quot;plainCitation&quot;:&quot;Oswald Pohl, “Häftlingseinsatz für Zwecke der Luftfahrtindustrie - Januar 1944. Charts signed by Pohl.” (USHMM, February 21, 1944), Goudsmit RG10.228, United States Holocaust Memorial Museum Archives.&quot;},&quot;citationItems&quot;:[{&quot;id&quot;:5215,&quot;uris&quot;:[&quot;http://zotero.org/users/312/items/M9C8NAEP&quot;],&quot;uri&quot;:[&quot;http://zotero.org/users/312/items/M9C8NAEP&quot;],&quot;itemData&quot;:{&quot;id&quot;:5215,&quot;type&quot;:&quot;article&quot;,&quot;title&quot;:&quot;Häftlingseinsatz für Zwecke der Luftfahrtindustrie - Januar 1944. Charts signed by Pohl.&quot;,&quot;publisher&quot;:&quot;USHMM&quot;,&quot;archive&quot;:&quot;United States Holocaust Memorial Museum Archives&quot;,&quot;archive_location&quot;:&quot;Goudsmit RG10.228&quot;,&quot;abstract&quot;:&quot;Charts containing the number of planned and actual pirsoners used in various camps for the air plane industry during January 1944&quot;,&quot;call-number&quot;:&quot;ACC. 1995.A.300&quot;,&quot;language&quot;:&quot;German&quot;,&quot;author&quot;:[{&quot;family&quot;:&quot;Pohl&quot;,&quot;given&quot;:&quot;Oswald&quot;}],&quot;issued&quot;:{&quot;date-parts&quot;:[[&quot;1944&quot;,2,21]]}}}],&quot;schema&quot;:&quot;https://github.com/citation-style-language/schema/raw/master/csl-citation.json&quot;} RNDtUyMgrS3qx"/><text:span text:style-name="T22">Oswald Pohl, </text:span><text:span text:style-name="T21">“Häftlingseinsatz für Zwecke der Luftfahrtindustrie - Januar 1944. Charts signed by Pohl.” (USHMM, February 21, 1944), Goudsmit RG10.228, United States Holocaust Memorial Museum Archives.</text:span><text:reference-mark-end text:name="ZOTERO_ITEM CSL_CITATION {&quot;citationID&quot;:&quot;j9hId9wD&quot;,&quot;properties&quot;:{&quot;formattedCitation&quot;:&quot;{\\rtf Oswald Pohl, \\uc0\\u8220{}H\\uc0\\u228{}ftlingseinsatz f\\uc0\\u252{}r Zwecke der Luftfahrtindustrie - Januar 1944. Charts signed by Pohl.\\uc0\\u8221{} (USHMM, February 21, 1944), Goudsmit RG10.228, United States Holocaust Memorial Museum Archives.}&quot;,&quot;plainCitation&quot;:&quot;Oswald Pohl, “Häftlingseinsatz für Zwecke der Luftfahrtindustrie - Januar 1944. Charts signed by Pohl.” (USHMM, February 21, 1944), Goudsmit RG10.228, United States Holocaust Memorial Museum Archives.&quot;},&quot;citationItems&quot;:[{&quot;id&quot;:5215,&quot;uris&quot;:[&quot;http://zotero.org/users/312/items/M9C8NAEP&quot;],&quot;uri&quot;:[&quot;http://zotero.org/users/312/items/M9C8NAEP&quot;],&quot;itemData&quot;:{&quot;id&quot;:5215,&quot;type&quot;:&quot;article&quot;,&quot;title&quot;:&quot;Häftlingseinsatz für Zwecke der Luftfahrtindustrie - Januar 1944. Charts signed by Pohl.&quot;,&quot;publisher&quot;:&quot;USHMM&quot;,&quot;archive&quot;:&quot;United States Holocaust Memorial Museum Archives&quot;,&quot;archive_location&quot;:&quot;Goudsmit RG10.228&quot;,&quot;abstract&quot;:&quot;Charts containing the number of planned and actual pirsoners used in various camps for the air plane industry during January 1944&quot;,&quot;call-number&quot;:&quot;ACC. 1995.A.300&quot;,&quot;language&quot;:&quot;German&quot;,&quot;author&quot;:[{&quot;family&quot;:&quot;Pohl&quot;,&quot;given&quot;:&quot;Oswald&quot;}],&quot;issued&quot;:{&quot;date-parts&quot;:[[&quot;1944&quot;,2,21]]}}}],&quot;schema&quot;:&quot;https://github.com/citation-style-language/schema/raw/master/csl-citation.json&quot;} RNDtUyMgrS3qx"/></text:p></text:note-body></text:note></text:span></text:p>
      <text:p text:style-name="P3"><text:span text:style-name="T8">The number of camps rose dramatically during 1944 to match the mounting demand for laborers. March of that year began with twenty main camps and one hundred sixty-five satellite camps, by the end of the year there were fewer main camps, but satellite camps grew to number over five hundred fifty, with over 714,000 inmates in the concentration camp system.</text:span><text:span text:style-name="T16"><text:note text:id="ftn78" text:note-class="footnote"><text:note-citation>78</text:note-citation><text:note-body><text:p text:style-name="P13"><text:span text:style-name="T17"><text:s/></text:span><text:reference-mark-start text:name="ZOTERO_ITEM CSL_CITATION {&quot;citationID&quot;:&quot;MFa57seO&quot;,&quot;properties&quot;:{&quot;formattedCitation&quot;:&quot;{\\rtf KZ-Gedenkst\\uc0\\u228{}tte Neuengamme, \\uc0\\u8220{}Das System der Konzentrationslager\\uc0\\u8221{} (KZ-Gedenkst\\uc0\\u228{}tte Neuengamme, 1995), 5 (412), KZ-Gedenkst\\uc0\\u228{}tte Neuengamme (Hamburg), accessed September 21, 2015, http://www.offenes-archiv.de/de/medium-ansicht?id=4879.}&quot;,&quot;plainCitation&quot;:&quot;KZ-Gedenkstätte Neuengamme, “Das System der Konzentrationslager” (KZ-Gedenkstätte Neuengamme, 1995), 5 (412), KZ-Gedenkstätte Neuengamme (Hamburg), accessed September 21, 2015, http://www.offenes-archiv.de/de/medium-ansicht?id=4879.&quot;},&quot;citationItems&quot;:[{&quot;id&quot;:4962,&quot;uris&quot;:[&quot;http://zotero.org/users/312/items/7UQ6AMD8&quot;],&quot;uri&quot;:[&quot;http://zotero.org/users/312/items/7UQ6AMD8&quot;],&quot;itemData&quot;:{&quot;id&quot;:4962,&quot;type&quot;:&quot;article&quot;,&quot;title&quot;:&quot;Das System der Konzentrationslager&quot;,&quot;publisher&quot;:&quot;KZ-Gedenkstätte Neuengamme&quot;,&quot;archive&quot;:&quot;KZ-Gedenkstätte Neuengamme (Hamburg)&quot;,&quot;abstract&quot;:&quot;Dieses Dokument enthält den Text einer Mappe der Ausstellung „Überlebenskämpfe“, die von 1995 bis 2005 in der KZ-Gedenkstätte Neuengamme zu sehen war. Die Mappe beschreibt das System der nationalsozialistischen Konzentrationslager und die Ziele, die mit der rücksichtslosen Ausbeutung der Arbeitskraft von KZ-Häftlingen erreicht werden sollten.&quot;,&quot;URL&quot;:&quot;http://www.offenes-archiv.de/de/medium-ansicht?id=4879&quot;,&quot;call-number&quot;:&quot;I1.1000&quot;,&quot;language&quot;:&quot;German&quot;,&quot;author&quot;:[{&quot;family&quot;:&quot;KZ-Gedenkstätte Neuengamme&quot;,&quot;given&quot;:&quot;&quot;}],&quot;issued&quot;:{&quot;date-parts&quot;:[[&quot;1995&quot;]]},&quot;accessed&quot;:{&quot;date-parts&quot;:[[&quot;2015&quot;,9,21]]}},&quot;locator&quot;:&quot;p. 5 (412)&quot;}],&quot;schema&quot;:&quot;https://github.com/citation-style-language/schema/raw/master/csl-citation.json&quot;} RNDj31SG2oQ15"/><text:span text:style-name="T22">KZ-Gedenkst</text:span><text:span text:style-name="T21">ätte Neuengamme, “Das System der Konzentrationslager” (KZ-Gedenkstätte Neuengamme, 1995), 5 (412), KZ-Gedenkstätte Neuengamme (Hamburg), accessed September 21, 2015, http://www.offenes-archiv.de/de/medium-ansicht?id=4879.</text:span><text:reference-mark-end text:name="ZOTERO_ITEM CSL_CITATION {&quot;citationID&quot;:&quot;MFa57seO&quot;,&quot;properties&quot;:{&quot;formattedCitation&quot;:&quot;{\\rtf KZ-Gedenkst\\uc0\\u228{}tte Neuengamme, \\uc0\\u8220{}Das System der Konzentrationslager\\uc0\\u8221{} (KZ-Gedenkst\\uc0\\u228{}tte Neuengamme, 1995), 5 (412), KZ-Gedenkst\\uc0\\u228{}tte Neuengamme (Hamburg), accessed September 21, 2015, http://www.offenes-archiv.de/de/medium-ansicht?id=4879.}&quot;,&quot;plainCitation&quot;:&quot;KZ-Gedenkstätte Neuengamme, “Das System der Konzentrationslager” (KZ-Gedenkstätte Neuengamme, 1995), 5 (412), KZ-Gedenkstätte Neuengamme (Hamburg), accessed September 21, 2015, http://www.offenes-archiv.de/de/medium-ansicht?id=4879.&quot;},&quot;citationItems&quot;:[{&quot;id&quot;:4962,&quot;uris&quot;:[&quot;http://zotero.org/users/312/items/7UQ6AMD8&quot;],&quot;uri&quot;:[&quot;http://zotero.org/users/312/items/7UQ6AMD8&quot;],&quot;itemData&quot;:{&quot;id&quot;:4962,&quot;type&quot;:&quot;article&quot;,&quot;title&quot;:&quot;Das System der Konzentrationslager&quot;,&quot;publisher&quot;:&quot;KZ-Gedenkstätte Neuengamme&quot;,&quot;archive&quot;:&quot;KZ-Gedenkstätte Neuengamme (Hamburg)&quot;,&quot;abstract&quot;:&quot;Dieses Dokument enthält den Text einer Mappe der Ausstellung „Überlebenskämpfe“, die von 1995 bis 2005 in der KZ-Gedenkstätte Neuengamme zu sehen war. Die Mappe beschreibt das System der nationalsozialistischen Konzentrationslager und die Ziele, die mit der rücksichtslosen Ausbeutung der Arbeitskraft von KZ-Häftlingen erreicht werden sollten.&quot;,&quot;URL&quot;:&quot;http://www.offenes-archiv.de/de/medium-ansicht?id=4879&quot;,&quot;call-number&quot;:&quot;I1.1000&quot;,&quot;language&quot;:&quot;German&quot;,&quot;author&quot;:[{&quot;family&quot;:&quot;KZ-Gedenkstätte Neuengamme&quot;,&quot;given&quot;:&quot;&quot;}],&quot;issued&quot;:{&quot;date-parts&quot;:[[&quot;1995&quot;]]},&quot;accessed&quot;:{&quot;date-parts&quot;:[[&quot;2015&quot;,9,21]]}},&quot;locator&quot;:&quot;p. 5 (412)&quot;}],&quot;schema&quot;:&quot;https://github.com/citation-style-language/schema/raw/master/csl-citation.json&quot;} RNDj31SG2oQ15"/><text:span text:style-name="T19">,@ </text:span><text:reference-mark-start text:name="ZOTERO_ITEM CSL_CITATION {&quot;citationID&quot;:&quot;V8e6r0ZQ&quot;,&quot;properties&quot;:{&quot;formattedCitation&quot;:&quot;{\\rtf Wachsmann, {\\i{}KL}, 446.}&quot;,&quot;plainCitation&quot;:&quot;Wachsmann, KL, 446.&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446&quot;}],&quot;schema&quot;:&quot;https://github.com/citation-style-language/schema/raw/master/csl-citation.json&quot;} RNDyLsDM36O8e"/><text:span text:style-name="T25">Wachsmann, </text:span><text:span text:style-name="T27">KL</text:span><text:span text:style-name="T24">, 446.</text:span><text:reference-mark-end text:name="ZOTERO_ITEM CSL_CITATION {&quot;citationID&quot;:&quot;V8e6r0ZQ&quot;,&quot;properties&quot;:{&quot;formattedCitation&quot;:&quot;{\\rtf Wachsmann, {\\i{}KL}, 446.}&quot;,&quot;plainCitation&quot;:&quot;Wachsmann, KL, 446.&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446&quot;}],&quot;schema&quot;:&quot;https://github.com/citation-style-language/schema/raw/master/csl-citation.json&quot;} RNDyLsDM36O8e"/></text:p></text:note-body></text:note></text:span><text:span text:style-name="T8"> </text:span><text:bookmark-start text:name="Rise_in_Satellite_camps_as_res"/><text:span text:style-name="T8">This</text:span><text:bookmark-end text:name="Rise_in_Satellite_camps_as_res"/><text:span text:style-name="T8"> shows a restructuring of the concentration camp system as the SS sought to fulfill their new role to disperse factories important to war production, but likewise disperse their new labor force to meet the demand for armaments production.</text:span></text:p>
      <text:p text:style-name="P3"><text:bookmark-start text:name="Number_of_forced_laborers"/><text:span text:style-name="T8">Numbers of</text:span><text:bookmark-end text:name="Number_of_forced_laborers"/><text:span text:style-name="T8"> forced and slave laborers during the war are staggering. Herbert reports that the Nazis used nine to ten million foreign civilian workers and prisoners of war in Germany at any given time, with a peak usage of 7.6 million during the summer of 1944.</text:span><text:span text:style-name="T16"><text:note text:id="ftn79" text:note-class="footnote"><text:note-citation>79</text:note-citation><text:note-body><text:p text:style-name="P13"><text:span text:style-name="T17"><text:s/></text:span><text:reference-mark-start text:name="ZOTERO_ITEM CSL_CITATION {&quot;citationID&quot;:&quot;XDs8UEMK&quot;,&quot;properties&quot;:{&quot;formattedCitation&quot;:&quot;{\\rtf Herbert, \\uc0\\u8220{}Forced Laborers in the Third Reich,\\uc0\\u8221{} 205.}&quot;,&quot;plainCitation&quot;:&quot;Herbert, “Forced Laborers in the Third Reich,” 205.&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5&quot;}],&quot;schema&quot;:&quot;https://github.com/citation-style-language/schema/raw/master/csl-citation.json&quot;} RNDLnC5vRQnna"/><text:span text:style-name="T22">Herbert, </text:span><text:span text:style-name="T21">“Forced Laborers in the Third Reich,” 205.</text:span><text:reference-mark-end text:name="ZOTERO_ITEM CSL_CITATION {&quot;citationID&quot;:&quot;XDs8UEMK&quot;,&quot;properties&quot;:{&quot;formattedCitation&quot;:&quot;{\\rtf Herbert, \\uc0\\u8220{}Forced Laborers in the Third Reich,\\uc0\\u8221{} 205.}&quot;,&quot;plainCitation&quot;:&quot;Herbert, “Forced Laborers in the Third Reich,” 205.&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5&quot;}],&quot;schema&quot;:&quot;https://github.com/citation-style-language/schema/raw/master/csl-citation.json&quot;} RNDLnC5vRQnna"/></text:p></text:note-body></text:note></text:span><text:span text:style-name="T8"> An accurate number of concentration camp inmates as laborers is impossible to calculate, but Herbert calculates that Germany used roughly 2.5 million between 1939 </text:span><text:soft-page-break/><text:span text:style-name="T8">and 1945, and of these, a conservative estimate of 836,000 to 995,000 of these people died. Others calculate the total number of foreign, forced and slave laborers in Germany at 13.5 million, which includes prisoners of war and civilians forced to work in public and private industry, as well as inmates from concentration camps.</text:span><text:span text:style-name="T16"><text:note text:id="ftn80" text:note-class="footnote"><text:note-citation>80</text:note-citation><text:note-body><text:p text:style-name="P13"><text:span text:style-name="T17"><text:s/></text:span><text:reference-mark-start text:name="ZOTERO_ITEM CSL_CITATION {&quot;citationID&quot;:&quot;mIeSQTcp&quot;,&quot;properties&quot;:{&quot;formattedCitation&quot;:&quot;{\\rtf Plato, Leh, and Thonfeld, {\\i{}Hitler\\uc0\\u8217{}s Slaves}, 3\\uc0\\u8211{}6.}&quot;,&quot;plainCitation&quot;:&quot;Plato, Leh, and Thonfeld, Hitler’s Slaves, 3–6.&quot;},&quot;citationItems&quot;:[{&quot;id&quot;:5170,&quot;uris&quot;:[&quot;http://zotero.org/users/312/items/CW9VTWBJ&quot;],&quot;uri&quot;:[&quot;http://zotero.org/users/312/items/CW9VTWBJ&quot;],&quot;itemData&quot;:{&quot;id&quot;:5170,&quot;type&quot;:&quot;book&quot;,&quot;title&quot;:&quot;Hitler's Slaves: Life Stories of Forced Labourers in Nazi-Occupied Europe&quot;,&quot;publisher&quot;:&quot;Berghahn Books&quot;,&quot;number-of-pages&quot;:&quot;568&quot;,&quot;source&quot;:&quot;Google Books&quot;,&quot;abstract&quot;:&quot;During World War II at least 13.5 million people were employed as forced labourers in Germany and across the territories occupied by the German Reich. Most came from Russia, Ukraine, Belarus, Moldavia, the Baltic countries, France, Poland and Italy. Among them were 8.4 million civilians working for private companies and public agencies in industry, administration and agriculture. In addition, there were 4.6 million prisoners of war and 1.7 million concentration camp prisoners who were either subjected to forced labour in concentration or similar camps or were 'rented out' or sold by the SS. While there are numerous publications on forced labour in National Socialist Germany during World War II, this publication combines a historical account of events with the biographies and memories of former forced labourers from twenty-seven countries, offering a comparative international perspective.&quot;,&quot;ISBN&quot;:&quot;978-1-84545-990-1&quot;,&quot;shortTitle&quot;:&quot;Hitler's Slaves&quot;,&quot;language&quot;:&quot;en&quot;,&quot;author&quot;:[{&quot;family&quot;:&quot;Plato&quot;,&quot;given&quot;:&quot;Alexander&quot;,&quot;dropping-particle&quot;:&quot;von&quot;},{&quot;family&quot;:&quot;Leh&quot;,&quot;given&quot;:&quot;Almut&quot;},{&quot;family&quot;:&quot;Thonfeld&quot;,&quot;given&quot;:&quot;Christoph&quot;}],&quot;issued&quot;:{&quot;date-parts&quot;:[[&quot;2010&quot;,10,15]]}},&quot;locator&quot;:&quot;p. 3-6&quot;}],&quot;schema&quot;:&quot;https://github.com/citation-style-language/schema/raw/master/csl-citation.json&quot;} RNDws0Kd52Dfe"/><text:span text:style-name="T26">Plato, Leh, and Thonfeld, </text:span><text:span text:style-name="T27">Hitler’s Slaves</text:span><text:span text:style-name="T24">, 3–6.</text:span><text:reference-mark-end text:name="ZOTERO_ITEM CSL_CITATION {&quot;citationID&quot;:&quot;mIeSQTcp&quot;,&quot;properties&quot;:{&quot;formattedCitation&quot;:&quot;{\\rtf Plato, Leh, and Thonfeld, {\\i{}Hitler\\uc0\\u8217{}s Slaves}, 3\\uc0\\u8211{}6.}&quot;,&quot;plainCitation&quot;:&quot;Plato, Leh, and Thonfeld, Hitler’s Slaves, 3–6.&quot;},&quot;citationItems&quot;:[{&quot;id&quot;:5170,&quot;uris&quot;:[&quot;http://zotero.org/users/312/items/CW9VTWBJ&quot;],&quot;uri&quot;:[&quot;http://zotero.org/users/312/items/CW9VTWBJ&quot;],&quot;itemData&quot;:{&quot;id&quot;:5170,&quot;type&quot;:&quot;book&quot;,&quot;title&quot;:&quot;Hitler's Slaves: Life Stories of Forced Labourers in Nazi-Occupied Europe&quot;,&quot;publisher&quot;:&quot;Berghahn Books&quot;,&quot;number-of-pages&quot;:&quot;568&quot;,&quot;source&quot;:&quot;Google Books&quot;,&quot;abstract&quot;:&quot;During World War II at least 13.5 million people were employed as forced labourers in Germany and across the territories occupied by the German Reich. Most came from Russia, Ukraine, Belarus, Moldavia, the Baltic countries, France, Poland and Italy. Among them were 8.4 million civilians working for private companies and public agencies in industry, administration and agriculture. In addition, there were 4.6 million prisoners of war and 1.7 million concentration camp prisoners who were either subjected to forced labour in concentration or similar camps or were 'rented out' or sold by the SS. While there are numerous publications on forced labour in National Socialist Germany during World War II, this publication combines a historical account of events with the biographies and memories of former forced labourers from twenty-seven countries, offering a comparative international perspective.&quot;,&quot;ISBN&quot;:&quot;978-1-84545-990-1&quot;,&quot;shortTitle&quot;:&quot;Hitler's Slaves&quot;,&quot;language&quot;:&quot;en&quot;,&quot;author&quot;:[{&quot;family&quot;:&quot;Plato&quot;,&quot;given&quot;:&quot;Alexander&quot;,&quot;dropping-particle&quot;:&quot;von&quot;},{&quot;family&quot;:&quot;Leh&quot;,&quot;given&quot;:&quot;Almut&quot;},{&quot;family&quot;:&quot;Thonfeld&quot;,&quot;given&quot;:&quot;Christoph&quot;}],&quot;issued&quot;:{&quot;date-parts&quot;:[[&quot;2010&quot;,10,15]]}},&quot;locator&quot;:&quot;p. 3-6&quot;}],&quot;schema&quot;:&quot;https://github.com/citation-style-language/schema/raw/master/csl-citation.json&quot;} RNDws0Kd52Dfe"/></text:p></text:note-body></text:note></text:span></text:p>
      <text:p text:style-name="P4"><text:bookmark-start text:name="Section_Conclusion"/><text:span text:style-name="T8">Changes</text:span><text:bookmark-end text:name="Section_Conclusion"/><text:span text:style-name="T8"> in concentration camps were directly influenced by the number of laborers available for German war production, and changes in Nazi policy. When German laborers were plentiful, as they were before 1938, the number of inmates in camps were low. As Germany engaged in a long-term war, German laborers became scarce and the Nazi government filled the shortage with foreign, forced and slave laborers. Himmler’s economical goals also shaped the role of the concentration camps. Originally conceived to house political, asocial and criminal German citizens until re-educated, concentration camps became centers for holding and exterminating Jews. To meet increased shortages in labor, concentration camps also became labor rental centers. Himmler set up satellite camps to meet local demand and supplied labor to special building projects, such as the underground relocation of Allied targeted factories. These changes in purpose for concentration camps and the use of labor types came not from an underlying principle or ideological standpoint, but were reactionary changes to losses on the battlefield and the demand for labor to keep up armaments production. Porta Westfalica existed as an example of the new policy of protecting vital armaments and fuel factories and supplying the needed labor with inmates from locally constructed concentration camps.</text:span></text:p>
      <text:p text:style-name="P18"><text:bookmark-start text:name="H1_Conclusion"/><text:soft-page-break/>Conclusion<text:bookmark-end text:name="H1_Conclusion"/></text:p>
      <text:p text:style-name="P3"><text:bookmark-start text:name="Summary_Forced_labor_as_means_"/><text:span text:style-name="T8">Himmler’s</text:span><text:bookmark-end text:name="Summary_Forced_labor_as_means_"/><text:span text:style-name="T8"> desire for a pure Aryan German Reich influenced the course of the SS. Business ventures were attempts at keeping the Waffen-SS self-sustained and separate from the German Wehrmacht. Himmler used modern management techniques and employed SS officers with academic degrees to entice Germans from the upper classes into the SS. Appealing to the upper-classes built the SS reputation as an elite organization founded upon the principles and ideology of Nazi racial classification. The SS was to be the example in business, military and society. Control of the concentration camps was part and parcel with the SS ideology of the economy functioning on a racial structure. The SS, as pure Aryan and highest race, were at the top of the economic hierarchy. They were the overseers, the leaders. Those of other nations and races were the workers. Jews were on the lowest level, and were not much more than machinery. Like disposable batteries, the SS used and discarded inmates when they were out of energy. Business enterprises and control of the concentration camps were merely the current implementation of Himmler’s desire to put racial economic ideology into practice.</text:span></text:p>
      <text:p text:style-name="P17">Himmler made constant changes to the implementation of his ideology due to practical, unalterable circumstances. Defeat in Soviet Russia meant a shift in building focus from cultural expansion to armaments production. Loss of Soviet POWs meant using more foreign workers. In order to maintain control of the labor supply, and thereby some foot hold in the economy, Himmler positioned the Jews as a viable labor source, rather than exterminating them outright.</text:p>
      <text:p text:style-name="P4"><text:bookmark-start text:name="PW_as_example_of_labor_force_e"/><text:soft-page-break/><text:span text:style-name="T8">In</text:span><text:bookmark-end text:name="PW_as_example_of_labor_force_e"/><text:span text:style-name="T8"> the end the Himmler and the SS learned to control armaments production, the largest section of the German economy during the war, by controlling the labor force. This enabled them to position SS officers as project managers and officials in charge of armaments projects. They effectively controlled the resources, the labor and the management of Germany’s armaments production. Himmler and the SS found economic security, if not self-sufficiency, despite seemingly diametrically opposed priorities; production from inmate labor, and extermination through lab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TimesNewRomanPSMT" svg:font-family="TimesNewRomanPSMT" style:font-family-generic="roman"/>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NewRomanPSMT" fo:font-size="10pt" fo:language="en" fo:country="US" style:font-name-asian="TimesNewRomanPSMT" style:font-size-asian="10pt" style:language-asian="en" style:country-asian="US" style:font-name-complex="TimesNewRomanPSMT" style:font-size-complex="10pt" style:language-complex="en" style:country-complex="US"/>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TimesNewRomanPSMT" fo:font-size="10pt" fo:language="en" fo:country="US" style:font-name-asian="TimesNewRomanPSMT" style:font-size-asian="10pt" style:language-asian="en" style:country-asian="US" style:font-name-complex="TimesNewRomanPSMT" style:font-size-complex="10pt" style:language-complex="en" style:country-complex="US"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orphans="2" fo:widows="2" style:text-autospace="none"/>
      <style:text-properties fo:font-size="10pt" style:font-size-asian="10pt" style:font-size-complex="10pt"/>
    </style:style>
    <style:style style:name="Footnote" style:family="paragraph" style:class="extra">
      <style:paragraph-properties style:text-autospace="none"/>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Normal" style:master-page-name="Standard">
      <style:paragraph-properties fo:text-align="center" style:justify-single-word="false" style:page-number="auto"/>
      <style:text-properties style:font-name="TimesNewRomanPSMT" fo:font-size="12pt" style:font-name-asian="TimesNewRomanPSMT" style:font-size-asian="12pt" style:font-name-complex="TimesNewRomanPSMT" style:font-size-complex="12pt"/>
    </style:style>
    <style:page-layout style:name="Mpm1">
      <style:page-layout-properties fo:page-width="8.5in" fo:page-height="11in" style:num-format="1" style:print-orientation="portrait" fo:margin-top="1.25in" fo:margin-bottom="1.25in" fo:margin-left="1.5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in" style:dynamic-spacing="true"/>
      </style:footer-style>
    </style:page-layout>
  </office:automatic-styles>
  <office:master-styles>
    <style:master-page style:name="Standard" style:page-layout-name="Mpm1">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MacOSX_X86_64 LibreOffice_project/37b43f919e4de5eeaca9b9755ed688758a8251fe</meta:generator>
    <dc:title>Nazi Tunnels: Underground Factories and Forced Labor Camps at Porta Westfalica</dc:title>
    <meta:initial-creator>Ammon Shepherd</meta:initial-creator>
    <meta:creation-date>2016-08-10T11:54:01</meta:creation-date>
    <dc:creator>Ammon Shepherd</dc:creator>
    <dc:date>2016-08-10T12:00:04.612365000</dc:date>
    <meta:editing-cycles>1</meta:editing-cycles>
    <meta:editing-duration>PT4M20S</meta:editing-duration>
    <meta:document-statistic meta:table-count="1" meta:image-count="0" meta:object-count="0" meta:page-count="39" meta:paragraph-count="212" meta:word-count="10572" meta:character-count="68155" meta:non-whitespace-character-count="57727"/>
    <meta:user-defined meta:name="ZOTERO_PREF_1">&lt;data data-version="3" zotero-version="4.0.29.5"&gt;&lt;session id="cAcxEYTL"/&gt;&lt;style id="http://www.zotero.org/styles/turabian-fullnote-bibliography" hasBibliography="1" bibliographyStyleHasBeenSet="0"/&gt;&lt;prefs&gt;&lt;pref name="fieldType" value="ReferenceMark"/&gt;&lt;pre</meta:user-defined>
    <meta:user-defined meta:name="ZOTERO_PREF_2">f name="storeReferences" value="true"/&gt;&lt;pref name="automaticJournalAbbreviations" value="true"/&gt;&lt;pref name="noteType" value="1"/&gt;&lt;/prefs&gt;&lt;/data&gt;</meta:user-defined>
  </office:meta>
</office:document-meta>
</file>